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161in"/>
    </style:style>
    <style:style style:name="co3" style:family="table-column">
      <style:table-column-properties fo:break-before="auto" style:column-width="4.1165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4.0236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3.702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7583in"/>
    </style:style>
    <style:style style:name="co11" style:family="table-column">
      <style:table-column-properties fo:break-before="auto" style:column-width="1.172in"/>
    </style:style>
    <style:style style:name="co12" style:family="table-column">
      <style:table-column-properties fo:break-before="auto" style:column-width="1.272in"/>
    </style:style>
    <style:style style:name="co13" style:family="table-column">
      <style:table-column-properties fo:break-before="auto" style:column-width="4.1028in"/>
    </style:style>
    <style:style style:name="co14" style:family="table-column">
      <style:table-column-properties fo:break-before="auto" style:column-width="3.3453in"/>
    </style:style>
    <style:style style:name="co15" style:family="table-column">
      <style:table-column-properties fo:break-before="auto" style:column-width="3.1307in"/>
    </style:style>
    <style:style style:name="co16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"/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33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ff3300" fo:border="non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x86_origin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default-cell-style-name="ce2"/>
        <table:table-column table:style-name="co5" table:default-cell-style-name="Default"/>
        <table:table-column table:style-name="co6" table:default-cell-style-name="ce3"/>
        <table:table-column table:style-name="co1" table:default-cell-style-name="ce3"/>
        <table:table-column table:style-name="co1" table:default-cell-style-name="ce2"/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x86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M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x86 no read/write</text:p>
          </table:table-cell>
          <table:table-cell/>
          <table:table-cell office:value-type="string" calcext:value-type="string">
            <text:p>ratio NO RW/RW</text:p>
          </table:table-cell>
          <table:table-cell/>
          <table:table-cell table:style-name="Default" table:formula="of:=SUM([.F7:.F92])" office:value-type="float" office:value="118487062221.332" calcext:value-type="float">
            <text:p>118487062221.332</text:p>
          </table:table-cell>
          <table:table-cell table:style-name="Default" table:formula="of:=[.F5]/1000000000" office:value-type="float" office:value="118.487062221332" calcext:value-type="float">
            <text:p>118.4870622213</text:p>
          </table:table-cell>
          <table:table-cell table:style-name="Default"/>
          <table:table-cell/>
          <table:table-cell table:style-name="Default" table:formula="of:=SUM([.J7:.J92])" office:value-type="float" office:value="1627383497968.36" calcext:value-type="float">
            <text:p>1627383497968.36</text:p>
          </table:table-cell>
          <table:table-cell table:style-name="Default" table:formula="of:=[.J5]/1000000000" office:value-type="float" office:value="1627.38349796836" calcext:value-type="float">
            <text:p>1627.3834979684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office:value-type="string" calcext:value-type="string">
            <text:p>in picoseconds</text:p>
          </table:table-cell>
          <table:table-cell table:style-name="Default" office:value-type="string" calcext:value-type="string">
            <text:p>in ms</text:p>
          </table:table-cell>
          <table:table-cell table:style-name="Default"/>
          <table:table-cell/>
          <table:table-cell table:style-name="Default" office:value-type="string" calcext:value-type="string">
            <text:p>in picoseconds</text:p>
          </table:table-cell>
          <table:table-cell table:style-name="Default" office:value-type="string" calcext:value-type="string">
            <text:p>in m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Cost_Parallel_Work_Broadcast5_22_end_back_337500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4_end_back_337500_0</text:p>
          </table:table-cell>
          <table:table-cell office:value-type="float" office:value="0" calcext:value-type="float">
            <text:p>0</text:p>
          </table:table-cell>
          <table:table-cell table:formula="of:=[.F7]/1000000000" office:value-type="float" office:value="0" calcext:value-type="float">
            <text:p>0</text:p>
          </table:table-cell>
          <table:table-cell table:formula="of:=[.F7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4_end_back_337500_0</text:p>
          </table:table-cell>
          <table:table-cell office:value-type="float" office:value="0" calcext:value-type="float">
            <text:p>0</text:p>
          </table:table-cell>
          <table:table-cell table:formula="of:=[.J7]/1000000000" office:value-type="float" office:value="0" calcext:value-type="float">
            <text:p>0</text:p>
          </table:table-cell>
          <table:table-cell table:formula="of:=[.J7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_end_back_337500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disparitySelect_29_end_backBestCost</text:p>
          </table:table-cell>
          <table:table-cell office:value-type="float" office:value="0" calcext:value-type="float">
            <text:p>0</text:p>
          </table:table-cell>
          <table:table-cell table:formula="of:=[.F8]/1000000000" office:value-type="float" office:value="0" calcext:value-type="float">
            <text:p>0</text:p>
          </table:table-cell>
          <table:table-cell table:formula="of:=[.F8]/[.$F$5]*100" office:value-type="float" office:value="0" calcext:value-type="float">
            <text:p>0.00</text:p>
          </table:table-cell>
          <table:table-cell office:value-type="string" calcext:value-type="string">
            <text:p>Cost_Parallel_Work_disparitySelect_29_end_backBestCost</text:p>
          </table:table-cell>
          <table:table-cell office:value-type="float" office:value="0" calcext:value-type="float">
            <text:p>0</text:p>
          </table:table-cell>
          <table:table-cell table:formula="of:=[.J8]/1000000000" office:value-type="float" office:value="0" calcext:value-type="float">
            <text:p>0</text:p>
          </table:table-cell>
          <table:table-cell table:formula="of:=[.J8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_end_back_337500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9_end_back_337500_0</text:p>
          </table:table-cell>
          <table:table-cell office:value-type="float" office:value="0" calcext:value-type="float">
            <text:p>0</text:p>
          </table:table-cell>
          <table:table-cell table:formula="of:=[.F9]/1000000000" office:value-type="float" office:value="0" calcext:value-type="float">
            <text:p>0</text:p>
          </table:table-cell>
          <table:table-cell table:formula="of:=[.F9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9_end_back_337500_0</text:p>
          </table:table-cell>
          <table:table-cell office:value-type="float" office:value="0" calcext:value-type="float">
            <text:p>0</text:p>
          </table:table-cell>
          <table:table-cell table:formula="of:=[.J9]/1000000000" office:value-type="float" office:value="0" calcext:value-type="float">
            <text:p>0</text:p>
          </table:table-cell>
          <table:table-cell table:formula="of:=[.J9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_end_back_337500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3_end_back_337500_0</text:p>
          </table:table-cell>
          <table:table-cell office:value-type="float" office:value="0" calcext:value-type="float">
            <text:p>0</text:p>
          </table:table-cell>
          <table:table-cell table:formula="of:=[.F10]/1000000000" office:value-type="float" office:value="0" calcext:value-type="float">
            <text:p>0</text:p>
          </table:table-cell>
          <table:table-cell table:formula="of:=[.F10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3_end_back_337500_0</text:p>
          </table:table-cell>
          <table:table-cell office:value-type="float" office:value="0" calcext:value-type="float">
            <text:p>0</text:p>
          </table:table-cell>
          <table:table-cell table:formula="of:=[.J10]/1000000000" office:value-type="float" office:value="0" calcext:value-type="float">
            <text:p>0</text:p>
          </table:table-cell>
          <table:table-cell table:formula="of:=[.J10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_end_back_337500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  <table:table-cell table:formula="of:=[.F11]/1000000000" office:value-type="float" office:value="0" calcext:value-type="float">
            <text:p>0</text:p>
          </table:table-cell>
          <table:table-cell table:formula="of:=[.F11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  <table:table-cell table:formula="of:=[.J11]/1000000000" office:value-type="float" office:value="0" calcext:value-type="float">
            <text:p>0</text:p>
          </table:table-cell>
          <table:table-cell table:formula="of:=[.J11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_end_back_337500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  <table:table-cell table:formula="of:=[.F12]/1000000000" office:value-type="float" office:value="0" calcext:value-type="float">
            <text:p>0</text:p>
          </table:table-cell>
          <table:table-cell table:formula="of:=[.F12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  <table:table-cell table:formula="of:=[.J12]/1000000000" office:value-type="float" office:value="0" calcext:value-type="float">
            <text:p>0</text:p>
          </table:table-cell>
          <table:table-cell table:formula="of:=[.J12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_end_out1_168750_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9_end_out1_168750_0</text:p>
          </table:table-cell>
          <table:table-cell office:value-type="float" office:value="0" calcext:value-type="float">
            <text:p>0</text:p>
          </table:table-cell>
          <table:table-cell table:formula="of:=[.F13]/1000000000" office:value-type="float" office:value="0" calcext:value-type="float">
            <text:p>0</text:p>
          </table:table-cell>
          <table:table-cell table:formula="of:=[.F13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9_end_out1_168750_0</text:p>
          </table:table-cell>
          <table:table-cell office:value-type="float" office:value="0" calcext:value-type="float">
            <text:p>0</text:p>
          </table:table-cell>
          <table:table-cell table:formula="of:=[.J13]/1000000000" office:value-type="float" office:value="0" calcext:value-type="float">
            <text:p>0</text:p>
          </table:table-cell>
          <table:table-cell table:formula="of:=[.J13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  <table:table-cell table:formula="of:=[.F14]/1000000000" office:value-type="float" office:value="0" calcext:value-type="float">
            <text:p>0</text:p>
          </table:table-cell>
          <table:table-cell table:formula="of:=[.F14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  <table:table-cell table:formula="of:=[.J14]/1000000000" office:value-type="float" office:value="0" calcext:value-type="float">
            <text:p>0</text:p>
          </table:table-cell>
          <table:table-cell table:formula="of:=[.J14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2_end_back_337500_0</text:p>
          </table:table-cell>
          <table:table-cell office:value-type="float" office:value="0" calcext:value-type="float">
            <text:p>0</text:p>
          </table:table-cell>
          <table:table-cell table:formula="of:=[.F15]/1000000000" office:value-type="float" office:value="0" calcext:value-type="float">
            <text:p>0</text:p>
          </table:table-cell>
          <table:table-cell table:formula="of:=[.F15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2_end_back_337500_0</text:p>
          </table:table-cell>
          <table:table-cell office:value-type="float" office:value="0" calcext:value-type="float">
            <text:p>0</text:p>
          </table:table-cell>
          <table:table-cell table:formula="of:=[.J15]/1000000000" office:value-type="float" office:value="0" calcext:value-type="float">
            <text:p>0</text:p>
          </table:table-cell>
          <table:table-cell table:formula="of:=[.J15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8_end_back_337500_0</text:p>
          </table:table-cell>
          <table:table-cell office:value-type="float" office:value="0" calcext:value-type="float">
            <text:p>0</text:p>
          </table:table-cell>
          <table:table-cell table:formula="of:=[.F16]/1000000000" office:value-type="float" office:value="0" calcext:value-type="float">
            <text:p>0</text:p>
          </table:table-cell>
          <table:table-cell table:formula="of:=[.F16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8_end_back_337500_0</text:p>
          </table:table-cell>
          <table:table-cell office:value-type="float" office:value="0" calcext:value-type="float">
            <text:p>0</text:p>
          </table:table-cell>
          <table:table-cell table:formula="of:=[.J16]/1000000000" office:value-type="float" office:value="0" calcext:value-type="float">
            <text:p>0</text:p>
          </table:table-cell>
          <table:table-cell table:formula="of:=[.J16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  <table:table-cell table:formula="of:=[.F17]/1000000000" office:value-type="float" office:value="0" calcext:value-type="float">
            <text:p>0</text:p>
          </table:table-cell>
          <table:table-cell table:formula="of:=[.F17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  <table:table-cell table:formula="of:=[.J17]/1000000000" office:value-type="float" office:value="0" calcext:value-type="float">
            <text:p>0</text:p>
          </table:table-cell>
          <table:table-cell table:formula="of:=[.J17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7_end_back_337500_0</text:p>
          </table:table-cell>
          <table:table-cell office:value-type="float" office:value="0" calcext:value-type="float">
            <text:p>0</text:p>
          </table:table-cell>
          <table:table-cell table:formula="of:=[.F18]/1000000000" office:value-type="float" office:value="0" calcext:value-type="float">
            <text:p>0</text:p>
          </table:table-cell>
          <table:table-cell table:formula="of:=[.F18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7_end_back_337500_0</text:p>
          </table:table-cell>
          <table:table-cell office:value-type="float" office:value="0" calcext:value-type="float">
            <text:p>0</text:p>
          </table:table-cell>
          <table:table-cell table:formula="of:=[.J18]/1000000000" office:value-type="float" office:value="0" calcext:value-type="float">
            <text:p>0</text:p>
          </table:table-cell>
          <table:table-cell table:formula="of:=[.J18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6_end_back_337500_0</text:p>
          </table:table-cell>
          <table:table-cell office:value-type="float" office:value="0" calcext:value-type="float">
            <text:p>0</text:p>
          </table:table-cell>
          <table:table-cell table:formula="of:=[.F19]/1000000000" office:value-type="float" office:value="0" calcext:value-type="float">
            <text:p>0</text:p>
          </table:table-cell>
          <table:table-cell table:formula="of:=[.F19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6_end_back_337500_0</text:p>
          </table:table-cell>
          <table:table-cell office:value-type="float" office:value="0" calcext:value-type="float">
            <text:p>0</text:p>
          </table:table-cell>
          <table:table-cell table:formula="of:=[.J19]/1000000000" office:value-type="float" office:value="0" calcext:value-type="float">
            <text:p>0</text:p>
          </table:table-cell>
          <table:table-cell table:formula="of:=[.J19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  <table:table-cell table:formula="of:=[.F20]/1000000000" office:value-type="float" office:value="0" calcext:value-type="float">
            <text:p>0</text:p>
          </table:table-cell>
          <table:table-cell table:formula="of:=[.F20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  <table:table-cell table:formula="of:=[.J20]/1000000000" office:value-type="float" office:value="0" calcext:value-type="float">
            <text:p>0</text:p>
          </table:table-cell>
          <table:table-cell table:formula="of:=[.J20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  <table:table-cell table:formula="of:=[.F21]/1000000000" office:value-type="float" office:value="0" calcext:value-type="float">
            <text:p>0</text:p>
          </table:table-cell>
          <table:table-cell table:formula="of:=[.F21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  <table:table-cell table:formula="of:=[.J21]/1000000000" office:value-type="float" office:value="0" calcext:value-type="float">
            <text:p>0</text:p>
          </table:table-cell>
          <table:table-cell table:formula="of:=[.J21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0_init_back</text:p>
          </table:table-cell>
          <table:table-cell office:value-type="float" office:value="0" calcext:value-type="float">
            <text:p>0</text:p>
          </table:table-cell>
          <table:table-cell table:formula="of:=[.F22]/1000000000" office:value-type="float" office:value="0" calcext:value-type="float">
            <text:p>0</text:p>
          </table:table-cell>
          <table:table-cell table:formula="of:=[.F22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0_init_back</text:p>
          </table:table-cell>
          <table:table-cell office:value-type="float" office:value="0" calcext:value-type="float">
            <text:p>0</text:p>
          </table:table-cell>
          <table:table-cell table:formula="of:=[.J22]/1000000000" office:value-type="float" office:value="0" calcext:value-type="float">
            <text:p>0</text:p>
          </table:table-cell>
          <table:table-cell table:formula="of:=[.J22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CostConstruction_3_init_back</text:p>
          </table:table-cell>
          <table:table-cell office:value-type="float" office:value="0" calcext:value-type="float">
            <text:p>0</text:p>
          </table:table-cell>
          <table:table-cell table:formula="of:=[.F23]/1000000000" office:value-type="float" office:value="0" calcext:value-type="float">
            <text:p>0</text:p>
          </table:table-cell>
          <table:table-cell table:formula="of:=[.F23]/[.$F$5]*100" office:value-type="float" office:value="0" calcext:value-type="float">
            <text:p>0.00</text:p>
          </table:table-cell>
          <table:table-cell office:value-type="string" calcext:value-type="string">
            <text:p>Cost_Parallel_Work_CostConstruction_3_init_back</text:p>
          </table:table-cell>
          <table:table-cell office:value-type="float" office:value="0" calcext:value-type="float">
            <text:p>0</text:p>
          </table:table-cell>
          <table:table-cell table:formula="of:=[.J23]/1000000000" office:value-type="float" office:value="0" calcext:value-type="float">
            <text:p>0</text:p>
          </table:table-cell>
          <table:table-cell table:formula="of:=[.J23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disparitySelect_0_init_bestCostFeed</text:p>
          </table:table-cell>
          <table:table-cell office:value-type="float" office:value="0" calcext:value-type="float">
            <text:p>0</text:p>
          </table:table-cell>
          <table:table-cell table:formula="of:=[.F24]/1000000000" office:value-type="float" office:value="0" calcext:value-type="float">
            <text:p>0</text:p>
          </table:table-cell>
          <table:table-cell table:formula="of:=[.F24]/[.$F$5]*100" office:value-type="float" office:value="0" calcext:value-type="float">
            <text:p>0.00</text:p>
          </table:table-cell>
          <table:table-cell office:value-type="string" calcext:value-type="string">
            <text:p>Cost_Parallel_Work_disparitySelect_0_init_bestCostFeed</text:p>
          </table:table-cell>
          <table:table-cell office:value-type="float" office:value="0" calcext:value-type="float">
            <text:p>0</text:p>
          </table:table-cell>
          <table:table-cell table:formula="of:=[.J24]/1000000000" office:value-type="float" office:value="0" calcext:value-type="float">
            <text:p>0</text:p>
          </table:table-cell>
          <table:table-cell table:formula="of:=[.J24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5_end_back_337500_0</text:p>
          </table:table-cell>
          <table:table-cell office:value-type="float" office:value="0" calcext:value-type="float">
            <text:p>0</text:p>
          </table:table-cell>
          <table:table-cell table:formula="of:=[.F25]/1000000000" office:value-type="float" office:value="0" calcext:value-type="float">
            <text:p>0</text:p>
          </table:table-cell>
          <table:table-cell table:formula="of:=[.F25]/[.$F$5]*100" office:value-type="float" office:value="0" calcext:value-type="float">
            <text:p>0.00</text:p>
          </table:table-cell>
          <table:table-cell office:value-type="string" calcext:value-type="string">
            <text:p>Cost_Parallel_Work_Broadcast5_25_end_back_337500_0</text:p>
          </table:table-cell>
          <table:table-cell office:value-type="float" office:value="0" calcext:value-type="float">
            <text:p>0</text:p>
          </table:table-cell>
          <table:table-cell table:formula="of:=[.J25]/1000000000" office:value-type="float" office:value="0" calcext:value-type="float">
            <text:p>0</text:p>
          </table:table-cell>
          <table:table-cell table:formula="of:=[.J25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disparitySelect_0_init_currentResult</text:p>
          </table:table-cell>
          <table:table-cell office:value-type="float" office:value="0" calcext:value-type="float">
            <text:p>0</text:p>
          </table:table-cell>
          <table:table-cell table:formula="of:=[.F26]/1000000000" office:value-type="float" office:value="0" calcext:value-type="float">
            <text:p>0</text:p>
          </table:table-cell>
          <table:table-cell table:formula="of:=[.F26]/[.$F$5]*100" office:value-type="float" office:value="0" calcext:value-type="float">
            <text:p>0.00</text:p>
          </table:table-cell>
          <table:table-cell office:value-type="string" calcext:value-type="string">
            <text:p>Cost_Parallel_Work_disparitySelect_0_init_currentResult</text:p>
          </table:table-cell>
          <table:table-cell office:value-type="float" office:value="0" calcext:value-type="float">
            <text:p>0</text:p>
          </table:table-cell>
          <table:table-cell table:formula="of:=[.J26]/1000000000" office:value-type="float" office:value="0" calcext:value-type="float">
            <text:p>0</text:p>
          </table:table-cell>
          <table:table-cell table:formula="of:=[.J26]/[.$J$5]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29_end_backBestC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setGen</text:p>
          </table:table-cell>
          <table:table-cell office:value-type="float" office:value="252252.252252252" calcext:value-type="float">
            <text:p>252,252</text:p>
          </table:table-cell>
          <table:table-cell table:formula="of:=[.F27]/1000000000" office:value-type="float" office:value="0.000252252252252252" calcext:value-type="float">
            <text:p>0</text:p>
          </table:table-cell>
          <table:table-cell table:formula="of:=[.F27]/[.$F$5]*100" office:value-type="float" office:value="0.000212894342659158" calcext:value-type="float">
            <text:p>0.00</text:p>
          </table:table-cell>
          <table:table-cell office:value-type="string" calcext:value-type="string">
            <text:p>offsetGen</text:p>
          </table:table-cell>
          <table:table-cell office:value-type="float" office:value="5666666.66666667" calcext:value-type="float">
            <text:p>5666667</text:p>
          </table:table-cell>
          <table:table-cell table:formula="of:=[.J27]/1000000000" office:value-type="float" office:value="0.00566666666666667" calcext:value-type="float">
            <text:p>0</text:p>
          </table:table-cell>
          <table:table-cell table:formula="of:=[.J27]/[.$J$5]*100" office:value-type="float" office:value="0.000348207209532418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playLum</text:p>
          </table:table-cell>
          <table:table-cell office:value-type="float" office:value="308308.308308308" calcext:value-type="float">
            <text:p>308,308</text:p>
          </table:table-cell>
          <table:table-cell table:formula="of:=[.F28]/1000000000" office:value-type="float" office:value="0.000308308308308308" calcext:value-type="float">
            <text:p>0</text:p>
          </table:table-cell>
          <table:table-cell table:formula="of:=[.F28]/[.$F$5]*100" office:value-type="float" office:value="0.000260204196583416" calcext:value-type="float">
            <text:p>0.00</text:p>
          </table:table-cell>
          <table:table-cell office:value-type="string" calcext:value-type="string">
            <text:p>disparityGen</text:p>
          </table:table-cell>
          <table:table-cell office:value-type="float" office:value="6000000" calcext:value-type="float">
            <text:p>6000000</text:p>
          </table:table-cell>
          <table:table-cell table:formula="of:=[.J28]/1000000000" office:value-type="float" office:value="0.006" calcext:value-type="float">
            <text:p>0</text:p>
          </table:table-cell>
          <table:table-cell table:formula="of:=[.J28]/[.$J$5]*100" office:value-type="float" office:value="0.000368689986563737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parityGen</text:p>
          </table:table-cell>
          <table:table-cell office:value-type="float" office:value="355355.355355355" calcext:value-type="float">
            <text:p>355,355</text:p>
          </table:table-cell>
          <table:table-cell table:formula="of:=[.F29]/1000000000" office:value-type="float" office:value="0.000355355355355355" calcext:value-type="float">
            <text:p>0</text:p>
          </table:table-cell>
          <table:table-cell table:formula="of:=[.F29]/[.$F$5]*100" office:value-type="float" office:value="0.000299910681126989" calcext:value-type="float">
            <text:p>0.00</text:p>
          </table:table-cell>
          <table:table-cell office:value-type="string" calcext:value-type="string">
            <text:p>displayLum</text:p>
          </table:table-cell>
          <table:table-cell office:value-type="float" office:value="6666666.66666667" calcext:value-type="float">
            <text:p>6666667</text:p>
          </table:table-cell>
          <table:table-cell table:formula="of:=[.J29]/1000000000" office:value-type="float" office:value="0.00666666666666667" calcext:value-type="float">
            <text:p>0</text:p>
          </table:table-cell>
          <table:table-cell table:formula="of:=[.J29]/[.$J$5]*100" office:value-type="float" office:value="0.000409655540626375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isparitySelec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playRGB</text:p>
          </table:table-cell>
          <table:table-cell office:value-type="float" office:value="401401.401401401" calcext:value-type="float">
            <text:p>401,401</text:p>
          </table:table-cell>
          <table:table-cell table:formula="of:=[.F30]/1000000000" office:value-type="float" office:value="0.000401401401401401" calcext:value-type="float">
            <text:p>0</text:p>
          </table:table-cell>
          <table:table-cell table:formula="of:=[.F30]/[.$F$5]*100" office:value-type="float" office:value="0.000338772346850486" calcext:value-type="float">
            <text:p>0.00</text:p>
          </table:table-cell>
          <table:table-cell office:value-type="string" calcext:value-type="string">
            <text:p>displayRGB</text:p>
          </table:table-cell>
          <table:table-cell office:value-type="float" office:value="8000000" calcext:value-type="float">
            <text:p>8000000</text:p>
          </table:table-cell>
          <table:table-cell table:formula="of:=[.J30]/1000000000" office:value-type="float" office:value="0.008" calcext:value-type="float">
            <text:p>0</text:p>
          </table:table-cell>
          <table:table-cell table:formula="of:=[.J30]/[.$J$5]*100" office:value-type="float" office:value="0.000491586648751649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4</text:p>
          </table:table-cell>
          <table:table-cell office:value-type="float" office:value="1102102.1021021" calcext:value-type="float">
            <text:p>1,102,102</text:p>
          </table:table-cell>
          <table:table-cell table:formula="of:=[.F31]/1000000000" office:value-type="float" office:value="0.0011021021021021" calcext:value-type="float">
            <text:p>0</text:p>
          </table:table-cell>
          <table:table-cell table:formula="of:=[.F31]/[.$F$5]*100" office:value-type="float" office:value="0.000930145520903703" calcext:value-type="float">
            <text:p>0.00</text:p>
          </table:table-cell>
          <table:table-cell office:value-type="string" calcext:value-type="string">
            <text:p>Cost_Parallel_Work_Broadcast4</text:p>
          </table:table-cell>
          <table:table-cell office:value-type="float" office:value="14888888.8888889" calcext:value-type="float">
            <text:p>14888889</text:p>
          </table:table-cell>
          <table:table-cell table:formula="of:=[.J31]/1000000000" office:value-type="float" office:value="0.0148888888888889" calcext:value-type="float">
            <text:p>0</text:p>
          </table:table-cell>
          <table:table-cell table:formula="of:=[.J31]/[.$J$5]*100" office:value-type="float" office:value="0.00091489737406557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0</text:p>
          </table:table-cell>
          <table:table-cell office:value-type="float" office:value="1404404.4044044" calcext:value-type="float">
            <text:p>1,404,404</text:p>
          </table:table-cell>
          <table:table-cell table:formula="of:=[.F32]/1000000000" office:value-type="float" office:value="0.0014044044044044" calcext:value-type="float">
            <text:p>0</text:p>
          </table:table-cell>
          <table:table-cell table:formula="of:=[.F32]/[.$F$5]*100" office:value-type="float" office:value="0.00118528080456666" calcext:value-type="float">
            <text:p>0.00</text:p>
          </table:table-cell>
          <table:table-cell office:value-type="string" calcext:value-type="string">
            <text:p>Cost_Parallel_Work_Broadcast0</text:p>
          </table:table-cell>
          <table:table-cell office:value-type="float" office:value="19111111.1111111" calcext:value-type="float">
            <text:p>19111111</text:p>
          </table:table-cell>
          <table:table-cell table:formula="of:=[.J32]/1000000000" office:value-type="float" office:value="0.0191111111111111" calcext:value-type="float">
            <text:p>0</text:p>
          </table:table-cell>
          <table:table-cell table:formula="of:=[.J32]/[.$J$5]*100" office:value-type="float" office:value="0.00117434588312894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lode_lum2RGB_in</text:p>
          </table:table-cell>
          <table:table-cell office:value-type="float" office:value="16531531.5315315" calcext:value-type="float">
            <text:p>16,531,532</text:p>
          </table:table-cell>
          <table:table-cell table:formula="of:=[.F33]/1000000000" office:value-type="float" office:value="0.0165315315315315" calcext:value-type="float">
            <text:p>0</text:p>
          </table:table-cell>
          <table:table-cell table:formula="of:=[.F33]/[.$F$5]*100" office:value-type="float" office:value="0.0139521828135555" calcext:value-type="float">
            <text:p>0.01</text:p>
          </table:table-cell>
          <table:table-cell office:value-type="string" calcext:value-type="string">
            <text:p>implode_lum2RGB_in</text:p>
          </table:table-cell>
          <table:table-cell office:value-type="float" office:value="261777777.777778" calcext:value-type="float">
            <text:p>261777778</text:p>
          </table:table-cell>
          <table:table-cell table:formula="of:=[.J33]/1000000000" office:value-type="float" office:value="0.261777777777778" calcext:value-type="float">
            <text:p>0</text:p>
          </table:table-cell>
          <table:table-cell table:formula="of:=[.J33]/[.$J$5]*100" office:value-type="float" office:value="0.016085807561929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implode_Cost_Parallel_Work_Broadcast3_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lit</text:p>
          </table:table-cell>
          <table:table-cell office:value-type="float" office:value="19241241.2412412" calcext:value-type="float">
            <text:p>19,241,241</text:p>
          </table:table-cell>
          <table:table-cell table:formula="of:=[.F34]/1000000000" office:value-type="float" office:value="0.0192412412412412" calcext:value-type="float">
            <text:p>0</text:p>
          </table:table-cell>
          <table:table-cell table:formula="of:=[.F34]/[.$F$5]*100" office:value-type="float" office:value="0.0162391073595013" calcext:value-type="float">
            <text:p>0.02</text:p>
          </table:table-cell>
          <table:table-cell office:value-type="string" calcext:value-type="string">
            <text:p>split</text:p>
          </table:table-cell>
          <table:table-cell office:value-type="float" office:value="280333333.333333" calcext:value-type="float">
            <text:p>280333333</text:p>
          </table:table-cell>
          <table:table-cell table:formula="of:=[.J34]/1000000000" office:value-type="float" office:value="0.280333333333333" calcext:value-type="float">
            <text:p>0</text:p>
          </table:table-cell>
          <table:table-cell table:formula="of:=[.J34]/[.$J$5]*100" office:value-type="float" office:value="0.017226015483339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lode_Split_output</text:p>
          </table:table-cell>
          <table:table-cell office:value-type="float" office:value="19409409.4094094" calcext:value-type="float">
            <text:p>19,409,409</text:p>
          </table:table-cell>
          <table:table-cell table:formula="of:=[.F35]/1000000000" office:value-type="float" office:value="0.0194094094094094" calcext:value-type="float">
            <text:p>0</text:p>
          </table:table-cell>
          <table:table-cell table:formula="of:=[.F35]/[.$F$5]*100" office:value-type="float" office:value="0.0163810369212741" calcext:value-type="float">
            <text:p>0.02</text:p>
          </table:table-cell>
          <table:table-cell office:value-type="string" calcext:value-type="string">
            <text:p>explode_Split_output</text:p>
          </table:table-cell>
          <table:table-cell office:value-type="float" office:value="334666666.666667" calcext:value-type="float">
            <text:p>334666667</text:p>
          </table:table-cell>
          <table:table-cell table:formula="of:=[.J35]/1000000000" office:value-type="float" office:value="0.334666666666667" calcext:value-type="float">
            <text:p>0</text:p>
          </table:table-cell>
          <table:table-cell table:formula="of:=[.J35]/[.$J$5]*100" office:value-type="float" office:value="0.020564708139444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rb_rawDisparity</text:p>
          </table:table-cell>
          <table:table-cell office:value-type="float" office:value="20301301.3013013" calcext:value-type="float">
            <text:p>20,301,301</text:p>
          </table:table-cell>
          <table:table-cell table:formula="of:=[.F36]/1000000000" office:value-type="float" office:value="0.0203013013013013" calcext:value-type="float">
            <text:p>0</text:p>
          </table:table-cell>
          <table:table-cell table:formula="of:=[.F36]/[.$F$5]*100" office:value-type="float" office:value="0.0171337704899619" calcext:value-type="float">
            <text:p>0.02</text:p>
          </table:table-cell>
          <table:table-cell office:value-type="string" calcext:value-type="string">
            <text:p>Cost_Parallel_Work_rb_rawDisparity</text:p>
          </table:table-cell>
          <table:table-cell office:value-type="float" office:value="397333333.333333" calcext:value-type="float">
            <text:p>397333333</text:p>
          </table:table-cell>
          <table:table-cell table:formula="of:=[.J36]/1000000000" office:value-type="float" office:value="0.397333333333333" calcext:value-type="float">
            <text:p>0</text:p>
          </table:table-cell>
          <table:table-cell table:formula="of:=[.J36]/[.$J$5]*100" office:value-type="float" office:value="0.0244154702213319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medianFil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0</text:p>
          </table:table-cell>
          <table:table-cell office:value-type="float" office:value="31579579.5795796" calcext:value-type="float">
            <text:p>31,579,580</text:p>
          </table:table-cell>
          <table:table-cell table:formula="of:=[.F37]/1000000000" office:value-type="float" office:value="0.0315795795795796" calcext:value-type="float">
            <text:p>0</text:p>
          </table:table-cell>
          <table:table-cell table:formula="of:=[.F37]/[.$F$5]*100" office:value-type="float" office:value="0.0266523441357585" calcext:value-type="float">
            <text:p>0.03</text:p>
          </table:table-cell>
          <table:table-cell office:value-type="string" calcext:value-type="string">
            <text:p>Cost_Parallel_Work_Broadcast5_27</text:p>
          </table:table-cell>
          <table:table-cell office:value-type="float" office:value="467888888.888889" calcext:value-type="float">
            <text:p>467888889</text:p>
          </table:table-cell>
          <table:table-cell table:formula="of:=[.J37]/1000000000" office:value-type="float" office:value="0.467888888888889" calcext:value-type="float">
            <text:p>0</text:p>
          </table:table-cell>
          <table:table-cell table:formula="of:=[.J37]/[.$J$5]*100" office:value-type="float" office:value="0.028750991359627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3</text:p>
          </table:table-cell>
          <table:table-cell office:value-type="float" office:value="32309309.3093093" calcext:value-type="float">
            <text:p>32,309,309</text:p>
          </table:table-cell>
          <table:table-cell table:formula="of:=[.F38]/1000000000" office:value-type="float" office:value="0.0323093093093093" calcext:value-type="float">
            <text:p>0</text:p>
          </table:table-cell>
          <table:table-cell table:formula="of:=[.F38]/[.$F$5]*100" office:value-type="float" office:value="0.0272682170555939" calcext:value-type="float">
            <text:p>0.03</text:p>
          </table:table-cell>
          <table:table-cell office:value-type="string" calcext:value-type="string">
            <text:p>lum2RGB</text:p>
          </table:table-cell>
          <table:table-cell office:value-type="float" office:value="470444444.444444" calcext:value-type="float">
            <text:p>470444444</text:p>
          </table:table-cell>
          <table:table-cell table:formula="of:=[.J38]/1000000000" office:value-type="float" office:value="0.470444444444444" calcext:value-type="float">
            <text:p>0</text:p>
          </table:table-cell>
          <table:table-cell table:formula="of:=[.J38]/[.$J$5]*100" office:value-type="float" office:value="0.0289080259835345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readP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</text:p>
          </table:table-cell>
          <table:table-cell office:value-type="float" office:value="32735735.7357357" calcext:value-type="float">
            <text:p>32,735,736</text:p>
          </table:table-cell>
          <table:table-cell table:formula="of:=[.F39]/1000000000" office:value-type="float" office:value="0.0327357357357357" calcext:value-type="float">
            <text:p>0</text:p>
          </table:table-cell>
          <table:table-cell table:formula="of:=[.F39]/[.$F$5]*100" office:value-type="float" office:value="0.0276281098729463" calcext:value-type="float">
            <text:p>0.03</text:p>
          </table:table-cell>
          <table:table-cell office:value-type="string" calcext:value-type="string">
            <text:p>Cost_Parallel_Work_Broadcast5_9</text:p>
          </table:table-cell>
          <table:table-cell office:value-type="float" office:value="473888888.888889" calcext:value-type="float">
            <text:p>473888889</text:p>
          </table:table-cell>
          <table:table-cell table:formula="of:=[.J39]/1000000000" office:value-type="float" office:value="0.473888888888889" calcext:value-type="float">
            <text:p>0</text:p>
          </table:table-cell>
          <table:table-cell table:formula="of:=[.J39]/[.$J$5]*100" office:value-type="float" office:value="0.0291196813461914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rgb2G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3</text:p>
          </table:table-cell>
          <table:table-cell office:value-type="float" office:value="32782782.7827828" calcext:value-type="float">
            <text:p>32,782,783</text:p>
          </table:table-cell>
          <table:table-cell table:formula="of:=[.F40]/1000000000" office:value-type="float" office:value="0.0327827827827828" calcext:value-type="float">
            <text:p>0</text:p>
          </table:table-cell>
          <table:table-cell table:formula="of:=[.F40]/[.$F$5]*100" office:value-type="float" office:value="0.0276678163574899" calcext:value-type="float">
            <text:p>0.03</text:p>
          </table:table-cell>
          <table:table-cell office:value-type="string" calcext:value-type="string">
            <text:p>Cost_Parallel_Work_Broadcast5_22</text:p>
          </table:table-cell>
          <table:table-cell office:value-type="float" office:value="478555555.555556" calcext:value-type="float">
            <text:p>478555556</text:p>
          </table:table-cell>
          <table:table-cell table:formula="of:=[.J40]/1000000000" office:value-type="float" office:value="0.478555555555556" calcext:value-type="float">
            <text:p>0</text:p>
          </table:table-cell>
          <table:table-cell table:formula="of:=[.J40]/[.$J$5]*100" office:value-type="float" office:value="0.0294064402246299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19</text:p>
          </table:table-cell>
          <table:table-cell office:value-type="float" office:value="32792792.7927928" calcext:value-type="float">
            <text:p>32,792,793</text:p>
          </table:table-cell>
          <table:table-cell table:formula="of:=[.F41]/1000000000" office:value-type="float" office:value="0.0327927927927928" calcext:value-type="float">
            <text:p>0</text:p>
          </table:table-cell>
          <table:table-cell table:formula="of:=[.F41]/[.$F$5]*100" office:value-type="float" office:value="0.0276762645456906" calcext:value-type="float">
            <text:p>0.03</text:p>
          </table:table-cell>
          <table:table-cell office:value-type="string" calcext:value-type="string">
            <text:p>Cost_Parallel_Work_Broadcast5_14</text:p>
          </table:table-cell>
          <table:table-cell office:value-type="float" office:value="479444444.444444" calcext:value-type="float">
            <text:p>479444444</text:p>
          </table:table-cell>
          <table:table-cell table:formula="of:=[.J41]/1000000000" office:value-type="float" office:value="0.479444444444444" calcext:value-type="float">
            <text:p>0</text:p>
          </table:table-cell>
          <table:table-cell table:formula="of:=[.J41]/[.$J$5]*100" office:value-type="float" office:value="0.0294610609633801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office:value-type="float" office:value="0.0909090909090909" calcext:value-type="float">
            <text:p>0.0909090909</text:p>
          </table:table-cell>
          <table:table-cell/>
          <table:table-cell office:value-type="string" calcext:value-type="string">
            <text:p>Cost_Parallel_Work_Broadcast5_11</text:p>
          </table:table-cell>
          <table:table-cell office:value-type="float" office:value="33110110.1101101" calcext:value-type="float">
            <text:p>33,110,110</text:p>
          </table:table-cell>
          <table:table-cell table:formula="of:=[.F42]/1000000000" office:value-type="float" office:value="0.0331101101101101" calcext:value-type="float">
            <text:p>0</text:p>
          </table:table-cell>
          <table:table-cell table:formula="of:=[.F42]/[.$F$5]*100" office:value-type="float" office:value="0.0279440721116547" calcext:value-type="float">
            <text:p>0.03</text:p>
          </table:table-cell>
          <table:table-cell office:value-type="string" calcext:value-type="string">
            <text:p>Cost_Parallel_Work_Broadcast5_13</text:p>
          </table:table-cell>
          <table:table-cell office:value-type="float" office:value="481000000" calcext:value-type="float">
            <text:p>481000000</text:p>
          </table:table-cell>
          <table:table-cell table:formula="of:=[.J42]/1000000000" office:value-type="float" office:value="0.481" calcext:value-type="float">
            <text:p>0</text:p>
          </table:table-cell>
          <table:table-cell table:formula="of:=[.J42]/[.$J$5]*100" office:value-type="float" office:value="0.0295566472561929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office:value-type="float" office:value="0.363636363636364" calcext:value-type="float">
            <text:p>0.3636363636</text:p>
          </table:table-cell>
          <table:table-cell/>
          <table:table-cell office:value-type="string" calcext:value-type="string">
            <text:p>Cost_Parallel_Work_Broadcast5_22</text:p>
          </table:table-cell>
          <table:table-cell office:value-type="float" office:value="33142142.1421421" calcext:value-type="float">
            <text:p>33,142,142</text:p>
          </table:table-cell>
          <table:table-cell table:formula="of:=[.F43]/1000000000" office:value-type="float" office:value="0.0331421421421421" calcext:value-type="float">
            <text:p>0</text:p>
          </table:table-cell>
          <table:table-cell table:formula="of:=[.F43]/[.$F$5]*100" office:value-type="float" office:value="0.0279711063138971" calcext:value-type="float">
            <text:p>0.03</text:p>
          </table:table-cell>
          <table:table-cell office:value-type="string" calcext:value-type="string">
            <text:p>Cost_Parallel_Work_Broadcast5_3</text:p>
          </table:table-cell>
          <table:table-cell office:value-type="float" office:value="486555555.555556" calcext:value-type="float">
            <text:p>486555556</text:p>
          </table:table-cell>
          <table:table-cell table:formula="of:=[.J43]/1000000000" office:value-type="float" office:value="0.486555555555556" calcext:value-type="float">
            <text:p>0</text:p>
          </table:table-cell>
          <table:table-cell table:formula="of:=[.J43]/[.$J$5]*100" office:value-type="float" office:value="0.0298980268733816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t_Parallel_Work_Broadcast5_7</text:p>
          </table:table-cell>
          <table:table-cell office:value-type="float" office:value="33218218.2182182" calcext:value-type="float">
            <text:p>33,218,218</text:p>
          </table:table-cell>
          <table:table-cell table:formula="of:=[.F44]/1000000000" office:value-type="float" office:value="0.0332182182182182" calcext:value-type="float">
            <text:p>0</text:p>
          </table:table-cell>
          <table:table-cell table:formula="of:=[.F44]/[.$F$5]*100" office:value-type="float" office:value="0.0280353125442229" calcext:value-type="float">
            <text:p>0.03</text:p>
          </table:table-cell>
          <table:table-cell office:value-type="string" calcext:value-type="string">
            <text:p>Cost_Parallel_Work_Broadcast5_15</text:p>
          </table:table-cell>
          <table:table-cell office:value-type="float" office:value="486555555.555556" calcext:value-type="float">
            <text:p>486555556</text:p>
          </table:table-cell>
          <table:table-cell table:formula="of:=[.J44]/1000000000" office:value-type="float" office:value="0.486555555555556" calcext:value-type="float">
            <text:p>0</text:p>
          </table:table-cell>
          <table:table-cell table:formula="of:=[.J44]/[.$J$5]*100" office:value-type="float" office:value="0.0298980268733816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office:value-type="float" office:value="1.09090909090909" calcext:value-type="float">
            <text:p>1.0909090909</text:p>
          </table:table-cell>
          <table:table-cell/>
          <table:table-cell office:value-type="string" calcext:value-type="string">
            <text:p>Cost_Parallel_Work_Broadcast5_15</text:p>
          </table:table-cell>
          <table:table-cell office:value-type="float" office:value="33247247.2472472" calcext:value-type="float">
            <text:p>33,247,247</text:p>
          </table:table-cell>
          <table:table-cell table:formula="of:=[.F45]/1000000000" office:value-type="float" office:value="0.0332472472472472" calcext:value-type="float">
            <text:p>0</text:p>
          </table:table-cell>
          <table:table-cell table:formula="of:=[.F45]/[.$F$5]*100" office:value-type="float" office:value="0.0280598122900051" calcext:value-type="float">
            <text:p>0.03</text:p>
          </table:table-cell>
          <table:table-cell office:value-type="string" calcext:value-type="string">
            <text:p>Cost_Parallel_Work_Broadcast5_2</text:p>
          </table:table-cell>
          <table:table-cell office:value-type="float" office:value="486777777.777778" calcext:value-type="float">
            <text:p>486777778</text:p>
          </table:table-cell>
          <table:table-cell table:formula="of:=[.J45]/1000000000" office:value-type="float" office:value="0.486777777777778" calcext:value-type="float">
            <text:p>0</text:p>
          </table:table-cell>
          <table:table-cell table:formula="of:=[.J45]/[.$J$5]*100" office:value-type="float" office:value="0.0299116820580691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_end_back_337500_0</text:p>
          </table:table-cell>
          <table:table-cell office:value-type="float" office:value="14.6363636363636" calcext:value-type="float">
            <text:p>14.6363636364</text:p>
          </table:table-cell>
          <table:table-cell/>
          <table:table-cell office:value-type="string" calcext:value-type="string">
            <text:p>Cost_Parallel_Work_Broadcast5_10</text:p>
          </table:table-cell>
          <table:table-cell office:value-type="float" office:value="33538538.5385385" calcext:value-type="float">
            <text:p>33,538,539</text:p>
          </table:table-cell>
          <table:table-cell table:formula="of:=[.F46]/1000000000" office:value-type="float" office:value="0.0335385385385385" calcext:value-type="float">
            <text:p>0</text:p>
          </table:table-cell>
          <table:table-cell table:formula="of:=[.F46]/[.$F$5]*100" office:value-type="float" office:value="0.0283056545666472" calcext:value-type="float">
            <text:p>0.03</text:p>
          </table:table-cell>
          <table:table-cell office:value-type="string" calcext:value-type="string">
            <text:p>Cost_Parallel_Work_Broadcast5_12</text:p>
          </table:table-cell>
          <table:table-cell office:value-type="float" office:value="490444444.444444" calcext:value-type="float">
            <text:p>490444444</text:p>
          </table:table-cell>
          <table:table-cell table:formula="of:=[.J46]/1000000000" office:value-type="float" office:value="0.490444444444444" calcext:value-type="float">
            <text:p>0</text:p>
          </table:table-cell>
          <table:table-cell table:formula="of:=[.J46]/[.$J$5]*100" office:value-type="float" office:value="0.0301369926054136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_end_back_337500_0</text:p>
          </table:table-cell>
          <table:table-cell office:value-type="float" office:value="14.9090909090909" calcext:value-type="float">
            <text:p>14.9090909091</text:p>
          </table:table-cell>
          <table:table-cell/>
          <table:table-cell office:value-type="string" calcext:value-type="string">
            <text:p>Cost_Parallel_Work_Broadcast5_13</text:p>
          </table:table-cell>
          <table:table-cell office:value-type="float" office:value="33542542.5425425" calcext:value-type="float">
            <text:p>33,542,543</text:p>
          </table:table-cell>
          <table:table-cell table:formula="of:=[.F47]/1000000000" office:value-type="float" office:value="0.0335425425425425" calcext:value-type="float">
            <text:p>0</text:p>
          </table:table-cell>
          <table:table-cell table:formula="of:=[.F47]/[.$F$5]*100" office:value-type="float" office:value="0.0283090338419275" calcext:value-type="float">
            <text:p>0.03</text:p>
          </table:table-cell>
          <table:table-cell office:value-type="string" calcext:value-type="string">
            <text:p>Cost_Parallel_Work_Broadcast5_18</text:p>
          </table:table-cell>
          <table:table-cell office:value-type="float" office:value="490888888.888889" calcext:value-type="float">
            <text:p>490888889</text:p>
          </table:table-cell>
          <table:table-cell table:formula="of:=[.J47]/1000000000" office:value-type="float" office:value="0.490888888888889" calcext:value-type="float">
            <text:p>0</text:p>
          </table:table-cell>
          <table:table-cell table:formula="of:=[.J47]/[.$J$5]*100" office:value-type="float" office:value="0.030164302974788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writePPM</text:p>
          </table:table-cell>
          <table:table-cell office:value-type="float" office:value="285714.285714286" calcext:value-type="float">
            <text:p>285714.285714286</text:p>
          </table:table-cell>
          <table:table-cell/>
          <table:table-cell office:value-type="string" calcext:value-type="string">
            <text:p>Cost_Parallel_Work_Broadcast5_9</text:p>
          </table:table-cell>
          <table:table-cell office:value-type="float" office:value="33938938.9389389" calcext:value-type="float">
            <text:p>33,938,939</text:p>
          </table:table-cell>
          <table:table-cell table:formula="of:=[.F48]/1000000000" office:value-type="float" office:value="0.0339389389389389" calcext:value-type="float">
            <text:p>0</text:p>
          </table:table-cell>
          <table:table-cell table:formula="of:=[.F48]/[.$F$5]*100" office:value-type="float" office:value="0.0286435820946776" calcext:value-type="float">
            <text:p>0.03</text:p>
          </table:table-cell>
          <table:table-cell office:value-type="string" calcext:value-type="string">
            <text:p>Cost_Parallel_Work_Broadcast5_5</text:p>
          </table:table-cell>
          <table:table-cell office:value-type="float" office:value="493666666.666667" calcext:value-type="float">
            <text:p>493666667</text:p>
          </table:table-cell>
          <table:table-cell table:formula="of:=[.J48]/1000000000" office:value-type="float" office:value="0.493666666666667" calcext:value-type="float">
            <text:p>0</text:p>
          </table:table-cell>
          <table:table-cell table:formula="of:=[.J48]/[.$J$5]*100" office:value-type="float" office:value="0.03033499278338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833333.333333333" calcext:value-type="float">
            <text:p>833333.333333333</text:p>
          </table:table-cell>
          <table:table-cell/>
          <table:table-cell office:value-type="string" calcext:value-type="string">
            <text:p>Cost_Parallel_Work_Broadcast5_16</text:p>
          </table:table-cell>
          <table:table-cell office:value-type="float" office:value="33953953.953954" calcext:value-type="float">
            <text:p>33,953,954</text:p>
          </table:table-cell>
          <table:table-cell table:formula="of:=[.F49]/1000000000" office:value-type="float" office:value="0.033953953953954" calcext:value-type="float">
            <text:p>0</text:p>
          </table:table-cell>
          <table:table-cell table:formula="of:=[.F49]/[.$F$5]*100" office:value-type="float" office:value="0.0286562543769788" calcext:value-type="float">
            <text:p>0.03</text:p>
          </table:table-cell>
          <table:table-cell office:value-type="string" calcext:value-type="string">
            <text:p>Cost_Parallel_Work_Broadcast5_10</text:p>
          </table:table-cell>
          <table:table-cell office:value-type="float" office:value="494222222.222222" calcext:value-type="float">
            <text:p>494222222</text:p>
          </table:table-cell>
          <table:table-cell table:formula="of:=[.J49]/1000000000" office:value-type="float" office:value="0.494222222222222" calcext:value-type="float">
            <text:p>0</text:p>
          </table:table-cell>
          <table:table-cell table:formula="of:=[.J49]/[.$J$5]*100" office:value-type="float" office:value="0.0303691307451019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333333.33333333" calcext:value-type="float">
            <text:p>1333333.33333333</text:p>
          </table:table-cell>
          <table:table-cell/>
          <table:table-cell office:value-type="string" calcext:value-type="string">
            <text:p>Cost_Parallel_Work_Broadcast5_5</text:p>
          </table:table-cell>
          <table:table-cell office:value-type="float" office:value="33963963.963964" calcext:value-type="float">
            <text:p>33,963,964</text:p>
          </table:table-cell>
          <table:table-cell table:formula="of:=[.F50]/1000000000" office:value-type="float" office:value="0.033963963963964" calcext:value-type="float">
            <text:p>0</text:p>
          </table:table-cell>
          <table:table-cell table:formula="of:=[.F50]/[.$F$5]*100" office:value-type="float" office:value="0.0286647025651796" calcext:value-type="float">
            <text:p>0.03</text:p>
          </table:table-cell>
          <table:table-cell office:value-type="string" calcext:value-type="string">
            <text:p>Cost_Parallel_Work_Broadcast5_7</text:p>
          </table:table-cell>
          <table:table-cell office:value-type="float" office:value="494888888.888889" calcext:value-type="float">
            <text:p>494888889</text:p>
          </table:table-cell>
          <table:table-cell table:formula="of:=[.J50]/1000000000" office:value-type="float" office:value="0.494888888888889" calcext:value-type="float">
            <text:p>0</text:p>
          </table:table-cell>
          <table:table-cell table:formula="of:=[.J50]/[.$J$5]*100" office:value-type="float" office:value="0.0304100962991645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39272733.0909091" calcext:value-type="float">
            <text:p>39272733.0909091</text:p>
          </table:table-cell>
          <table:table-cell/>
          <table:table-cell office:value-type="string" calcext:value-type="string">
            <text:p>Cost_Parallel_Work_Broadcast5_25</text:p>
          </table:table-cell>
          <table:table-cell office:value-type="float" office:value="34123123.1231231" calcext:value-type="float">
            <text:p>34,123,123</text:p>
          </table:table-cell>
          <table:table-cell table:formula="of:=[.F51]/1000000000" office:value-type="float" office:value="0.0341231231231231" calcext:value-type="float">
            <text:p>0</text:p>
          </table:table-cell>
          <table:table-cell table:formula="of:=[.F51]/[.$F$5]*100" office:value-type="float" office:value="0.0287990287575716" calcext:value-type="float">
            <text:p>0.03</text:p>
          </table:table-cell>
          <table:table-cell office:value-type="string" calcext:value-type="string">
            <text:p>Cost_Parallel_Work_Broadcast5_16</text:p>
          </table:table-cell>
          <table:table-cell office:value-type="float" office:value="495000000" calcext:value-type="float">
            <text:p>495000000</text:p>
          </table:table-cell>
          <table:table-cell table:formula="of:=[.J51]/1000000000" office:value-type="float" office:value="0.495" calcext:value-type="float">
            <text:p>0</text:p>
          </table:table-cell>
          <table:table-cell table:formula="of:=[.J51]/[.$J$5]*100" office:value-type="float" office:value="0.030416923891508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41272738.9090909" calcext:value-type="float">
            <text:p>41272738.9090909</text:p>
          </table:table-cell>
          <table:table-cell/>
          <table:table-cell office:value-type="string" calcext:value-type="string">
            <text:p>Cost_Parallel_Work_Broadcast5_12</text:p>
          </table:table-cell>
          <table:table-cell office:value-type="float" office:value="34123123.1231231" calcext:value-type="float">
            <text:p>34,123,123</text:p>
          </table:table-cell>
          <table:table-cell table:formula="of:=[.F52]/1000000000" office:value-type="float" office:value="0.0341231231231231" calcext:value-type="float">
            <text:p>0</text:p>
          </table:table-cell>
          <table:table-cell table:formula="of:=[.F52]/[.$F$5]*100" office:value-type="float" office:value="0.0287990287575716" calcext:value-type="float">
            <text:p>0.03</text:p>
          </table:table-cell>
          <table:table-cell office:value-type="string" calcext:value-type="string">
            <text:p>Cost_Parallel_Work_Broadcast5_26</text:p>
          </table:table-cell>
          <table:table-cell office:value-type="float" office:value="495444444.444444" calcext:value-type="float">
            <text:p>495444444</text:p>
          </table:table-cell>
          <table:table-cell table:formula="of:=[.J52]/1000000000" office:value-type="float" office:value="0.495444444444444" calcext:value-type="float">
            <text:p>0</text:p>
          </table:table-cell>
          <table:table-cell table:formula="of:=[.J52]/[.$J$5]*100" office:value-type="float" office:value="0.0304442342608834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41545460.6363636" calcext:value-type="float">
            <text:p>41545460.6363636</text:p>
          </table:table-cell>
          <table:table-cell/>
          <table:table-cell office:value-type="string" calcext:value-type="string">
            <text:p>Cost_Parallel_Work_Broadcast5_20</text:p>
          </table:table-cell>
          <table:table-cell office:value-type="float" office:value="34132132.1321321" calcext:value-type="float">
            <text:p>34,132,132</text:p>
          </table:table-cell>
          <table:table-cell table:formula="of:=[.F53]/1000000000" office:value-type="float" office:value="0.0341321321321321" calcext:value-type="float">
            <text:p>0</text:p>
          </table:table-cell>
          <table:table-cell table:formula="of:=[.F53]/[.$F$5]*100" office:value-type="float" office:value="0.0288066321269523" calcext:value-type="float">
            <text:p>0.03</text:p>
          </table:table-cell>
          <table:table-cell office:value-type="string" calcext:value-type="string">
            <text:p>Cost_Parallel_Work_Broadcast5_24</text:p>
          </table:table-cell>
          <table:table-cell office:value-type="float" office:value="495888888.888889" calcext:value-type="float">
            <text:p>495888889</text:p>
          </table:table-cell>
          <table:table-cell table:formula="of:=[.J53]/1000000000" office:value-type="float" office:value="0.495888888888889" calcext:value-type="float">
            <text:p>0</text:p>
          </table:table-cell>
          <table:table-cell table:formula="of:=[.J53]/[.$J$5]*100" office:value-type="float" office:value="0.0304715446302585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41909105.2727273" calcext:value-type="float">
            <text:p>41909105.2727273</text:p>
          </table:table-cell>
          <table:table-cell/>
          <table:table-cell office:value-type="string" calcext:value-type="string">
            <text:p>Cost_Parallel_Work_Broadcast5_4</text:p>
          </table:table-cell>
          <table:table-cell office:value-type="float" office:value="34359359.3593594" calcext:value-type="float">
            <text:p>34,359,359</text:p>
          </table:table-cell>
          <table:table-cell table:formula="of:=[.F54]/1000000000" office:value-type="float" office:value="0.0343593593593594" calcext:value-type="float">
            <text:p>0</text:p>
          </table:table-cell>
          <table:table-cell table:formula="of:=[.F54]/[.$F$5]*100" office:value-type="float" office:value="0.0289984059991096" calcext:value-type="float">
            <text:p>0.03</text:p>
          </table:table-cell>
          <table:table-cell office:value-type="string" calcext:value-type="string">
            <text:p>Cost_Parallel_Work_Broadcast5_28</text:p>
          </table:table-cell>
          <table:table-cell office:value-type="float" office:value="497222222.222222" calcext:value-type="float">
            <text:p>497222222</text:p>
          </table:table-cell>
          <table:table-cell table:formula="of:=[.J54]/1000000000" office:value-type="float" office:value="0.497222222222222" calcext:value-type="float">
            <text:p>0</text:p>
          </table:table-cell>
          <table:table-cell table:formula="of:=[.J54]/[.$J$5]*100" office:value-type="float" office:value="0.030553475738383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42000014.6363636" calcext:value-type="float">
            <text:p>42000014.6363636</text:p>
          </table:table-cell>
          <table:table-cell/>
          <table:table-cell office:value-type="string" calcext:value-type="string">
            <text:p>Cost_Parallel_Work_Broadcast5_24</text:p>
          </table:table-cell>
          <table:table-cell office:value-type="float" office:value="34380380.3803804" calcext:value-type="float">
            <text:p>34,380,380</text:p>
          </table:table-cell>
          <table:table-cell table:formula="of:=[.F55]/1000000000" office:value-type="float" office:value="0.0343803803803804" calcext:value-type="float">
            <text:p>0</text:p>
          </table:table-cell>
          <table:table-cell table:formula="of:=[.F55]/[.$F$5]*100" office:value-type="float" office:value="0.0290161471943312" calcext:value-type="float">
            <text:p>0.03</text:p>
          </table:table-cell>
          <table:table-cell office:value-type="string" calcext:value-type="string">
            <text:p>Cost_Parallel_Work_Broadcast5_1</text:p>
          </table:table-cell>
          <table:table-cell office:value-type="float" office:value="497777777.777778" calcext:value-type="float">
            <text:p>497777778</text:p>
          </table:table-cell>
          <table:table-cell table:formula="of:=[.J55]/1000000000" office:value-type="float" office:value="0.497777777777778" calcext:value-type="float">
            <text:p>0</text:p>
          </table:table-cell>
          <table:table-cell table:formula="of:=[.J55]/[.$J$5]*100" office:value-type="float" office:value="0.0305876137001026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42363652.0909091" calcext:value-type="float">
            <text:p>42363652.0909091</text:p>
          </table:table-cell>
          <table:table-cell/>
          <table:table-cell office:value-type="string" calcext:value-type="string">
            <text:p>Cost_Parallel_Work_Broadcast5_8</text:p>
          </table:table-cell>
          <table:table-cell office:value-type="float" office:value="34434434.4344344" calcext:value-type="float">
            <text:p>34,434,434</text:p>
          </table:table-cell>
          <table:table-cell table:formula="of:=[.F56]/1000000000" office:value-type="float" office:value="0.0344344344344344" calcext:value-type="float">
            <text:p>0</text:p>
          </table:table-cell>
          <table:table-cell table:formula="of:=[.F56]/[.$F$5]*100" office:value-type="float" office:value="0.0290617674106153" calcext:value-type="float">
            <text:p>0.03</text:p>
          </table:table-cell>
          <table:table-cell office:value-type="string" calcext:value-type="string">
            <text:p>Cost_Parallel_Work_Broadcast5_29</text:p>
          </table:table-cell>
          <table:table-cell office:value-type="float" office:value="499888888.888889" calcext:value-type="float">
            <text:p>499888889</text:p>
          </table:table-cell>
          <table:table-cell table:formula="of:=[.J56]/1000000000" office:value-type="float" office:value="0.499888888888889" calcext:value-type="float">
            <text:p>0</text:p>
          </table:table-cell>
          <table:table-cell table:formula="of:=[.J56]/[.$J$5]*100" office:value-type="float" office:value="0.030717337954634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42454557.3636364" calcext:value-type="float">
            <text:p>42454557.3636364</text:p>
          </table:table-cell>
          <table:table-cell/>
          <table:table-cell office:value-type="string" calcext:value-type="string">
            <text:p>Cost_Parallel_Work_Broadcast5_17</text:p>
          </table:table-cell>
          <table:table-cell office:value-type="float" office:value="34541541.5415415" calcext:value-type="float">
            <text:p>34,541,542</text:p>
          </table:table-cell>
          <table:table-cell table:formula="of:=[.F57]/1000000000" office:value-type="float" office:value="0.0345415415415415" calcext:value-type="float">
            <text:p>0</text:p>
          </table:table-cell>
          <table:table-cell table:formula="of:=[.F57]/[.$F$5]*100" office:value-type="float" office:value="0.0291521630243634" calcext:value-type="float">
            <text:p>0.03</text:p>
          </table:table-cell>
          <table:table-cell office:value-type="string" calcext:value-type="string">
            <text:p>Cost_Parallel_Work_Broadcast5_19</text:p>
          </table:table-cell>
          <table:table-cell office:value-type="float" office:value="503333333.333333" calcext:value-type="float">
            <text:p>503333333</text:p>
          </table:table-cell>
          <table:table-cell table:formula="of:=[.J57]/1000000000" office:value-type="float" office:value="0.503333333333333" calcext:value-type="float">
            <text:p>1</text:p>
          </table:table-cell>
          <table:table-cell table:formula="of:=[.J57]/[.$J$5]*100" office:value-type="float" office:value="0.0309289933172912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42727288.1818182" calcext:value-type="float">
            <text:p>42727288.1818182</text:p>
          </table:table-cell>
          <table:table-cell/>
          <table:table-cell office:value-type="string" calcext:value-type="string">
            <text:p>Cost_Parallel_Work_Broadcast5_14</text:p>
          </table:table-cell>
          <table:table-cell office:value-type="float" office:value="34565565.5655656" calcext:value-type="float">
            <text:p>34,565,566</text:p>
          </table:table-cell>
          <table:table-cell table:formula="of:=[.F58]/1000000000" office:value-type="float" office:value="0.0345655655655656" calcext:value-type="float">
            <text:p>0</text:p>
          </table:table-cell>
          <table:table-cell table:formula="of:=[.F58]/[.$F$5]*100" office:value-type="float" office:value="0.0291724386760453" calcext:value-type="float">
            <text:p>0.03</text:p>
          </table:table-cell>
          <table:table-cell office:value-type="string" calcext:value-type="string">
            <text:p>Cost_Parallel_Work_Broadcast5_4</text:p>
          </table:table-cell>
          <table:table-cell office:value-type="float" office:value="506666666.666667" calcext:value-type="float">
            <text:p>506666667</text:p>
          </table:table-cell>
          <table:table-cell table:formula="of:=[.J58]/1000000000" office:value-type="float" office:value="0.506666666666667" calcext:value-type="float">
            <text:p>1</text:p>
          </table:table-cell>
          <table:table-cell table:formula="of:=[.J58]/[.$J$5]*100" office:value-type="float" office:value="0.0311338210876045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42909106.0909091" calcext:value-type="float">
            <text:p>42909106.0909091</text:p>
          </table:table-cell>
          <table:table-cell/>
          <table:table-cell office:value-type="string" calcext:value-type="string">
            <text:p>Cost_Parallel_Work_Broadcast5_28</text:p>
          </table:table-cell>
          <table:table-cell office:value-type="float" office:value="34755755.7557558" calcext:value-type="float">
            <text:p>34,755,756</text:p>
          </table:table-cell>
          <table:table-cell table:formula="of:=[.F59]/1000000000" office:value-type="float" office:value="0.0347557557557558" calcext:value-type="float">
            <text:p>0</text:p>
          </table:table-cell>
          <table:table-cell table:formula="of:=[.F59]/[.$F$5]*100" office:value-type="float" office:value="0.0293329542518597" calcext:value-type="float">
            <text:p>0.03</text:p>
          </table:table-cell>
          <table:table-cell office:value-type="string" calcext:value-type="string">
            <text:p>Cost_Parallel_Work_Broadcast5_25</text:p>
          </table:table-cell>
          <table:table-cell office:value-type="float" office:value="514888888.888889" calcext:value-type="float">
            <text:p>514888889</text:p>
          </table:table-cell>
          <table:table-cell table:formula="of:=[.J59]/1000000000" office:value-type="float" office:value="0.514888888888889" calcext:value-type="float">
            <text:p>1</text:p>
          </table:table-cell>
          <table:table-cell table:formula="of:=[.J59]/[.$J$5]*100" office:value-type="float" office:value="0.031639062921043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45454555.1818182" calcext:value-type="float">
            <text:p>45454555.1818182</text:p>
          </table:table-cell>
          <table:table-cell/>
          <table:table-cell office:value-type="string" calcext:value-type="string">
            <text:p>Cost_Parallel_Work_Broadcast5_21</text:p>
          </table:table-cell>
          <table:table-cell office:value-type="float" office:value="34848848.8488488" calcext:value-type="float">
            <text:p>34,848,849</text:p>
          </table:table-cell>
          <table:table-cell table:formula="of:=[.F60]/1000000000" office:value-type="float" office:value="0.0348488488488488" calcext:value-type="float">
            <text:p>0</text:p>
          </table:table-cell>
          <table:table-cell table:formula="of:=[.F60]/[.$F$5]*100" office:value-type="float" office:value="0.0294115224021267" calcext:value-type="float">
            <text:p>0.03</text:p>
          </table:table-cell>
          <table:table-cell office:value-type="string" calcext:value-type="string">
            <text:p>Cost_Parallel_Work_Broadcast5_20</text:p>
          </table:table-cell>
          <table:table-cell office:value-type="float" office:value="518555555.555556" calcext:value-type="float">
            <text:p>518555556</text:p>
          </table:table-cell>
          <table:table-cell table:formula="of:=[.J60]/1000000000" office:value-type="float" office:value="0.518555555555556" calcext:value-type="float">
            <text:p>1</text:p>
          </table:table-cell>
          <table:table-cell table:formula="of:=[.J60]/[.$J$5]*100" office:value-type="float" office:value="0.0318643734683882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45727286.4545455" calcext:value-type="float">
            <text:p>45727286.4545455</text:p>
          </table:table-cell>
          <table:table-cell/>
          <table:table-cell office:value-type="string" calcext:value-type="string">
            <text:p>Cost_Parallel_Work_Broadcast5_1</text:p>
          </table:table-cell>
          <table:table-cell office:value-type="float" office:value="35286286.2862863" calcext:value-type="float">
            <text:p>35,286,286</text:p>
          </table:table-cell>
          <table:table-cell table:formula="of:=[.F61]/1000000000" office:value-type="float" office:value="0.0352862862862863" calcext:value-type="float">
            <text:p>0</text:p>
          </table:table-cell>
          <table:table-cell table:formula="of:=[.F61]/[.$F$5]*100" office:value-type="float" office:value="0.0297807082265" calcext:value-type="float">
            <text:p>0.03</text:p>
          </table:table-cell>
          <table:table-cell office:value-type="string" calcext:value-type="string">
            <text:p>Cost_Parallel_Work_Broadcast5_23</text:p>
          </table:table-cell>
          <table:table-cell office:value-type="float" office:value="524888888.888889" calcext:value-type="float">
            <text:p>524888889</text:p>
          </table:table-cell>
          <table:table-cell table:formula="of:=[.J61]/1000000000" office:value-type="float" office:value="0.524888888888889" calcext:value-type="float">
            <text:p>1</text:p>
          </table:table-cell>
          <table:table-cell table:formula="of:=[.J61]/[.$J$5]*100" office:value-type="float" office:value="0.0322535462319832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45818188.2727273" calcext:value-type="float">
            <text:p>45818188.2727273</text:p>
          </table:table-cell>
          <table:table-cell/>
          <table:table-cell office:value-type="string" calcext:value-type="string">
            <text:p>lum2RGB</text:p>
          </table:table-cell>
          <table:table-cell office:value-type="float" office:value="35602602.6026026" calcext:value-type="float">
            <text:p>35,602,603</text:p>
          </table:table-cell>
          <table:table-cell table:formula="of:=[.F62]/1000000000" office:value-type="float" office:value="0.0356026026026026" calcext:value-type="float">
            <text:p>0</text:p>
          </table:table-cell>
          <table:table-cell table:formula="of:=[.F62]/[.$F$5]*100" office:value-type="float" office:value="0.030047670973644" calcext:value-type="float">
            <text:p>0.03</text:p>
          </table:table-cell>
          <table:table-cell office:value-type="string" calcext:value-type="string">
            <text:p>Cost_Parallel_Work_Broadcast5_21</text:p>
          </table:table-cell>
          <table:table-cell office:value-type="float" office:value="531333333.333333" calcext:value-type="float">
            <text:p>531333333</text:p>
          </table:table-cell>
          <table:table-cell table:formula="of:=[.J62]/1000000000" office:value-type="float" office:value="0.531333333333333" calcext:value-type="float">
            <text:p>1</text:p>
          </table:table-cell>
          <table:table-cell table:formula="of:=[.J62]/[.$J$5]*100" office:value-type="float" office:value="0.032649546587922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45818194.4545455" calcext:value-type="float">
            <text:p>45818194.4545455</text:p>
          </table:table-cell>
          <table:table-cell/>
          <table:table-cell office:value-type="string" calcext:value-type="string">
            <text:p>Cost_Parallel_Work_Broadcast5_6</text:p>
          </table:table-cell>
          <table:table-cell office:value-type="float" office:value="36194194.1941942" calcext:value-type="float">
            <text:p>36,194,194</text:p>
          </table:table-cell>
          <table:table-cell table:formula="of:=[.F63]/1000000000" office:value-type="float" office:value="0.0361941941941942" calcext:value-type="float">
            <text:p>0</text:p>
          </table:table-cell>
          <table:table-cell table:formula="of:=[.F63]/[.$F$5]*100" office:value-type="float" office:value="0.0305469588963089" calcext:value-type="float">
            <text:p>0.03</text:p>
          </table:table-cell>
          <table:table-cell office:value-type="string" calcext:value-type="string">
            <text:p>Cost_Parallel_Work_Broadcast5_8</text:p>
          </table:table-cell>
          <table:table-cell office:value-type="float" office:value="533555555.555556" calcext:value-type="float">
            <text:p>533555556</text:p>
          </table:table-cell>
          <table:table-cell table:formula="of:=[.J63]/1000000000" office:value-type="float" office:value="0.533555555555556" calcext:value-type="float">
            <text:p>1</text:p>
          </table:table-cell>
          <table:table-cell table:formula="of:=[.J63]/[.$J$5]*100" office:value-type="float" office:value="0.0327860984347975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45909105" calcext:value-type="float">
            <text:p>45909105</text:p>
          </table:table-cell>
          <table:table-cell/>
          <table:table-cell office:value-type="string" calcext:value-type="string">
            <text:p>Cost_Parallel_Work_Broadcast5_29</text:p>
          </table:table-cell>
          <table:table-cell office:value-type="float" office:value="36464464.4644645" calcext:value-type="float">
            <text:p>36,464,464</text:p>
          </table:table-cell>
          <table:table-cell table:formula="of:=[.F64]/1000000000" office:value-type="float" office:value="0.0364644644644645" calcext:value-type="float">
            <text:p>0</text:p>
          </table:table-cell>
          <table:table-cell table:formula="of:=[.F64]/[.$F$5]*100" office:value-type="float" office:value="0.0307750599777295" calcext:value-type="float">
            <text:p>0.03</text:p>
          </table:table-cell>
          <table:table-cell office:value-type="string" calcext:value-type="string">
            <text:p>Cost_Parallel_Work_Broadcast5_6</text:p>
          </table:table-cell>
          <table:table-cell office:value-type="float" office:value="653333333.333333" calcext:value-type="float">
            <text:p>653333333</text:p>
          </table:table-cell>
          <table:table-cell table:formula="of:=[.J64]/1000000000" office:value-type="float" office:value="0.653333333333333" calcext:value-type="float">
            <text:p>1</text:p>
          </table:table-cell>
          <table:table-cell table:formula="of:=[.J64]/[.$J$5]*100" office:value-type="float" office:value="0.0401462429813847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46000010.0909091" calcext:value-type="float">
            <text:p>46000010.0909091</text:p>
          </table:table-cell>
          <table:table-cell/>
          <table:table-cell office:value-type="string" calcext:value-type="string">
            <text:p>Cost_Parallel_Work_Broadcast5_18</text:p>
          </table:table-cell>
          <table:table-cell office:value-type="float" office:value="36912912.9129129" calcext:value-type="float">
            <text:p>36,912,913</text:p>
          </table:table-cell>
          <table:table-cell table:formula="of:=[.F65]/1000000000" office:value-type="float" office:value="0.0369129129129129" calcext:value-type="float">
            <text:p>0</text:p>
          </table:table-cell>
          <table:table-cell table:formula="of:=[.F65]/[.$F$5]*100" office:value-type="float" office:value="0.0311535388091235" calcext:value-type="float">
            <text:p>0.03</text:p>
          </table:table-cell>
          <table:table-cell office:value-type="string" calcext:value-type="string">
            <text:p>Cost_Parallel_Work_Broadcast5_0</text:p>
          </table:table-cell>
          <table:table-cell office:value-type="float" office:value="665666666.666667" calcext:value-type="float">
            <text:p>665666667</text:p>
          </table:table-cell>
          <table:table-cell table:formula="of:=[.J65]/1000000000" office:value-type="float" office:value="0.665666666666667" calcext:value-type="float">
            <text:p>1</text:p>
          </table:table-cell>
          <table:table-cell table:formula="of:=[.J65]/[.$J$5]*100" office:value-type="float" office:value="0.0409041057315435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46000010.8181818" calcext:value-type="float">
            <text:p>46000010.8181818</text:p>
          </table:table-cell>
          <table:table-cell/>
          <table:table-cell office:value-type="string" calcext:value-type="string">
            <text:p>Cost_Parallel_Work_Broadcast5_27</text:p>
          </table:table-cell>
          <table:table-cell office:value-type="float" office:value="37320320.3203203" calcext:value-type="float">
            <text:p>37,320,320</text:p>
          </table:table-cell>
          <table:table-cell table:formula="of:=[.F66]/1000000000" office:value-type="float" office:value="0.0373203203203203" calcext:value-type="float">
            <text:p>0</text:p>
          </table:table-cell>
          <table:table-cell table:formula="of:=[.F66]/[.$F$5]*100" office:value-type="float" office:value="0.0314973800688945" calcext:value-type="float">
            <text:p>0.03</text:p>
          </table:table-cell>
          <table:table-cell office:value-type="string" calcext:value-type="string">
            <text:p>Cost_Parallel_Work_Broadcast5_11</text:p>
          </table:table-cell>
          <table:table-cell office:value-type="float" office:value="781888888.888889" calcext:value-type="float">
            <text:p>781888889</text:p>
          </table:table-cell>
          <table:table-cell table:formula="of:=[.J66]/1000000000" office:value-type="float" office:value="0.781888888888889" calcext:value-type="float">
            <text:p>1</text:p>
          </table:table-cell>
          <table:table-cell table:formula="of:=[.J66]/[.$J$5]*100" office:value-type="float" office:value="0.0480457673231299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46636373" calcext:value-type="float">
            <text:p>46636373</text:p>
          </table:table-cell>
          <table:table-cell/>
          <table:table-cell office:value-type="string" calcext:value-type="string">
            <text:p>Cost_Parallel_Work_Broadcast5_26</text:p>
          </table:table-cell>
          <table:table-cell office:value-type="float" office:value="37834834.8348348" calcext:value-type="float">
            <text:p>37,834,835</text:p>
          </table:table-cell>
          <table:table-cell table:formula="of:=[.F67]/1000000000" office:value-type="float" office:value="0.0378348348348348" calcext:value-type="float">
            <text:p>0</text:p>
          </table:table-cell>
          <table:table-cell table:formula="of:=[.F67]/[.$F$5]*100" office:value-type="float" office:value="0.0319316169424135" calcext:value-type="float">
            <text:p>0.03</text:p>
          </table:table-cell>
          <table:table-cell office:value-type="string" calcext:value-type="string">
            <text:p>Cost_Parallel_Work_Broadcast5_17</text:p>
          </table:table-cell>
          <table:table-cell office:value-type="float" office:value="789555555.555556" calcext:value-type="float">
            <text:p>789555556</text:p>
          </table:table-cell>
          <table:table-cell table:formula="of:=[.J67]/1000000000" office:value-type="float" office:value="0.789555555555556" calcext:value-type="float">
            <text:p>1</text:p>
          </table:table-cell>
          <table:table-cell table:formula="of:=[.J67]/[.$J$5]*100" office:value-type="float" office:value="0.0485168711948503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46636375.9090909" calcext:value-type="float">
            <text:p>46636375.9090909</text:p>
          </table:table-cell>
          <table:table-cell/>
          <table:table-cell office:value-type="string" calcext:value-type="string">
            <text:p>readPPM</text:p>
          </table:table-cell>
          <table:table-cell office:value-type="float" office:value="88030530.5305305" calcext:value-type="float">
            <text:p>88,030,531</text:p>
          </table:table-cell>
          <table:table-cell table:formula="of:=[.F68]/1000000000" office:value-type="float" office:value="0.0880305305305305" calcext:value-type="float">
            <text:p>0</text:p>
          </table:table-cell>
          <table:table-cell table:formula="of:=[.F68]/[.$F$5]*100" office:value-type="float" office:value="0.0742954790845359" calcext:value-type="float">
            <text:p>0.07</text:p>
          </table:table-cell>
          <table:table-cell office:value-type="string" calcext:value-type="string">
            <text:p>Cost_Parallel_Work_Broadcast1_1</text:p>
          </table:table-cell>
          <table:table-cell office:value-type="float" office:value="1348555562.66667" calcext:value-type="float">
            <text:p>1348555563</text:p>
          </table:table-cell>
          <table:table-cell table:formula="of:=[.J68]/1000000000" office:value-type="float" office:value="1.34855556266667" calcext:value-type="float">
            <text:p>1</text:p>
          </table:table-cell>
          <table:table-cell table:formula="of:=[.J68]/[.$J$5]*100" office:value-type="float" office:value="0.0828664887133379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46636377" calcext:value-type="float">
            <text:p>46636377</text:p>
          </table:table-cell>
          <table:table-cell/>
          <table:table-cell office:value-type="string" calcext:value-type="string">
            <text:p>broadcast2</text:p>
          </table:table-cell>
          <table:table-cell office:value-type="float" office:value="142567567.567568" calcext:value-type="float">
            <text:p>142,567,568</text:p>
          </table:table-cell>
          <table:table-cell table:formula="of:=[.F69]/1000000000" office:value-type="float" office:value="0.142567567567568" calcext:value-type="float">
            <text:p>0</text:p>
          </table:table-cell>
          <table:table-cell table:formula="of:=[.F69]/[.$F$5]*100" office:value-type="float" office:value="0.120323320449328" calcext:value-type="float">
            <text:p>0.12</text:p>
          </table:table-cell>
          <table:table-cell office:value-type="string" calcext:value-type="string">
            <text:p>Cost_Parallel_Work_Broadcast1_0</text:p>
          </table:table-cell>
          <table:table-cell office:value-type="float" office:value="1429000007.11111" calcext:value-type="float">
            <text:p>1429000007</text:p>
          </table:table-cell>
          <table:table-cell table:formula="of:=[.J69]/1000000000" office:value-type="float" office:value="1.42900000711111" calcext:value-type="float">
            <text:p>1</text:p>
          </table:table-cell>
          <table:table-cell table:formula="of:=[.J69]/[.$J$5]*100" office:value-type="float" office:value="0.0878096655702292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47363647.5454545" calcext:value-type="float">
            <text:p>47363647.5454545</text:p>
          </table:table-cell>
          <table:table-cell/>
          <table:table-cell office:value-type="string" calcext:value-type="string">
            <text:p>Cost_Parallel_Work_Broadcast1_3</text:p>
          </table:table-cell>
          <table:table-cell office:value-type="float" office:value="153892892.892893" calcext:value-type="float">
            <text:p>153,892,893</text:p>
          </table:table-cell>
          <table:table-cell table:formula="of:=[.F70]/1000000000" office:value-type="float" office:value="0.153892892892893" calcext:value-type="float">
            <text:p>0</text:p>
          </table:table-cell>
          <table:table-cell table:formula="of:=[.F70]/[.$F$5]*100" office:value-type="float" office:value="0.129881600579668" calcext:value-type="float">
            <text:p>0.13</text:p>
          </table:table-cell>
          <table:table-cell office:value-type="string" calcext:value-type="string">
            <text:p>Cost_Parallel_Work_Broadcast1_3</text:p>
          </table:table-cell>
          <table:table-cell office:value-type="float" office:value="1519555555.55556" calcext:value-type="float">
            <text:p>1519555556</text:p>
          </table:table-cell>
          <table:table-cell table:formula="of:=[.J70]/1000000000" office:value-type="float" office:value="1.51955555555556" calcext:value-type="float">
            <text:p>2</text:p>
          </table:table-cell>
          <table:table-cell table:formula="of:=[.J70]/[.$J$5]*100" office:value-type="float" office:value="0.0933741528934385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47454558.4545455" calcext:value-type="float">
            <text:p>47454558.4545455</text:p>
          </table:table-cell>
          <table:table-cell/>
          <table:table-cell office:value-type="string" calcext:value-type="string">
            <text:p>broadcast1</text:p>
          </table:table-cell>
          <table:table-cell office:value-type="float" office:value="155997997.997998" calcext:value-type="float">
            <text:p>155,997,998</text:p>
          </table:table-cell>
          <table:table-cell table:formula="of:=[.F71]/1000000000" office:value-type="float" office:value="0.155997997997998" calcext:value-type="float">
            <text:p>0</text:p>
          </table:table-cell>
          <table:table-cell table:formula="of:=[.F71]/[.$F$5]*100" office:value-type="float" office:value="0.131658254558288" calcext:value-type="float">
            <text:p>0.13</text:p>
          </table:table-cell>
          <table:table-cell office:value-type="string" calcext:value-type="string">
            <text:p>Cost_Parallel_Work_Broadcast1_2</text:p>
          </table:table-cell>
          <table:table-cell office:value-type="float" office:value="1528999992.88889" calcext:value-type="float">
            <text:p>1528999993</text:p>
          </table:table-cell>
          <table:table-cell table:formula="of:=[.J71]/1000000000" office:value-type="float" office:value="1.52899999288889" calcext:value-type="float">
            <text:p>2</text:p>
          </table:table-cell>
          <table:table-cell table:formula="of:=[.J71]/[.$J$5]*100" office:value-type="float" office:value="0.0939544978056931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48818192.2727273" calcext:value-type="float">
            <text:p>48818192.2727273</text:p>
          </table:table-cell>
          <table:table-cell/>
          <table:table-cell office:value-type="string" calcext:value-type="string">
            <text:p>Broadcast0</text:p>
          </table:table-cell>
          <table:table-cell office:value-type="float" office:value="160428428.428428" calcext:value-type="float">
            <text:p>160,428,428</text:p>
          </table:table-cell>
          <table:table-cell table:formula="of:=[.F72]/1000000000" office:value-type="float" office:value="0.160428428428428" calcext:value-type="float">
            <text:p>0</text:p>
          </table:table-cell>
          <table:table-cell table:formula="of:=[.F72]/[.$F$5]*100" office:value-type="float" office:value="0.135397422655944" calcext:value-type="float">
            <text:p>0.14</text:p>
          </table:table-cell>
          <table:table-cell office:value-type="string" calcext:value-type="string">
            <text:p>broadcast1</text:p>
          </table:table-cell>
          <table:table-cell office:value-type="float" office:value="1863222215.11111" calcext:value-type="float">
            <text:p>1863222215</text:p>
          </table:table-cell>
          <table:table-cell table:formula="of:=[.J72]/1000000000" office:value-type="float" office:value="1.86322221511111" calcext:value-type="float">
            <text:p>2</text:p>
          </table:table-cell>
          <table:table-cell table:formula="of:=[.J72]/[.$J$5]*100" office:value-type="float" office:value="0.114491895575762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51666666.6666667" calcext:value-type="float">
            <text:p>51666666.6666667</text:p>
          </table:table-cell>
          <table:table-cell/>
          <table:table-cell office:value-type="string" calcext:value-type="string">
            <text:p>Cost_Parallel_Work_Broadcast1_1</text:p>
          </table:table-cell>
          <table:table-cell office:value-type="float" office:value="161208208.208208" calcext:value-type="float">
            <text:p>161,208,208</text:p>
          </table:table-cell>
          <table:table-cell table:formula="of:=[.F73]/1000000000" office:value-type="float" office:value="0.161208208208208" calcext:value-type="float">
            <text:p>0</text:p>
          </table:table-cell>
          <table:table-cell table:formula="of:=[.F73]/[.$F$5]*100" office:value-type="float" office:value="0.136055536516784" calcext:value-type="float">
            <text:p>0.14</text:p>
          </table:table-cell>
          <table:table-cell office:value-type="string" calcext:value-type="string">
            <text:p>readPPM</text:p>
          </table:table-cell>
          <table:table-cell office:value-type="float" office:value="2063444437.33333" calcext:value-type="float">
            <text:p>2063444437</text:p>
          </table:table-cell>
          <table:table-cell table:formula="of:=[.J73]/1000000000" office:value-type="float" office:value="2.06344443733333" calcext:value-type="float">
            <text:p>2</text:p>
          </table:table-cell>
          <table:table-cell table:formula="of:=[.J73]/[.$J$5]*100" office:value-type="float" office:value="0.126795216979241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139454547.636364" calcext:value-type="float">
            <text:p>139454547.636364</text:p>
          </table:table-cell>
          <table:table-cell/>
          <table:table-cell office:value-type="string" calcext:value-type="string">
            <text:p>Cost_Parallel_Work_Broadcast1_2</text:p>
          </table:table-cell>
          <table:table-cell office:value-type="float" office:value="161411411.411411" calcext:value-type="float">
            <text:p>161,411,411</text:p>
          </table:table-cell>
          <table:table-cell table:formula="of:=[.F74]/1000000000" office:value-type="float" office:value="0.161411411411411" calcext:value-type="float">
            <text:p>0</text:p>
          </table:table-cell>
          <table:table-cell table:formula="of:=[.F74]/[.$F$5]*100" office:value-type="float" office:value="0.136227034737259" calcext:value-type="float">
            <text:p>0.14</text:p>
          </table:table-cell>
          <table:table-cell office:value-type="string" calcext:value-type="string">
            <text:p>Broadcast0</text:p>
          </table:table-cell>
          <table:table-cell office:value-type="float" office:value="2170999992.88889" calcext:value-type="float">
            <text:p>2170999993</text:p>
          </table:table-cell>
          <table:table-cell table:formula="of:=[.J74]/1000000000" office:value-type="float" office:value="2.17099999288889" calcext:value-type="float">
            <text:p>2</text:p>
          </table:table-cell>
          <table:table-cell table:formula="of:=[.J74]/[.$J$5]*100" office:value-type="float" office:value="0.1334043263680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148545456.818182" calcext:value-type="float">
            <text:p>148545456.818182</text:p>
          </table:table-cell>
          <table:table-cell/>
          <table:table-cell office:value-type="string" calcext:value-type="string">
            <text:p>Cost_Parallel_Work_Broadcast1_0</text:p>
          </table:table-cell>
          <table:table-cell office:value-type="float" office:value="163580580.580581" calcext:value-type="float">
            <text:p>163,580,581</text:p>
          </table:table-cell>
          <table:table-cell table:formula="of:=[.F75]/1000000000" office:value-type="float" office:value="0.163580580580581" calcext:value-type="float">
            <text:p>0</text:p>
          </table:table-cell>
          <table:table-cell table:formula="of:=[.F75]/[.$F$5]*100" office:value-type="float" office:value="0.138057757120364" calcext:value-type="float">
            <text:p>0.14</text:p>
          </table:table-cell>
          <table:table-cell office:value-type="string" calcext:value-type="string">
            <text:p>Cost_Parallel_Work_br_rgbL</text:p>
          </table:table-cell>
          <table:table-cell office:value-type="float" office:value="3604000000" calcext:value-type="float">
            <text:p>3604000000</text:p>
          </table:table-cell>
          <table:table-cell table:formula="of:=[.J75]/1000000000" office:value-type="float" office:value="3.604" calcext:value-type="float">
            <text:p>4</text:p>
          </table:table-cell>
          <table:table-cell table:formula="of:=[.J75]/[.$J$5]*100" office:value-type="float" office:value="0.221459785262618" calcext:value-type="float">
            <text:p>0.22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148545457" calcext:value-type="float">
            <text:p>148545457</text:p>
          </table:table-cell>
          <table:table-cell/>
          <table:table-cell office:value-type="string" calcext:value-type="string">
            <text:p>Cost_Parallel_Work_br_rgbL</text:p>
          </table:table-cell>
          <table:table-cell office:value-type="float" office:value="279274274.274274" calcext:value-type="float">
            <text:p>279,274,274</text:p>
          </table:table-cell>
          <table:table-cell table:formula="of:=[.F76]/1000000000" office:value-type="float" office:value="0.279274274274274" calcext:value-type="float">
            <text:p>0</text:p>
          </table:table-cell>
          <table:table-cell table:formula="of:=[.F76]/[.$F$5]*100" office:value-type="float" office:value="0.235700226707111" calcext:value-type="float">
            <text:p>0.24</text:p>
          </table:table-cell>
          <table:table-cell office:value-type="string" calcext:value-type="string">
            <text:p>broadcast2</text:p>
          </table:table-cell>
          <table:table-cell office:value-type="float" office:value="3916000028.44444" calcext:value-type="float">
            <text:p>3916000028</text:p>
          </table:table-cell>
          <table:table-cell table:formula="of:=[.J76]/1000000000" office:value-type="float" office:value="3.91600002844444" calcext:value-type="float">
            <text:p>4</text:p>
          </table:table-cell>
          <table:table-cell table:formula="of:=[.J76]/[.$J$5]*100" office:value-type="float" office:value="0.240631666311796" calcext:value-type="float">
            <text:p>0.24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152909093.272727" calcext:value-type="float">
            <text:p>152909093.272727</text:p>
          </table:table-cell>
          <table:table-cell/>
          <table:table-cell office:value-type="string" calcext:value-type="string">
            <text:p>disparitySelect</text:p>
          </table:table-cell>
          <table:table-cell office:value-type="float" office:value="319857457.457457" calcext:value-type="float">
            <text:p>319,857,457</text:p>
          </table:table-cell>
          <table:table-cell table:formula="of:=[.F77]/1000000000" office:value-type="float" office:value="0.319857457457457" calcext:value-type="float">
            <text:p>0</text:p>
          </table:table-cell>
          <table:table-cell table:formula="of:=[.F77]/[.$F$5]*100" office:value-type="float" office:value="0.269951378201925" calcext:value-type="float">
            <text:p>0.27</text:p>
          </table:table-cell>
          <table:table-cell office:value-type="string" calcext:value-type="string">
            <text:p>medianFilter</text:p>
          </table:table-cell>
          <table:table-cell office:value-type="float" office:value="4978074058.9037" calcext:value-type="float">
            <text:p>4978074059</text:p>
          </table:table-cell>
          <table:table-cell table:formula="of:=[.J77]/1000000000" office:value-type="float" office:value="4.9780740589037" calcext:value-type="float">
            <text:p>5</text:p>
          </table:table-cell>
          <table:table-cell table:formula="of:=[.J77]/[.$J$5]*100" office:value-type="float" office:value="0.30589434298174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176636365.727273" calcext:value-type="float">
            <text:p>176636365.727273</text:p>
          </table:table-cell>
          <table:table-cell/>
          <table:table-cell office:value-type="string" calcext:value-type="string">
            <text:p>Cost_Parallel_Work_br_cenR</text:p>
          </table:table-cell>
          <table:table-cell office:value-type="float" office:value="597357357.357357" calcext:value-type="float">
            <text:p>597,357,357</text:p>
          </table:table-cell>
          <table:table-cell table:formula="of:=[.F78]/1000000000" office:value-type="float" office:value="0.597357357357357" calcext:value-type="float">
            <text:p>1</text:p>
          </table:table-cell>
          <table:table-cell table:formula="of:=[.F78]/[.$F$5]*100" office:value-type="float" office:value="0.504154079068569" calcext:value-type="float">
            <text:p>0.50</text:p>
          </table:table-cell>
          <table:table-cell office:value-type="string" calcext:value-type="string">
            <text:p>disparitySelect</text:p>
          </table:table-cell>
          <table:table-cell office:value-type="float" office:value="6272311111.11111" calcext:value-type="float">
            <text:p>6272311111</text:p>
          </table:table-cell>
          <table:table-cell table:formula="of:=[.J78]/1000000000" office:value-type="float" office:value="6.27231111111111" calcext:value-type="float">
            <text:p>6</text:p>
          </table:table-cell>
          <table:table-cell table:formula="of:=[.J78]/[.$J$5]*100" office:value-type="float" office:value="0.385423049879855" calcext:value-type="float">
            <text:p>0.39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213090910.727273" calcext:value-type="float">
            <text:p>213090910.727273</text:p>
          </table:table-cell>
          <table:table-cell/>
          <table:table-cell office:value-type="string" calcext:value-type="string">
            <text:p>Cost_Parallel_Work_br_cenL</text:p>
          </table:table-cell>
          <table:table-cell office:value-type="float" office:value="615787787.787788" calcext:value-type="float">
            <text:p>615,787,788</text:p>
          </table:table-cell>
          <table:table-cell table:formula="of:=[.F79]/1000000000" office:value-type="float" office:value="0.615787787787788" calcext:value-type="float">
            <text:p>1</text:p>
          </table:table-cell>
          <table:table-cell table:formula="of:=[.F79]/[.$F$5]*100" office:value-type="float" office:value="0.519708883183809" calcext:value-type="float">
            <text:p>0.52</text:p>
          </table:table-cell>
          <table:table-cell office:value-type="string" calcext:value-type="string">
            <text:p>rgb2Gray</text:p>
          </table:table-cell>
          <table:table-cell office:value-type="float" office:value="6670111061.33333" calcext:value-type="float">
            <text:p>6670111061</text:p>
          </table:table-cell>
          <table:table-cell table:formula="of:=[.J79]/1000000000" office:value-type="float" office:value="6.67011106133333" calcext:value-type="float">
            <text:p>7</text:p>
          </table:table-cell>
          <table:table-cell table:formula="of:=[.J79]/[.$J$5]*100" office:value-type="float" office:value="0.40986719293027" calcext:value-type="float">
            <text:p>0.41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218818184.545455" calcext:value-type="float">
            <text:p>218818184.545455</text:p>
          </table:table-cell>
          <table:table-cell/>
          <table:table-cell office:value-type="string" calcext:value-type="string">
            <text:p>medianFilter</text:p>
          </table:table-cell>
          <table:table-cell office:value-type="float" office:value="887413947.280614" calcext:value-type="float">
            <text:p>887,413,947</text:p>
          </table:table-cell>
          <table:table-cell table:formula="of:=[.F80]/1000000000" office:value-type="float" office:value="0.887413947280614" calcext:value-type="float">
            <text:p>1</text:p>
          </table:table-cell>
          <table:table-cell table:formula="of:=[.F80]/[.$F$5]*100" office:value-type="float" office:value="0.748954299856757" calcext:value-type="float">
            <text:p>0.75</text:p>
          </table:table-cell>
          <table:table-cell office:value-type="string" calcext:value-type="string">
            <text:p>census</text:p>
          </table:table-cell>
          <table:table-cell office:value-type="float" office:value="6864833365.33333" calcext:value-type="float">
            <text:p>6864833365</text:p>
          </table:table-cell>
          <table:table-cell table:formula="of:=[.J80]/1000000000" office:value-type="float" office:value="6.86483336533333" calcext:value-type="float">
            <text:p>7</text:p>
          </table:table-cell>
          <table:table-cell table:formula="of:=[.J80]/[.$J$5]*100" office:value-type="float" office:value="0.42183255353784" calcext:value-type="float">
            <text:p>0.42</text:p>
          </table:table-cell>
        </table:table-row>
        <table:table-row table:style-name="ro1">
          <table:table-cell/>
          <table:table-cell office:value-type="string" calcext:value-type="string">
            <text:p>Cost_Parallel_Work_br_rgbL</text:p>
          </table:table-cell>
          <table:table-cell office:value-type="float" office:value="261545456.363636" calcext:value-type="float">
            <text:p>261545456.363636</text:p>
          </table:table-cell>
          <table:table-cell/>
          <table:table-cell office:value-type="string" calcext:value-type="string">
            <text:p>rgb2Gray</text:p>
          </table:table-cell>
          <table:table-cell office:value-type="float" office:value="916877877.877878" calcext:value-type="float">
            <text:p>916,877,878</text:p>
          </table:table-cell>
          <table:table-cell table:formula="of:=[.F81]/1000000000" office:value-type="float" office:value="0.916877877877878" calcext:value-type="float">
            <text:p>1</text:p>
          </table:table-cell>
          <table:table-cell table:formula="of:=[.F81]/[.$F$5]*100" office:value-type="float" office:value="0.773821091255657" calcext:value-type="float">
            <text:p>0.77</text:p>
          </table:table-cell>
          <table:table-cell office:value-type="string" calcext:value-type="string">
            <text:p>Cost_Parallel_Work_br_cenR</text:p>
          </table:table-cell>
          <table:table-cell office:value-type="float" office:value="7293000021.33333" calcext:value-type="float">
            <text:p>7293000021</text:p>
          </table:table-cell>
          <table:table-cell table:formula="of:=[.J81]/1000000000" office:value-type="float" office:value="7.29300002133333" calcext:value-type="float">
            <text:p>7</text:p>
          </table:table-cell>
          <table:table-cell table:formula="of:=[.J81]/[.$J$5]*100" office:value-type="float" office:value="0.44814267997912" calcext:value-type="float">
            <text:p>0.45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47636367.363636" calcext:value-type="float">
            <text:p>647636367.363636</text:p>
          </table:table-cell>
          <table:table-cell/>
          <table:table-cell office:value-type="string" calcext:value-type="string">
            <text:p>implode_Cost_Parallel_Work_Broadcast2_in</text:p>
          </table:table-cell>
          <table:table-cell office:value-type="float" office:value="1290771771.70771" calcext:value-type="float">
            <text:p>1,290,771,772</text:p>
          </table:table-cell>
          <table:table-cell table:formula="of:=[.F82]/1000000000" office:value-type="float" office:value="1.29077177170771" calcext:value-type="float">
            <text:p>1</text:p>
          </table:table-cell>
          <table:table-cell table:formula="of:=[.F82]/[.$F$5]*100" office:value-type="float" office:value="1.08937781687639" calcext:value-type="float">
            <text:p>1.09</text:p>
          </table:table-cell>
          <table:table-cell office:value-type="string" calcext:value-type="string">
            <text:p>Cost_Parallel_Work_br_cenL</text:p>
          </table:table-cell>
          <table:table-cell office:value-type="float" office:value="7423111111.11111" calcext:value-type="float">
            <text:p>7423111111</text:p>
          </table:table-cell>
          <table:table-cell table:formula="of:=[.J82]/1000000000" office:value-type="float" office:value="7.42311111111111" calcext:value-type="float">
            <text:p>7</text:p>
          </table:table-cell>
          <table:table-cell table:formula="of:=[.J82]/[.$J$5]*100" office:value-type="float" office:value="0.45613778930278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711700000.1" calcext:value-type="float">
            <text:p>711700000.1</text:p>
          </table:table-cell>
          <table:table-cell/>
          <table:table-cell office:value-type="string" calcext:value-type="string">
            <text:p>implode_Cost_Parallel_Work_Broadcast3_in</text:p>
          </table:table-cell>
          <table:table-cell office:value-type="float" office:value="1312954954.57057" calcext:value-type="float">
            <text:p>1,312,954,955</text:p>
          </table:table-cell>
          <table:table-cell table:formula="of:=[.F83]/1000000000" office:value-type="float" office:value="1.31295495457057" calcext:value-type="float">
            <text:p>1</text:p>
          </table:table-cell>
          <table:table-cell table:formula="of:=[.F83]/[.$F$5]*100" office:value-type="float" office:value="1.10809984647775" calcext:value-type="float">
            <text:p>1.11</text:p>
          </table:table-cell>
          <table:table-cell office:value-type="string" calcext:value-type="string">
            <text:p>costConstruction</text:p>
          </table:table-cell>
          <table:table-cell office:value-type="float" office:value="13355940754.0148" calcext:value-type="float">
            <text:p>13355940754</text:p>
          </table:table-cell>
          <table:table-cell table:formula="of:=[.J83]/1000000000" office:value-type="float" office:value="13.3559407540148" calcext:value-type="float">
            <text:p>13</text:p>
          </table:table-cell>
          <table:table-cell table:formula="of:=[.J83]/[.$J$5]*100" office:value-type="float" office:value="0.820700269523964" calcext:value-type="float">
            <text:p>0.82</text:p>
          </table:table-cell>
        </table:table-row>
        <table:table-row table:style-name="ro1">
          <table:table-cell/>
          <table:table-cell office:value-type="string" calcext:value-type="string">
            <text:p>implode_Cost_Parallel_Work_Broadcast2_in</text:p>
          </table:table-cell>
          <table:table-cell office:value-type="float" office:value="1277818186.45455" calcext:value-type="float">
            <text:p>1277818186.45455</text:p>
          </table:table-cell>
          <table:table-cell/>
          <table:table-cell office:value-type="string" calcext:value-type="string">
            <text:p>census</text:p>
          </table:table-cell>
          <table:table-cell office:value-type="float" office:value="1420311311.05506" calcext:value-type="float">
            <text:p>1,420,311,311</text:p>
          </table:table-cell>
          <table:table-cell table:formula="of:=[.F84]/1000000000" office:value-type="float" office:value="1.42031131105506" calcext:value-type="float">
            <text:p>1</text:p>
          </table:table-cell>
          <table:table-cell table:formula="of:=[.F84]/[.$F$5]*100" office:value-type="float" office:value="1.19870582022022" calcext:value-type="float">
            <text:p>1.20</text:p>
          </table:table-cell>
          <table:table-cell office:value-type="string" calcext:value-type="string">
            <text:p>implode_Cost_Parallel_Work_Broadcast2_in</text:p>
          </table:table-cell>
          <table:table-cell office:value-type="float" office:value="17791777450.6667" calcext:value-type="float">
            <text:p>17791777451</text:p>
          </table:table-cell>
          <table:table-cell table:formula="of:=[.J84]/1000000000" office:value-type="float" office:value="17.7917774506667" calcext:value-type="float">
            <text:p>18</text:p>
          </table:table-cell>
          <table:table-cell table:formula="of:=[.J84]/[.$J$5]*100" office:value-type="float" office:value="1.09327503153855" calcext:value-type="float">
            <text:p>1.09</text:p>
          </table:table-cell>
        </table:table-row>
        <table:table-row table:style-name="ro1">
          <table:table-cell/>
          <table:table-cell office:value-type="string" calcext:value-type="string">
            <text:p>census</text:p>
          </table:table-cell>
          <table:table-cell office:value-type="float" office:value="1676863630.68182" calcext:value-type="float">
            <text:p>1676863630.68182</text:p>
          </table:table-cell>
          <table:table-cell/>
          <table:table-cell office:value-type="string" calcext:value-type="string">
            <text:p>costConstruction</text:p>
          </table:table-cell>
          <table:table-cell office:value-type="float" office:value="1620184884.76316" calcext:value-type="float">
            <text:p>1,620,184,885</text:p>
          </table:table-cell>
          <table:table-cell table:formula="of:=[.F85]/1000000000" office:value-type="float" office:value="1.62018488476316" calcext:value-type="float">
            <text:p>2</text:p>
          </table:table-cell>
          <table:table-cell table:formula="of:=[.F85]/[.$F$5]*100" office:value-type="float" office:value="1.36739391996797" calcext:value-type="float">
            <text:p>1.37</text:p>
          </table:table-cell>
          <table:table-cell office:value-type="string" calcext:value-type="string">
            <text:p>implode_Cost_Parallel_Work_Broadcast3_in</text:p>
          </table:table-cell>
          <table:table-cell office:value-type="float" office:value="19517888967.1111" calcext:value-type="float">
            <text:p>19517888967</text:p>
          </table:table-cell>
          <table:table-cell table:formula="of:=[.J85]/1000000000" office:value-type="float" office:value="19.5178889671111" calcext:value-type="float">
            <text:p>20</text:p>
          </table:table-cell>
          <table:table-cell table:formula="of:=[.J85]/[.$J$5]*100" office:value-type="float" office:value="1.19934170350612" calcext:value-type="float">
            <text:p>1.20</text:p>
          </table:table-cell>
        </table:table-row>
        <table:table-row table:style-name="ro1">
          <table:table-cell/>
          <table:table-cell office:value-type="string" calcext:value-type="string">
            <text:p>costConstruction</text:p>
          </table:table-cell>
          <table:table-cell office:value-type="float" office:value="2106255561.95556" calcext:value-type="float">
            <text:p>2106255561.95556</text:p>
          </table:table-cell>
          <table:table-cell/>
          <table:table-cell office:value-type="string" calcext:value-type="string">
            <text:p>Cost_Parallel_Work_br_grayR</text:p>
          </table:table-cell>
          <table:table-cell office:value-type="float" office:value="2307380381.08508" calcext:value-type="float">
            <text:p>2,307,380,381</text:p>
          </table:table-cell>
          <table:table-cell table:formula="of:=[.F86]/1000000000" office:value-type="float" office:value="2.30738038108508" calcext:value-type="float">
            <text:p>2</text:p>
          </table:table-cell>
          <table:table-cell table:formula="of:=[.F86]/[.$F$5]*100" office:value-type="float" office:value="1.94736905264385" calcext:value-type="float">
            <text:p>1.95</text:p>
          </table:table-cell>
          <table:table-cell office:value-type="string" calcext:value-type="string">
            <text:p>Cost_Parallel_Work_br_grayR</text:p>
          </table:table-cell>
          <table:table-cell office:value-type="float" office:value="37851555612.4444" calcext:value-type="float">
            <text:p>37851555612</text:p>
          </table:table-cell>
          <table:table-cell table:formula="of:=[.J86]/1000000000" office:value-type="float" office:value="37.8515556124444" calcext:value-type="float">
            <text:p>38</text:p>
          </table:table-cell>
          <table:table-cell table:formula="of:=[.J86]/[.$J$5]*100" office:value-type="float" office:value="2.32591492169478" calcext:value-type="float">
            <text:p>2.33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2655090877.81818" calcext:value-type="float">
            <text:p>2655090877.81818</text:p>
          </table:table-cell>
          <table:table-cell/>
          <table:table-cell office:value-type="string" calcext:value-type="string">
            <text:p>Cost_Parallel_Work_br_grayL</text:p>
          </table:table-cell>
          <table:table-cell office:value-type="float" office:value="2346429430.51852" calcext:value-type="float">
            <text:p>2,346,429,431</text:p>
          </table:table-cell>
          <table:table-cell table:formula="of:=[.F87]/1000000000" office:value-type="float" office:value="2.34642943051852" calcext:value-type="float">
            <text:p>2</text:p>
          </table:table-cell>
          <table:table-cell table:formula="of:=[.F87]/[.$F$5]*100" office:value-type="float" office:value="1.98032543513944" calcext:value-type="float">
            <text:p>1.98</text:p>
          </table:table-cell>
          <table:table-cell office:value-type="string" calcext:value-type="string">
            <text:p>Cost_Parallel_Work_br_grayL</text:p>
          </table:table-cell>
          <table:table-cell office:value-type="float" office:value="41017444124.4444" calcext:value-type="float">
            <text:p>41017444124</text:p>
          </table:table-cell>
          <table:table-cell table:formula="of:=[.J87]/1000000000" office:value-type="float" office:value="41.0174441244444" calcext:value-type="float">
            <text:p>41</text:p>
          </table:table-cell>
          <table:table-cell table:formula="of:=[.J87]/[.$J$5]*100" office:value-type="float" office:value="2.52045348718671" calcext:value-type="float">
            <text:p>2.52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2658909093.54545" calcext:value-type="float">
            <text:p>2658909093.54545</text:p>
          </table:table-cell>
          <table:table-cell/>
          <table:table-cell office:value-type="string" calcext:value-type="string">
            <text:p>aggregateCost</text:p>
          </table:table-cell>
          <table:table-cell office:value-type="float" office:value="3332611344.57124" calcext:value-type="float">
            <text:p>3,332,611,345</text:p>
          </table:table-cell>
          <table:table-cell table:formula="of:=[.F88]/1000000000" office:value-type="float" office:value="3.33261134457124" calcext:value-type="float">
            <text:p>3</text:p>
          </table:table-cell>
          <table:table-cell table:formula="of:=[.F88]/[.$F$5]*100" office:value-type="float" office:value="2.81263733110876" calcext:value-type="float">
            <text:p>2.81</text:p>
          </table:table-cell>
          <table:table-cell office:value-type="string" calcext:value-type="string">
            <text:p>aggregateCost</text:p>
          </table:table-cell>
          <table:table-cell office:value-type="float" office:value="76892788933.2148" calcext:value-type="float">
            <text:p>76892788933</text:p>
          </table:table-cell>
          <table:table-cell table:formula="of:=[.J88]/1000000000" office:value-type="float" office:value="76.8927889332148" calcext:value-type="float">
            <text:p>77</text:p>
          </table:table-cell>
          <table:table-cell table:formula="of:=[.J88]/[.$J$5]*100" office:value-type="float" office:value="4.72493355310587" calcext:value-type="float">
            <text:p>4.72</text:p>
          </table:table-cell>
        </table:table-row>
        <table:table-row table:style-name="ro1">
          <table:table-cell/>
          <table:table-cell office:value-type="string" calcext:value-type="string">
            <text:p>aggregateCost</text:p>
          </table:table-cell>
          <table:table-cell office:value-type="float" office:value="4491412130.45455" calcext:value-type="float">
            <text:p>4491412130.45455</text:p>
          </table:table-cell>
          <table:table-cell/>
          <table:table-cell office:value-type="string" calcext:value-type="string">
            <text:p>computeWeights</text:p>
          </table:table-cell>
          <table:table-cell office:value-type="float" office:value="11306096221.4054" calcext:value-type="float">
            <text:p>11,306,096,221</text:p>
          </table:table-cell>
          <table:table-cell table:formula="of:=[.F89]/1000000000" office:value-type="float" office:value="11.3060962214054" calcext:value-type="float">
            <text:p>11</text:p>
          </table:table-cell>
          <table:table-cell table:formula="of:=[.F89]/[.$F$5]*100" office:value-type="float" office:value="9.54205126656429" calcext:value-type="float">
            <text:p>9.54</text:p>
          </table:table-cell>
          <table:table-cell office:value-type="string" calcext:value-type="string">
            <text:p>computeWeights</text:p>
          </table:table-cell>
          <table:table-cell office:value-type="float" office:value="84940777244.4445" calcext:value-type="float">
            <text:p>84940777244</text:p>
          </table:table-cell>
          <table:table-cell table:formula="of:=[.J89]/1000000000" office:value-type="float" office:value="84.9407772444445" calcext:value-type="float">
            <text:p>85</text:p>
          </table:table-cell>
          <table:table-cell table:formula="of:=[.J89]/[.$J$5]*100" office:value-type="float" office:value="5.2194690034946" calcext:value-type="float">
            <text:p>5.22</text:p>
          </table:table-cell>
        </table:table-row>
        <table:table-row table:style-name="ro1">
          <table:table-cell/>
          <table:table-cell office:value-type="string" calcext:value-type="string">
            <text:p>computeWeights</text:p>
          </table:table-cell>
          <table:table-cell office:value-type="float" office:value="15668011360.2273" calcext:value-type="float">
            <text:p>15668011360.2273</text:p>
          </table:table-cell>
          <table:table-cell/>
          <table:table-cell office:value-type="string" calcext:value-type="string">
            <text:p>writePPM</text:p>
          </table:table-cell>
          <table:table-cell office:value-type="float" office:value="12463743741.6937" calcext:value-type="float">
            <text:p>12,463,743,742</text:p>
          </table:table-cell>
          <table:table-cell table:formula="of:=[.F90]/1000000000" office:value-type="float" office:value="12.4637437416937" calcext:value-type="float">
            <text:p>12</text:p>
          </table:table-cell>
          <table:table-cell table:formula="of:=[.F90]/[.$F$5]*100" office:value-type="float" office:value="10.519075676306" calcext:value-type="float">
            <text:p>10.52</text:p>
          </table:table-cell>
          <table:table-cell office:value-type="string" calcext:value-type="string">
            <text:p>writePPM</text:p>
          </table:table-cell>
          <table:table-cell office:value-type="float" office:value="130701111751.111" calcext:value-type="float">
            <text:p>130701111751</text:p>
          </table:table-cell>
          <table:table-cell table:formula="of:=[.J90]/1000000000" office:value-type="float" office:value="130.701111751111" calcext:value-type="float">
            <text:p>131</text:p>
          </table:table-cell>
          <table:table-cell table:formula="of:=[.J90]/[.$J$5]*100" office:value-type="float" office:value="8.03136518923043" calcext:value-type="float">
            <text:p>8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37550272889.1818" calcext:value-type="float">
            <text:p>37550272889.1818</text:p>
          </table:table-cell>
          <table:table-cell/>
          <table:table-cell office:value-type="string" calcext:value-type="string">
            <text:p>Cost_Parallel_Work_Broadcast3</text:p>
          </table:table-cell>
          <table:table-cell office:value-type="float" office:value="37390672667.4194" calcext:value-type="float">
            <text:p>37,390,672,667</text:p>
          </table:table-cell>
          <table:table-cell table:formula="of:=[.F91]/1000000000" office:value-type="float" office:value="37.3906726674194" calcext:value-type="float">
            <text:p>37</text:p>
          </table:table-cell>
          <table:table-cell table:formula="of:=[.F91]/[.$F$5]*100" office:value-type="float" office:value="31.5567556207734" calcext:value-type="float">
            <text:p>31.56</text:p>
          </table:table-cell>
          <table:table-cell office:value-type="string" calcext:value-type="string">
            <text:p>Cost_Parallel_Work_Broadcast3</text:p>
          </table:table-cell>
          <table:table-cell office:value-type="float" office:value="501818552775.111" calcext:value-type="float">
            <text:p>501818552775</text:p>
          </table:table-cell>
          <table:table-cell table:formula="of:=[.J91]/1000000000" office:value-type="float" office:value="501.818552775111" calcext:value-type="float">
            <text:p>502</text:p>
          </table:table-cell>
          <table:table-cell table:formula="of:=[.J91]/[.$J$5]*100" office:value-type="float" office:value="30.8359125800149" calcext:value-type="float">
            <text:p>30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44880666624" calcext:value-type="float">
            <text:p>44880666624</text:p>
          </table:table-cell>
          <table:table-cell/>
          <table:table-cell office:value-type="string" calcext:value-type="string">
            <text:p>Cost_Parallel_Work_Broadcast2</text:p>
          </table:table-cell>
          <table:table-cell office:value-type="float" office:value="37749176149.8458" calcext:value-type="float">
            <text:p>37,749,176,150</text:p>
          </table:table-cell>
          <table:table-cell table:formula="of:=[.F92]/1000000000" office:value-type="float" office:value="37.7491761498458" calcext:value-type="float">
            <text:p>38</text:p>
          </table:table-cell>
          <table:table-cell table:formula="of:=[.F92]/[.$F$5]*100" office:value-type="float" office:value="31.859323239301" calcext:value-type="float">
            <text:p>31.86</text:p>
          </table:table-cell>
          <table:table-cell office:value-type="string" calcext:value-type="string">
            <text:p>Cost_Parallel_Work_Broadcast2</text:p>
          </table:table-cell>
          <table:table-cell office:value-type="float" office:value="626935886279.111" calcext:value-type="float">
            <text:p>626935886279</text:p>
          </table:table-cell>
          <table:table-cell table:formula="of:=[.J92]/1000000000" office:value-type="float" office:value="626.935886279111" calcext:value-type="float">
            <text:p>627</text:p>
          </table:table-cell>
          <table:table-cell table:formula="of:=[.J92]/[.$J$5]*100" office:value-type="float" office:value="38.5241639147617" calcext:value-type="float">
            <text:p>38.52</text:p>
          </table:table-cell>
        </table:table-row>
      </table:table>
      <table:table table:name="ARM_original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7"/>
          <table:table-cell office:value-type="string" calcext:value-type="string">
            <text:p>Times in ps</text:p>
          </table:table-cell>
          <table:table-cell/>
          <table:table-cell office:value-type="string" calcext:value-type="string">
            <text:p>Max_disparity = 30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.6FPS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0.2FP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15_1</text:p>
          </table:table-cell>
          <table:table-cell office:value-type="string" calcext:value-type="string">
            <text:p>A15_2</text:p>
          </table:table-cell>
          <table:table-cell office:value-type="string" calcext:value-type="string">
            <text:p>A15_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/>
          <table:table-cell table:style-name="Default"/>
          <table:table-cell/>
          <table:table-cell office:value-type="string" calcext:value-type="string">
            <text:p>A7_1</text:p>
          </table:table-cell>
          <table:table-cell office:value-type="string" calcext:value-type="string">
            <text:p>A7_2</text:p>
          </table:table-cell>
          <table:table-cell office:value-type="string" calcext:value-type="string">
            <text:p>A7_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A7 vs. A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gregateCost</text:p>
          </table:table-cell>
          <table:table-cell office:value-type="float" office:value="29477966685.8667" calcext:value-type="float">
            <text:p>29477966685.8667</text:p>
          </table:table-cell>
          <table:table-cell office:value-type="float" office:value="29484383291.7333" calcext:value-type="float">
            <text:p>29484383291.7333</text:p>
          </table:table-cell>
          <table:table-cell office:value-type="float" office:value="29464125038.9333" calcext:value-type="float">
            <text:p>29464125038.9333</text:p>
          </table:table-cell>
          <table:table-cell table:formula="of:=AVERAGE([.E5:.G5])" office:value-type="float" office:value="29475491672.1778" calcext:value-type="float">
            <text:p>29475491672.1778</text:p>
          </table:table-cell>
          <table:table-cell table:style-name="ce9" table:formula="of:=STDEV([.E5:.G5])/[.H5]" office:value-type="float" office:value="0.000351255480577769" calcext:value-type="float">
            <text:p>0.00</text:p>
          </table:table-cell>
          <table:table-cell table:style-name="ce12" table:formula="of:=[.E5]/[.$H$92]*100" office:value-type="float" office:value="7.24602177896891" calcext:value-type="float">
            <text:p>7.25</text:p>
          </table:table-cell>
          <table:table-cell/>
          <table:table-cell table:style-name="ce15" office:value-type="string" calcext:value-type="string">
            <text:p>aggregateCost</text:p>
          </table:table-cell>
          <table:table-cell table:style-name="ce15" office:value-type="float" office:value="75783540948.3852" calcext:value-type="float">
            <text:p>75783540948.3852</text:p>
          </table:table-cell>
          <table:table-cell table:style-name="ce15" office:value-type="float" office:value="75782262844.6815" calcext:value-type="float">
            <text:p>75782262844.6815</text:p>
          </table:table-cell>
          <table:table-cell table:style-name="ce15" office:value-type="float" office:value="75777440548.0296" calcext:value-type="float">
            <text:p>75777440548.0296</text:p>
          </table:table-cell>
          <table:table-cell table:style-name="ce15" table:formula="of:=AVERAGE([.M5:.O5])" office:value-type="float" office:value="75781081447.0321" calcext:value-type="float">
            <text:p>75781081447.0321</text:p>
          </table:table-cell>
          <table:table-cell table:style-name="ce12" table:formula="of:=STDEV([.M5:.O5])/[.P5]" office:value-type="float" office:value="0.0000424541149298855" calcext:value-type="float">
            <text:p>0.00</text:p>
          </table:table-cell>
          <table:table-cell table:style-name="ce15" table:formula="of:=[.P5]/[.H5]" office:value-type="float" office:value="2.57098617013275" calcext:value-type="float">
            <text:p>2.57098617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0</text:p>
          </table:table-cell>
          <table:table-cell office:value-type="float" office:value="481875000" calcext:value-type="float">
            <text:p>481875000</text:p>
          </table:table-cell>
          <table:table-cell office:value-type="float" office:value="493125000" calcext:value-type="float">
            <text:p>493125000</text:p>
          </table:table-cell>
          <table:table-cell office:value-type="float" office:value="491375000" calcext:value-type="float">
            <text:p>491375000</text:p>
          </table:table-cell>
          <table:table-cell table:formula="of:=AVERAGE([.E6:.G6])" office:value-type="float" office:value="488791666.666667" calcext:value-type="float">
            <text:p>488791666.666667</text:p>
          </table:table-cell>
          <table:table-cell table:style-name="ce9" table:formula="of:=STDEV([.E6:.G6])/[.H6]" office:value-type="float" office:value="0.0123847860360849" calcext:value-type="float">
            <text:p>0.01</text:p>
          </table:table-cell>
          <table:table-cell table:style-name="ce9" table:formula="of:=[.E6]/[.$H$92]*100" office:value-type="float" office:value="0.118450393202145" calcext:value-type="float">
            <text:p>0.12</text:p>
          </table:table-cell>
          <table:table-cell/>
          <table:table-cell office:value-type="string" calcext:value-type="string">
            <text:p>Broadcast0</text:p>
          </table:table-cell>
          <table:table-cell office:value-type="float" office:value="2211111111.11111" calcext:value-type="float">
            <text:p>2211111111.11111</text:p>
          </table:table-cell>
          <table:table-cell office:value-type="float" office:value="2178222222.22222" calcext:value-type="float">
            <text:p>2178222222.22222</text:p>
          </table:table-cell>
          <table:table-cell office:value-type="float" office:value="2230666666.66667" calcext:value-type="float">
            <text:p>2230666666.66667</text:p>
          </table:table-cell>
          <table:table-cell table:formula="of:=AVERAGE([.M6:.O6])" office:value-type="float" office:value="2206666666.66667" calcext:value-type="float">
            <text:p>2206666666.66667</text:p>
          </table:table-cell>
          <table:table-cell table:style-name="ce9" table:formula="of:=STDEV([.M6:.O6])/[.P6]" office:value-type="float" office:value="0.0120105148164165" calcext:value-type="float">
            <text:p>0.01</text:p>
          </table:table-cell>
          <table:table-cell table:formula="of:=[.P6]/[.H6]" office:value-type="float" office:value="4.51453414031199" calcext:value-type="float">
            <text:p>4.51453414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1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23500000" calcext:value-type="float">
            <text:p>523500000</text:p>
          </table:table-cell>
          <table:table-cell office:value-type="float" office:value="515625000" calcext:value-type="float">
            <text:p>515625000</text:p>
          </table:table-cell>
          <table:table-cell table:formula="of:=AVERAGE([.E7:.G7])" office:value-type="float" office:value="514708333.333333" calcext:value-type="float">
            <text:p>514708333.333333</text:p>
          </table:table-cell>
          <table:table-cell table:style-name="ce9" table:formula="of:=STDEV([.E7:.G7])/[.H7]" office:value-type="float" office:value="0.0180374052977614" calcext:value-type="float">
            <text:p>0.02</text:p>
          </table:table-cell>
          <table:table-cell table:style-name="ce9" table:formula="of:=[.E7]/[.$H$92]*100" office:value-type="float" office:value="0.12413478301859" calcext:value-type="float">
            <text:p>0.12</text:p>
          </table:table-cell>
          <table:table-cell/>
          <table:table-cell office:value-type="string" calcext:value-type="string">
            <text:p>broadcast1</text:p>
          </table:table-cell>
          <table:table-cell office:value-type="float" office:value="1912111104" calcext:value-type="float">
            <text:p>1912111104</text:p>
          </table:table-cell>
          <table:table-cell office:value-type="float" office:value="1957555555.55556" calcext:value-type="float">
            <text:p>1957555555.55556</text:p>
          </table:table-cell>
          <table:table-cell office:value-type="float" office:value="1960999992.88889" calcext:value-type="float">
            <text:p>1960999992.88889</text:p>
          </table:table-cell>
          <table:table-cell table:formula="of:=AVERAGE([.M7:.O7])" office:value-type="float" office:value="1943555550.81482" calcext:value-type="float">
            <text:p>1943555550.81482</text:p>
          </table:table-cell>
          <table:table-cell table:style-name="ce9" table:formula="of:=STDEV([.M7:.O7])/[.P7]" office:value-type="float" office:value="0.0140392666854583" calcext:value-type="float">
            <text:p>0.01</text:p>
          </table:table-cell>
          <table:table-cell table:formula="of:=[.P7]/[.H7]" office:value-type="float" office:value="3.77603280333163" calcext:value-type="float">
            <text:p>3.77603280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2</text:p>
          </table:table-cell>
          <table:table-cell office:value-type="float" office:value="597250000" calcext:value-type="float">
            <text:p>597250000</text:p>
          </table:table-cell>
          <table:table-cell office:value-type="float" office:value="595000000" calcext:value-type="float">
            <text:p>595000000</text:p>
          </table:table-cell>
          <table:table-cell office:value-type="float" office:value="606750000" calcext:value-type="float">
            <text:p>606750000</text:p>
          </table:table-cell>
          <table:table-cell table:formula="of:=AVERAGE([.E8:.G8])" office:value-type="float" office:value="599666666.666667" calcext:value-type="float">
            <text:p>599666666.666667</text:p>
          </table:table-cell>
          <table:table-cell table:style-name="ce9" table:formula="of:=STDEV([.E8:.G8])/[.H8]" office:value-type="float" office:value="0.0104001985781366" calcext:value-type="float">
            <text:p>0.01</text:p>
          </table:table-cell>
          <table:table-cell table:style-name="ce9" table:formula="of:=[.E8]/[.$H$92]*100" office:value-type="float" office:value="0.146810889421491" calcext:value-type="float">
            <text:p>0.15</text:p>
          </table:table-cell>
          <table:table-cell/>
          <table:table-cell office:value-type="string" calcext:value-type="string">
            <text:p>broadcast2</text:p>
          </table:table-cell>
          <table:table-cell office:value-type="float" office:value="4163444451.55556" calcext:value-type="float">
            <text:p>4163444451.55556</text:p>
          </table:table-cell>
          <table:table-cell office:value-type="float" office:value="4190444430.22222" calcext:value-type="float">
            <text:p>4190444430.22222</text:p>
          </table:table-cell>
          <table:table-cell office:value-type="float" office:value="4206111061.33333" calcext:value-type="float">
            <text:p>4206111061.33333</text:p>
          </table:table-cell>
          <table:table-cell table:formula="of:=AVERAGE([.M8:.O8])" office:value-type="float" office:value="4186666647.7037" calcext:value-type="float">
            <text:p>4186666647.7037</text:p>
          </table:table-cell>
          <table:table-cell table:style-name="ce9" table:formula="of:=STDEV([.M8:.O8])/[.P8]" office:value-type="float" office:value="0.00515510733775063" calcext:value-type="float">
            <text:p>0.01</text:p>
          </table:table-cell>
          <table:table-cell table:formula="of:=[.P8]/[.H8]" office:value-type="float" office:value="6.98165644419739" calcext:value-type="float">
            <text:p>6.98165644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sus</text:p>
          </table:table-cell>
          <table:table-cell office:value-type="float" office:value="2279437488" calcext:value-type="float">
            <text:p>2279437488</text:p>
          </table:table-cell>
          <table:table-cell office:value-type="float" office:value="2269437552" calcext:value-type="float">
            <text:p>2269437552</text:p>
          </table:table-cell>
          <table:table-cell office:value-type="float" office:value="2262562512" calcext:value-type="float">
            <text:p>2262562512</text:p>
          </table:table-cell>
          <table:table-cell table:formula="of:=AVERAGE([.E9:.G9])" office:value-type="float" office:value="2270479184" calcext:value-type="float">
            <text:p>2270479184</text:p>
          </table:table-cell>
          <table:table-cell table:style-name="ce9" table:formula="of:=STDEV([.E9:.G9])/[.H9]" office:value-type="float" office:value="0.00373734901814462" calcext:value-type="float">
            <text:p>0.00</text:p>
          </table:table-cell>
          <table:table-cell table:style-name="ce9" table:formula="of:=[.E9]/[.$H$92]*100" office:value-type="float" office:value="0.560311837578853" calcext:value-type="float">
            <text:p>0.56</text:p>
          </table:table-cell>
          <table:table-cell/>
          <table:table-cell office:value-type="string" calcext:value-type="string">
            <text:p>census</text:p>
          </table:table-cell>
          <table:table-cell office:value-type="float" office:value="6860166656" calcext:value-type="float">
            <text:p>6860166656</text:p>
          </table:table-cell>
          <table:table-cell office:value-type="float" office:value="6862166670.22222" calcext:value-type="float">
            <text:p>6862166670.22222</text:p>
          </table:table-cell>
          <table:table-cell office:value-type="float" office:value="6873444408.88889" calcext:value-type="float">
            <text:p>6873444408.88889</text:p>
          </table:table-cell>
          <table:table-cell table:formula="of:=AVERAGE([.M9:.O9])" office:value-type="float" office:value="6865259245.03704" calcext:value-type="float">
            <text:p>6865259245.03704</text:p>
          </table:table-cell>
          <table:table-cell table:style-name="ce9" table:formula="of:=STDEV([.M9:.O9])/[.P9]" office:value-type="float" office:value="0.00104275006434996" calcext:value-type="float">
            <text:p>0.00</text:p>
          </table:table-cell>
          <table:table-cell table:formula="of:=[.P9]/[.H9]" office:value-type="float" office:value="3.02370499294436" calcext:value-type="float">
            <text:p>3.02370499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eWeights</text:p>
          </table:table-cell>
          <table:table-cell office:value-type="float" office:value="36726593856" calcext:value-type="float">
            <text:p>36726593856</text:p>
          </table:table-cell>
          <table:table-cell office:value-type="float" office:value="36722656128" calcext:value-type="float">
            <text:p>36722656128</text:p>
          </table:table-cell>
          <table:table-cell office:value-type="float" office:value="36715031232" calcext:value-type="float">
            <text:p>36715031232</text:p>
          </table:table-cell>
          <table:table-cell table:formula="of:=AVERAGE([.E10:.G10])" office:value-type="float" office:value="36721427072" calcext:value-type="float">
            <text:p>36721427072</text:p>
          </table:table-cell>
          <table:table-cell table:style-name="ce9" table:formula="of:=STDEV([.E10:.G10])/[.H10]" office:value-type="float" office:value="0.000160083046043708" calcext:value-type="float">
            <text:p>0.00</text:p>
          </table:table-cell>
          <table:table-cell table:style-name="ce12" table:formula="of:=[.E10]/[.$H$92]*100" office:value-type="float" office:value="9.0278173452009" calcext:value-type="float">
            <text:p>9.03</text:p>
          </table:table-cell>
          <table:table-cell/>
          <table:table-cell table:style-name="ce15" office:value-type="string" calcext:value-type="string">
            <text:p>computeWeights</text:p>
          </table:table-cell>
          <table:table-cell table:style-name="ce15" office:value-type="float" office:value="84968819370.6667" calcext:value-type="float">
            <text:p>84968819370.6667</text:p>
          </table:table-cell>
          <table:table-cell table:style-name="ce15" office:value-type="float" office:value="84941444437.3333" calcext:value-type="float">
            <text:p>84941444437.3333</text:p>
          </table:table-cell>
          <table:table-cell table:style-name="ce15" office:value-type="float" office:value="84932430734.2222" calcext:value-type="float">
            <text:p>84932430734.2222</text:p>
          </table:table-cell>
          <table:table-cell table:style-name="ce15" table:formula="of:=AVERAGE([.M10:.O10])" office:value-type="float" office:value="84947564847.4074" calcext:value-type="float">
            <text:p>84947564847.4074</text:p>
          </table:table-cell>
          <table:table-cell table:style-name="ce12" table:formula="of:=STDEV([.M10:.O10])/[.P10]" office:value-type="float" office:value="0.000223086642277428" calcext:value-type="float">
            <text:p>0.00</text:p>
          </table:table-cell>
          <table:table-cell table:style-name="ce15" table:formula="of:=[.P10]/[.H10]" office:value-type="float" office:value="2.31329693916443" calcext:value-type="float">
            <text:p>2.31329693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cenL</text:p>
          </table:table-cell>
          <table:table-cell office:value-type="float" office:value="1155375008" calcext:value-type="float">
            <text:p>1155375008</text:p>
          </table:table-cell>
          <table:table-cell office:value-type="float" office:value="1147875008" calcext:value-type="float">
            <text:p>1147875008</text:p>
          </table:table-cell>
          <table:table-cell office:value-type="float" office:value="1140875024" calcext:value-type="float">
            <text:p>1140875024</text:p>
          </table:table-cell>
          <table:table-cell table:formula="of:=AVERAGE([.E11:.G11])" office:value-type="float" office:value="1148041680" calcext:value-type="float">
            <text:p>1148041680</text:p>
          </table:table-cell>
          <table:table-cell table:style-name="ce9" table:formula="of:=STDEV([.E11:.G11])/[.H11]" office:value-type="float" office:value="0.00631634622602844" calcext:value-type="float">
            <text:p>0.01</text:p>
          </table:table-cell>
          <table:table-cell table:style-name="ce9" table:formula="of:=[.E11]/[.$H$92]*100" office:value-type="float" office:value="0.284004407768677" calcext:value-type="float">
            <text:p>0.28</text:p>
          </table:table-cell>
          <table:table-cell/>
          <table:table-cell office:value-type="string" calcext:value-type="string">
            <text:p>Cost_Parallel_Work_br_cenL</text:p>
          </table:table-cell>
          <table:table-cell office:value-type="float" office:value="7450888874.66667" calcext:value-type="float">
            <text:p>7450888874.66667</text:p>
          </table:table-cell>
          <table:table-cell office:value-type="float" office:value="7398333383.11111" calcext:value-type="float">
            <text:p>7398333383.11111</text:p>
          </table:table-cell>
          <table:table-cell office:value-type="float" office:value="7511333319.11111" calcext:value-type="float">
            <text:p>7511333319.11111</text:p>
          </table:table-cell>
          <table:table-cell table:formula="of:=AVERAGE([.M11:.O11])" office:value-type="float" office:value="7453518525.62963" calcext:value-type="float">
            <text:p>7453518525.62963</text:p>
          </table:table-cell>
          <table:table-cell table:style-name="ce9" table:formula="of:=STDEV([.M11:.O11])/[.P11]" office:value-type="float" office:value="0.0075864634466157" calcext:value-type="float">
            <text:p>0.01</text:p>
          </table:table-cell>
          <table:table-cell table:formula="of:=[.P11]/[.H11]" office:value-type="float" office:value="6.49237623988498" calcext:value-type="float">
            <text:p>6.4923762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cenR</text:p>
          </table:table-cell>
          <table:table-cell office:value-type="float" office:value="1174499984" calcext:value-type="float">
            <text:p>1174499984</text:p>
          </table:table-cell>
          <table:table-cell office:value-type="float" office:value="1188999984" calcext:value-type="float">
            <text:p>1188999984</text:p>
          </table:table-cell>
          <table:table-cell office:value-type="float" office:value="1200374992" calcext:value-type="float">
            <text:p>1200374992</text:p>
          </table:table-cell>
          <table:table-cell table:formula="of:=AVERAGE([.E12:.G12])" office:value-type="float" office:value="1187958320" calcext:value-type="float">
            <text:p>1187958320</text:p>
          </table:table-cell>
          <table:table-cell table:style-name="ce9" table:formula="of:=STDEV([.E12:.G12])/[.H12]" office:value-type="float" office:value="0.010916979798799" calcext:value-type="float">
            <text:p>0.01</text:p>
          </table:table-cell>
          <table:table-cell table:style-name="ce9" table:formula="of:=[.E12]/[.$H$92]*100" office:value-type="float" office:value="0.28870554587956" calcext:value-type="float">
            <text:p>0.29</text:p>
          </table:table-cell>
          <table:table-cell/>
          <table:table-cell office:value-type="string" calcext:value-type="string">
            <text:p>Cost_Parallel_Work_br_cenR</text:p>
          </table:table-cell>
          <table:table-cell office:value-type="float" office:value="7075555555.55556" calcext:value-type="float">
            <text:p>7075555555.55556</text:p>
          </table:table-cell>
          <table:table-cell office:value-type="float" office:value="7136777784.88889" calcext:value-type="float">
            <text:p>7136777784.88889</text:p>
          </table:table-cell>
          <table:table-cell office:value-type="float" office:value="7136666680.88889" calcext:value-type="float">
            <text:p>7136666680.88889</text:p>
          </table:table-cell>
          <table:table-cell table:formula="of:=AVERAGE([.M12:.O12])" office:value-type="float" office:value="7116333340.44445" calcext:value-type="float">
            <text:p>7116333340.44445</text:p>
          </table:table-cell>
          <table:table-cell table:style-name="ce9" table:formula="of:=STDEV([.M12:.O12])/[.P12]" office:value-type="float" office:value="0.00496247711113124" calcext:value-type="float">
            <text:p>0.00</text:p>
          </table:table-cell>
          <table:table-cell table:formula="of:=[.P12]/[.H12]" office:value-type="float" office:value="5.99038974738141" calcext:value-type="float">
            <text:p>5.99038974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grayL</text:p>
          </table:table-cell>
          <table:table-cell office:value-type="float" office:value="4998375104" calcext:value-type="float">
            <text:p>4998375104</text:p>
          </table:table-cell>
          <table:table-cell office:value-type="float" office:value="4938250048" calcext:value-type="float">
            <text:p>4938250048</text:p>
          </table:table-cell>
          <table:table-cell office:value-type="float" office:value="4926499968" calcext:value-type="float">
            <text:p>4926499968</text:p>
          </table:table-cell>
          <table:table-cell table:formula="of:=AVERAGE([.E13:.G13])" office:value-type="float" office:value="4954375040" calcext:value-type="float">
            <text:p>4954375040</text:p>
          </table:table-cell>
          <table:table-cell table:style-name="ce9" table:formula="of:=STDEV([.E13:.G13])/[.H13]" office:value-type="float" office:value="0.00778209531793772" calcext:value-type="float">
            <text:p>0.01</text:p>
          </table:table-cell>
          <table:table-cell table:style-name="ce12" table:formula="of:=[.E13]/[.$H$92]*100" office:value-type="float" office:value="1.22865783956547" calcext:value-type="float">
            <text:p>1.23</text:p>
          </table:table-cell>
          <table:table-cell/>
          <table:table-cell office:value-type="string" calcext:value-type="string">
            <text:p>Cost_Parallel_Work_br_grayL</text:p>
          </table:table-cell>
          <table:table-cell office:value-type="float" office:value="40540221895.1111" calcext:value-type="float">
            <text:p>40540221895.1111</text:p>
          </table:table-cell>
          <table:table-cell office:value-type="float" office:value="40503221816.8889" calcext:value-type="float">
            <text:p>40503221816.8889</text:p>
          </table:table-cell>
          <table:table-cell office:value-type="float" office:value="40739110912" calcext:value-type="float">
            <text:p>40739110912</text:p>
          </table:table-cell>
          <table:table-cell table:formula="of:=AVERAGE([.M13:.O13])" office:value-type="float" office:value="40594184874.6667" calcext:value-type="float">
            <text:p>40594184874.6667</text:p>
          </table:table-cell>
          <table:table-cell table:style-name="ce9" table:formula="of:=STDEV([.M13:.O13])/[.P13]" office:value-type="float" office:value="0.00312521980600619" calcext:value-type="float">
            <text:p>0.00</text:p>
          </table:table-cell>
          <table:table-cell table:formula="of:=[.P13]/[.H13]" office:value-type="float" office:value="8.19360354170254" calcext:value-type="float">
            <text:p>8.19360354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grayR</text:p>
          </table:table-cell>
          <table:table-cell office:value-type="float" office:value="4720249984" calcext:value-type="float">
            <text:p>4720249984</text:p>
          </table:table-cell>
          <table:table-cell office:value-type="float" office:value="4745624960" calcext:value-type="float">
            <text:p>4745624960</text:p>
          </table:table-cell>
          <table:table-cell office:value-type="float" office:value="4750374976" calcext:value-type="float">
            <text:p>4750374976</text:p>
          </table:table-cell>
          <table:table-cell table:formula="of:=AVERAGE([.E14:.G14])" office:value-type="float" office:value="4738749973.33333" calcext:value-type="float">
            <text:p>4738749973.33333</text:p>
          </table:table-cell>
          <table:table-cell table:style-name="ce9" table:formula="of:=STDEV([.E14:.G14])/[.H14]" office:value-type="float" office:value="0.00341789265657033" calcext:value-type="float">
            <text:p>0.00</text:p>
          </table:table-cell>
          <table:table-cell table:style-name="ce12" table:formula="of:=[.E14]/[.$H$92]*100" office:value-type="float" office:value="1.16029150011355" calcext:value-type="float">
            <text:p>1.16</text:p>
          </table:table-cell>
          <table:table-cell/>
          <table:table-cell office:value-type="string" calcext:value-type="string">
            <text:p>Cost_Parallel_Work_br_grayR</text:p>
          </table:table-cell>
          <table:table-cell office:value-type="float" office:value="37717666019.5556" calcext:value-type="float">
            <text:p>37717666019.5556</text:p>
          </table:table-cell>
          <table:table-cell office:value-type="float" office:value="37742333496.8889" calcext:value-type="float">
            <text:p>37742333496.8889</text:p>
          </table:table-cell>
          <table:table-cell office:value-type="float" office:value="37887444764.4444" calcext:value-type="float">
            <text:p>37887444764.4444</text:p>
          </table:table-cell>
          <table:table-cell table:formula="of:=AVERAGE([.M14:.O14])" office:value-type="float" office:value="37782481426.963" calcext:value-type="float">
            <text:p>37782481426.963</text:p>
          </table:table-cell>
          <table:table-cell table:style-name="ce9" table:formula="of:=STDEV([.M14:.O14])/[.P14]" office:value-type="float" office:value="0.00242794645960049" calcext:value-type="float">
            <text:p>0.00</text:p>
          </table:table-cell>
          <table:table-cell table:formula="of:=[.P14]/[.H14]" office:value-type="float" office:value="7.97309029587522" calcext:value-type="float">
            <text:p>7.9730902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rgbL</text:p>
          </table:table-cell>
          <table:table-cell office:value-type="float" office:value="623625000" calcext:value-type="float">
            <text:p>623625000</text:p>
          </table:table-cell>
          <table:table-cell office:value-type="float" office:value="611750000" calcext:value-type="float">
            <text:p>611750000</text:p>
          </table:table-cell>
          <table:table-cell office:value-type="float" office:value="606375000" calcext:value-type="float">
            <text:p>606375000</text:p>
          </table:table-cell>
          <table:table-cell table:formula="of:=AVERAGE([.E15:.G15])" office:value-type="float" office:value="613916666.666667" calcext:value-type="float">
            <text:p>613916666.666667</text:p>
          </table:table-cell>
          <table:table-cell table:style-name="ce9" table:formula="of:=STDEV([.E15:.G15])/[.H15]" office:value-type="float" office:value="0.0143777604314319" calcext:value-type="float">
            <text:p>0.01</text:p>
          </table:table-cell>
          <table:table-cell table:style-name="ce9" table:formula="of:=[.E15]/[.$H$92]*100" office:value-type="float" office:value="0.153294166455383" calcext:value-type="float">
            <text:p>0.15</text:p>
          </table:table-cell>
          <table:table-cell/>
          <table:table-cell office:value-type="string" calcext:value-type="string">
            <text:p>Cost_Parallel_Work_br_rgbL</text:p>
          </table:table-cell>
          <table:table-cell office:value-type="float" office:value="3667555527.11111" calcext:value-type="float">
            <text:p>3667555527.11111</text:p>
          </table:table-cell>
          <table:table-cell office:value-type="float" office:value="3684000028.44444" calcext:value-type="float">
            <text:p>3684000028.44444</text:p>
          </table:table-cell>
          <table:table-cell office:value-type="float" office:value="3678888874.66667" calcext:value-type="float">
            <text:p>3678888874.66667</text:p>
          </table:table-cell>
          <table:table-cell table:formula="of:=AVERAGE([.M15:.O15])" office:value-type="float" office:value="3676814810.07407" calcext:value-type="float">
            <text:p>3676814810.07407</text:p>
          </table:table-cell>
          <table:table-cell table:style-name="ce9" table:formula="of:=STDEV([.M15:.O15])/[.P15]" office:value-type="float" office:value="0.00228898063822561" calcext:value-type="float">
            <text:p>0.00</text:p>
          </table:table-cell>
          <table:table-cell table:formula="of:=[.P15]/[.H15]" office:value-type="float" office:value="5.98911059059168" calcext:value-type="float">
            <text:p>5.98911059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0</text:p>
          </table:table-cell>
          <table:table-cell table:number-columns-repeated="2" office:value-type="float" office:value="16875000" calcext:value-type="float">
            <text:p>16875000</text:p>
          </table:table-cell>
          <table:table-cell office:value-type="float" office:value="16375000" calcext:value-type="float">
            <text:p>16375000</text:p>
          </table:table-cell>
          <table:table-cell table:formula="of:=AVERAGE([.E16:.G16])" office:value-type="float" office:value="16708333.3333333" calcext:value-type="float">
            <text:p>16708333.3333333</text:p>
          </table:table-cell>
          <table:table-cell table:style-name="ce9" table:formula="of:=STDEV([.E16:.G16])/[.H16]" office:value-type="float" office:value="0.017277314788717" calcext:value-type="float">
            <text:p>0.02</text:p>
          </table:table-cell>
          <table:table-cell table:style-name="ce9" table:formula="of:=[.E16]/[.$H$92]*100" office:value-type="float" office:value="0.00414806824443309" calcext:value-type="float">
            <text:p>0.00</text:p>
          </table:table-cell>
          <table:table-cell/>
          <table:table-cell office:value-type="string" calcext:value-type="string">
            <text:p>Cost_Parallel_Work_Broadcast0</text:p>
          </table:table-cell>
          <table:table-cell office:value-type="float" office:value="32666666.6666667" calcext:value-type="float">
            <text:p>32666666.6666667</text:p>
          </table:table-cell>
          <table:table-cell office:value-type="float" office:value="32444444.4444444" calcext:value-type="float">
            <text:p>32444444.4444444</text:p>
          </table:table-cell>
          <table:table-cell office:value-type="float" office:value="23222222.2222222" calcext:value-type="float">
            <text:p>23222222.2222222</text:p>
          </table:table-cell>
          <table:table-cell table:formula="of:=AVERAGE([.M16:.O16])" office:value-type="float" office:value="29444444.4444444" calcext:value-type="float">
            <text:p>29444444.4444444</text:p>
          </table:table-cell>
          <table:table-cell table:style-name="ce9" table:formula="of:=STDEV([.M16:.O16])/[.P16]" office:value-type="float" office:value="0.183048042802037" calcext:value-type="float">
            <text:p>0.18</text:p>
          </table:table-cell>
          <table:table-cell table:formula="of:=[.P16]/[.H16]" office:value-type="float" office:value="1.76226101413134" calcext:value-type="float">
            <text:p>1.7622610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0</text:p>
          </table:table-cell>
          <table:table-cell office:value-type="float" office:value="373250000" calcext:value-type="float">
            <text:p>373250000</text:p>
          </table:table-cell>
          <table:table-cell office:value-type="float" office:value="357750000" calcext:value-type="float">
            <text:p>357750000</text:p>
          </table:table-cell>
          <table:table-cell office:value-type="float" office:value="366500000" calcext:value-type="float">
            <text:p>366500000</text:p>
          </table:table-cell>
          <table:table-cell table:formula="of:=AVERAGE([.E17:.G17])" office:value-type="float" office:value="365833333.333333" calcext:value-type="float">
            <text:p>365833333.333333</text:p>
          </table:table-cell>
          <table:table-cell table:style-name="ce9" table:formula="of:=STDEV([.E17:.G17])/[.H17]" office:value-type="float" office:value="0.0212432135435704" calcext:value-type="float">
            <text:p>0.02</text:p>
          </table:table-cell>
          <table:table-cell table:style-name="ce9" table:formula="of:=[.E17]/[.$H$92]*100" office:value-type="float" office:value="0.091749124280572" calcext:value-type="float">
            <text:p>0.09</text:p>
          </table:table-cell>
          <table:table-cell/>
          <table:table-cell office:value-type="string" calcext:value-type="string">
            <text:p>Cost_Parallel_Work_Broadcast1_0</text:p>
          </table:table-cell>
          <table:table-cell office:value-type="float" office:value="1524111104" calcext:value-type="float">
            <text:p>1524111104</text:p>
          </table:table-cell>
          <table:table-cell office:value-type="float" office:value="1523777777.77778" calcext:value-type="float">
            <text:p>1523777777.77778</text:p>
          </table:table-cell>
          <table:table-cell office:value-type="float" office:value="1520222222.22222" calcext:value-type="float">
            <text:p>1520222222.22222</text:p>
          </table:table-cell>
          <table:table-cell table:formula="of:=AVERAGE([.M17:.O17])" office:value-type="float" office:value="1522703701.33333" calcext:value-type="float">
            <text:p>1522703701.33333</text:p>
          </table:table-cell>
          <table:table-cell table:style-name="ce9" table:formula="of:=STDEV([.M17:.O17])/[.P17]" office:value-type="float" office:value="0.00141555895983974" calcext:value-type="float">
            <text:p>0.00</text:p>
          </table:table-cell>
          <table:table-cell table:formula="of:=[.P17]/[.H17]" office:value-type="float" office:value="4.16228802186788" calcext:value-type="float">
            <text:p>4.16228802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1</text:p>
          </table:table-cell>
          <table:table-cell office:value-type="float" office:value="368000000" calcext:value-type="float">
            <text:p>368000000</text:p>
          </table:table-cell>
          <table:table-cell office:value-type="float" office:value="371375000" calcext:value-type="float">
            <text:p>371375000</text:p>
          </table:table-cell>
          <table:table-cell office:value-type="float" office:value="390875000" calcext:value-type="float">
            <text:p>390875000</text:p>
          </table:table-cell>
          <table:table-cell table:formula="of:=AVERAGE([.E18:.G18])" office:value-type="float" office:value="376750000" calcext:value-type="float">
            <text:p>376750000</text:p>
          </table:table-cell>
          <table:table-cell table:style-name="ce9" table:formula="of:=STDEV([.E18:.G18])/[.H18]" office:value-type="float" office:value="0.0327762611314262" calcext:value-type="float">
            <text:p>0.03</text:p>
          </table:table-cell>
          <table:table-cell table:style-name="ce9" table:formula="of:=[.E18]/[.$H$92]*100" office:value-type="float" office:value="0.0904586141600817" calcext:value-type="float">
            <text:p>0.09</text:p>
          </table:table-cell>
          <table:table-cell/>
          <table:table-cell office:value-type="string" calcext:value-type="string">
            <text:p>Cost_Parallel_Work_Broadcast1_1</text:p>
          </table:table-cell>
          <table:table-cell office:value-type="float" office:value="1398888888.88889" calcext:value-type="float">
            <text:p>1398888888.88889</text:p>
          </table:table-cell>
          <table:table-cell office:value-type="float" office:value="1399888896" calcext:value-type="float">
            <text:p>1399888896</text:p>
          </table:table-cell>
          <table:table-cell office:value-type="float" office:value="1425888881.77778" calcext:value-type="float">
            <text:p>1425888881.77778</text:p>
          </table:table-cell>
          <table:table-cell table:formula="of:=AVERAGE([.M18:.O18])" office:value-type="float" office:value="1408222222.22222" calcext:value-type="float">
            <text:p>1408222222.22222</text:p>
          </table:table-cell>
          <table:table-cell table:style-name="ce9" table:formula="of:=STDEV([.M18:.O18])/[.P18]" office:value-type="float" office:value="0.0108704036363918" calcext:value-type="float">
            <text:p>0.01</text:p>
          </table:table-cell>
          <table:table-cell table:formula="of:=[.P18]/[.H18]" office:value-type="float" office:value="3.73781611737816" calcext:value-type="float">
            <text:p>3.73781611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2</text:p>
          </table:table-cell>
          <table:table-cell office:value-type="float" office:value="363125000" calcext:value-type="float">
            <text:p>363125000</text:p>
          </table:table-cell>
          <table:table-cell office:value-type="float" office:value="383125000" calcext:value-type="float">
            <text:p>383125000</text:p>
          </table:table-cell>
          <table:table-cell office:value-type="float" office:value="369875000" calcext:value-type="float">
            <text:p>369875000</text:p>
          </table:table-cell>
          <table:table-cell table:formula="of:=AVERAGE([.E19:.G19])" office:value-type="float" office:value="372041666.666667" calcext:value-type="float">
            <text:p>372041666.666667</text:p>
          </table:table-cell>
          <table:table-cell table:style-name="ce9" table:formula="of:=STDEV([.E19:.G19])/[.H19]" office:value-type="float" office:value="0.0273477939092167" calcext:value-type="float">
            <text:p>0.03</text:p>
          </table:table-cell>
          <table:table-cell table:style-name="ce9" table:formula="of:=[.E19]/[.$H$92]*100" office:value-type="float" office:value="0.0892602833339121" calcext:value-type="float">
            <text:p>0.09</text:p>
          </table:table-cell>
          <table:table-cell/>
          <table:table-cell office:value-type="string" calcext:value-type="string">
            <text:p>Cost_Parallel_Work_Broadcast1_2</text:p>
          </table:table-cell>
          <table:table-cell office:value-type="float" office:value="1484777770.66667" calcext:value-type="float">
            <text:p>1484777770.66667</text:p>
          </table:table-cell>
          <table:table-cell office:value-type="float" office:value="1518000000" calcext:value-type="float">
            <text:p>1518000000</text:p>
          </table:table-cell>
          <table:table-cell office:value-type="float" office:value="1497222215.11111" calcext:value-type="float">
            <text:p>1497222215.11111</text:p>
          </table:table-cell>
          <table:table-cell table:formula="of:=AVERAGE([.M19:.O19])" office:value-type="float" office:value="1499999995.25926" calcext:value-type="float">
            <text:p>1499999995.25926</text:p>
          </table:table-cell>
          <table:table-cell table:style-name="ce9" table:formula="of:=STDEV([.M19:.O19])/[.P19]" office:value-type="float" office:value="0.0111896019026278" calcext:value-type="float">
            <text:p>0.01</text:p>
          </table:table-cell>
          <table:table-cell table:formula="of:=[.P19]/[.H19]" office:value-type="float" office:value="4.03180646054678" calcext:value-type="float">
            <text:p>4.03180646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3</text:p>
          </table:table-cell>
          <table:table-cell office:value-type="float" office:value="357750000" calcext:value-type="float">
            <text:p>357750000</text:p>
          </table:table-cell>
          <table:table-cell office:value-type="float" office:value="363375000" calcext:value-type="float">
            <text:p>363375000</text:p>
          </table:table-cell>
          <table:table-cell office:value-type="float" office:value="358000000" calcext:value-type="float">
            <text:p>358000000</text:p>
          </table:table-cell>
          <table:table-cell table:formula="of:=AVERAGE([.E20:.G20])" office:value-type="float" office:value="359708333.333333" calcext:value-type="float">
            <text:p>359708333.333333</text:p>
          </table:table-cell>
          <table:table-cell table:style-name="ce9" table:formula="of:=STDEV([.E20:.G20])/[.H20]" office:value-type="float" office:value="0.00883461830912468" calcext:value-type="float">
            <text:p>0.01</text:p>
          </table:table-cell>
          <table:table-cell table:style-name="ce9" table:formula="of:=[.E20]/[.$H$92]*100" office:value-type="float" office:value="0.0879390467819816" calcext:value-type="float">
            <text:p>0.09</text:p>
          </table:table-cell>
          <table:table-cell/>
          <table:table-cell office:value-type="string" calcext:value-type="string">
            <text:p>Cost_Parallel_Work_Broadcast1_3</text:p>
          </table:table-cell>
          <table:table-cell office:value-type="float" office:value="1582222222.22222" calcext:value-type="float">
            <text:p>1582222222.22222</text:p>
          </table:table-cell>
          <table:table-cell office:value-type="float" office:value="1523888896" calcext:value-type="float">
            <text:p>1523888896</text:p>
          </table:table-cell>
          <table:table-cell office:value-type="float" office:value="1508666666.66667" calcext:value-type="float">
            <text:p>1508666666.66667</text:p>
          </table:table-cell>
          <table:table-cell table:formula="of:=AVERAGE([.M20:.O20])" office:value-type="float" office:value="1538259261.62963" calcext:value-type="float">
            <text:p>1538259261.62963</text:p>
          </table:table-cell>
          <table:table-cell table:style-name="ce9" table:formula="of:=STDEV([.M20:.O20])/[.P20]" office:value-type="float" office:value="0.0252404464488668" calcext:value-type="float">
            <text:p>0.03</text:p>
          </table:table-cell>
          <table:table-cell table:formula="of:=[.P20]/[.H20]" office:value-type="float" office:value="4.27640707507369" calcext:value-type="float">
            <text:p>4.27640707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2</text:p>
          </table:table-cell>
          <table:table-cell office:value-type="float" office:value="101972374528" calcext:value-type="float">
            <text:p>101972374528</text:p>
          </table:table-cell>
          <table:table-cell office:value-type="float" office:value="101899624448" calcext:value-type="float">
            <text:p>101899624448</text:p>
          </table:table-cell>
          <table:table-cell office:value-type="float" office:value="101919874048" calcext:value-type="float">
            <text:p>101919874048</text:p>
          </table:table-cell>
          <table:table-cell table:formula="of:=AVERAGE([.E21:.G21])" office:value-type="float" office:value="101930624341.333" calcext:value-type="float">
            <text:p>101930624341.333</text:p>
          </table:table-cell>
          <table:table-cell table:style-name="ce9" table:formula="of:=STDEV([.E21:.G21])/[.H21]" office:value-type="float" office:value="0.000368363992038351" calcext:value-type="float">
            <text:p>0.00</text:p>
          </table:table-cell>
          <table:table-cell table:style-name="ce12" table:formula="of:=[.E21]/[.$H$92]*100" office:value-type="float" office:value="25.0659773978687" calcext:value-type="float">
            <text:p>25.07</text:p>
          </table:table-cell>
          <table:table-cell/>
          <table:table-cell office:value-type="string" calcext:value-type="string">
            <text:p>Cost_Parallel_Work_Broadcast2</text:p>
          </table:table-cell>
          <table:table-cell office:value-type="float" office:value="613393323349.333" calcext:value-type="float">
            <text:p>613393323349.333</text:p>
          </table:table-cell>
          <table:table-cell office:value-type="float" office:value="612877103559.111" calcext:value-type="float">
            <text:p>612877103559.111</text:p>
          </table:table-cell>
          <table:table-cell office:value-type="float" office:value="613573875029.333" calcext:value-type="float">
            <text:p>613573875029.333</text:p>
          </table:table-cell>
          <table:table-cell table:formula="of:=AVERAGE([.M21:.O21])" office:value-type="float" office:value="613281433979.259" calcext:value-type="float">
            <text:p>613281433979.259</text:p>
          </table:table-cell>
          <table:table-cell table:style-name="ce9" table:formula="of:=STDEV([.M21:.O21])/[.P21]" office:value-type="float" office:value="0.000589631982911134" calcext:value-type="float">
            <text:p>0.00</text:p>
          </table:table-cell>
          <table:table-cell table:formula="of:=[.P21]/[.H21]" office:value-type="float" office:value="6.01665532750564" calcext:value-type="float">
            <text:p>6.01665532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3</text:p>
          </table:table-cell>
          <table:table-cell office:value-type="float" office:value="99180624896" calcext:value-type="float">
            <text:p>99180624896</text:p>
          </table:table-cell>
          <table:table-cell office:value-type="float" office:value="99064249344" calcext:value-type="float">
            <text:p>99064249344</text:p>
          </table:table-cell>
          <table:table-cell office:value-type="float" office:value="99161876480" calcext:value-type="float">
            <text:p>99161876480</text:p>
          </table:table-cell>
          <table:table-cell table:formula="of:=AVERAGE([.E22:.G22])" office:value-type="float" office:value="99135583573.3333" calcext:value-type="float">
            <text:p>99135583573.3333</text:p>
          </table:table-cell>
          <table:table-cell table:style-name="ce9" table:formula="of:=STDEV([.E22:.G22])/[.H22]" office:value-type="float" office:value="0.000630292733071494" calcext:value-type="float">
            <text:p>0.00</text:p>
          </table:table-cell>
          <table:table-cell table:style-name="ce12" table:formula="of:=[.E22]/[.$H$92]*100" office:value-type="float" office:value="24.3797333685409" calcext:value-type="float">
            <text:p>24.38</text:p>
          </table:table-cell>
          <table:table-cell/>
          <table:table-cell office:value-type="string" calcext:value-type="string">
            <text:p>Cost_Parallel_Work_Broadcast3</text:p>
          </table:table-cell>
          <table:table-cell office:value-type="float" office:value="497248782108.445" calcext:value-type="float">
            <text:p>497248782108.445</text:p>
          </table:table-cell>
          <table:table-cell office:value-type="float" office:value="497182780074.667" calcext:value-type="float">
            <text:p>497182780074.667</text:p>
          </table:table-cell>
          <table:table-cell office:value-type="float" office:value="497122334037.333" calcext:value-type="float">
            <text:p>497122334037.333</text:p>
          </table:table-cell>
          <table:table-cell table:formula="of:=AVERAGE([.M22:.O22])" office:value-type="float" office:value="497184632073.482" calcext:value-type="float">
            <text:p>497184632073.482</text:p>
          </table:table-cell>
          <table:table-cell table:style-name="ce9" table:formula="of:=STDEV([.M22:.O22])/[.P22]" office:value-type="float" office:value="0.000127205009826341" calcext:value-type="float">
            <text:p>0.00</text:p>
          </table:table-cell>
          <table:table-cell table:formula="of:=[.P22]/[.H22]" office:value-type="float" office:value="5.01519852057663" calcext:value-type="float">
            <text:p>5.01519852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4</text:p>
          </table:table-cell>
          <table:table-cell office:value-type="float" office:value="14500000" calcext:value-type="float">
            <text:p>14500000</text:p>
          </table:table-cell>
          <table:table-cell office:value-type="float" office:value="14875000" calcext:value-type="float">
            <text:p>14875000</text:p>
          </table:table-cell>
          <table:table-cell office:value-type="float" office:value="14625000" calcext:value-type="float">
            <text:p>14625000</text:p>
          </table:table-cell>
          <table:table-cell table:formula="of:=AVERAGE([.E23:.G23])" office:value-type="float" office:value="14666666.6666667" calcext:value-type="float">
            <text:p>14666666.6666667</text:p>
          </table:table-cell>
          <table:table-cell table:style-name="ce9" table:formula="of:=STDEV([.E23:.G23])/[.H23]" office:value-type="float" office:value="0.0130186809515791" calcext:value-type="float">
            <text:p>0.01</text:p>
          </table:table-cell>
          <table:table-cell table:style-name="ce9" table:formula="of:=[.E23]/[.$H$92]*100" office:value-type="float" office:value="0.00356426604706844" calcext:value-type="float">
            <text:p>0.00</text:p>
          </table:table-cell>
          <table:table-cell/>
          <table:table-cell office:value-type="string" calcext:value-type="string">
            <text:p>Cost_Parallel_Work_Broadcast4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4888888.8888889" calcext:value-type="float">
            <text:p>14888888.8888889</text:p>
          </table:table-cell>
          <table:table-cell table:formula="of:=AVERAGE([.M23:.O23])" office:value-type="float" office:value="14703703.7037037" calcext:value-type="float">
            <text:p>14703703.7037037</text:p>
          </table:table-cell>
          <table:table-cell table:style-name="ce9" table:formula="of:=STDEV([.M23:.O23])/[.P23]" office:value-type="float" office:value="0.042969073323002" calcext:value-type="float">
            <text:p>0.04</text:p>
          </table:table-cell>
          <table:table-cell table:formula="of:=[.P23]/[.H23]" office:value-type="float" office:value="1.00252525252525" calcext:value-type="float">
            <text:p>1.00252525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0</text:p>
          </table:table-cell>
          <table:table-cell office:value-type="float" office:value="123375000" calcext:value-type="float">
            <text:p>123375000</text:p>
          </table:table-cell>
          <table:table-cell office:value-type="float" office:value="121000000" calcext:value-type="float">
            <text:p>121000000</text:p>
          </table:table-cell>
          <table:table-cell office:value-type="float" office:value="121250000" calcext:value-type="float">
            <text:p>121250000</text:p>
          </table:table-cell>
          <table:table-cell table:formula="of:=AVERAGE([.E24:.G24])" office:value-type="float" office:value="121875000" calcext:value-type="float">
            <text:p>121875000</text:p>
          </table:table-cell>
          <table:table-cell table:style-name="ce9" table:formula="of:=STDEV([.E24:.G24])/[.H24]" office:value-type="float" office:value="0.0107080066758057" calcext:value-type="float">
            <text:p>0.01</text:p>
          </table:table-cell>
          <table:table-cell table:style-name="ce9" table:formula="of:=[.E24]/[.$H$92]*100" office:value-type="float" office:value="0.030326987831522" calcext:value-type="float">
            <text:p>0.03</text:p>
          </table:table-cell>
          <table:table-cell/>
          <table:table-cell office:value-type="string" calcext:value-type="string">
            <text:p>Cost_Parallel_Work_Broadcast5_0</text:p>
          </table:table-cell>
          <table:table-cell office:value-type="float" office:value="697666666.666667" calcext:value-type="float">
            <text:p>697666666.666667</text:p>
          </table:table-cell>
          <table:table-cell office:value-type="float" office:value="698000000" calcext:value-type="float">
            <text:p>698000000</text:p>
          </table:table-cell>
          <table:table-cell office:value-type="float" office:value="691000000" calcext:value-type="float">
            <text:p>691000000</text:p>
          </table:table-cell>
          <table:table-cell table:formula="of:=AVERAGE([.M24:.O24])" office:value-type="float" office:value="695555555.555556" calcext:value-type="float">
            <text:p>695555555.555556</text:p>
          </table:table-cell>
          <table:table-cell table:style-name="ce9" table:formula="of:=STDEV([.M24:.O24])/[.P24]" office:value-type="float" office:value="0.00567711042936653" calcext:value-type="float">
            <text:p>0.01</text:p>
          </table:table-cell>
          <table:table-cell table:formula="of:=[.P24]/[.H24]" office:value-type="float" office:value="5.70712250712251" calcext:value-type="float">
            <text:p>5.70712250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</text:p>
          </table:table-cell>
          <table:table-cell table:number-columns-repeated="2" office:value-type="float" office:value="123750000" calcext:value-type="float">
            <text:p>123750000</text:p>
          </table:table-cell>
          <table:table-cell office:value-type="float" office:value="124625000" calcext:value-type="float">
            <text:p>124625000</text:p>
          </table:table-cell>
          <table:table-cell table:formula="of:=AVERAGE([.E25:.G25])" office:value-type="float" office:value="124041666.666667" calcext:value-type="float">
            <text:p>124041666.666667</text:p>
          </table:table-cell>
          <table:table-cell table:style-name="ce9" table:formula="of:=STDEV([.E25:.G25])/[.H25]" office:value-type="float" office:value="0.004072675731603" calcext:value-type="float">
            <text:p>0.00</text:p>
          </table:table-cell>
          <table:table-cell table:style-name="ce9" table:formula="of:=[.E25]/[.$H$92]*100" office:value-type="float" office:value="0.0304191671258427" calcext:value-type="float">
            <text:p>0.03</text:p>
          </table:table-cell>
          <table:table-cell/>
          <table:table-cell office:value-type="string" calcext:value-type="string">
            <text:p>Cost_Parallel_Work_Broadcast5_1</text:p>
          </table:table-cell>
          <table:table-cell office:value-type="float" office:value="489777777.777778" calcext:value-type="float">
            <text:p>489777777.777778</text:p>
          </table:table-cell>
          <table:table-cell office:value-type="float" office:value="493222222.222222" calcext:value-type="float">
            <text:p>493222222.222222</text:p>
          </table:table-cell>
          <table:table-cell office:value-type="float" office:value="484000000" calcext:value-type="float">
            <text:p>484000000</text:p>
          </table:table-cell>
          <table:table-cell table:formula="of:=AVERAGE([.M25:.O25])" office:value-type="float" office:value="489000000" calcext:value-type="float">
            <text:p>489000000</text:p>
          </table:table-cell>
          <table:table-cell table:style-name="ce9" table:formula="of:=STDEV([.M25:.O25])/[.P25]" office:value-type="float" office:value="0.00952975095456049" calcext:value-type="float">
            <text:p>0.01</text:p>
          </table:table-cell>
          <table:table-cell table:formula="of:=[.P25]/[.H25]" office:value-type="float" office:value="3.94222371514948" calcext:value-type="float">
            <text:p>3.9422237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0</text:p>
          </table:table-cell>
          <table:table-cell office:value-type="float" office:value="134250000" calcext:value-type="float">
            <text:p>134250000</text:p>
          </table:table-cell>
          <table:table-cell office:value-type="float" office:value="132750000" calcext:value-type="float">
            <text:p>132750000</text:p>
          </table:table-cell>
          <table:table-cell office:value-type="float" office:value="134125000" calcext:value-type="float">
            <text:p>134125000</text:p>
          </table:table-cell>
          <table:table-cell table:formula="of:=AVERAGE([.E26:.G26])" office:value-type="float" office:value="133708333.333333" calcext:value-type="float">
            <text:p>133708333.333333</text:p>
          </table:table-cell>
          <table:table-cell table:style-name="ce9" table:formula="of:=STDEV([.E26:.G26])/[.H26]" office:value-type="float" office:value="0.00622467571063826" calcext:value-type="float">
            <text:p>0.01</text:p>
          </table:table-cell>
          <table:table-cell table:style-name="ce9" table:formula="of:=[.E26]/[.$H$92]*100" office:value-type="float" office:value="0.0330001873668233" calcext:value-type="float">
            <text:p>0.03</text:p>
          </table:table-cell>
          <table:table-cell/>
          <table:table-cell office:value-type="string" calcext:value-type="string">
            <text:p>Cost_Parallel_Work_Broadcast5_10</text:p>
          </table:table-cell>
          <table:table-cell office:value-type="float" office:value="502888888.888889" calcext:value-type="float">
            <text:p>502888888.888889</text:p>
          </table:table-cell>
          <table:table-cell office:value-type="float" office:value="491000000" calcext:value-type="float">
            <text:p>491000000</text:p>
          </table:table-cell>
          <table:table-cell office:value-type="float" office:value="490777777.777778" calcext:value-type="float">
            <text:p>490777777.777778</text:p>
          </table:table-cell>
          <table:table-cell table:formula="of:=AVERAGE([.M26:.O26])" office:value-type="float" office:value="494888888.888889" calcext:value-type="float">
            <text:p>494888888.888889</text:p>
          </table:table-cell>
          <table:table-cell table:style-name="ce9" table:formula="of:=STDEV([.M26:.O26])/[.P26]" office:value-type="float" office:value="0.014001312822334" calcext:value-type="float">
            <text:p>0.01</text:p>
          </table:table-cell>
          <table:table-cell table:formula="of:=[.P26]/[.H26]" office:value-type="float" office:value="3.70125688168692" calcext:value-type="float">
            <text:p>3.70125688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1</text:p>
          </table:table-cell>
          <table:table-cell office:value-type="float" office:value="143625000" calcext:value-type="float">
            <text:p>143625000</text:p>
          </table:table-cell>
          <table:table-cell office:value-type="float" office:value="142500000" calcext:value-type="float">
            <text:p>142500000</text:p>
          </table:table-cell>
          <table:table-cell office:value-type="float" office:value="142625000" calcext:value-type="float">
            <text:p>142625000</text:p>
          </table:table-cell>
          <table:table-cell table:formula="of:=AVERAGE([.E27:.G27])" office:value-type="float" office:value="142916666.666667" calcext:value-type="float">
            <text:p>142916666.666667</text:p>
          </table:table-cell>
          <table:table-cell table:style-name="ce9" table:formula="of:=STDEV([.E27:.G27])/[.H27]" office:value-type="float" office:value="0.0043144748066906" calcext:value-type="float">
            <text:p>0.00</text:p>
          </table:table-cell>
          <table:table-cell table:style-name="ce9" table:formula="of:=[.E27]/[.$H$92]*100" office:value-type="float" office:value="0.0353046697248417" calcext:value-type="float">
            <text:p>0.04</text:p>
          </table:table-cell>
          <table:table-cell/>
          <table:table-cell office:value-type="string" calcext:value-type="string">
            <text:p>Cost_Parallel_Work_Broadcast5_11</text:p>
          </table:table-cell>
          <table:table-cell office:value-type="float" office:value="832333333.333333" calcext:value-type="float">
            <text:p>832333333.333333</text:p>
          </table:table-cell>
          <table:table-cell office:value-type="float" office:value="825888888.888889" calcext:value-type="float">
            <text:p>825888888.888889</text:p>
          </table:table-cell>
          <table:table-cell office:value-type="float" office:value="813888888.888889" calcext:value-type="float">
            <text:p>813888888.888889</text:p>
          </table:table-cell>
          <table:table-cell table:formula="of:=AVERAGE([.M27:.O27])" office:value-type="float" office:value="824037037.037037" calcext:value-type="float">
            <text:p>824037037.037037</text:p>
          </table:table-cell>
          <table:table-cell table:style-name="ce9" table:formula="of:=STDEV([.M27:.O27])/[.P27]" office:value-type="float" office:value="0.0113594776156558" calcext:value-type="float">
            <text:p>0.01</text:p>
          </table:table-cell>
          <table:table-cell table:formula="of:=[.P27]/[.H27]" office:value-type="float" office:value="5.76585681891804" calcext:value-type="float">
            <text:p>5.7658568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2</text:p>
          </table:table-cell>
          <table:table-cell office:value-type="float" office:value="134250000" calcext:value-type="float">
            <text:p>134250000</text:p>
          </table:table-cell>
          <table:table-cell office:value-type="float" office:value="133250000" calcext:value-type="float">
            <text:p>133250000</text:p>
          </table:table-cell>
          <table:table-cell office:value-type="float" office:value="134500000" calcext:value-type="float">
            <text:p>134500000</text:p>
          </table:table-cell>
          <table:table-cell table:formula="of:=AVERAGE([.E28:.G28])" office:value-type="float" office:value="134000000" calcext:value-type="float">
            <text:p>134000000</text:p>
          </table:table-cell>
          <table:table-cell table:style-name="ce9" table:formula="of:=STDEV([.E28:.G28])/[.H28]" office:value-type="float" office:value="0.00493610319228468" calcext:value-type="float">
            <text:p>0.00</text:p>
          </table:table-cell>
          <table:table-cell table:style-name="ce9" table:formula="of:=[.E28]/[.$H$92]*100" office:value-type="float" office:value="0.0330001873668233" calcext:value-type="float">
            <text:p>0.03</text:p>
          </table:table-cell>
          <table:table-cell/>
          <table:table-cell office:value-type="string" calcext:value-type="string">
            <text:p>Cost_Parallel_Work_Broadcast5_12</text:p>
          </table:table-cell>
          <table:table-cell office:value-type="float" office:value="512111111.111111" calcext:value-type="float">
            <text:p>512111111.111111</text:p>
          </table:table-cell>
          <table:table-cell office:value-type="float" office:value="493888888.888889" calcext:value-type="float">
            <text:p>493888888.888889</text:p>
          </table:table-cell>
          <table:table-cell office:value-type="float" office:value="494111111.111111" calcext:value-type="float">
            <text:p>494111111.111111</text:p>
          </table:table-cell>
          <table:table-cell table:formula="of:=AVERAGE([.M28:.O28])" office:value-type="float" office:value="500037037.037037" calcext:value-type="float">
            <text:p>500037037.037037</text:p>
          </table:table-cell>
          <table:table-cell table:style-name="ce9" table:formula="of:=STDEV([.M28:.O28])/[.P28]" office:value-type="float" office:value="0.0209125413155822" calcext:value-type="float">
            <text:p>0.02</text:p>
          </table:table-cell>
          <table:table-cell table:formula="of:=[.P28]/[.H28]" office:value-type="float" office:value="3.73161967938087" calcext:value-type="float">
            <text:p>3.73161967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3</text:p>
          </table:table-cell>
          <table:table-cell office:value-type="float" office:value="139375000" calcext:value-type="float">
            <text:p>139375000</text:p>
          </table:table-cell>
          <table:table-cell office:value-type="float" office:value="131625000" calcext:value-type="float">
            <text:p>131625000</text:p>
          </table:table-cell>
          <table:table-cell office:value-type="float" office:value="132000000" calcext:value-type="float">
            <text:p>132000000</text:p>
          </table:table-cell>
          <table:table-cell table:formula="of:=AVERAGE([.E29:.G29])" office:value-type="float" office:value="134333333.333333" calcext:value-type="float">
            <text:p>134333333.333333</text:p>
          </table:table-cell>
          <table:table-cell table:style-name="ce9" table:formula="of:=STDEV([.E29:.G29])/[.H29]" office:value-type="float" office:value="0.0325327704781694" calcext:value-type="float">
            <text:p>0.03</text:p>
          </table:table-cell>
          <table:table-cell table:style-name="ce9" table:formula="of:=[.E29]/[.$H$92]*100" office:value-type="float" office:value="0.0342599710558733" calcext:value-type="float">
            <text:p>0.03</text:p>
          </table:table-cell>
          <table:table-cell/>
          <table:table-cell office:value-type="string" calcext:value-type="string">
            <text:p>Cost_Parallel_Work_Broadcast5_13</text:p>
          </table:table-cell>
          <table:table-cell office:value-type="float" office:value="500888888.888889" calcext:value-type="float">
            <text:p>500888888.888889</text:p>
          </table:table-cell>
          <table:table-cell office:value-type="float" office:value="492666666.666667" calcext:value-type="float">
            <text:p>492666666.666667</text:p>
          </table:table-cell>
          <table:table-cell office:value-type="float" office:value="489444444.444444" calcext:value-type="float">
            <text:p>489444444.444444</text:p>
          </table:table-cell>
          <table:table-cell table:formula="of:=AVERAGE([.M29:.O29])" office:value-type="float" office:value="494333333.333333" calcext:value-type="float">
            <text:p>494333333.333333</text:p>
          </table:table-cell>
          <table:table-cell table:style-name="ce9" table:formula="of:=STDEV([.M29:.O29])/[.P29]" office:value-type="float" office:value="0.0119382078893144" calcext:value-type="float">
            <text:p>0.01</text:p>
          </table:table-cell>
          <table:table-cell table:formula="of:=[.P29]/[.H29]" office:value-type="float" office:value="3.67990074441687" calcext:value-type="float">
            <text:p>3.6799007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4</text:p>
          </table:table-cell>
          <table:table-cell office:value-type="float" office:value="134250000" calcext:value-type="float">
            <text:p>134250000</text:p>
          </table:table-cell>
          <table:table-cell office:value-type="float" office:value="139625000" calcext:value-type="float">
            <text:p>139625000</text:p>
          </table:table-cell>
          <table:table-cell office:value-type="float" office:value="133500000" calcext:value-type="float">
            <text:p>133500000</text:p>
          </table:table-cell>
          <table:table-cell table:formula="of:=AVERAGE([.E30:.G30])" office:value-type="float" office:value="135791666.666667" calcext:value-type="float">
            <text:p>135791666.666667</text:p>
          </table:table-cell>
          <table:table-cell table:style-name="ce9" table:formula="of:=STDEV([.E30:.G30])/[.H30]" office:value-type="float" office:value="0.0246029595402284" calcext:value-type="float">
            <text:p>0.02</text:p>
          </table:table-cell>
          <table:table-cell table:style-name="ce9" table:formula="of:=[.E30]/[.$H$92]*100" office:value-type="float" office:value="0.0330001873668233" calcext:value-type="float">
            <text:p>0.03</text:p>
          </table:table-cell>
          <table:table-cell/>
          <table:table-cell office:value-type="string" calcext:value-type="string">
            <text:p>Cost_Parallel_Work_Broadcast5_14</text:p>
          </table:table-cell>
          <table:table-cell office:value-type="float" office:value="510333333.333333" calcext:value-type="float">
            <text:p>510333333.333333</text:p>
          </table:table-cell>
          <table:table-cell office:value-type="float" office:value="477000000" calcext:value-type="float">
            <text:p>477000000</text:p>
          </table:table-cell>
          <table:table-cell office:value-type="float" office:value="485666666.666667" calcext:value-type="float">
            <text:p>485666666.666667</text:p>
          </table:table-cell>
          <table:table-cell table:formula="of:=AVERAGE([.M30:.O30])" office:value-type="float" office:value="491000000" calcext:value-type="float">
            <text:p>491000000</text:p>
          </table:table-cell>
          <table:table-cell table:style-name="ce9" table:formula="of:=STDEV([.M30:.O30])/[.P30]" office:value-type="float" office:value="0.0352236843749428" calcext:value-type="float">
            <text:p>0.04</text:p>
          </table:table-cell>
          <table:table-cell table:formula="of:=[.P30]/[.H30]" office:value-type="float" office:value="3.61583307763118" calcext:value-type="float">
            <text:p>3.61583307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5</text:p>
          </table:table-cell>
          <table:table-cell office:value-type="float" office:value="133000000" calcext:value-type="float">
            <text:p>133000000</text:p>
          </table:table-cell>
          <table:table-cell office:value-type="float" office:value="133125000" calcext:value-type="float">
            <text:p>133125000</text:p>
          </table:table-cell>
          <table:table-cell office:value-type="float" office:value="139750000" calcext:value-type="float">
            <text:p>139750000</text:p>
          </table:table-cell>
          <table:table-cell table:formula="of:=AVERAGE([.E31:.G31])" office:value-type="float" office:value="135291666.666667" calcext:value-type="float">
            <text:p>135291666.666667</text:p>
          </table:table-cell>
          <table:table-cell table:style-name="ce9" table:formula="of:=STDEV([.E31:.G31])/[.H31]" office:value-type="float" office:value="0.028542303034426" calcext:value-type="float">
            <text:p>0.03</text:p>
          </table:table-cell>
          <table:table-cell table:style-name="ce9" table:formula="of:=[.E31]/[.$H$92]*100" office:value-type="float" office:value="0.0326929230524208" calcext:value-type="float">
            <text:p>0.03</text:p>
          </table:table-cell>
          <table:table-cell/>
          <table:table-cell office:value-type="string" calcext:value-type="string">
            <text:p>Cost_Parallel_Work_Broadcast5_15</text:p>
          </table:table-cell>
          <table:table-cell office:value-type="float" office:value="491555555.555556" calcext:value-type="float">
            <text:p>491555555.555556</text:p>
          </table:table-cell>
          <table:table-cell office:value-type="float" office:value="513111111.111111" calcext:value-type="float">
            <text:p>513111111.111111</text:p>
          </table:table-cell>
          <table:table-cell office:value-type="float" office:value="515000000" calcext:value-type="float">
            <text:p>515000000</text:p>
          </table:table-cell>
          <table:table-cell table:formula="of:=AVERAGE([.M31:.O31])" office:value-type="float" office:value="506555555.555556" calcext:value-type="float">
            <text:p>506555555.555556</text:p>
          </table:table-cell>
          <table:table-cell table:style-name="ce9" table:formula="of:=STDEV([.M31:.O31])/[.P31]" office:value-type="float" office:value="0.0257122201326723" calcext:value-type="float">
            <text:p>0.03</text:p>
          </table:table-cell>
          <table:table-cell table:formula="of:=[.P31]/[.H31]" office:value-type="float" office:value="3.74417410943435" calcext:value-type="float">
            <text:p>3.74417410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6</text:p>
          </table:table-cell>
          <table:table-cell office:value-type="float" office:value="122625000" calcext:value-type="float">
            <text:p>122625000</text:p>
          </table:table-cell>
          <table:table-cell office:value-type="float" office:value="131000000" calcext:value-type="float">
            <text:p>131000000</text:p>
          </table:table-cell>
          <table:table-cell office:value-type="float" office:value="123500000" calcext:value-type="float">
            <text:p>123500000</text:p>
          </table:table-cell>
          <table:table-cell table:formula="of:=AVERAGE([.E32:.G32])" office:value-type="float" office:value="125708333.333333" calcext:value-type="float">
            <text:p>125708333.333333</text:p>
          </table:table-cell>
          <table:table-cell table:style-name="ce9" table:formula="of:=STDEV([.E32:.G32])/[.H32]" office:value-type="float" office:value="0.0366209125419129" calcext:value-type="float">
            <text:p>0.04</text:p>
          </table:table-cell>
          <table:table-cell table:style-name="ce9" table:formula="of:=[.E32]/[.$H$92]*100" office:value-type="float" office:value="0.0301426292428805" calcext:value-type="float">
            <text:p>0.03</text:p>
          </table:table-cell>
          <table:table-cell/>
          <table:table-cell office:value-type="string" calcext:value-type="string">
            <text:p>Cost_Parallel_Work_Broadcast5_16</text:p>
          </table:table-cell>
          <table:table-cell office:value-type="float" office:value="483666666.666667" calcext:value-type="float">
            <text:p>483666666.666667</text:p>
          </table:table-cell>
          <table:table-cell office:value-type="float" office:value="494555555.555556" calcext:value-type="float">
            <text:p>494555555.555556</text:p>
          </table:table-cell>
          <table:table-cell office:value-type="float" office:value="489888888.888889" calcext:value-type="float">
            <text:p>489888888.888889</text:p>
          </table:table-cell>
          <table:table-cell table:formula="of:=AVERAGE([.M32:.O32])" office:value-type="float" office:value="489370370.370371" calcext:value-type="float">
            <text:p>489370370.370371</text:p>
          </table:table-cell>
          <table:table-cell table:style-name="ce9" table:formula="of:=STDEV([.M32:.O32])/[.P32]" office:value-type="float" office:value="0.0111631841776992" calcext:value-type="float">
            <text:p>0.01</text:p>
          </table:table-cell>
          <table:table-cell table:formula="of:=[.P32]/[.H32]" office:value-type="float" office:value="3.89290317828601" calcext:value-type="float">
            <text:p>3.89290317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7</text:p>
          </table:table-cell>
          <table:table-cell office:value-type="float" office:value="138875000" calcext:value-type="float">
            <text:p>138875000</text:p>
          </table:table-cell>
          <table:table-cell office:value-type="float" office:value="140625000" calcext:value-type="float">
            <text:p>140625000</text:p>
          </table:table-cell>
          <table:table-cell office:value-type="float" office:value="140000000" calcext:value-type="float">
            <text:p>140000000</text:p>
          </table:table-cell>
          <table:table-cell table:formula="of:=AVERAGE([.E33:.G33])" office:value-type="float" office:value="139833333.333333" calcext:value-type="float">
            <text:p>139833333.333333</text:p>
          </table:table-cell>
          <table:table-cell table:style-name="ce9" table:formula="of:=STDEV([.E33:.G33])/[.H33]" office:value-type="float" office:value="0.00634201330565934" calcext:value-type="float">
            <text:p>0.01</text:p>
          </table:table-cell>
          <table:table-cell table:style-name="ce9" table:formula="of:=[.E33]/[.$H$92]*100" office:value-type="float" office:value="0.0341370653301124" calcext:value-type="float">
            <text:p>0.03</text:p>
          </table:table-cell>
          <table:table-cell/>
          <table:table-cell office:value-type="string" calcext:value-type="string">
            <text:p>Cost_Parallel_Work_Broadcast5_17</text:p>
          </table:table-cell>
          <table:table-cell office:value-type="float" office:value="772666666.666667" calcext:value-type="float">
            <text:p>772666666.666667</text:p>
          </table:table-cell>
          <table:table-cell office:value-type="float" office:value="761444444.444444" calcext:value-type="float">
            <text:p>761444444.444444</text:p>
          </table:table-cell>
          <table:table-cell office:value-type="float" office:value="756333333.333333" calcext:value-type="float">
            <text:p>756333333.333333</text:p>
          </table:table-cell>
          <table:table-cell table:formula="of:=AVERAGE([.M33:.O33])" office:value-type="float" office:value="763481481.481481" calcext:value-type="float">
            <text:p>763481481.481481</text:p>
          </table:table-cell>
          <table:table-cell table:style-name="ce9" table:formula="of:=STDEV([.M33:.O33])/[.P33]" office:value-type="float" office:value="0.0109433348120182" calcext:value-type="float">
            <text:p>0.01</text:p>
          </table:table-cell>
          <table:table-cell table:formula="of:=[.P33]/[.H33]" office:value-type="float" office:value="5.45993908091643" calcext:value-type="float">
            <text:p>5.4599390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8</text:p>
          </table:table-cell>
          <table:table-cell office:value-type="float" office:value="140125000" calcext:value-type="float">
            <text:p>140125000</text:p>
          </table:table-cell>
          <table:table-cell office:value-type="float" office:value="133500000" calcext:value-type="float">
            <text:p>133500000</text:p>
          </table:table-cell>
          <table:table-cell office:value-type="float" office:value="132625000" calcext:value-type="float">
            <text:p>132625000</text:p>
          </table:table-cell>
          <table:table-cell table:formula="of:=AVERAGE([.E34:.G34])" office:value-type="float" office:value="135416666.666667" calcext:value-type="float">
            <text:p>135416666.666667</text:p>
          </table:table-cell>
          <table:table-cell table:style-name="ce9" table:formula="of:=STDEV([.E34:.G34])/[.H34]" office:value-type="float" office:value="0.0302838641199485" calcext:value-type="float">
            <text:p>0.03</text:p>
          </table:table-cell>
          <table:table-cell table:style-name="ce9" table:formula="of:=[.E34]/[.$H$92]*100" office:value-type="float" office:value="0.0344443296445148" calcext:value-type="float">
            <text:p>0.03</text:p>
          </table:table-cell>
          <table:table-cell/>
          <table:table-cell office:value-type="string" calcext:value-type="string">
            <text:p>Cost_Parallel_Work_Broadcast5_18</text:p>
          </table:table-cell>
          <table:table-cell office:value-type="float" office:value="538111111.111111" calcext:value-type="float">
            <text:p>538111111.111111</text:p>
          </table:table-cell>
          <table:table-cell office:value-type="float" office:value="500111111.111111" calcext:value-type="float">
            <text:p>500111111.111111</text:p>
          </table:table-cell>
          <table:table-cell office:value-type="float" office:value="512333333.333333" calcext:value-type="float">
            <text:p>512333333.333333</text:p>
          </table:table-cell>
          <table:table-cell table:formula="of:=AVERAGE([.M34:.O34])" office:value-type="float" office:value="516851851.851852" calcext:value-type="float">
            <text:p>516851851.851852</text:p>
          </table:table-cell>
          <table:table-cell table:style-name="ce9" table:formula="of:=STDEV([.M34:.O34])/[.P34]" office:value-type="float" office:value="0.0375325778448645" calcext:value-type="float">
            <text:p>0.04</text:p>
          </table:table-cell>
          <table:table-cell table:formula="of:=[.P34]/[.H34]" office:value-type="float" office:value="3.81675213675214" calcext:value-type="float">
            <text:p>3.81675213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9</text:p>
          </table:table-cell>
          <table:table-cell office:value-type="float" office:value="130000000" calcext:value-type="float">
            <text:p>130000000</text:p>
          </table:table-cell>
          <table:table-cell office:value-type="float" office:value="131000000" calcext:value-type="float">
            <text:p>131000000</text:p>
          </table:table-cell>
          <table:table-cell office:value-type="float" office:value="129250000" calcext:value-type="float">
            <text:p>129250000</text:p>
          </table:table-cell>
          <table:table-cell table:formula="of:=AVERAGE([.E35:.G35])" office:value-type="float" office:value="130083333.333333" calcext:value-type="float">
            <text:p>130083333.333333</text:p>
          </table:table-cell>
          <table:table-cell table:style-name="ce9" table:formula="of:=STDEV([.E35:.G35])/[.H35]" office:value-type="float" office:value="0.00674929772764429" calcext:value-type="float">
            <text:p>0.01</text:p>
          </table:table-cell>
          <table:table-cell table:style-name="ce9" table:formula="of:=[.E35]/[.$H$92]*100" office:value-type="float" office:value="0.0319554886978549" calcext:value-type="float">
            <text:p>0.03</text:p>
          </table:table-cell>
          <table:table-cell/>
          <table:table-cell office:value-type="string" calcext:value-type="string">
            <text:p>Cost_Parallel_Work_Broadcast5_19</text:p>
          </table:table-cell>
          <table:table-cell office:value-type="float" office:value="491222222.222222" calcext:value-type="float">
            <text:p>491222222.222222</text:p>
          </table:table-cell>
          <table:table-cell office:value-type="float" office:value="523555555.555556" calcext:value-type="float">
            <text:p>523555555.555556</text:p>
          </table:table-cell>
          <table:table-cell office:value-type="float" office:value="493000000" calcext:value-type="float">
            <text:p>493000000</text:p>
          </table:table-cell>
          <table:table-cell table:formula="of:=AVERAGE([.M35:.O35])" office:value-type="float" office:value="502592592.592593" calcext:value-type="float">
            <text:p>502592592.592593</text:p>
          </table:table-cell>
          <table:table-cell table:style-name="ce9" table:formula="of:=STDEV([.M35:.O35])/[.P35]" office:value-type="float" office:value="0.0361648914980633" calcext:value-type="float">
            <text:p>0.04</text:p>
          </table:table-cell>
          <table:table-cell table:formula="of:=[.P35]/[.H35]" office:value-type="float" office:value="3.86362018649014" calcext:value-type="float">
            <text:p>3.86362018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</text:p>
          </table:table-cell>
          <table:table-cell office:value-type="float" office:value="136000000" calcext:value-type="float">
            <text:p>136000000</text:p>
          </table:table-cell>
          <table:table-cell office:value-type="float" office:value="128375000" calcext:value-type="float">
            <text:p>128375000</text:p>
          </table:table-cell>
          <table:table-cell office:value-type="float" office:value="128500000" calcext:value-type="float">
            <text:p>128500000</text:p>
          </table:table-cell>
          <table:table-cell table:formula="of:=AVERAGE([.E36:.G36])" office:value-type="float" office:value="130958333.333333" calcext:value-type="float">
            <text:p>130958333.333333</text:p>
          </table:table-cell>
          <table:table-cell table:style-name="ce9" table:formula="of:=STDEV([.E36:.G36])/[.H36]" office:value-type="float" office:value="0.0333438781928513" calcext:value-type="float">
            <text:p>0.03</text:p>
          </table:table-cell>
          <table:table-cell table:style-name="ce9" table:formula="of:=[.E36]/[.$H$92]*100" office:value-type="float" office:value="0.0334303574069867" calcext:value-type="float">
            <text:p>0.03</text:p>
          </table:table-cell>
          <table:table-cell/>
          <table:table-cell office:value-type="string" calcext:value-type="string">
            <text:p>Cost_Parallel_Work_Broadcast5_2</text:p>
          </table:table-cell>
          <table:table-cell office:value-type="float" office:value="509444444.444444" calcext:value-type="float">
            <text:p>509444444.444444</text:p>
          </table:table-cell>
          <table:table-cell office:value-type="float" office:value="492333333.333333" calcext:value-type="float">
            <text:p>492333333.333333</text:p>
          </table:table-cell>
          <table:table-cell office:value-type="float" office:value="501666666.666667" calcext:value-type="float">
            <text:p>501666666.666667</text:p>
          </table:table-cell>
          <table:table-cell table:formula="of:=AVERAGE([.M36:.O36])" office:value-type="float" office:value="501148148.148148" calcext:value-type="float">
            <text:p>501148148.148148</text:p>
          </table:table-cell>
          <table:table-cell table:style-name="ce9" table:formula="of:=STDEV([.M36:.O36])/[.P36]" office:value-type="float" office:value="0.0170954078032677" calcext:value-type="float">
            <text:p>0.02</text:p>
          </table:table-cell>
          <table:table-cell table:formula="of:=[.P36]/[.H36]" office:value-type="float" office:value="3.82677555060628" calcext:value-type="float">
            <text:p>3.82677555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0</text:p>
          </table:table-cell>
          <table:table-cell office:value-type="float" office:value="129750000" calcext:value-type="float">
            <text:p>129750000</text:p>
          </table:table-cell>
          <table:table-cell office:value-type="float" office:value="129125000" calcext:value-type="float">
            <text:p>129125000</text:p>
          </table:table-cell>
          <table:table-cell office:value-type="float" office:value="130750000" calcext:value-type="float">
            <text:p>130750000</text:p>
          </table:table-cell>
          <table:table-cell table:formula="of:=AVERAGE([.E37:.G37])" office:value-type="float" office:value="129875000" calcext:value-type="float">
            <text:p>129875000</text:p>
          </table:table-cell>
          <table:table-cell table:style-name="ce9" table:formula="of:=STDEV([.E37:.G37])/[.H37]" office:value-type="float" office:value="0.0063112979059692" calcext:value-type="float">
            <text:p>0.01</text:p>
          </table:table-cell>
          <table:table-cell table:style-name="ce9" table:formula="of:=[.E37]/[.$H$92]*100" office:value-type="float" office:value="0.0318940358349745" calcext:value-type="float">
            <text:p>0.03</text:p>
          </table:table-cell>
          <table:table-cell/>
          <table:table-cell office:value-type="string" calcext:value-type="string">
            <text:p>Cost_Parallel_Work_Broadcast5_20</text:p>
          </table:table-cell>
          <table:table-cell office:value-type="float" office:value="493777777.777778" calcext:value-type="float">
            <text:p>493777777.777778</text:p>
          </table:table-cell>
          <table:table-cell office:value-type="float" office:value="502111111.111111" calcext:value-type="float">
            <text:p>502111111.111111</text:p>
          </table:table-cell>
          <table:table-cell office:value-type="float" office:value="493444444.444444" calcext:value-type="float">
            <text:p>493444444.444444</text:p>
          </table:table-cell>
          <table:table-cell table:formula="of:=AVERAGE([.M37:.O37])" office:value-type="float" office:value="496444444.444444" calcext:value-type="float">
            <text:p>496444444.444444</text:p>
          </table:table-cell>
          <table:table-cell table:style-name="ce9" table:formula="of:=STDEV([.M37:.O37])/[.P37]" office:value-type="float" office:value="0.00989094887823829" calcext:value-type="float">
            <text:p>0.01</text:p>
          </table:table-cell>
          <table:table-cell table:formula="of:=[.P37]/[.H37]" office:value-type="float" office:value="3.82247887926425" calcext:value-type="float">
            <text:p>3.82247887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1</text:p>
          </table:table-cell>
          <table:table-cell office:value-type="float" office:value="133250000" calcext:value-type="float">
            <text:p>133250000</text:p>
          </table:table-cell>
          <table:table-cell office:value-type="float" office:value="132500000" calcext:value-type="float">
            <text:p>132500000</text:p>
          </table:table-cell>
          <table:table-cell office:value-type="float" office:value="132750000" calcext:value-type="float">
            <text:p>132750000</text:p>
          </table:table-cell>
          <table:table-cell table:formula="of:=AVERAGE([.E38:.G38])" office:value-type="float" office:value="132833333.333333" calcext:value-type="float">
            <text:p>132833333.333333</text:p>
          </table:table-cell>
          <table:table-cell table:style-name="ce9" table:formula="of:=STDEV([.E38:.G38])/[.H38]" office:value-type="float" office:value="0.00287489064928221" calcext:value-type="float">
            <text:p>0.00</text:p>
          </table:table-cell>
          <table:table-cell table:style-name="ce9" table:formula="of:=[.E38]/[.$H$92]*100" office:value-type="float" office:value="0.0327543759153013" calcext:value-type="float">
            <text:p>0.03</text:p>
          </table:table-cell>
          <table:table-cell/>
          <table:table-cell office:value-type="string" calcext:value-type="string">
            <text:p>Cost_Parallel_Work_Broadcast5_21</text:p>
          </table:table-cell>
          <table:table-cell office:value-type="float" office:value="561222222.222222" calcext:value-type="float">
            <text:p>561222222.222222</text:p>
          </table:table-cell>
          <table:table-cell office:value-type="float" office:value="524888888.888889" calcext:value-type="float">
            <text:p>524888888.888889</text:p>
          </table:table-cell>
          <table:table-cell office:value-type="float" office:value="565222222.222222" calcext:value-type="float">
            <text:p>565222222.222222</text:p>
          </table:table-cell>
          <table:table-cell table:formula="of:=AVERAGE([.M38:.O38])" office:value-type="float" office:value="550444444.444444" calcext:value-type="float">
            <text:p>550444444.444444</text:p>
          </table:table-cell>
          <table:table-cell table:style-name="ce9" table:formula="of:=STDEV([.M38:.O38])/[.P38]" office:value-type="float" office:value="0.0403709123908706" calcext:value-type="float">
            <text:p>0.04</text:p>
          </table:table-cell>
          <table:table-cell table:formula="of:=[.P38]/[.H38]" office:value-type="float" office:value="4.14387285654538" calcext:value-type="float">
            <text:p>4.14387285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2</text:p>
          </table:table-cell>
          <table:table-cell office:value-type="float" office:value="138500000" calcext:value-type="float">
            <text:p>138500000</text:p>
          </table:table-cell>
          <table:table-cell office:value-type="float" office:value="131875000" calcext:value-type="float">
            <text:p>131875000</text:p>
          </table:table-cell>
          <table:table-cell office:value-type="float" office:value="138375000" calcext:value-type="float">
            <text:p>138375000</text:p>
          </table:table-cell>
          <table:table-cell table:formula="of:=AVERAGE([.E39:.G39])" office:value-type="float" office:value="136250000" calcext:value-type="float">
            <text:p>136250000</text:p>
          </table:table-cell>
          <table:table-cell table:style-name="ce9" table:formula="of:=STDEV([.E39:.G39])/[.H39]" office:value-type="float" office:value="0.0278119383325213" calcext:value-type="float">
            <text:p>0.03</text:p>
          </table:table-cell>
          <table:table-cell table:style-name="ce9" table:formula="of:=[.E39]/[.$H$92]*100" office:value-type="float" office:value="0.0340448860357916" calcext:value-type="float">
            <text:p>0.03</text:p>
          </table:table-cell>
          <table:table-cell/>
          <table:table-cell office:value-type="string" calcext:value-type="string">
            <text:p>Cost_Parallel_Work_Broadcast5_22</text:p>
          </table:table-cell>
          <table:table-cell office:value-type="float" office:value="475222222.222222" calcext:value-type="float">
            <text:p>475222222.222222</text:p>
          </table:table-cell>
          <table:table-cell office:value-type="float" office:value="519444444.444444" calcext:value-type="float">
            <text:p>519444444.444444</text:p>
          </table:table-cell>
          <table:table-cell office:value-type="float" office:value="493333333.333333" calcext:value-type="float">
            <text:p>493333333.333333</text:p>
          </table:table-cell>
          <table:table-cell table:formula="of:=AVERAGE([.M39:.O39])" office:value-type="float" office:value="496000000" calcext:value-type="float">
            <text:p>496000000</text:p>
          </table:table-cell>
          <table:table-cell table:style-name="ce9" table:formula="of:=STDEV([.M39:.O39])/[.P39]" office:value-type="float" office:value="0.0448213447561357" calcext:value-type="float">
            <text:p>0.04</text:p>
          </table:table-cell>
          <table:table-cell table:formula="of:=[.P39]/[.H39]" office:value-type="float" office:value="3.64036697247706" calcext:value-type="float">
            <text:p>3.64036697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2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40:.G40])" office:value-type="float" office:value="0" calcext:value-type="float">
            <text:p>0</text:p>
          </table:table-cell>
          <table:table-cell table:style-name="ce9" table:formula="of:=STDEV([.E40:.G40])/[.H40]" office:value-type="string" office:string-value="" calcext:value-type="error">
            <text:p>#DIV/0!</text:p>
          </table:table-cell>
          <table:table-cell table:style-name="ce9" table:formula="of:=[.E40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2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0:.O40])" office:value-type="float" office:value="0" calcext:value-type="float">
            <text:p>0</text:p>
          </table:table-cell>
          <table:table-cell table:style-name="ce9" table:formula="of:=STDEV([.M40:.O40])/[.P40]" office:value-type="string" office:string-value="" calcext:value-type="error">
            <text:p>#DIV/0!</text:p>
          </table:table-cell>
          <table:table-cell table:formula="of:=[.P40]/[.H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3</text:p>
          </table:table-cell>
          <table:table-cell office:value-type="float" office:value="131750000" calcext:value-type="float">
            <text:p>131750000</text:p>
          </table:table-cell>
          <table:table-cell office:value-type="float" office:value="132500000" calcext:value-type="float">
            <text:p>132500000</text:p>
          </table:table-cell>
          <table:table-cell office:value-type="float" office:value="131875000" calcext:value-type="float">
            <text:p>131875000</text:p>
          </table:table-cell>
          <table:table-cell table:formula="of:=AVERAGE([.E41:.G41])" office:value-type="float" office:value="132041666.666667" calcext:value-type="float">
            <text:p>132041666.666667</text:p>
          </table:table-cell>
          <table:table-cell table:style-name="ce9" table:formula="of:=STDEV([.E41:.G41])/[.H41]" office:value-type="float" office:value="0.00304312109845155" calcext:value-type="float">
            <text:p>0.00</text:p>
          </table:table-cell>
          <table:table-cell table:style-name="ce9" table:formula="of:=[.E41]/[.$H$92]*100" office:value-type="float" office:value="0.0323856587380184" calcext:value-type="float">
            <text:p>0.03</text:p>
          </table:table-cell>
          <table:table-cell/>
          <table:table-cell office:value-type="string" calcext:value-type="string">
            <text:p>Cost_Parallel_Work_Broadcast5_23</text:p>
          </table:table-cell>
          <table:table-cell office:value-type="float" office:value="503555555.555556" calcext:value-type="float">
            <text:p>503555555.555556</text:p>
          </table:table-cell>
          <table:table-cell office:value-type="float" office:value="507111111.111111" calcext:value-type="float">
            <text:p>507111111.111111</text:p>
          </table:table-cell>
          <table:table-cell office:value-type="float" office:value="506888888.888889" calcext:value-type="float">
            <text:p>506888888.888889</text:p>
          </table:table-cell>
          <table:table-cell table:formula="of:=AVERAGE([.M41:.O41])" office:value-type="float" office:value="505851851.851852" calcext:value-type="float">
            <text:p>505851851.851852</text:p>
          </table:table-cell>
          <table:table-cell table:style-name="ce9" table:formula="of:=STDEV([.M41:.O41])/[.P41]" office:value-type="float" office:value="0.00393742265624454" calcext:value-type="float">
            <text:p>0.00</text:p>
          </table:table-cell>
          <table:table-cell table:formula="of:=[.P41]/[.H41]" office:value-type="float" office:value="3.83100171803233" calcext:value-type="float">
            <text:p>3.8310017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3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42:.G42])" office:value-type="float" office:value="0" calcext:value-type="float">
            <text:p>0</text:p>
          </table:table-cell>
          <table:table-cell table:style-name="ce9" table:formula="of:=STDEV([.E42:.G42])/[.H42]" office:value-type="string" office:string-value="" calcext:value-type="error">
            <text:p>#DIV/0!</text:p>
          </table:table-cell>
          <table:table-cell table:style-name="ce9" table:formula="of:=[.E42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3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2:.O42])" office:value-type="float" office:value="0" calcext:value-type="float">
            <text:p>0</text:p>
          </table:table-cell>
          <table:table-cell table:style-name="ce9" table:formula="of:=STDEV([.M42:.O42])/[.P42]" office:value-type="string" office:string-value="" calcext:value-type="error">
            <text:p>#DIV/0!</text:p>
          </table:table-cell>
          <table:table-cell table:formula="of:=[.P42]/[.H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4</text:p>
          </table:table-cell>
          <table:table-cell office:value-type="float" office:value="125250000" calcext:value-type="float">
            <text:p>125250000</text:p>
          </table:table-cell>
          <table:table-cell office:value-type="float" office:value="125625000" calcext:value-type="float">
            <text:p>125625000</text:p>
          </table:table-cell>
          <table:table-cell office:value-type="float" office:value="125000000" calcext:value-type="float">
            <text:p>125000000</text:p>
          </table:table-cell>
          <table:table-cell table:formula="of:=AVERAGE([.E43:.G43])" office:value-type="float" office:value="125291666.666667" calcext:value-type="float">
            <text:p>125291666.666667</text:p>
          </table:table-cell>
          <table:table-cell table:style-name="ce9" table:formula="of:=STDEV([.E43:.G43])/[.H43]" office:value-type="float" office:value="0.00251075305462945" calcext:value-type="float">
            <text:p>0.00</text:p>
          </table:table-cell>
          <table:table-cell table:style-name="ce9" table:formula="of:=[.E43]/[.$H$92]*100" office:value-type="float" office:value="0.0307878843031256" calcext:value-type="float">
            <text:p>0.03</text:p>
          </table:table-cell>
          <table:table-cell/>
          <table:table-cell office:value-type="string" calcext:value-type="string">
            <text:p>Cost_Parallel_Work_Broadcast5_24</text:p>
          </table:table-cell>
          <table:table-cell office:value-type="float" office:value="472555555.555556" calcext:value-type="float">
            <text:p>472555555.555556</text:p>
          </table:table-cell>
          <table:table-cell office:value-type="float" office:value="474888888.888889" calcext:value-type="float">
            <text:p>474888888.888889</text:p>
          </table:table-cell>
          <table:table-cell office:value-type="float" office:value="496222222.222222" calcext:value-type="float">
            <text:p>496222222.222222</text:p>
          </table:table-cell>
          <table:table-cell table:formula="of:=AVERAGE([.M43:.O43])" office:value-type="float" office:value="481222222.222222" calcext:value-type="float">
            <text:p>481222222.222222</text:p>
          </table:table-cell>
          <table:table-cell table:style-name="ce9" table:formula="of:=STDEV([.M43:.O43])/[.P43]" office:value-type="float" office:value="0.0271032060214916" calcext:value-type="float">
            <text:p>0.03</text:p>
          </table:table-cell>
          <table:table-cell table:formula="of:=[.P43]/[.H43]" office:value-type="float" office:value="3.84081587407161" calcext:value-type="float">
            <text:p>3.84081587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4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44:.G44])" office:value-type="float" office:value="0" calcext:value-type="float">
            <text:p>0</text:p>
          </table:table-cell>
          <table:table-cell table:style-name="ce9" table:formula="of:=STDEV([.E44:.G44])/[.H44]" office:value-type="string" office:string-value="" calcext:value-type="error">
            <text:p>#DIV/0!</text:p>
          </table:table-cell>
          <table:table-cell table:style-name="ce9" table:formula="of:=[.E44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4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4:.O44])" office:value-type="float" office:value="0" calcext:value-type="float">
            <text:p>0</text:p>
          </table:table-cell>
          <table:table-cell table:style-name="ce9" table:formula="of:=STDEV([.M44:.O44])/[.P44]" office:value-type="string" office:string-value="" calcext:value-type="error">
            <text:p>#DIV/0!</text:p>
          </table:table-cell>
          <table:table-cell table:formula="of:=[.P44]/[.H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5</text:p>
          </table:table-cell>
          <table:table-cell office:value-type="float" office:value="131250000" calcext:value-type="float">
            <text:p>131250000</text:p>
          </table:table-cell>
          <table:table-cell office:value-type="float" office:value="124875000" calcext:value-type="float">
            <text:p>124875000</text:p>
          </table:table-cell>
          <table:table-cell office:value-type="float" office:value="124500000" calcext:value-type="float">
            <text:p>124500000</text:p>
          </table:table-cell>
          <table:table-cell table:formula="of:=AVERAGE([.E45:.G45])" office:value-type="float" office:value="126875000" calcext:value-type="float">
            <text:p>126875000</text:p>
          </table:table-cell>
          <table:table-cell table:style-name="ce9" table:formula="of:=STDEV([.E45:.G45])/[.H45]" office:value-type="float" office:value="0.0298994894689527" calcext:value-type="float">
            <text:p>0.03</text:p>
          </table:table-cell>
          <table:table-cell table:style-name="ce9" table:formula="of:=[.E45]/[.$H$92]*100" office:value-type="float" office:value="0.0322627530122574" calcext:value-type="float">
            <text:p>0.03</text:p>
          </table:table-cell>
          <table:table-cell/>
          <table:table-cell office:value-type="string" calcext:value-type="string">
            <text:p>Cost_Parallel_Work_Broadcast5_25</text:p>
          </table:table-cell>
          <table:table-cell office:value-type="float" office:value="528222222.222222" calcext:value-type="float">
            <text:p>528222222.222222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527444444.444444" calcext:value-type="float">
            <text:p>527444444.444444</text:p>
          </table:table-cell>
          <table:table-cell table:formula="of:=AVERAGE([.M45:.O45])" office:value-type="float" office:value="525222222.222222" calcext:value-type="float">
            <text:p>525222222.222222</text:p>
          </table:table-cell>
          <table:table-cell table:style-name="ce9" table:formula="of:=STDEV([.M45:.O45])/[.P45]" office:value-type="float" office:value="0.00864256323918538" calcext:value-type="float">
            <text:p>0.01</text:p>
          </table:table-cell>
          <table:table-cell table:formula="of:=[.P45]/[.H45]" office:value-type="float" office:value="4.13968253968254" calcext:value-type="float">
            <text:p>4.13968253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5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46:.G46])" office:value-type="float" office:value="0" calcext:value-type="float">
            <text:p>0</text:p>
          </table:table-cell>
          <table:table-cell table:style-name="ce9" table:formula="of:=STDEV([.E46:.G46])/[.H46]" office:value-type="string" office:string-value="" calcext:value-type="error">
            <text:p>#DIV/0!</text:p>
          </table:table-cell>
          <table:table-cell table:style-name="ce9" table:formula="of:=[.E46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5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6:.O46])" office:value-type="float" office:value="0" calcext:value-type="float">
            <text:p>0</text:p>
          </table:table-cell>
          <table:table-cell table:style-name="ce9" table:formula="of:=STDEV([.M46:.O46])/[.P46]" office:value-type="string" office:string-value="" calcext:value-type="error">
            <text:p>#DIV/0!</text:p>
          </table:table-cell>
          <table:table-cell table:formula="of:=[.P46]/[.H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6</text:p>
          </table:table-cell>
          <table:table-cell office:value-type="float" office:value="121625000" calcext:value-type="float">
            <text:p>121625000</text:p>
          </table:table-cell>
          <table:table-cell office:value-type="float" office:value="123250000" calcext:value-type="float">
            <text:p>123250000</text:p>
          </table:table-cell>
          <table:table-cell office:value-type="float" office:value="122375000" calcext:value-type="float">
            <text:p>122375000</text:p>
          </table:table-cell>
          <table:table-cell table:formula="of:=AVERAGE([.E47:.G47])" office:value-type="float" office:value="122416666.666667" calcext:value-type="float">
            <text:p>122416666.666667</text:p>
          </table:table-cell>
          <table:table-cell table:style-name="ce9" table:formula="of:=STDEV([.E47:.G47])/[.H47]" office:value-type="float" office:value="0.0066437104479044" calcext:value-type="float">
            <text:p>0.01</text:p>
          </table:table-cell>
          <table:table-cell table:style-name="ce9" table:formula="of:=[.E47]/[.$H$92]*100" office:value-type="float" office:value="0.0298968177913585" calcext:value-type="float">
            <text:p>0.03</text:p>
          </table:table-cell>
          <table:table-cell/>
          <table:table-cell office:value-type="string" calcext:value-type="string">
            <text:p>Cost_Parallel_Work_Broadcast5_26</text:p>
          </table:table-cell>
          <table:table-cell office:value-type="float" office:value="487777777.777778" calcext:value-type="float">
            <text:p>487777777.777778</text:p>
          </table:table-cell>
          <table:table-cell office:value-type="float" office:value="504888888.888889" calcext:value-type="float">
            <text:p>504888888.888889</text:p>
          </table:table-cell>
          <table:table-cell office:value-type="float" office:value="485888888.888889" calcext:value-type="float">
            <text:p>485888888.888889</text:p>
          </table:table-cell>
          <table:table-cell table:formula="of:=AVERAGE([.M47:.O47])" office:value-type="float" office:value="492851851.851852" calcext:value-type="float">
            <text:p>492851851.851852</text:p>
          </table:table-cell>
          <table:table-cell table:style-name="ce9" table:formula="of:=STDEV([.M47:.O47])/[.P47]" office:value-type="float" office:value="0.0212377726102092" calcext:value-type="float">
            <text:p>0.02</text:p>
          </table:table-cell>
          <table:table-cell table:formula="of:=[.P47]/[.H47]" office:value-type="float" office:value="4.02601921185992" calcext:value-type="float">
            <text:p>4.0260192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6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48:.G48])" office:value-type="float" office:value="0" calcext:value-type="float">
            <text:p>0</text:p>
          </table:table-cell>
          <table:table-cell table:style-name="ce9" table:formula="of:=STDEV([.E48:.G48])/[.H48]" office:value-type="string" office:string-value="" calcext:value-type="error">
            <text:p>#DIV/0!</text:p>
          </table:table-cell>
          <table:table-cell table:style-name="ce9" table:formula="of:=[.E48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6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8:.O48])" office:value-type="float" office:value="0" calcext:value-type="float">
            <text:p>0</text:p>
          </table:table-cell>
          <table:table-cell table:style-name="ce9" table:formula="of:=STDEV([.M48:.O48])/[.P48]" office:value-type="string" office:string-value="" calcext:value-type="error">
            <text:p>#DIV/0!</text:p>
          </table:table-cell>
          <table:table-cell table:formula="of:=[.P48]/[.H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7</text:p>
          </table:table-cell>
          <table:table-cell office:value-type="float" office:value="122375000" calcext:value-type="float">
            <text:p>122375000</text:p>
          </table:table-cell>
          <table:table-cell office:value-type="float" office:value="123000000" calcext:value-type="float">
            <text:p>123000000</text:p>
          </table:table-cell>
          <table:table-cell office:value-type="float" office:value="121625000" calcext:value-type="float">
            <text:p>121625000</text:p>
          </table:table-cell>
          <table:table-cell table:formula="of:=AVERAGE([.E49:.G49])" office:value-type="float" office:value="122333333.333333" calcext:value-type="float">
            <text:p>122333333.333333</text:p>
          </table:table-cell>
          <table:table-cell table:style-name="ce9" table:formula="of:=STDEV([.E49:.G49])/[.H49]" office:value-type="float" office:value="0.00562762658101441" calcext:value-type="float">
            <text:p>0.01</text:p>
          </table:table-cell>
          <table:table-cell table:style-name="ce9" table:formula="of:=[.E49]/[.$H$92]*100" office:value-type="float" office:value="0.03008117638" calcext:value-type="float">
            <text:p>0.03</text:p>
          </table:table-cell>
          <table:table-cell/>
          <table:table-cell office:value-type="string" calcext:value-type="string">
            <text:p>Cost_Parallel_Work_Broadcast5_27</text:p>
          </table:table-cell>
          <table:table-cell office:value-type="float" office:value="491666666.666667" calcext:value-type="float">
            <text:p>491666666.666667</text:p>
          </table:table-cell>
          <table:table-cell office:value-type="float" office:value="475444444.444444" calcext:value-type="float">
            <text:p>475444444.444444</text:p>
          </table:table-cell>
          <table:table-cell office:value-type="float" office:value="486444444.444444" calcext:value-type="float">
            <text:p>486444444.444444</text:p>
          </table:table-cell>
          <table:table-cell table:formula="of:=AVERAGE([.M49:.O49])" office:value-type="float" office:value="484518518.518518" calcext:value-type="float">
            <text:p>484518518.518518</text:p>
          </table:table-cell>
          <table:table-cell table:style-name="ce9" table:formula="of:=STDEV([.M49:.O49])/[.P49]" office:value-type="float" office:value="0.0170908270638485" calcext:value-type="float">
            <text:p>0.02</text:p>
          </table:table-cell>
          <table:table-cell table:formula="of:=[.P49]/[.H49]" office:value-type="float" office:value="3.96064184075083" calcext:value-type="float">
            <text:p>3.96064184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7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50:.G50])" office:value-type="float" office:value="0" calcext:value-type="float">
            <text:p>0</text:p>
          </table:table-cell>
          <table:table-cell table:style-name="ce9" table:formula="of:=STDEV([.E50:.G50])/[.H50]" office:value-type="string" office:string-value="" calcext:value-type="error">
            <text:p>#DIV/0!</text:p>
          </table:table-cell>
          <table:table-cell table:style-name="ce9" table:formula="of:=[.E50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7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50:.O50])" office:value-type="float" office:value="0" calcext:value-type="float">
            <text:p>0</text:p>
          </table:table-cell>
          <table:table-cell table:style-name="ce9" table:formula="of:=STDEV([.M50:.O50])/[.P50]" office:value-type="string" office:string-value="" calcext:value-type="error">
            <text:p>#DIV/0!</text:p>
          </table:table-cell>
          <table:table-cell table:formula="of:=[.P50]/[.H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8</text:p>
          </table:table-cell>
          <table:table-cell table:number-columns-repeated="2" office:value-type="float" office:value="119250000" calcext:value-type="float">
            <text:p>119250000</text:p>
          </table:table-cell>
          <table:table-cell office:value-type="float" office:value="126625000" calcext:value-type="float">
            <text:p>126625000</text:p>
          </table:table-cell>
          <table:table-cell table:formula="of:=AVERAGE([.E51:.G51])" office:value-type="float" office:value="121708333.333333" calcext:value-type="float">
            <text:p>121708333.333333</text:p>
          </table:table-cell>
          <table:table-cell table:style-name="ce9" table:formula="of:=STDEV([.E51:.G51])/[.H51]" office:value-type="float" office:value="0.0349849358598301" calcext:value-type="float">
            <text:p>0.03</text:p>
          </table:table-cell>
          <table:table-cell table:style-name="ce9" table:formula="of:=[.E51]/[.$H$92]*100" office:value-type="float" office:value="0.0293130155939939" calcext:value-type="float">
            <text:p>0.03</text:p>
          </table:table-cell>
          <table:table-cell/>
          <table:table-cell office:value-type="string" calcext:value-type="string">
            <text:p>Cost_Parallel_Work_Broadcast5_28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83222222.222222" calcext:value-type="float">
            <text:p>483222222.222222</text:p>
          </table:table-cell>
          <table:table-cell office:value-type="float" office:value="509666666.666667" calcext:value-type="float">
            <text:p>509666666.666667</text:p>
          </table:table-cell>
          <table:table-cell table:formula="of:=AVERAGE([.M51:.O51])" office:value-type="float" office:value="498962962.962963" calcext:value-type="float">
            <text:p>498962962.962963</text:p>
          </table:table-cell>
          <table:table-cell table:style-name="ce9" table:formula="of:=STDEV([.M51:.O51])/[.P51]" office:value-type="float" office:value="0.0279043092775712" calcext:value-type="float">
            <text:p>0.03</text:p>
          </table:table-cell>
          <table:table-cell table:formula="of:=[.P51]/[.H51]" office:value-type="float" office:value="4.09966145536156" calcext:value-type="float">
            <text:p>4.09966145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8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52:.G52])" office:value-type="float" office:value="0" calcext:value-type="float">
            <text:p>0</text:p>
          </table:table-cell>
          <table:table-cell table:style-name="ce9" table:formula="of:=STDEV([.E52:.G52])/[.H52]" office:value-type="string" office:string-value="" calcext:value-type="error">
            <text:p>#DIV/0!</text:p>
          </table:table-cell>
          <table:table-cell table:style-name="ce9" table:formula="of:=[.E52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8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52:.O52])" office:value-type="float" office:value="0" calcext:value-type="float">
            <text:p>0</text:p>
          </table:table-cell>
          <table:table-cell table:style-name="ce9" table:formula="of:=STDEV([.M52:.O52])/[.P52]" office:value-type="string" office:string-value="" calcext:value-type="error">
            <text:p>#DIV/0!</text:p>
          </table:table-cell>
          <table:table-cell table:formula="of:=[.P52]/[.H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9</text:p>
          </table:table-cell>
          <table:table-cell office:value-type="float" office:value="123500000" calcext:value-type="float">
            <text:p>123500000</text:p>
          </table:table-cell>
          <table:table-cell office:value-type="float" office:value="131125000" calcext:value-type="float">
            <text:p>131125000</text:p>
          </table:table-cell>
          <table:table-cell office:value-type="float" office:value="130875000" calcext:value-type="float">
            <text:p>130875000</text:p>
          </table:table-cell>
          <table:table-cell table:formula="of:=AVERAGE([.E53:.G53])" office:value-type="float" office:value="128500000" calcext:value-type="float">
            <text:p>128500000</text:p>
          </table:table-cell>
          <table:table-cell table:style-name="ce9" table:formula="of:=STDEV([.E53:.G53])/[.H53]" office:value-type="float" office:value="0.0337115242240534" calcext:value-type="float">
            <text:p>0.03</text:p>
          </table:table-cell>
          <table:table-cell table:style-name="ce9" table:formula="of:=[.E53]/[.$H$92]*100" office:value-type="float" office:value="0.0303577142629622" calcext:value-type="float">
            <text:p>0.03</text:p>
          </table:table-cell>
          <table:table-cell/>
          <table:table-cell office:value-type="string" calcext:value-type="string">
            <text:p>Cost_Parallel_Work_Broadcast5_29</text:p>
          </table:table-cell>
          <table:table-cell office:value-type="float" office:value="483555555.555556" calcext:value-type="float">
            <text:p>483555555.555556</text:p>
          </table:table-cell>
          <table:table-cell office:value-type="float" office:value="504222222.222222" calcext:value-type="float">
            <text:p>504222222.222222</text:p>
          </table:table-cell>
          <table:table-cell office:value-type="float" office:value="504888888.888889" calcext:value-type="float">
            <text:p>504888888.888889</text:p>
          </table:table-cell>
          <table:table-cell table:formula="of:=AVERAGE([.M53:.O53])" office:value-type="float" office:value="497555555.555556" calcext:value-type="float">
            <text:p>497555555.555556</text:p>
          </table:table-cell>
          <table:table-cell table:style-name="ce9" table:formula="of:=STDEV([.M53:.O53])/[.P53]" office:value-type="float" office:value="0.0243770505564893" calcext:value-type="float">
            <text:p>0.02</text:p>
          </table:table-cell>
          <table:table-cell table:formula="of:=[.P53]/[.H53]" office:value-type="float" office:value="3.87202766969304" calcext:value-type="float">
            <text:p>3.87202766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9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54:.G54])" office:value-type="float" office:value="0" calcext:value-type="float">
            <text:p>0</text:p>
          </table:table-cell>
          <table:table-cell table:style-name="ce9" table:formula="of:=STDEV([.E54:.G54])/[.H54]" office:value-type="string" office:string-value="" calcext:value-type="error">
            <text:p>#DIV/0!</text:p>
          </table:table-cell>
          <table:table-cell table:style-name="ce9" table:formula="of:=[.E54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9_end_back_33750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54:.O54])" office:value-type="float" office:value="0" calcext:value-type="float">
            <text:p>0</text:p>
          </table:table-cell>
          <table:table-cell table:style-name="ce9" table:formula="of:=STDEV([.M54:.O54])/[.P54]" office:value-type="string" office:string-value="" calcext:value-type="error">
            <text:p>#DIV/0!</text:p>
          </table:table-cell>
          <table:table-cell table:formula="of:=[.P54]/[.H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9_end_out1_16875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55:.G55])" office:value-type="float" office:value="0" calcext:value-type="float">
            <text:p>0</text:p>
          </table:table-cell>
          <table:table-cell table:style-name="ce9" table:formula="of:=STDEV([.E55:.G55])/[.H55]" office:value-type="string" office:string-value="" calcext:value-type="error">
            <text:p>#DIV/0!</text:p>
          </table:table-cell>
          <table:table-cell table:style-name="ce9" table:formula="of:=[.E55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Broadcast5_29_end_out1_168750_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55:.O55])" office:value-type="float" office:value="0" calcext:value-type="float">
            <text:p>0</text:p>
          </table:table-cell>
          <table:table-cell table:style-name="ce9" table:formula="of:=STDEV([.M55:.O55])/[.P55]" office:value-type="string" office:string-value="" calcext:value-type="error">
            <text:p>#DIV/0!</text:p>
          </table:table-cell>
          <table:table-cell table:formula="of:=[.P55]/[.H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</text:p>
          </table:table-cell>
          <table:table-cell office:value-type="float" office:value="133500000" calcext:value-type="float">
            <text:p>133500000</text:p>
          </table:table-cell>
          <table:table-cell office:value-type="float" office:value="142625000" calcext:value-type="float">
            <text:p>142625000</text:p>
          </table:table-cell>
          <table:table-cell office:value-type="float" office:value="133000000" calcext:value-type="float">
            <text:p>133000000</text:p>
          </table:table-cell>
          <table:table-cell table:formula="of:=AVERAGE([.E56:.G56])" office:value-type="float" office:value="136375000" calcext:value-type="float">
            <text:p>136375000</text:p>
          </table:table-cell>
          <table:table-cell table:style-name="ce9" table:formula="of:=STDEV([.E56:.G56])/[.H56]" office:value-type="float" office:value="0.0397318364833973" calcext:value-type="float">
            <text:p>0.04</text:p>
          </table:table-cell>
          <table:table-cell table:style-name="ce9" table:formula="of:=[.E56]/[.$H$92]*100" office:value-type="float" office:value="0.0328158287781818" calcext:value-type="float">
            <text:p>0.03</text:p>
          </table:table-cell>
          <table:table-cell/>
          <table:table-cell office:value-type="string" calcext:value-type="string">
            <text:p>Cost_Parallel_Work_Broadcast5_3</text:p>
          </table:table-cell>
          <table:table-cell office:value-type="float" office:value="500555555.555556" calcext:value-type="float">
            <text:p>500555555.555556</text:p>
          </table:table-cell>
          <table:table-cell office:value-type="float" office:value="512555555.555556" calcext:value-type="float">
            <text:p>512555555.555556</text:p>
          </table:table-cell>
          <table:table-cell office:value-type="float" office:value="516111111.111111" calcext:value-type="float">
            <text:p>516111111.111111</text:p>
          </table:table-cell>
          <table:table-cell table:formula="of:=AVERAGE([.M56:.O56])" office:value-type="float" office:value="509740740.740741" calcext:value-type="float">
            <text:p>509740740.740741</text:p>
          </table:table-cell>
          <table:table-cell table:style-name="ce9" table:formula="of:=STDEV([.M56:.O56])/[.P56]" office:value-type="float" office:value="0.0159901704029395" calcext:value-type="float">
            <text:p>0.02</text:p>
          </table:table-cell>
          <table:table-cell table:formula="of:=[.P56]/[.H56]" office:value-type="float" office:value="3.7377872831585" calcext:value-type="float">
            <text:p>3.73778728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</text:p>
          </table:table-cell>
          <table:table-cell office:value-type="float" office:value="134000000" calcext:value-type="float">
            <text:p>134000000</text:p>
          </table:table-cell>
          <table:table-cell office:value-type="float" office:value="133625000" calcext:value-type="float">
            <text:p>133625000</text:p>
          </table:table-cell>
          <table:table-cell office:value-type="float" office:value="133500000" calcext:value-type="float">
            <text:p>133500000</text:p>
          </table:table-cell>
          <table:table-cell table:formula="of:=AVERAGE([.E57:.G57])" office:value-type="float" office:value="133708333.333333" calcext:value-type="float">
            <text:p>133708333.333333</text:p>
          </table:table-cell>
          <table:table-cell table:style-name="ce9" table:formula="of:=STDEV([.E57:.G57])/[.H57]" office:value-type="float" office:value="0.00194608850059159" calcext:value-type="float">
            <text:p>0.00</text:p>
          </table:table-cell>
          <table:table-cell table:style-name="ce9" table:formula="of:=[.E57]/[.$H$92]*100" office:value-type="float" office:value="0.0329387345039428" calcext:value-type="float">
            <text:p>0.03</text:p>
          </table:table-cell>
          <table:table-cell/>
          <table:table-cell office:value-type="string" calcext:value-type="string">
            <text:p>Cost_Parallel_Work_Broadcast5_4</text:p>
          </table:table-cell>
          <table:table-cell office:value-type="float" office:value="494555555.555556" calcext:value-type="float">
            <text:p>494555555.555556</text:p>
          </table:table-cell>
          <table:table-cell office:value-type="float" office:value="500333333.333333" calcext:value-type="float">
            <text:p>500333333.333333</text:p>
          </table:table-cell>
          <table:table-cell office:value-type="float" office:value="491555555.555556" calcext:value-type="float">
            <text:p>491555555.555556</text:p>
          </table:table-cell>
          <table:table-cell table:formula="of:=AVERAGE([.M57:.O57])" office:value-type="float" office:value="495481481.481482" calcext:value-type="float">
            <text:p>495481481.481482</text:p>
          </table:table-cell>
          <table:table-cell table:style-name="ce9" table:formula="of:=STDEV([.M57:.O57])/[.P57]" office:value-type="float" office:value="0.0090044559831524" calcext:value-type="float">
            <text:p>0.01</text:p>
          </table:table-cell>
          <table:table-cell table:formula="of:=[.P57]/[.H57]" office:value-type="float" office:value="3.70568886118902" calcext:value-type="float">
            <text:p>3.70568886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</text:p>
          </table:table-cell>
          <table:table-cell office:value-type="float" office:value="131750000" calcext:value-type="float">
            <text:p>131750000</text:p>
          </table:table-cell>
          <table:table-cell office:value-type="float" office:value="131625000" calcext:value-type="float">
            <text:p>131625000</text:p>
          </table:table-cell>
          <table:table-cell office:value-type="float" office:value="140500000" calcext:value-type="float">
            <text:p>140500000</text:p>
          </table:table-cell>
          <table:table-cell table:formula="of:=AVERAGE([.E58:.G58])" office:value-type="float" office:value="134625000" calcext:value-type="float">
            <text:p>134625000</text:p>
          </table:table-cell>
          <table:table-cell table:style-name="ce9" table:formula="of:=STDEV([.E58:.G58])/[.H58]" office:value-type="float" office:value="0.0377959748134589" calcext:value-type="float">
            <text:p>0.04</text:p>
          </table:table-cell>
          <table:table-cell table:style-name="ce9" table:formula="of:=[.E58]/[.$H$92]*100" office:value-type="float" office:value="0.0323856587380184" calcext:value-type="float">
            <text:p>0.03</text:p>
          </table:table-cell>
          <table:table-cell/>
          <table:table-cell office:value-type="string" calcext:value-type="string">
            <text:p>Cost_Parallel_Work_Broadcast5_5</text:p>
          </table:table-cell>
          <table:table-cell office:value-type="float" office:value="491444444.444444" calcext:value-type="float">
            <text:p>491444444.444444</text:p>
          </table:table-cell>
          <table:table-cell office:value-type="float" office:value="492888888.888889" calcext:value-type="float">
            <text:p>492888888.888889</text:p>
          </table:table-cell>
          <table:table-cell office:value-type="float" office:value="494333333.333333" calcext:value-type="float">
            <text:p>494333333.333333</text:p>
          </table:table-cell>
          <table:table-cell table:formula="of:=AVERAGE([.M58:.O58])" office:value-type="float" office:value="492888888.888889" calcext:value-type="float">
            <text:p>492888888.888889</text:p>
          </table:table-cell>
          <table:table-cell table:style-name="ce9" table:formula="of:=STDEV([.M58:.O58])/[.P58]" office:value-type="float" office:value="0.0029305680793509" calcext:value-type="float">
            <text:p>0.00</text:p>
          </table:table-cell>
          <table:table-cell table:formula="of:=[.P58]/[.H58]" office:value-type="float" office:value="3.66119880326008" calcext:value-type="float">
            <text:p>3.66119880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6</text:p>
          </table:table-cell>
          <table:table-cell office:value-type="float" office:value="132625000" calcext:value-type="float">
            <text:p>132625000</text:p>
          </table:table-cell>
          <table:table-cell office:value-type="float" office:value="133375000" calcext:value-type="float">
            <text:p>133375000</text:p>
          </table:table-cell>
          <table:table-cell office:value-type="float" office:value="134125000" calcext:value-type="float">
            <text:p>134125000</text:p>
          </table:table-cell>
          <table:table-cell table:formula="of:=AVERAGE([.E59:.G59])" office:value-type="float" office:value="133375000" calcext:value-type="float">
            <text:p>133375000</text:p>
          </table:table-cell>
          <table:table-cell table:style-name="ce9" table:formula="of:=STDEV([.E59:.G59])/[.H59]" office:value-type="float" office:value="0.0056232427366448" calcext:value-type="float">
            <text:p>0.01</text:p>
          </table:table-cell>
          <table:table-cell table:style-name="ce9" table:formula="of:=[.E59]/[.$H$92]*100" office:value-type="float" office:value="0.0326007437581001" calcext:value-type="float">
            <text:p>0.03</text:p>
          </table:table-cell>
          <table:table-cell/>
          <table:table-cell office:value-type="string" calcext:value-type="string">
            <text:p>Cost_Parallel_Work_Broadcast5_6</text:p>
          </table:table-cell>
          <table:table-cell office:value-type="float" office:value="700444444.444444" calcext:value-type="float">
            <text:p>700444444.444444</text:p>
          </table:table-cell>
          <table:table-cell office:value-type="float" office:value="701777777.777778" calcext:value-type="float">
            <text:p>701777777.777778</text:p>
          </table:table-cell>
          <table:table-cell office:value-type="float" office:value="685888888.888889" calcext:value-type="float">
            <text:p>685888888.888889</text:p>
          </table:table-cell>
          <table:table-cell table:formula="of:=AVERAGE([.M59:.O59])" office:value-type="float" office:value="696037037.037037" calcext:value-type="float">
            <text:p>696037037.037037</text:p>
          </table:table-cell>
          <table:table-cell table:style-name="ce9" table:formula="of:=STDEV([.M59:.O59])/[.P59]" office:value-type="float" office:value="0.0126628365619358" calcext:value-type="float">
            <text:p>0.01</text:p>
          </table:table-cell>
          <table:table-cell table:formula="of:=[.P59]/[.H59]" office:value-type="float" office:value="5.21864695060571" calcext:value-type="float">
            <text:p>5.21864695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7</text:p>
          </table:table-cell>
          <table:table-cell office:value-type="float" office:value="131125000" calcext:value-type="float">
            <text:p>131125000</text:p>
          </table:table-cell>
          <table:table-cell office:value-type="float" office:value="131625000" calcext:value-type="float">
            <text:p>131625000</text:p>
          </table:table-cell>
          <table:table-cell office:value-type="float" office:value="132250000" calcext:value-type="float">
            <text:p>132250000</text:p>
          </table:table-cell>
          <table:table-cell table:formula="of:=AVERAGE([.E60:.G60])" office:value-type="float" office:value="131666666.666667" calcext:value-type="float">
            <text:p>131666666.666667</text:p>
          </table:table-cell>
          <table:table-cell table:style-name="ce9" table:formula="of:=STDEV([.E60:.G60])/[.H60]" office:value-type="float" office:value="0.00428093330964199" calcext:value-type="float">
            <text:p>0.00</text:p>
          </table:table-cell>
          <table:table-cell table:style-name="ce9" table:formula="of:=[.E60]/[.$H$92]*100" office:value-type="float" office:value="0.0322320265808172" calcext:value-type="float">
            <text:p>0.03</text:p>
          </table:table-cell>
          <table:table-cell/>
          <table:table-cell office:value-type="string" calcext:value-type="string">
            <text:p>Cost_Parallel_Work_Broadcast5_7</text:p>
          </table:table-cell>
          <table:table-cell office:value-type="float" office:value="505222222.222222" calcext:value-type="float">
            <text:p>505222222.222222</text:p>
          </table:table-cell>
          <table:table-cell office:value-type="float" office:value="503111111.111111" calcext:value-type="float">
            <text:p>503111111.111111</text:p>
          </table:table-cell>
          <table:table-cell office:value-type="float" office:value="492000000" calcext:value-type="float">
            <text:p>492000000</text:p>
          </table:table-cell>
          <table:table-cell table:formula="of:=AVERAGE([.M60:.O60])" office:value-type="float" office:value="500111111.111111" calcext:value-type="float">
            <text:p>500111111.111111</text:p>
          </table:table-cell>
          <table:table-cell table:style-name="ce9" table:formula="of:=STDEV([.M60:.O60])/[.P60]" office:value-type="float" office:value="0.0142034323114191" calcext:value-type="float">
            <text:p>0.01</text:p>
          </table:table-cell>
          <table:table-cell table:formula="of:=[.P60]/[.H60]" office:value-type="float" office:value="3.79831223628692" calcext:value-type="float">
            <text:p>3.79831223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8</text:p>
          </table:table-cell>
          <table:table-cell office:value-type="float" office:value="120750000" calcext:value-type="float">
            <text:p>120750000</text:p>
          </table:table-cell>
          <table:table-cell office:value-type="float" office:value="120875000" calcext:value-type="float">
            <text:p>120875000</text:p>
          </table:table-cell>
          <table:table-cell office:value-type="float" office:value="127500000" calcext:value-type="float">
            <text:p>127500000</text:p>
          </table:table-cell>
          <table:table-cell table:formula="of:=AVERAGE([.E61:.G61])" office:value-type="float" office:value="123041666.666667" calcext:value-type="float">
            <text:p>123041666.666667</text:p>
          </table:table-cell>
          <table:table-cell table:style-name="ce9" table:formula="of:=STDEV([.E61:.G61])/[.H61]" office:value-type="float" office:value="0.0313839681519747" calcext:value-type="float">
            <text:p>0.03</text:p>
          </table:table-cell>
          <table:table-cell table:style-name="ce9" table:formula="of:=[.E61]/[.$H$92]*100" office:value-type="float" office:value="0.0296817327712768" calcext:value-type="float">
            <text:p>0.03</text:p>
          </table:table-cell>
          <table:table-cell/>
          <table:table-cell office:value-type="string" calcext:value-type="string">
            <text:p>Cost_Parallel_Work_Broadcast5_8</text:p>
          </table:table-cell>
          <table:table-cell office:value-type="float" office:value="551333333.333333" calcext:value-type="float">
            <text:p>551333333.333333</text:p>
          </table:table-cell>
          <table:table-cell office:value-type="float" office:value="520777777.777778" calcext:value-type="float">
            <text:p>520777777.777778</text:p>
          </table:table-cell>
          <table:table-cell office:value-type="float" office:value="539111111.111111" calcext:value-type="float">
            <text:p>539111111.111111</text:p>
          </table:table-cell>
          <table:table-cell table:formula="of:=AVERAGE([.M61:.O61])" office:value-type="float" office:value="537074074.074074" calcext:value-type="float">
            <text:p>537074074.074074</text:p>
          </table:table-cell>
          <table:table-cell table:style-name="ce9" table:formula="of:=STDEV([.M61:.O61])/[.P61]" office:value-type="float" office:value="0.0286353281801175" calcext:value-type="float">
            <text:p>0.03</text:p>
          </table:table-cell>
          <table:table-cell table:formula="of:=[.P61]/[.H61]" office:value-type="float" office:value="4.3649772359559" calcext:value-type="float">
            <text:p>4.3649772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9</text:p>
          </table:table-cell>
          <table:table-cell office:value-type="float" office:value="121250000" calcext:value-type="float">
            <text:p>121250000</text:p>
          </table:table-cell>
          <table:table-cell office:value-type="float" office:value="129250000" calcext:value-type="float">
            <text:p>129250000</text:p>
          </table:table-cell>
          <table:table-cell office:value-type="float" office:value="122500000" calcext:value-type="float">
            <text:p>122500000</text:p>
          </table:table-cell>
          <table:table-cell table:formula="of:=AVERAGE([.E62:.G62])" office:value-type="float" office:value="124333333.333333" calcext:value-type="float">
            <text:p>124333333.333333</text:p>
          </table:table-cell>
          <table:table-cell table:style-name="ce9" table:formula="of:=STDEV([.E62:.G62])/[.H62]" office:value-type="float" office:value="0.034613274353017" calcext:value-type="float">
            <text:p>0.03</text:p>
          </table:table-cell>
          <table:table-cell table:style-name="ce9" table:formula="of:=[.E62]/[.$H$92]*100" office:value-type="float" office:value="0.0298046384970378" calcext:value-type="float">
            <text:p>0.03</text:p>
          </table:table-cell>
          <table:table-cell/>
          <table:table-cell office:value-type="string" calcext:value-type="string">
            <text:p>Cost_Parallel_Work_Broadcast5_9</text:p>
          </table:table-cell>
          <table:table-cell office:value-type="float" office:value="489777777.777778" calcext:value-type="float">
            <text:p>489777777.777778</text:p>
          </table:table-cell>
          <table:table-cell office:value-type="float" office:value="477888888.888889" calcext:value-type="float">
            <text:p>477888888.888889</text:p>
          </table:table-cell>
          <table:table-cell office:value-type="float" office:value="490333333.333333" calcext:value-type="float">
            <text:p>490333333.333333</text:p>
          </table:table-cell>
          <table:table-cell table:formula="of:=AVERAGE([.M62:.O62])" office:value-type="float" office:value="486000000" calcext:value-type="float">
            <text:p>486000000</text:p>
          </table:table-cell>
          <table:table-cell table:style-name="ce9" table:formula="of:=STDEV([.M62:.O62])/[.P62]" office:value-type="float" office:value="0.0144648527298884" calcext:value-type="float">
            <text:p>0.01</text:p>
          </table:table-cell>
          <table:table-cell table:formula="of:=[.P62]/[.H62]" office:value-type="float" office:value="3.90884718498659" calcext:value-type="float">
            <text:p>3.9088471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0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63:.G63])" office:value-type="float" office:value="0" calcext:value-type="float">
            <text:p>0</text:p>
          </table:table-cell>
          <table:table-cell table:style-name="ce9" table:formula="of:=STDEV([.E63:.G63])/[.H63]" office:value-type="string" office:string-value="" calcext:value-type="error">
            <text:p>#DIV/0!</text:p>
          </table:table-cell>
          <table:table-cell table:style-name="ce9" table:formula="of:=[.E63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3:.O63])" office:value-type="float" office:value="0" calcext:value-type="float">
            <text:p>0</text:p>
          </table:table-cell>
          <table:table-cell table:style-name="ce9" table:formula="of:=STDEV([.M63:.O63])/[.P63]" office:value-type="string" office:string-value="" calcext:value-type="error">
            <text:p>#DIV/0!</text:p>
          </table:table-cell>
          <table:table-cell table:formula="of:=[.P63]/[.H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1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64:.G64])" office:value-type="float" office:value="0" calcext:value-type="float">
            <text:p>0</text:p>
          </table:table-cell>
          <table:table-cell table:style-name="ce9" table:formula="of:=STDEV([.E64:.G64])/[.H64]" office:value-type="string" office:string-value="" calcext:value-type="error">
            <text:p>#DIV/0!</text:p>
          </table:table-cell>
          <table:table-cell table:style-name="ce9" table:formula="of:=[.E64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4:.O64])" office:value-type="float" office:value="0" calcext:value-type="float">
            <text:p>0</text:p>
          </table:table-cell>
          <table:table-cell table:style-name="ce9" table:formula="of:=STDEV([.M64:.O64])/[.P64]" office:value-type="string" office:string-value="" calcext:value-type="error">
            <text:p>#DIV/0!</text:p>
          </table:table-cell>
          <table:table-cell table:formula="of:=[.P64]/[.H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2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65:.G65])" office:value-type="float" office:value="0" calcext:value-type="float">
            <text:p>0</text:p>
          </table:table-cell>
          <table:table-cell table:style-name="ce9" table:formula="of:=STDEV([.E65:.G65])/[.H65]" office:value-type="string" office:string-value="" calcext:value-type="error">
            <text:p>#DIV/0!</text:p>
          </table:table-cell>
          <table:table-cell table:style-name="ce9" table:formula="of:=[.E65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5:.O65])" office:value-type="float" office:value="0" calcext:value-type="float">
            <text:p>0</text:p>
          </table:table-cell>
          <table:table-cell table:style-name="ce9" table:formula="of:=STDEV([.M65:.O65])/[.P65]" office:value-type="string" office:string-value="" calcext:value-type="error">
            <text:p>#DIV/0!</text:p>
          </table:table-cell>
          <table:table-cell table:formula="of:=[.P65]/[.H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3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66:.G66])" office:value-type="float" office:value="0" calcext:value-type="float">
            <text:p>0</text:p>
          </table:table-cell>
          <table:table-cell table:style-name="ce9" table:formula="of:=STDEV([.E66:.G66])/[.H66]" office:value-type="string" office:string-value="" calcext:value-type="error">
            <text:p>#DIV/0!</text:p>
          </table:table-cell>
          <table:table-cell table:style-name="ce9" table:formula="of:=[.E66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6:.O66])" office:value-type="float" office:value="0" calcext:value-type="float">
            <text:p>0</text:p>
          </table:table-cell>
          <table:table-cell table:style-name="ce9" table:formula="of:=STDEV([.M66:.O66])/[.P66]" office:value-type="string" office:string-value="" calcext:value-type="error">
            <text:p>#DIV/0!</text:p>
          </table:table-cell>
          <table:table-cell table:formula="of:=[.P66]/[.H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4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67:.G67])" office:value-type="float" office:value="0" calcext:value-type="float">
            <text:p>0</text:p>
          </table:table-cell>
          <table:table-cell table:style-name="ce9" table:formula="of:=STDEV([.E67:.G67])/[.H67]" office:value-type="string" office:string-value="" calcext:value-type="error">
            <text:p>#DIV/0!</text:p>
          </table:table-cell>
          <table:table-cell table:style-name="ce9" table:formula="of:=[.E67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7:.O67])" office:value-type="float" office:value="0" calcext:value-type="float">
            <text:p>0</text:p>
          </table:table-cell>
          <table:table-cell table:style-name="ce9" table:formula="of:=STDEV([.M67:.O67])/[.P67]" office:value-type="string" office:string-value="" calcext:value-type="error">
            <text:p>#DIV/0!</text:p>
          </table:table-cell>
          <table:table-cell table:formula="of:=[.P67]/[.H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5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68:.G68])" office:value-type="float" office:value="0" calcext:value-type="float">
            <text:p>0</text:p>
          </table:table-cell>
          <table:table-cell table:style-name="ce9" table:formula="of:=STDEV([.E68:.G68])/[.H68]" office:value-type="string" office:string-value="" calcext:value-type="error">
            <text:p>#DIV/0!</text:p>
          </table:table-cell>
          <table:table-cell table:style-name="ce9" table:formula="of:=[.E68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8:.O68])" office:value-type="float" office:value="0" calcext:value-type="float">
            <text:p>0</text:p>
          </table:table-cell>
          <table:table-cell table:style-name="ce9" table:formula="of:=STDEV([.M68:.O68])/[.P68]" office:value-type="string" office:string-value="" calcext:value-type="error">
            <text:p>#DIV/0!</text:p>
          </table:table-cell>
          <table:table-cell table:formula="of:=[.P68]/[.H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6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69:.G69])" office:value-type="float" office:value="0" calcext:value-type="float">
            <text:p>0</text:p>
          </table:table-cell>
          <table:table-cell table:style-name="ce9" table:formula="of:=STDEV([.E69:.G69])/[.H69]" office:value-type="string" office:string-value="" calcext:value-type="error">
            <text:p>#DIV/0!</text:p>
          </table:table-cell>
          <table:table-cell table:style-name="ce9" table:formula="of:=[.E69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9:.O69])" office:value-type="float" office:value="0" calcext:value-type="float">
            <text:p>0</text:p>
          </table:table-cell>
          <table:table-cell table:style-name="ce9" table:formula="of:=STDEV([.M69:.O69])/[.P69]" office:value-type="string" office:string-value="" calcext:value-type="error">
            <text:p>#DIV/0!</text:p>
          </table:table-cell>
          <table:table-cell table:formula="of:=[.P69]/[.H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7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70:.G70])" office:value-type="float" office:value="0" calcext:value-type="float">
            <text:p>0</text:p>
          </table:table-cell>
          <table:table-cell table:style-name="ce9" table:formula="of:=STDEV([.E70:.G70])/[.H70]" office:value-type="string" office:string-value="" calcext:value-type="error">
            <text:p>#DIV/0!</text:p>
          </table:table-cell>
          <table:table-cell table:style-name="ce9" table:formula="of:=[.E70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70:.O70])" office:value-type="float" office:value="0" calcext:value-type="float">
            <text:p>0</text:p>
          </table:table-cell>
          <table:table-cell table:style-name="ce9" table:formula="of:=STDEV([.M70:.O70])/[.P70]" office:value-type="string" office:string-value="" calcext:value-type="error">
            <text:p>#DIV/0!</text:p>
          </table:table-cell>
          <table:table-cell table:formula="of:=[.P70]/[.H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0_init_bestCostFee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71:.G71])" office:value-type="float" office:value="0" calcext:value-type="float">
            <text:p>0</text:p>
          </table:table-cell>
          <table:table-cell table:style-name="ce9" table:formula="of:=STDEV([.E71:.G71])/[.H71]" office:value-type="string" office:string-value="" calcext:value-type="error">
            <text:p>#DIV/0!</text:p>
          </table:table-cell>
          <table:table-cell table:style-name="ce9" table:formula="of:=[.E71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71:.O71])" office:value-type="float" office:value="0" calcext:value-type="float">
            <text:p>0</text:p>
          </table:table-cell>
          <table:table-cell table:style-name="ce9" table:formula="of:=STDEV([.M71:.O71])/[.P71]" office:value-type="string" office:string-value="" calcext:value-type="error">
            <text:p>#DIV/0!</text:p>
          </table:table-cell>
          <table:table-cell table:formula="of:=[.P71]/[.H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0_init_currentResul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72:.G72])" office:value-type="float" office:value="0" calcext:value-type="float">
            <text:p>0</text:p>
          </table:table-cell>
          <table:table-cell table:style-name="ce9" table:formula="of:=STDEV([.E72:.G72])/[.H72]" office:value-type="string" office:string-value="" calcext:value-type="error">
            <text:p>#DIV/0!</text:p>
          </table:table-cell>
          <table:table-cell table:style-name="ce9" table:formula="of:=[.E72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72:.O72])" office:value-type="float" office:value="0" calcext:value-type="float">
            <text:p>0</text:p>
          </table:table-cell>
          <table:table-cell table:style-name="ce9" table:formula="of:=STDEV([.M72:.O72])/[.P72]" office:value-type="string" office:string-value="" calcext:value-type="error">
            <text:p>#DIV/0!</text:p>
          </table:table-cell>
          <table:table-cell table:formula="of:=[.P72]/[.H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29_end_backBestCos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E73:.G73])" office:value-type="float" office:value="0" calcext:value-type="float">
            <text:p>0</text:p>
          </table:table-cell>
          <table:table-cell table:style-name="ce9" table:formula="of:=STDEV([.E73:.G73])/[.H73]" office:value-type="string" office:string-value="" calcext:value-type="error">
            <text:p>#DIV/0!</text:p>
          </table:table-cell>
          <table:table-cell table:style-name="ce9" table:formula="of:=[.E73]/[.$H$92]*100" office:value-type="float" office:value="0" calcext:value-type="float">
            <text:p>0.00</text:p>
          </table:table-cell>
          <table:table-cell/>
          <table:table-cell office:value-type="string" calcext:value-type="string">
            <text:p>Cost_Parallel_Work_disparitySelect_29_end_backBestCos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73:.O73])" office:value-type="float" office:value="0" calcext:value-type="float">
            <text:p>0</text:p>
          </table:table-cell>
          <table:table-cell table:style-name="ce9" table:formula="of:=STDEV([.M73:.O73])/[.P73]" office:value-type="string" office:string-value="" calcext:value-type="error">
            <text:p>#DIV/0!</text:p>
          </table:table-cell>
          <table:table-cell table:formula="of:=[.P73]/[.H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rb_rawDisparity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22250000" calcext:value-type="float">
            <text:p>122250000</text:p>
          </table:table-cell>
          <table:table-cell table:formula="of:=AVERAGE([.E74:.G74])" office:value-type="float" office:value="111250000" calcext:value-type="float">
            <text:p>111250000</text:p>
          </table:table-cell>
          <table:table-cell table:style-name="ce9" table:formula="of:=STDEV([.E74:.G74])/[.H74]" office:value-type="float" office:value="0.0856589597867232" calcext:value-type="float">
            <text:p>0.09</text:p>
          </table:table-cell>
          <table:table-cell table:style-name="ce9" table:formula="of:=[.E74]/[.$H$92]*100" office:value-type="float" office:value="0.0259331081355669" calcext:value-type="float">
            <text:p>0.03</text:p>
          </table:table-cell>
          <table:table-cell/>
          <table:table-cell office:value-type="string" calcext:value-type="string">
            <text:p>Cost_Parallel_Work_rb_rawDisparity</text:p>
          </table:table-cell>
          <table:table-cell office:value-type="float" office:value="384555555.555556" calcext:value-type="float">
            <text:p>384555555.555556</text:p>
          </table:table-cell>
          <table:table-cell table:number-columns-repeated="2" office:value-type="float" office:value="372888888.888889" calcext:value-type="float">
            <text:p>372888888.888889</text:p>
          </table:table-cell>
          <table:table-cell table:formula="of:=AVERAGE([.M74:.O74])" office:value-type="float" office:value="376777777.777778" calcext:value-type="float">
            <text:p>376777777.777778</text:p>
          </table:table-cell>
          <table:table-cell table:style-name="ce9" table:formula="of:=STDEV([.M74:.O74])/[.P74]" office:value-type="float" office:value="0.0178772569345067" calcext:value-type="float">
            <text:p>0.02</text:p>
          </table:table-cell>
          <table:table-cell table:formula="of:=[.P74]/[.H74]" office:value-type="float" office:value="3.38676654182272" calcext:value-type="float">
            <text:p>3.38676654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Construction</text:p>
          </table:table-cell>
          <table:table-cell office:value-type="float" office:value="2606266662.4" calcext:value-type="float">
            <text:p>2606266662.4</text:p>
          </table:table-cell>
          <table:table-cell office:value-type="float" office:value="2605337507.2" calcext:value-type="float">
            <text:p>2605337507.2</text:p>
          </table:table-cell>
          <table:table-cell office:value-type="float" office:value="2604104165.33333" calcext:value-type="float">
            <text:p>2604104165.33333</text:p>
          </table:table-cell>
          <table:table-cell table:formula="of:=AVERAGE([.E75:.G75])" office:value-type="float" office:value="2605236111.64444" calcext:value-type="float">
            <text:p>2605236111.64444</text:p>
          </table:table-cell>
          <table:table-cell table:style-name="ce9" table:formula="of:=STDEV([.E75:.G75])/[.H75]" office:value-type="float" office:value="0.000416395411665199" calcext:value-type="float">
            <text:p>0.00</text:p>
          </table:table-cell>
          <table:table-cell table:style-name="ce9" table:formula="of:=[.E75]/[.$H$92]*100" office:value-type="float" office:value="0.640650191337841" calcext:value-type="float">
            <text:p>0.64</text:p>
          </table:table-cell>
          <table:table-cell/>
          <table:table-cell office:value-type="string" calcext:value-type="string">
            <text:p>costConstruction</text:p>
          </table:table-cell>
          <table:table-cell office:value-type="float" office:value="13266744460.3259" calcext:value-type="float">
            <text:p>13266744460.3259</text:p>
          </table:table-cell>
          <table:table-cell office:value-type="float" office:value="13274651879.3482" calcext:value-type="float">
            <text:p>13274651879.3482</text:p>
          </table:table-cell>
          <table:table-cell office:value-type="float" office:value="13269803705.837" calcext:value-type="float">
            <text:p>13269803705.837</text:p>
          </table:table-cell>
          <table:table-cell table:formula="of:=AVERAGE([.M75:.O75])" office:value-type="float" office:value="13270400015.1704" calcext:value-type="float">
            <text:p>13270400015.1704</text:p>
          </table:table-cell>
          <table:table-cell table:style-name="ce9" table:formula="of:=STDEV([.M75:.O75])/[.P75]" office:value-type="float" office:value="0.000300465189600194" calcext:value-type="float">
            <text:p>0.00</text:p>
          </table:table-cell>
          <table:table-cell table:formula="of:=[.P75]/[.H75]" office:value-type="float" office:value="5.0937417748267" calcext:value-type="float">
            <text:p>5.09374177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arityGen</text:p>
          </table:table-cell>
          <table:table-cell office:value-type="float" office:value="11375000" calcext:value-type="float">
            <text:p>11375000</text:p>
          </table:table-cell>
          <table:table-cell table:number-columns-repeated="2" office:value-type="float" office:value="7750000" calcext:value-type="float">
            <text:p>7750000</text:p>
          </table:table-cell>
          <table:table-cell table:formula="of:=AVERAGE([.E76:.G76])" office:value-type="float" office:value="8958333.33333333" calcext:value-type="float">
            <text:p>8958333.33333333</text:p>
          </table:table-cell>
          <table:table-cell table:style-name="ce9" table:formula="of:=STDEV([.E76:.G76])/[.H76]" office:value-type="float" office:value="0.233625457765104" calcext:value-type="float">
            <text:p>0.23</text:p>
          </table:table-cell>
          <table:table-cell table:style-name="ce9" table:formula="of:=[.E76]/[.$H$92]*100" office:value-type="float" office:value="0.00279610526106231" calcext:value-type="float">
            <text:p>0.00</text:p>
          </table:table-cell>
          <table:table-cell/>
          <table:table-cell office:value-type="string" calcext:value-type="string">
            <text:p>disparityGen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333333.33333333" calcext:value-type="float">
            <text:p>5333333.33333333</text:p>
          </table:table-cell>
          <table:table-cell table:formula="of:=AVERAGE([.M76:.O76])" office:value-type="float" office:value="5555555.55555556" calcext:value-type="float">
            <text:p>5555555.55555556</text:p>
          </table:table-cell>
          <table:table-cell table:style-name="ce9" table:formula="of:=STDEV([.M76:.O76])/[.P76]" office:value-type="float" office:value="0.0400000000000005" calcext:value-type="float">
            <text:p>0.04</text:p>
          </table:table-cell>
          <table:table-cell table:formula="of:=[.P76]/[.H76]" office:value-type="float" office:value="0.62015503875969" calcext:value-type="float">
            <text:p>0.62015503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aritySelect</text:p>
          </table:table-cell>
          <table:table-cell office:value-type="float" office:value="1189258329.6" calcext:value-type="float">
            <text:p>1189258329.6</text:p>
          </table:table-cell>
          <table:table-cell office:value-type="float" office:value="1186937502.13333" calcext:value-type="float">
            <text:p>1186937502.13333</text:p>
          </table:table-cell>
          <table:table-cell office:value-type="float" office:value="1188025005.06667" calcext:value-type="float">
            <text:p>1188025005.06667</text:p>
          </table:table-cell>
          <table:table-cell table:formula="of:=AVERAGE([.E77:.G77])" office:value-type="float" office:value="1188073612.26667" calcext:value-type="float">
            <text:p>1188073612.26667</text:p>
          </table:table-cell>
          <table:table-cell table:style-name="ce9" table:formula="of:=STDEV([.E77:.G77])/[.H77]" office:value-type="float" office:value="0.000977361157520965" calcext:value-type="float">
            <text:p>0.00</text:p>
          </table:table-cell>
          <table:table-cell table:style-name="ce9" table:formula="of:=[.E77]/[.$H$92]*100" office:value-type="float" office:value="0.292333316233559" calcext:value-type="float">
            <text:p>0.29</text:p>
          </table:table-cell>
          <table:table-cell/>
          <table:table-cell office:value-type="string" calcext:value-type="string">
            <text:p>disparitySelect</text:p>
          </table:table-cell>
          <table:table-cell office:value-type="float" office:value="6314700009.24444" calcext:value-type="float">
            <text:p>6314700009.24444</text:p>
          </table:table-cell>
          <table:table-cell office:value-type="float" office:value="6318833336.88889" calcext:value-type="float">
            <text:p>6318833336.88889</text:p>
          </table:table-cell>
          <table:table-cell office:value-type="float" office:value="6316555533.74815" calcext:value-type="float">
            <text:p>6316555533.74815</text:p>
          </table:table-cell>
          <table:table-cell table:formula="of:=AVERAGE([.M77:.O77])" office:value-type="float" office:value="6316696293.29383" calcext:value-type="float">
            <text:p>6316696293.29383</text:p>
          </table:table-cell>
          <table:table-cell table:style-name="ce9" table:formula="of:=STDEV([.M77:.O77])/[.P77]" office:value-type="float" office:value="0.00032774345251751" calcext:value-type="float">
            <text:p>0.00</text:p>
          </table:table-cell>
          <table:table-cell table:formula="of:=[.P77]/[.H77]" office:value-type="float" office:value="5.31675497887923" calcext:value-type="float">
            <text:p>5.31675497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layLum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500000" calcext:value-type="float">
            <text:p>6500000</text:p>
          </table:table-cell>
          <table:table-cell table:formula="of:=AVERAGE([.E78:.G78])" office:value-type="float" office:value="6583333.33333333" calcext:value-type="float">
            <text:p>6583333.33333333</text:p>
          </table:table-cell>
          <table:table-cell table:style-name="ce9" table:formula="of:=STDEV([.E78:.G78])/[.H78]" office:value-type="float" office:value="0.0219246937666946" calcext:value-type="float">
            <text:p>0.02</text:p>
          </table:table-cell>
          <table:table-cell table:style-name="ce9" table:formula="of:=[.E78]/[.$H$92]*100" office:value-type="float" office:value="0.00159777443489275" calcext:value-type="float">
            <text:p>0.00</text:p>
          </table:table-cell>
          <table:table-cell/>
          <table:table-cell office:value-type="string" calcext:value-type="string">
            <text:p>displayLum</text:p>
          </table:table-cell>
          <table:table-cell table:number-columns-repeated="2" office:value-type="float" office:value="7444444.44444444" calcext:value-type="float">
            <text:p>7444444.44444444</text:p>
          </table:table-cell>
          <table:table-cell office:value-type="float" office:value="7111111.11111111" calcext:value-type="float">
            <text:p>7111111.11111111</text:p>
          </table:table-cell>
          <table:table-cell table:formula="of:=AVERAGE([.M78:.O78])" office:value-type="float" office:value="7333333.33333333" calcext:value-type="float">
            <text:p>7333333.33333333</text:p>
          </table:table-cell>
          <table:table-cell table:style-name="ce9" table:formula="of:=STDEV([.M78:.O78])/[.P78]" office:value-type="float" office:value="0.0262431940540737" calcext:value-type="float">
            <text:p>0.03</text:p>
          </table:table-cell>
          <table:table-cell table:formula="of:=[.P78]/[.H78]" office:value-type="float" office:value="1.11392405063291" calcext:value-type="float">
            <text:p>1.11392405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layRGB</text:p>
          </table:table-cell>
          <table:table-cell table:number-columns-repeated="2" office:value-type="float" office:value="7250000" calcext:value-type="float">
            <text:p>7250000</text:p>
          </table:table-cell>
          <table:table-cell office:value-type="float" office:value="7375000" calcext:value-type="float">
            <text:p>7375000</text:p>
          </table:table-cell>
          <table:table-cell table:formula="of:=AVERAGE([.E79:.G79])" office:value-type="float" office:value="7291666.66666667" calcext:value-type="float">
            <text:p>7291666.66666667</text:p>
          </table:table-cell>
          <table:table-cell table:style-name="ce9" table:formula="of:=STDEV([.E79:.G79])/[.H79]" office:value-type="float" office:value="0.00989743318610787" calcext:value-type="float">
            <text:p>0.01</text:p>
          </table:table-cell>
          <table:table-cell table:style-name="ce9" table:formula="of:=[.E79]/[.$H$92]*100" office:value-type="float" office:value="0.00178213302353422" calcext:value-type="float">
            <text:p>0.00</text:p>
          </table:table-cell>
          <table:table-cell/>
          <table:table-cell office:value-type="string" calcext:value-type="string">
            <text:p>displayRGB</text:p>
          </table:table-cell>
          <table:table-cell office:value-type="float" office:value="8333333.33333333" calcext:value-type="float">
            <text:p>8333333.33333333</text:p>
          </table:table-cell>
          <table:table-cell office:value-type="float" office:value="8555555.55555556" calcext:value-type="float">
            <text:p>8555555.55555556</text:p>
          </table:table-cell>
          <table:table-cell office:value-type="float" office:value="9000000" calcext:value-type="float">
            <text:p>9000000</text:p>
          </table:table-cell>
          <table:table-cell table:formula="of:=AVERAGE([.M79:.O79])" office:value-type="float" office:value="8629629.62962963" calcext:value-type="float">
            <text:p>8629629.62962963</text:p>
          </table:table-cell>
          <table:table-cell table:style-name="ce9" table:formula="of:=STDEV([.M79:.O79])/[.P79]" office:value-type="float" office:value="0.0393354136906082" calcext:value-type="float">
            <text:p>0.04</text:p>
          </table:table-cell>
          <table:table-cell table:formula="of:=[.P79]/[.H79]" office:value-type="float" office:value="1.18349206349206" calcext:value-type="float">
            <text:p>1.18349206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lode_Split_output</text:p>
          </table:table-cell>
          <table:table-cell office:value-type="float" office:value="108875000" calcext:value-type="float">
            <text:p>108875000</text:p>
          </table:table-cell>
          <table:table-cell table:number-columns-repeated="2" office:value-type="float" office:value="108500000" calcext:value-type="float">
            <text:p>108500000</text:p>
          </table:table-cell>
          <table:table-cell table:formula="of:=AVERAGE([.E80:.G80])" office:value-type="float" office:value="108625000" calcext:value-type="float">
            <text:p>108625000</text:p>
          </table:table-cell>
          <table:table-cell table:style-name="ce9" table:formula="of:=STDEV([.E80:.G80])/[.H80]" office:value-type="float" office:value="0.00199315397879042" calcext:value-type="float">
            <text:p>0.00</text:p>
          </table:table-cell>
          <table:table-cell table:style-name="ce9" table:formula="of:=[.E80]/[.$H$92]*100" office:value-type="float" office:value="0.0267627217844535" calcext:value-type="float">
            <text:p>0.03</text:p>
          </table:table-cell>
          <table:table-cell/>
          <table:table-cell office:value-type="string" calcext:value-type="string">
            <text:p>explode_Split_output</text:p>
          </table:table-cell>
          <table:table-cell office:value-type="float" office:value="322888888.888889" calcext:value-type="float">
            <text:p>322888888.888889</text:p>
          </table:table-cell>
          <table:table-cell office:value-type="float" office:value="322111111.111111" calcext:value-type="float">
            <text:p>322111111.111111</text:p>
          </table:table-cell>
          <table:table-cell office:value-type="float" office:value="310888888.888889" calcext:value-type="float">
            <text:p>310888888.888889</text:p>
          </table:table-cell>
          <table:table-cell table:formula="of:=AVERAGE([.M80:.O80])" office:value-type="float" office:value="318629629.62963" calcext:value-type="float">
            <text:p>318629629.62963</text:p>
          </table:table-cell>
          <table:table-cell table:style-name="ce9" table:formula="of:=STDEV([.M80:.O80])/[.P80]" office:value-type="float" office:value="0.0210744638800968" calcext:value-type="float">
            <text:p>0.02</text:p>
          </table:table-cell>
          <table:table-cell table:formula="of:=[.P80]/[.H80]" office:value-type="float" office:value="2.93329923709671" calcext:value-type="float">
            <text:p>2.93329923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Cost_Parallel_Work_Broadcast2_in</text:p>
          </table:table-cell>
          <table:table-cell office:value-type="float" office:value="3482500032" calcext:value-type="float">
            <text:p>3482500032</text:p>
          </table:table-cell>
          <table:table-cell office:value-type="float" office:value="3507499968" calcext:value-type="float">
            <text:p>3507499968</text:p>
          </table:table-cell>
          <table:table-cell office:value-type="float" office:value="3517625024" calcext:value-type="float">
            <text:p>3517625024</text:p>
          </table:table-cell>
          <table:table-cell table:formula="of:=AVERAGE([.E81:.G81])" office:value-type="float" office:value="3502541674.66667" calcext:value-type="float">
            <text:p>3502541674.66667</text:p>
          </table:table-cell>
          <table:table-cell table:style-name="ce9" table:formula="of:=STDEV([.E81:.G81])/[.H81]" office:value-type="float" office:value="0.00516191335775413" calcext:value-type="float">
            <text:p>0.01</text:p>
          </table:table-cell>
          <table:table-cell table:style-name="ce9" table:formula="of:=[.E81]/[.$H$92]*100" office:value-type="float" office:value="0.856038387791196" calcext:value-type="float">
            <text:p>0.86</text:p>
          </table:table-cell>
          <table:table-cell/>
          <table:table-cell office:value-type="string" calcext:value-type="string">
            <text:p>implode_Cost_Parallel_Work_Broadcast2_in</text:p>
          </table:table-cell>
          <table:table-cell office:value-type="float" office:value="17842222648.8889" calcext:value-type="float">
            <text:p>17842222648.8889</text:p>
          </table:table-cell>
          <table:table-cell office:value-type="float" office:value="17805222115.5556" calcext:value-type="float">
            <text:p>17805222115.5556</text:p>
          </table:table-cell>
          <table:table-cell office:value-type="float" office:value="17802110976" calcext:value-type="float">
            <text:p>17802110976</text:p>
          </table:table-cell>
          <table:table-cell table:formula="of:=AVERAGE([.M81:.O81])" office:value-type="float" office:value="17816518580.1482" calcext:value-type="float">
            <text:p>17816518580.1482</text:p>
          </table:table-cell>
          <table:table-cell table:style-name="ce9" table:formula="of:=STDEV([.M81:.O81])/[.P81]" office:value-type="float" office:value="0.00125247041599266" calcext:value-type="float">
            <text:p>0.00</text:p>
          </table:table-cell>
          <table:table-cell table:formula="of:=[.P81]/[.H81]" office:value-type="float" office:value="5.08673992632614" calcext:value-type="float">
            <text:p>5.08673992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Cost_Parallel_Work_Broadcast3_in</text:p>
          </table:table-cell>
          <table:table-cell office:value-type="float" office:value="3316624960" calcext:value-type="float">
            <text:p>3316624960</text:p>
          </table:table-cell>
          <table:table-cell office:value-type="float" office:value="3321999968" calcext:value-type="float">
            <text:p>3321999968</text:p>
          </table:table-cell>
          <table:table-cell office:value-type="float" office:value="3290750048" calcext:value-type="float">
            <text:p>3290750048</text:p>
          </table:table-cell>
          <table:table-cell table:formula="of:=AVERAGE([.E82:.G82])" office:value-type="float" office:value="3309791658.66667" calcext:value-type="float">
            <text:p>3309791658.66667</text:p>
          </table:table-cell>
          <table:table-cell table:style-name="ce9" table:formula="of:=STDEV([.E82:.G82])/[.H82]" office:value-type="float" office:value="0.00504807553429044" calcext:value-type="float">
            <text:p>0.01</text:p>
          </table:table-cell>
          <table:table-cell table:style-name="ce9" table:formula="of:=[.E82]/[.$H$92]*100" office:value-type="float" office:value="0.815264395571566" calcext:value-type="float">
            <text:p>0.82</text:p>
          </table:table-cell>
          <table:table-cell/>
          <table:table-cell office:value-type="string" calcext:value-type="string">
            <text:p>implode_Cost_Parallel_Work_Broadcast3_in</text:p>
          </table:table-cell>
          <table:table-cell office:value-type="float" office:value="19481777948.4444" calcext:value-type="float">
            <text:p>19481777948.4444</text:p>
          </table:table-cell>
          <table:table-cell office:value-type="float" office:value="19534111175.1111" calcext:value-type="float">
            <text:p>19534111175.1111</text:p>
          </table:table-cell>
          <table:table-cell office:value-type="float" office:value="19561110869.3333" calcext:value-type="float">
            <text:p>19561110869.3333</text:p>
          </table:table-cell>
          <table:table-cell table:formula="of:=AVERAGE([.M82:.O82])" office:value-type="float" office:value="19525666664.2963" calcext:value-type="float">
            <text:p>19525666664.2963</text:p>
          </table:table-cell>
          <table:table-cell table:style-name="ce9" table:formula="of:=STDEV([.M82:.O82])/[.P82]" office:value-type="float" office:value="0.00206574137259288" calcext:value-type="float">
            <text:p>0.00</text:p>
          </table:table-cell>
          <table:table-cell table:formula="of:=[.P82]/[.H82]" office:value-type="float" office:value="5.89936427362987" calcext:value-type="float">
            <text:p>5.89936427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lum2RGB_in</text:p>
          </table:table-cell>
          <table:table-cell office:value-type="float" office:value="56375000" calcext:value-type="float">
            <text:p>56375000</text:p>
          </table:table-cell>
          <table:table-cell office:value-type="float" office:value="55125000" calcext:value-type="float">
            <text:p>55125000</text:p>
          </table:table-cell>
          <table:table-cell office:value-type="float" office:value="54625000" calcext:value-type="float">
            <text:p>54625000</text:p>
          </table:table-cell>
          <table:table-cell table:formula="of:=AVERAGE([.E83:.G83])" office:value-type="float" office:value="55375000" calcext:value-type="float">
            <text:p>55375000</text:p>
          </table:table-cell>
          <table:table-cell table:style-name="ce9" table:formula="of:=STDEV([.E83:.G83])/[.H83]" office:value-type="float" office:value="0.0162778838621399" calcext:value-type="float">
            <text:p>0.02</text:p>
          </table:table-cell>
          <table:table-cell table:style-name="ce9" table:formula="of:=[.E83]/[.$H$92]*100" office:value-type="float" office:value="0.0138576205795506" calcext:value-type="float">
            <text:p>0.01</text:p>
          </table:table-cell>
          <table:table-cell/>
          <table:table-cell office:value-type="string" calcext:value-type="string">
            <text:p>implode_lum2RGB_in</text:p>
          </table:table-cell>
          <table:table-cell table:number-columns-repeated="2" office:value-type="float" office:value="269111111.111111" calcext:value-type="float">
            <text:p>269111111.111111</text:p>
          </table:table-cell>
          <table:table-cell office:value-type="float" office:value="272888888.888889" calcext:value-type="float">
            <text:p>272888888.888889</text:p>
          </table:table-cell>
          <table:table-cell table:formula="of:=AVERAGE([.M83:.O83])" office:value-type="float" office:value="270370370.37037" calcext:value-type="float">
            <text:p>270370370.37037</text:p>
          </table:table-cell>
          <table:table-cell table:style-name="ce9" table:formula="of:=STDEV([.M83:.O83])/[.P83]" office:value-type="float" office:value="0.00806708595306106" calcext:value-type="float">
            <text:p>0.01</text:p>
          </table:table-cell>
          <table:table-cell table:formula="of:=[.P83]/[.H83]" office:value-type="float" office:value="4.88253490510827" calcext:value-type="float">
            <text:p>4.88253490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m2RGB</text:p>
          </table:table-cell>
          <table:table-cell office:value-type="float" office:value="130375000" calcext:value-type="float">
            <text:p>130375000</text:p>
          </table:table-cell>
          <table:table-cell office:value-type="float" office:value="136125000" calcext:value-type="float">
            <text:p>136125000</text:p>
          </table:table-cell>
          <table:table-cell office:value-type="float" office:value="135500000" calcext:value-type="float">
            <text:p>135500000</text:p>
          </table:table-cell>
          <table:table-cell table:formula="of:=AVERAGE([.E84:.G84])" office:value-type="float" office:value="134000000" calcext:value-type="float">
            <text:p>134000000</text:p>
          </table:table-cell>
          <table:table-cell table:style-name="ce9" table:formula="of:=STDEV([.E84:.G84])/[.H84]" office:value-type="float" office:value="0.0235437116867984" calcext:value-type="float">
            <text:p>0.02</text:p>
          </table:table-cell>
          <table:table-cell table:style-name="ce9" table:formula="of:=[.E84]/[.$H$92]*100" office:value-type="float" office:value="0.0320476679921757" calcext:value-type="float">
            <text:p>0.03</text:p>
          </table:table-cell>
          <table:table-cell/>
          <table:table-cell office:value-type="string" calcext:value-type="string">
            <text:p>lum2RGB</text:p>
          </table:table-cell>
          <table:table-cell office:value-type="float" office:value="473666666.666667" calcext:value-type="float">
            <text:p>473666666.666667</text:p>
          </table:table-cell>
          <table:table-cell office:value-type="float" office:value="472222222.222222" calcext:value-type="float">
            <text:p>472222222.222222</text:p>
          </table:table-cell>
          <table:table-cell office:value-type="float" office:value="480444444.444444" calcext:value-type="float">
            <text:p>480444444.444444</text:p>
          </table:table-cell>
          <table:table-cell table:formula="of:=AVERAGE([.M84:.O84])" office:value-type="float" office:value="475444444.444444" calcext:value-type="float">
            <text:p>475444444.444444</text:p>
          </table:table-cell>
          <table:table-cell table:style-name="ce9" table:formula="of:=STDEV([.M84:.O84])/[.P84]" office:value-type="float" office:value="0.00923334716762674" calcext:value-type="float">
            <text:p>0.01</text:p>
          </table:table-cell>
          <table:table-cell table:formula="of:=[.P84]/[.H84]" office:value-type="float" office:value="3.54809286898839" calcext:value-type="float">
            <text:p>3.5480928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Filter</text:p>
          </table:table-cell>
          <table:table-cell office:value-type="float" office:value="2595958323.2" calcext:value-type="float">
            <text:p>2595958323.2</text:p>
          </table:table-cell>
          <table:table-cell office:value-type="float" office:value="2595383340.8" calcext:value-type="float">
            <text:p>2595383340.8</text:p>
          </table:table-cell>
          <table:table-cell office:value-type="float" office:value="2594524994.13333" calcext:value-type="float">
            <text:p>2594524994.13333</text:p>
          </table:table-cell>
          <table:table-cell table:formula="of:=AVERAGE([.E85:.G85])" office:value-type="float" office:value="2595288886.04444" calcext:value-type="float">
            <text:p>2595288886.04444</text:p>
          </table:table-cell>
          <table:table-cell table:style-name="ce9" table:formula="of:=STDEV([.E85:.G85])/[.H85]" office:value-type="float" office:value="0.000277933518851915" calcext:value-type="float">
            <text:p>0.00</text:p>
          </table:table-cell>
          <table:table-cell table:style-name="ce9" table:formula="of:=[.E85]/[.$H$92]*100" office:value-type="float" office:value="0.638116283516308" calcext:value-type="float">
            <text:p>0.64</text:p>
          </table:table-cell>
          <table:table-cell/>
          <table:table-cell office:value-type="string" calcext:value-type="string">
            <text:p>medianFilter</text:p>
          </table:table-cell>
          <table:table-cell office:value-type="float" office:value="5099955545.12593" calcext:value-type="float">
            <text:p>5099955545.12593</text:p>
          </table:table-cell>
          <table:table-cell office:value-type="float" office:value="5099962967.22963" calcext:value-type="float">
            <text:p>5099962967.22963</text:p>
          </table:table-cell>
          <table:table-cell office:value-type="float" office:value="5099192589.27407" calcext:value-type="float">
            <text:p>5099192589.27407</text:p>
          </table:table-cell>
          <table:table-cell table:formula="of:=AVERAGE([.M85:.O85])" office:value-type="float" office:value="5099703700.54321" calcext:value-type="float">
            <text:p>5099703700.54321</text:p>
          </table:table-cell>
          <table:table-cell table:style-name="ce9" table:formula="of:=STDEV([.M85:.O85])/[.P85]" office:value-type="float" office:value="0.0000867993369169225" calcext:value-type="float">
            <text:p>0.00</text:p>
          </table:table-cell>
          <table:table-cell table:formula="of:=[.P85]/[.H85]" office:value-type="float" office:value="1.9649849879779" calcext:value-type="float">
            <text:p>1.9649849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fsetGen</text:p>
          </table:table-cell>
          <table:table-cell office:value-type="float" office:value="12875000" calcext:value-type="float">
            <text:p>128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14000000" calcext:value-type="float">
            <text:p>14000000</text:p>
          </table:table-cell>
          <table:table-cell table:formula="of:=AVERAGE([.E86:.G86])" office:value-type="float" office:value="11791666.6666667" calcext:value-type="float">
            <text:p>11791666.6666667</text:p>
          </table:table-cell>
          <table:table-cell table:style-name="ce9" table:formula="of:=STDEV([.E86:.G86])/[.H86]" office:value-type="float" office:value="0.246414181930899" calcext:value-type="float">
            <text:p>0.25</text:p>
          </table:table-cell>
          <table:table-cell table:style-name="ce9" table:formula="of:=[.E86]/[.$H$92]*100" office:value-type="float" office:value="0.00316482243834525" calcext:value-type="float">
            <text:p>0.00</text:p>
          </table:table-cell>
          <table:table-cell/>
          <table:table-cell office:value-type="string" calcext:value-type="string">
            <text:p>offsetGen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888888.88888889" calcext:value-type="float">
            <text:p>5888888.88888889</text:p>
          </table:table-cell>
          <table:table-cell table:formula="of:=AVERAGE([.M86:.O86])" office:value-type="float" office:value="5629629.62962963" calcext:value-type="float">
            <text:p>5629629.62962963</text:p>
          </table:table-cell>
          <table:table-cell table:style-name="ce9" table:formula="of:=STDEV([.M86:.O86])/[.P86]" office:value-type="float" office:value="0.0634450707960066" calcext:value-type="float">
            <text:p>0.06</text:p>
          </table:table-cell>
          <table:table-cell table:formula="of:=[.P86]/[.H86]" office:value-type="float" office:value="0.477424420887318" calcext:value-type="float">
            <text:p>0.47742442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PPM</text:p>
          </table:table-cell>
          <table:table-cell office:value-type="float" office:value="777250000" calcext:value-type="float">
            <text:p>777250000</text:p>
          </table:table-cell>
          <table:table-cell office:value-type="float" office:value="775875000" calcext:value-type="float">
            <text:p>775875000</text:p>
          </table:table-cell>
          <table:table-cell office:value-type="float" office:value="758937500" calcext:value-type="float">
            <text:p>758937500</text:p>
          </table:table-cell>
          <table:table-cell table:formula="of:=AVERAGE([.E87:.G87])" office:value-type="float" office:value="770687500" calcext:value-type="float">
            <text:p>770687500</text:p>
          </table:table-cell>
          <table:table-cell table:style-name="ce9" table:formula="of:=STDEV([.E87:.G87])/[.H87]" office:value-type="float" office:value="0.0132336343596419" calcext:value-type="float">
            <text:p>0.01</text:p>
          </table:table-cell>
          <table:table-cell table:style-name="ce9" table:formula="of:=[.E87]/[.$H$92]*100" office:value-type="float" office:value="0.191056950695444" calcext:value-type="float">
            <text:p>0.19</text:p>
          </table:table-cell>
          <table:table-cell/>
          <table:table-cell office:value-type="string" calcext:value-type="string">
            <text:p>readPPM</text:p>
          </table:table-cell>
          <table:table-cell office:value-type="float" office:value="2061833344" calcext:value-type="float">
            <text:p>2061833344</text:p>
          </table:table-cell>
          <table:table-cell office:value-type="float" office:value="2070333340.44444" calcext:value-type="float">
            <text:p>2070333340.44444</text:p>
          </table:table-cell>
          <table:table-cell office:value-type="float" office:value="2077888874.66667" calcext:value-type="float">
            <text:p>2077888874.66667</text:p>
          </table:table-cell>
          <table:table-cell table:formula="of:=AVERAGE([.M87:.O87])" office:value-type="float" office:value="2070018519.7037" calcext:value-type="float">
            <text:p>2070018519.7037</text:p>
          </table:table-cell>
          <table:table-cell table:style-name="ce9" table:formula="of:=STDEV([.M87:.O87])/[.P87]" office:value-type="float" office:value="0.00388034876677862" calcext:value-type="float">
            <text:p>0.00</text:p>
          </table:table-cell>
          <table:table-cell table:formula="of:=[.P87]/[.H87]" office:value-type="float" office:value="2.68593758132019" calcext:value-type="float">
            <text:p>2.68593758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gb2Gray</text:p>
          </table:table-cell>
          <table:table-cell office:value-type="float" office:value="2455625024" calcext:value-type="float">
            <text:p>2455625024</text:p>
          </table:table-cell>
          <table:table-cell office:value-type="float" office:value="2456062528" calcext:value-type="float">
            <text:p>2456062528</text:p>
          </table:table-cell>
          <table:table-cell office:value-type="float" office:value="2471625008" calcext:value-type="float">
            <text:p>2471625008</text:p>
          </table:table-cell>
          <table:table-cell table:formula="of:=AVERAGE([.E88:.G88])" office:value-type="float" office:value="2461104186.66667" calcext:value-type="float">
            <text:p>2461104186.66667</text:p>
          </table:table-cell>
          <table:table-cell table:style-name="ce9" table:formula="of:=STDEV([.E88:.G88])/[.H88]" office:value-type="float" office:value="0.00370318502109096" calcext:value-type="float">
            <text:p>0.00</text:p>
          </table:table-cell>
          <table:table-cell table:style-name="ce9" table:formula="of:=[.E88]/[.$H$92]*100" office:value-type="float" office:value="0.603620751543091" calcext:value-type="float">
            <text:p>0.60</text:p>
          </table:table-cell>
          <table:table-cell/>
          <table:table-cell office:value-type="string" calcext:value-type="string">
            <text:p>rgb2Gray</text:p>
          </table:table-cell>
          <table:table-cell office:value-type="float" office:value="6691111139.55556" calcext:value-type="float">
            <text:p>6691111139.55556</text:p>
          </table:table-cell>
          <table:table-cell office:value-type="float" office:value="6690555534.22222" calcext:value-type="float">
            <text:p>6690555534.22222</text:p>
          </table:table-cell>
          <table:table-cell office:value-type="float" office:value="6670611114.66667" calcext:value-type="float">
            <text:p>6670611114.66667</text:p>
          </table:table-cell>
          <table:table-cell table:formula="of:=AVERAGE([.M88:.O88])" office:value-type="float" office:value="6684092596.14815" calcext:value-type="float">
            <text:p>6684092596.14815</text:p>
          </table:table-cell>
          <table:table-cell table:style-name="ce9" table:formula="of:=STDEV([.M88:.O88])/[.P88]" office:value-type="float" office:value="0.00174722444843902" calcext:value-type="float">
            <text:p>0.00</text:p>
          </table:table-cell>
          <table:table-cell table:formula="of:=[.P88]/[.H88]" office:value-type="float" office:value="2.71589176612678" calcext:value-type="float">
            <text:p>2.71589176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lit</text:p>
          </table:table-cell>
          <table:table-cell office:value-type="float" office:value="94750000" calcext:value-type="float">
            <text:p>94750000</text:p>
          </table:table-cell>
          <table:table-cell office:value-type="float" office:value="102875000" calcext:value-type="float">
            <text:p>102875000</text:p>
          </table:table-cell>
          <table:table-cell office:value-type="float" office:value="94000000" calcext:value-type="float">
            <text:p>94000000</text:p>
          </table:table-cell>
          <table:table-cell table:formula="of:=AVERAGE([.E89:.G89])" office:value-type="float" office:value="97208333.3333333" calcext:value-type="float">
            <text:p>97208333.3333333</text:p>
          </table:table-cell>
          <table:table-cell table:style-name="ce9" table:formula="of:=STDEV([.E89:.G89])/[.H89]" office:value-type="float" office:value="0.0506312976597318" calcext:value-type="float">
            <text:p>0.05</text:p>
          </table:table-cell>
          <table:table-cell table:style-name="ce9" table:formula="of:=[.E89]/[.$H$92]*100" office:value-type="float" office:value="0.0232906350317058" calcext:value-type="float">
            <text:p>0.02</text:p>
          </table:table-cell>
          <table:table-cell/>
          <table:table-cell office:value-type="string" calcext:value-type="string">
            <text:p>split</text:p>
          </table:table-cell>
          <table:table-cell office:value-type="float" office:value="286888888.888889" calcext:value-type="float">
            <text:p>286888888.888889</text:p>
          </table:table-cell>
          <table:table-cell office:value-type="float" office:value="292888888.888889" calcext:value-type="float">
            <text:p>292888888.888889</text:p>
          </table:table-cell>
          <table:table-cell office:value-type="float" office:value="285222222.222222" calcext:value-type="float">
            <text:p>285222222.222222</text:p>
          </table:table-cell>
          <table:table-cell table:formula="of:=AVERAGE([.M89:.O89])" office:value-type="float" office:value="288333333.333333" calcext:value-type="float">
            <text:p>288333333.333333</text:p>
          </table:table-cell>
          <table:table-cell table:style-name="ce9" table:formula="of:=STDEV([.M89:.O89])/[.P89]" office:value-type="float" office:value="0.013984776348073" calcext:value-type="float">
            <text:p>0.01</text:p>
          </table:table-cell>
          <table:table-cell table:formula="of:=[.P89]/[.H89]" office:value-type="float" office:value="2.9661380197171" calcext:value-type="float">
            <text:p>2.96613801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ritePPM</text:p>
          </table:table-cell>
          <table:table-cell office:value-type="float" office:value="100631876608" calcext:value-type="float">
            <text:p>100631876608</text:p>
          </table:table-cell>
          <table:table-cell office:value-type="float" office:value="100623000576" calcext:value-type="float">
            <text:p>100623000576</text:p>
          </table:table-cell>
          <table:table-cell office:value-type="float" office:value="100657125376" calcext:value-type="float">
            <text:p>100657125376</text:p>
          </table:table-cell>
          <table:table-cell table:formula="of:=AVERAGE([.E90:.G90])" office:value-type="float" office:value="100637334186.667" calcext:value-type="float">
            <text:p>100637334186.667</text:p>
          </table:table-cell>
          <table:table-cell table:style-name="ce9" table:formula="of:=STDEV([.E90:.G90])/[.H90]" office:value-type="float" office:value="0.000175928000197271" calcext:value-type="float">
            <text:p>0.00</text:p>
          </table:table-cell>
          <table:table-cell table:style-name="ce12" table:formula="of:=[.E90]/[.$H$92]*100" office:value-type="float" office:value="24.7364676583914" calcext:value-type="float">
            <text:p>24.74</text:p>
          </table:table-cell>
          <table:table-cell/>
          <table:table-cell office:value-type="string" calcext:value-type="string">
            <text:p>writePPM</text:p>
          </table:table-cell>
          <table:table-cell office:value-type="float" office:value="130634999580.444" calcext:value-type="float">
            <text:p>130634999580.444</text:p>
          </table:table-cell>
          <table:table-cell office:value-type="float" office:value="130809778631.111" calcext:value-type="float">
            <text:p>130809778631.111</text:p>
          </table:table-cell>
          <table:table-cell office:value-type="float" office:value="130584444928" calcext:value-type="float">
            <text:p>130584444928</text:p>
          </table:table-cell>
          <table:table-cell table:formula="of:=AVERAGE([.M90:.O90])" office:value-type="float" office:value="130676407713.185" calcext:value-type="float">
            <text:p>130676407713.185</text:p>
          </table:table-cell>
          <table:table-cell table:style-name="ce9" table:formula="of:=STDEV([.M90:.O90])/[.P90]" office:value-type="float" office:value="0.000904801281395892" calcext:value-type="float">
            <text:p>0.00</text:p>
          </table:table-cell>
          <table:table-cell table:formula="of:=[.P90]/[.H90]" office:value-type="float" office:value="1.29848836685996" calcext:value-type="float">
            <text:p>1.2984883669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um(ps)</text:p>
          </table:table-cell>
          <table:table-cell table:formula="of:=SUM([.H5:.H90])" office:value-type="float" office:value="406815872006.133" calcext:value-type="float">
            <text:p>406815872006.133</text:p>
          </table:table-cell>
          <table:table-cell/>
          <table:table-cell table:formula="of:=[.J90]+[.J22]+[.J21]+[.J14]+[.J13]+[.J10]+[.J5]" office:value-type="float" office:value="92.8449668886498" calcext:value-type="float">
            <text:p>92.8449668886</text:p>
          </table:table-cell>
          <table:table-cell table:style-name="Default"/>
          <table:table-cell table:number-columns-repeated="3"/>
          <table:table-cell office:value-type="string" calcext:value-type="string">
            <text:p>Sum(ps)</text:p>
          </table:table-cell>
          <table:table-cell table:formula="of:=SUM([.P5:.P90])" office:value-type="float" office:value="1608264993809.22" calcext:value-type="float">
            <text:p>1608264993809.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um(s)</text:p>
          </table:table-cell>
          <table:table-cell table:formula="of:=[.H92]/1000000000000" office:value-type="float" office:value="0.406815872006133" calcext:value-type="float">
            <text:p>0.40681587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um(s)</text:p>
          </table:table-cell>
          <table:table-cell table:formula="of:=[.P92]/1000000000000" office:value-type="float" office:value="1.60826499380922" calcext:value-type="float">
            <text:p>1.60826499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PS</text:p>
          </table:table-cell>
          <table:table-cell table:formula="of:=1/[.H93]" office:value-type="float" office:value="2.45811451521961" calcext:value-type="float">
            <text:p>2.458114515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FPS (Theory)</text:p>
          </table:table-cell>
          <table:table-cell table:formula="of:=1/[.P93]" office:value-type="float" office:value="0.621788078363547" calcext:value-type="float">
            <text:p>0.621788078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PS(Practise)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FPS(Prractise)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ut not taking into account actor repetitions!!!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ut not taking into account actor repetitions!!!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o OK!!!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o OK!!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 time (s)</text:p>
          </table:table-cell>
          <table:table-cell table:formula="of:=([.E101]+[.E102]+[.E103]+30*[.E104]+8*[.E105]+[.E107]+[.E106])/1000000000000" office:value-type="float" office:value="1.489655252544" calcext:value-type="float">
            <text:p>1.4896552525</text:p>
          </table:table-cell>
          <table:table-cell office:value-type="string" calcext:value-type="string">
            <text:p>ARM A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Testing single actor energy</text:p>
          </table:table-cell>
          <table:table-cell table:style-name="ce4"/>
          <table:table-cell office:value-type="string" calcext:value-type="string">
            <text:p>Time/act (ps)</text:p>
          </table:table-cell>
          <table:table-cell office:value-type="string" calcext:value-type="string">
            <text:p>Energy/act (J)</text:p>
          </table:table-cell>
          <table:table-cell office:value-type="string" calcext:value-type="string">
            <text:p>pJ/cycle</text:p>
          </table:table-cell>
          <table:table-cell office:value-type="string" calcext:value-type="string">
            <text:p>nJ/cycle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ritePPM</text:p>
          </table:table-cell>
          <table:table-cell office:value-type="float" office:value="100631876608" calcext:value-type="float">
            <text:p>100631876608</text:p>
          </table:table-cell>
          <table:table-cell table:formula="of:=[.L111]" office:value-type="float" office:value="0.0187207652666667" calcext:value-type="float">
            <text:p>0.0187207653</text:p>
          </table:table-cell>
          <table:table-cell table:formula="of:=[.F101]/([.E101]/1000*1.4)*1000000000000" office:value-type="float" office:value="132.880113550552" calcext:value-type="float">
            <text:p>132.8801135506</text:p>
          </table:table-cell>
          <table:table-cell table:formula="of:=[.G101]/1000" office:value-type="float" office:value="0.132880113550552" calcext:value-type="float">
            <text:p>0.132880113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st_Parallel_Work_Broadcast2</text:p>
          </table:table-cell>
          <table:table-cell office:value-type="float" office:value="101972374528" calcext:value-type="float">
            <text:p>101972374528</text:p>
          </table:table-cell>
          <table:table-cell table:formula="of:=[.L126]" office:value-type="float" office:value="0.104722586" calcext:value-type="float">
            <text:p>0.104722586</text:p>
          </table:table-cell>
          <table:table-cell table:formula="of:=[.F102]/([.E102]/1000*1.4)*1000000000000" office:value-type="float" office:value="733.550115794526" calcext:value-type="float">
            <text:p>733.5501157945</text:p>
          </table:table-cell>
          <table:table-cell table:formula="of:=[.G102]/1000" office:value-type="float" office:value="0.733550115794526" calcext:value-type="float">
            <text:p>0.733550115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st_Parallel_Work_Broadcast3</text:p>
          </table:table-cell>
          <table:table-cell office:value-type="float" office:value="99180624896" calcext:value-type="float">
            <text:p>99180624896</text:p>
          </table:table-cell>
          <table:table-cell table:formula="of:=[.L141]" office:value-type="float" office:value="0.0985320880000001" calcext:value-type="float">
            <text:p>0.098532088</text:p>
          </table:table-cell>
          <table:table-cell table:formula="of:=[.F103]/([.E103]/1000*1.4)*1000000000000" office:value-type="float" office:value="709.615037523134" calcext:value-type="float">
            <text:p>709.6150375231</text:p>
          </table:table-cell>
          <table:table-cell table:formula="of:=[.G103]/1000" office:value-type="float" office:value="0.709615037523134" calcext:value-type="float">
            <text:p>0.7096150375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ggregateCost</text:p>
          </table:table-cell>
          <table:table-cell office:value-type="float" office:value="29477966685.8667" calcext:value-type="float">
            <text:p>29477966685.8667</text:p>
          </table:table-cell>
          <table:table-cell table:formula="of:=[.L156]" office:value-type="float" office:value="0.0120819831333333" calcext:value-type="float">
            <text:p>0.0120819831</text:p>
          </table:table-cell>
          <table:table-cell table:formula="of:=[.F104]/([.E104]/1000*1.4)*1000000000000" office:value-type="float" office:value="292.760625057583" calcext:value-type="float">
            <text:p>292.7606250576</text:p>
          </table:table-cell>
          <table:table-cell table:formula="of:=[.G104]/1000" office:value-type="float" office:value="0.292760625057583" calcext:value-type="float">
            <text:p>0.292760625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puteWeights</text:p>
          </table:table-cell>
          <table:table-cell office:value-type="float" office:value="36726593856" calcext:value-type="float">
            <text:p>36726593856</text:p>
          </table:table-cell>
          <table:table-cell table:formula="of:=[.L171]" office:value-type="float" office:value="0.01451322435" calcext:value-type="float">
            <text:p>0.0145132244</text:p>
          </table:table-cell>
          <table:table-cell table:formula="of:=[.F105]/([.E105]/1000*1.4)*1000000000000" office:value-type="float" office:value="282.263823922103" calcext:value-type="float">
            <text:p>282.2638239221</text:p>
          </table:table-cell>
          <table:table-cell table:formula="of:=[.G105]/1000" office:value-type="float" office:value="0.282263823922103" calcext:value-type="float">
            <text:p>0.2822638239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st_Parallel_Work_br_grayL</text:p>
          </table:table-cell>
          <table:table-cell office:value-type="float" office:value="4998375104" calcext:value-type="float">
            <text:p>4998375104</text:p>
          </table:table-cell>
          <table:table-cell table:formula="of:=[.L186]" office:value-type="float" office:value="0.00812628485000001" calcext:value-type="float">
            <text:p>0.0081262849</text:p>
          </table:table-cell>
          <table:table-cell table:formula="of:=[.F106]/([.E106]/1000*1.4)*1000000000000" office:value-type="float" office:value="1161.27522600822" calcext:value-type="float">
            <text:p>1161.2752260082</text:p>
          </table:table-cell>
          <table:table-cell table:formula="of:=[.G106]/1000" office:value-type="float" office:value="1.16127522600822" calcext:value-type="float">
            <text:p>1.16127522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st_Parallel_Work_br_grayR</text:p>
          </table:table-cell>
          <table:table-cell office:value-type="float" office:value="4720249984" calcext:value-type="float">
            <text:p>4720249984</text:p>
          </table:table-cell>
          <table:table-cell table:formula="of:=[.L201]" office:value-type="float" office:value="0.00775862270000001" calcext:value-type="float">
            <text:p>0.0077586227</text:p>
          </table:table-cell>
          <table:table-cell table:formula="of:=[.F107]/([.E107]/1000*1.4)*1000000000000" office:value-type="float" office:value="1174.06352967065" calcext:value-type="float">
            <text:p>1174.0635296707</text:p>
          </table:table-cell>
          <table:table-cell table:formula="of:=[.G107]/1000" office:value-type="float" office:value="1.17406352967065" calcext:value-type="float">
            <text:p>1.1740635297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Repeating N times a functio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ce5" office:value-type="string" calcext:value-type="string">
            <text:p>writePPM</text:p>
          </table:table-cell>
          <table:table-cell table:style-name="ce10"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riginal (unmodified) application 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ic energy</text:p>
          </table:table-cell>
          <table:table-cell office:value-type="string" calcext:value-type="string">
            <text:p>Dynamic E</text:p>
          </table:table-cell>
          <table:table-cell table:style-name="ce6"/>
          <table:table-cell office:value-type="string" calcext:value-type="string">
            <text:p>Time</text:p>
          </table:table-cell>
          <table:table-cell/>
          <table:table-cell table:style-name="ce13" office:value-type="string" calcext:value-type="string">
            <text:p>Dynamic E</text:p>
          </table:table-cell>
          <table:table-cell table:style-name="ce17" office:value-type="string" calcext:value-type="string">
            <text:p>Energy/activation (J)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AVERAGE([.D113:.D122])" office:value-type="float" office:value="121.6879584" calcext:value-type="float">
            <text:p>121.6879584</text:p>
          </table:table-cell>
          <table:table-cell table:number-columns-repeated="2"/>
          <table:table-cell table:formula="of:=AVERAGE([.G113:.G122])" office:value-type="float" office:value="9.2816904" calcext:value-type="float">
            <text:p>9.2816904</text:p>
          </table:table-cell>
          <table:table-cell table:style-name="ce6"/>
          <table:table-cell table:number-columns-repeated="2"/>
          <table:table-cell table:style-name="ce13" table:formula="of:=AVERAGE([.K114:.K122])" office:value-type="float" office:value="28.0024556666667" calcext:value-type="float">
            <text:p>28.0024556667</text:p>
          </table:table-cell>
          <table:table-cell table:style-name="ce17" table:formula="of:=([.K111]-[.$G$111])/100/10" office:value-type="float" office:value="0.0187207652666667" calcext:value-type="float">
            <text:p>0.018720765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/>
          <table:table-cell table:style-name="ce17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ples</text:p>
          </table:table-cell>
          <table:table-cell office:value-type="float" office:value="122.73159" calcext:value-type="float">
            <text:p>122.73159</text:p>
          </table:table-cell>
          <table:table-cell office:value-type="float" office:value="46.6" calcext:value-type="float">
            <text:p>46.6</text:p>
          </table:table-cell>
          <table:table-cell table:formula="of:=[.$D$124]*[.E113]" office:value-type="float" office:value="113.52692" calcext:value-type="float">
            <text:p>113.52692</text:p>
          </table:table-cell>
          <table:table-cell table:formula="of:=[.D113]-[.F113]" office:value-type="float" office:value="9.20466999999999" calcext:value-type="float">
            <text:p>9.20467</text:p>
          </table:table-cell>
          <table:table-cell table:style-name="ce7" office:value-type="float" office:value="464.896759" calcext:value-type="float">
            <text:p>464.896759</text:p>
          </table:table-cell>
          <table:table-cell table:style-name="ce4" office:value-type="float" office:value="178.6" calcext:value-type="float">
            <text:p>178.6</text:p>
          </table:table-cell>
          <table:table-cell table:style-name="ce4" table:formula="of:=[.$D$124]*[.I113]" office:value-type="float" office:value="435.10532" calcext:value-type="float">
            <text:p>435.10532</text:p>
          </table:table-cell>
          <table:table-cell table:style-name="ce14" table:formula="of:=[.H113]-[.J113]" office:value-type="float" office:value="29.791439" calcext:value-type="float">
            <text:p>29.791439</text:p>
          </table:table-cell>
          <table:table-cell table:style-name="ce17" office:value-type="string" calcext:value-type="string">
            <text:p>ignored as outli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1.527451" calcext:value-type="float">
            <text:p>121.527451</text:p>
          </table:table-cell>
          <table:table-cell office:value-type="float" office:value="46.1" calcext:value-type="float">
            <text:p>46.1</text:p>
          </table:table-cell>
          <table:table-cell table:formula="of:=[.$D$124]*[.E114]" office:value-type="float" office:value="112.30882" calcext:value-type="float">
            <text:p>112.30882</text:p>
          </table:table-cell>
          <table:table-cell table:formula="of:=[.D114]-[.F114]" office:value-type="float" office:value="9.218631" calcext:value-type="float">
            <text:p>9.218631</text:p>
          </table:table-cell>
          <table:table-cell table:style-name="ce6" office:value-type="float" office:value="458.407898" calcext:value-type="float">
            <text:p>458.407898</text:p>
          </table:table-cell>
          <table:table-cell office:value-type="float" office:value="176.3" calcext:value-type="float">
            <text:p>176.3</text:p>
          </table:table-cell>
          <table:table-cell table:formula="of:=[.$D$124]*[.I114]" office:value-type="float" office:value="429.50206" calcext:value-type="float">
            <text:p>429.50206</text:p>
          </table:table-cell>
          <table:table-cell table:style-name="ce13" table:formula="of:=[.H114]-[.J114]" office:value-type="float" office:value="28.905838" calcext:value-type="float">
            <text:p>28.90583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1.695732" calcext:value-type="float">
            <text:p>121.695732</text:p>
          </table:table-cell>
          <table:table-cell office:value-type="float" office:value="46.1" calcext:value-type="float">
            <text:p>46.1</text:p>
          </table:table-cell>
          <table:table-cell table:formula="of:=[.$D$124]*[.E115]" office:value-type="float" office:value="112.30882" calcext:value-type="float">
            <text:p>112.30882</text:p>
          </table:table-cell>
          <table:table-cell table:formula="of:=[.D115]-[.F115]" office:value-type="float" office:value="9.38691200000001" calcext:value-type="float">
            <text:p>9.386912</text:p>
          </table:table-cell>
          <table:table-cell table:style-name="ce6" office:value-type="float" office:value="458.100464" calcext:value-type="float">
            <text:p>458.100464</text:p>
          </table:table-cell>
          <table:table-cell office:value-type="float" office:value="176.6" calcext:value-type="float">
            <text:p>176.6</text:p>
          </table:table-cell>
          <table:table-cell table:formula="of:=[.$D$124]*[.I115]" office:value-type="float" office:value="430.23292" calcext:value-type="float">
            <text:p>430.23292</text:p>
          </table:table-cell>
          <table:table-cell table:style-name="ce13" table:formula="of:=[.H115]-[.J115]" office:value-type="float" office:value="27.867544" calcext:value-type="float">
            <text:p>27.86754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1.68576" calcext:value-type="float">
            <text:p>121.68576</text:p>
          </table:table-cell>
          <table:table-cell office:value-type="float" office:value="46.2" calcext:value-type="float">
            <text:p>46.2</text:p>
          </table:table-cell>
          <table:table-cell table:formula="of:=[.$D$124]*[.E116]" office:value-type="float" office:value="112.55244" calcext:value-type="float">
            <text:p>112.55244</text:p>
          </table:table-cell>
          <table:table-cell table:formula="of:=[.D116]-[.F116]" office:value-type="float" office:value="9.13332" calcext:value-type="float">
            <text:p>9.13332</text:p>
          </table:table-cell>
          <table:table-cell table:style-name="ce6" office:value-type="float" office:value="458.128235" calcext:value-type="float">
            <text:p>458.128235</text:p>
          </table:table-cell>
          <table:table-cell office:value-type="float" office:value="176.8" calcext:value-type="float">
            <text:p>176.8</text:p>
          </table:table-cell>
          <table:table-cell table:formula="of:=[.$D$124]*[.I116]" office:value-type="float" office:value="430.72016" calcext:value-type="float">
            <text:p>430.72016</text:p>
          </table:table-cell>
          <table:table-cell table:style-name="ce13" table:formula="of:=[.H116]-[.J116]" office:value-type="float" office:value="27.408075" calcext:value-type="float">
            <text:p>27.40807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2.033195" calcext:value-type="float">
            <text:p>122.033195</text:p>
          </table:table-cell>
          <table:table-cell office:value-type="float" office:value="46.3" calcext:value-type="float">
            <text:p>46.3</text:p>
          </table:table-cell>
          <table:table-cell table:formula="of:=[.$D$124]*[.E117]" office:value-type="float" office:value="112.79606" calcext:value-type="float">
            <text:p>112.79606</text:p>
          </table:table-cell>
          <table:table-cell table:formula="of:=[.D117]-[.F117]" office:value-type="float" office:value="9.23713500000002" calcext:value-type="float">
            <text:p>9.237135</text:p>
          </table:table-cell>
          <table:table-cell table:style-name="ce6" office:value-type="float" office:value="457.923981" calcext:value-type="float">
            <text:p>457.923981</text:p>
          </table:table-cell>
          <table:table-cell office:value-type="float" office:value="176.6" calcext:value-type="float">
            <text:p>176.6</text:p>
          </table:table-cell>
          <table:table-cell table:formula="of:=[.$D$124]*[.I117]" office:value-type="float" office:value="430.23292" calcext:value-type="float">
            <text:p>430.23292</text:p>
          </table:table-cell>
          <table:table-cell table:style-name="ce13" table:formula="of:=[.H117]-[.J117]" office:value-type="float" office:value="27.691061" calcext:value-type="float">
            <text:p>27.69106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1.235886" calcext:value-type="float">
            <text:p>121.235886</text:p>
          </table:table-cell>
          <table:table-cell office:value-type="float" office:value="46.2" calcext:value-type="float">
            <text:p>46.2</text:p>
          </table:table-cell>
          <table:table-cell table:formula="of:=[.$D$124]*[.E118]" office:value-type="float" office:value="112.55244" calcext:value-type="float">
            <text:p>112.55244</text:p>
          </table:table-cell>
          <table:table-cell table:formula="of:=[.D118]-[.F118]" office:value-type="float" office:value="8.68344599999999" calcext:value-type="float">
            <text:p>8.683446</text:p>
          </table:table-cell>
          <table:table-cell table:style-name="ce6" office:value-type="float" office:value="457.982819" calcext:value-type="float">
            <text:p>457.982819</text:p>
          </table:table-cell>
          <table:table-cell office:value-type="float" office:value="176.5" calcext:value-type="float">
            <text:p>176.5</text:p>
          </table:table-cell>
          <table:table-cell table:formula="of:=[.$D$124]*[.I118]" office:value-type="float" office:value="429.9893" calcext:value-type="float">
            <text:p>429.9893</text:p>
          </table:table-cell>
          <table:table-cell table:style-name="ce13" table:formula="of:=[.H118]-[.J118]" office:value-type="float" office:value="27.993519" calcext:value-type="float">
            <text:p>27.993519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1.539688" calcext:value-type="float">
            <text:p>121.539688</text:p>
          </table:table-cell>
          <table:table-cell office:value-type="float" office:value="46" calcext:value-type="float">
            <text:p>46</text:p>
          </table:table-cell>
          <table:table-cell table:formula="of:=[.$D$124]*[.E119]" office:value-type="float" office:value="112.0652" calcext:value-type="float">
            <text:p>112.0652</text:p>
          </table:table-cell>
          <table:table-cell table:formula="of:=[.D119]-[.F119]" office:value-type="float" office:value="9.47448800000001" calcext:value-type="float">
            <text:p>9.474488</text:p>
          </table:table-cell>
          <table:table-cell table:style-name="ce6" office:value-type="float" office:value="458.117798" calcext:value-type="float">
            <text:p>458.117798</text:p>
          </table:table-cell>
          <table:table-cell office:value-type="float" office:value="176.6" calcext:value-type="float">
            <text:p>176.6</text:p>
          </table:table-cell>
          <table:table-cell table:formula="of:=[.$D$124]*[.I119]" office:value-type="float" office:value="430.23292" calcext:value-type="float">
            <text:p>430.23292</text:p>
          </table:table-cell>
          <table:table-cell table:style-name="ce13" table:formula="of:=[.H119]-[.J119]" office:value-type="float" office:value="27.884878" calcext:value-type="float">
            <text:p>27.88487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1.10968" calcext:value-type="float">
            <text:p>121.10968</text:p>
          </table:table-cell>
          <table:table-cell office:value-type="float" office:value="45.9" calcext:value-type="float">
            <text:p>45.9</text:p>
          </table:table-cell>
          <table:table-cell table:formula="of:=[.$D$124]*[.E120]" office:value-type="float" office:value="111.82158" calcext:value-type="float">
            <text:p>111.82158</text:p>
          </table:table-cell>
          <table:table-cell table:formula="of:=[.D120]-[.F120]" office:value-type="float" office:value="9.2881" calcext:value-type="float">
            <text:p>9.2881</text:p>
          </table:table-cell>
          <table:table-cell table:style-name="ce6" office:value-type="float" office:value="457.183472" calcext:value-type="float">
            <text:p>457.183472</text:p>
          </table:table-cell>
          <table:table-cell office:value-type="float" office:value="176.3" calcext:value-type="float">
            <text:p>176.3</text:p>
          </table:table-cell>
          <table:table-cell table:formula="of:=[.$D$124]*[.I120]" office:value-type="float" office:value="429.50206" calcext:value-type="float">
            <text:p>429.50206</text:p>
          </table:table-cell>
          <table:table-cell table:style-name="ce13" table:formula="of:=[.H120]-[.J120]" office:value-type="float" office:value="27.681412" calcext:value-type="float">
            <text:p>27.681412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2.833023" calcext:value-type="float">
            <text:p>122.833023</text:p>
          </table:table-cell>
          <table:table-cell office:value-type="float" office:value="46" calcext:value-type="float">
            <text:p>46</text:p>
          </table:table-cell>
          <table:table-cell table:formula="of:=[.$D$124]*[.E121]" office:value-type="float" office:value="112.0652" calcext:value-type="float">
            <text:p>112.0652</text:p>
          </table:table-cell>
          <table:table-cell table:formula="of:=[.D121]-[.F121]" office:value-type="float" office:value="10.767823" calcext:value-type="float">
            <text:p>10.767823</text:p>
          </table:table-cell>
          <table:table-cell table:style-name="ce6" office:value-type="float" office:value="459.079468" calcext:value-type="float">
            <text:p>459.079468</text:p>
          </table:table-cell>
          <table:table-cell office:value-type="float" office:value="176.8" calcext:value-type="float">
            <text:p>176.8</text:p>
          </table:table-cell>
          <table:table-cell table:formula="of:=[.$D$124]*[.I121]" office:value-type="float" office:value="430.72016" calcext:value-type="float">
            <text:p>430.72016</text:p>
          </table:table-cell>
          <table:table-cell table:style-name="ce13" table:formula="of:=[.H121]-[.J121]" office:value-type="float" office:value="28.359308" calcext:value-type="float">
            <text:p>28.35930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office:value-type="float" office:value="120.487579" calcext:value-type="float">
            <text:p>120.487579</text:p>
          </table:table-cell>
          <table:table-cell office:value-type="float" office:value="46" calcext:value-type="float">
            <text:p>46</text:p>
          </table:table-cell>
          <table:table-cell table:formula="of:=[.$D$124]*[.E122]" office:value-type="float" office:value="112.0652" calcext:value-type="float">
            <text:p>112.0652</text:p>
          </table:table-cell>
          <table:table-cell table:formula="of:=[.D122]-[.F122]" office:value-type="float" office:value="8.42237900000001" calcext:value-type="float">
            <text:p>8.422379</text:p>
          </table:table-cell>
          <table:table-cell table:style-name="ce8" office:value-type="float" office:value="459.437866" calcext:value-type="float">
            <text:p>459.437866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table:formula="of:=[.$D$124]*[.I122]" office:value-type="float" office:value="431.2074" calcext:value-type="float">
            <text:p>431.2074</text:p>
          </table:table-cell>
          <table:table-cell table:style-name="ce11" table:formula="of:=[.H122]-[.J122]" office:value-type="float" office:value="28.230466" calcext:value-type="float">
            <text:p>28.230466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tic power</text:p>
          </table:table-cell>
          <table:table-cell office:value-type="float" office:value="2.4362" calcext:value-type="float">
            <text:p>2.4362</text:p>
          </table:table-cell>
          <table:table-cell table:number-columns-repeated="3"/>
          <table:table-cell table:style-name="ce5" office:value-type="string" calcext:value-type="string">
            <text:p>Broadcast2</text:p>
          </table:table-cell>
          <table:table-cell table:style-name="ce10"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 office:value-type="string" calcext:value-type="string">
            <text:p>Dynamic E</text:p>
          </table:table-cell>
          <table:table-cell table:style-name="ce17" office:value-type="string" calcext:value-type="string">
            <text:p>Energy/activation (J)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office:value-type="string" calcext:value-type="string">
            <text:p>raw energy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tatic energy</text:p>
          </table:table-cell>
          <table:table-cell table:style-name="ce13" table:formula="of:=AVERAGE([.K129:.K137])" office:value-type="float" office:value="19.753949" calcext:value-type="float">
            <text:p>19.753949</text:p>
          </table:table-cell>
          <table:table-cell table:style-name="ce17" table:formula="of:=([.K126]-[.$G$111])/10/10" office:value-type="float" office:value="0.104722586" calcext:value-type="float">
            <text:p>0.104722586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/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4" office:value-type="float" office:value="360.591125" calcext:value-type="float">
            <text:p>360.591125</text:p>
          </table:table-cell>
          <table:table-cell table:style-name="ce4" office:value-type="float" office:value="95.1" calcext:value-type="float">
            <text:p>95.1</text:p>
          </table:table-cell>
          <table:table-cell table:style-name="ce4" table:formula="of:=[.$D$124]*[.I128]" office:value-type="float" office:value="231.68262" calcext:value-type="float">
            <text:p>231.68262</text:p>
          </table:table-cell>
          <table:table-cell table:style-name="ce14" table:formula="of:=[.H128]-[.J128]" office:value-type="float" office:value="128.908505" calcext:value-type="float">
            <text:p>128.908505</text:p>
          </table:table-cell>
          <table:table-cell table:style-name="ce17" office:value-type="string" calcext:value-type="string">
            <text:p>ignored as outlier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58.461151" calcext:value-type="float">
            <text:p>258.461151</text:p>
          </table:table-cell>
          <table:table-cell office:value-type="float" office:value="98.6" calcext:value-type="float">
            <text:p>98.6</text:p>
          </table:table-cell>
          <table:table-cell table:formula="of:=[.$D$124]*[.I129]" office:value-type="float" office:value="240.20932" calcext:value-type="float">
            <text:p>240.20932</text:p>
          </table:table-cell>
          <table:table-cell table:style-name="ce13" table:formula="of:=[.H129]-[.J129]" office:value-type="float" office:value="18.251831" calcext:value-type="float">
            <text:p>18.25183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60.261749" calcext:value-type="float">
            <text:p>260.261749</text:p>
          </table:table-cell>
          <table:table-cell office:value-type="float" office:value="98.6" calcext:value-type="float">
            <text:p>98.6</text:p>
          </table:table-cell>
          <table:table-cell table:formula="of:=[.$D$124]*[.I130]" office:value-type="float" office:value="240.20932" calcext:value-type="float">
            <text:p>240.20932</text:p>
          </table:table-cell>
          <table:table-cell table:style-name="ce13" table:formula="of:=[.H130]-[.J130]" office:value-type="float" office:value="20.052429" calcext:value-type="float">
            <text:p>20.052429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61.047241" calcext:value-type="float">
            <text:p>261.047241</text:p>
          </table:table-cell>
          <table:table-cell office:value-type="float" office:value="98.9" calcext:value-type="float">
            <text:p>98.9</text:p>
          </table:table-cell>
          <table:table-cell table:formula="of:=[.$D$124]*[.I131]" office:value-type="float" office:value="240.94018" calcext:value-type="float">
            <text:p>240.94018</text:p>
          </table:table-cell>
          <table:table-cell table:style-name="ce13" table:formula="of:=[.H131]-[.J131]" office:value-type="float" office:value="20.107061" calcext:value-type="float">
            <text:p>20.10706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59.918793" calcext:value-type="float">
            <text:p>259.918793</text:p>
          </table:table-cell>
          <table:table-cell office:value-type="float" office:value="98.9" calcext:value-type="float">
            <text:p>98.9</text:p>
          </table:table-cell>
          <table:table-cell table:formula="of:=[.$D$124]*[.I132]" office:value-type="float" office:value="240.94018" calcext:value-type="float">
            <text:p>240.94018</text:p>
          </table:table-cell>
          <table:table-cell table:style-name="ce13" table:formula="of:=[.H132]-[.J132]" office:value-type="float" office:value="18.978613" calcext:value-type="float">
            <text:p>18.978613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60.016052" calcext:value-type="float">
            <text:p>260.016052</text:p>
          </table:table-cell>
          <table:table-cell office:value-type="float" office:value="98.6" calcext:value-type="float">
            <text:p>98.6</text:p>
          </table:table-cell>
          <table:table-cell table:formula="of:=[.$D$124]*[.I133]" office:value-type="float" office:value="240.20932" calcext:value-type="float">
            <text:p>240.20932</text:p>
          </table:table-cell>
          <table:table-cell table:style-name="ce13" table:formula="of:=[.H133]-[.J133]" office:value-type="float" office:value="19.806732" calcext:value-type="float">
            <text:p>19.806732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60.750824" calcext:value-type="float">
            <text:p>260.750824</text:p>
          </table:table-cell>
          <table:table-cell office:value-type="float" office:value="98.8" calcext:value-type="float">
            <text:p>98.8</text:p>
          </table:table-cell>
          <table:table-cell table:formula="of:=[.$D$124]*[.I134]" office:value-type="float" office:value="240.69656" calcext:value-type="float">
            <text:p>240.69656</text:p>
          </table:table-cell>
          <table:table-cell table:style-name="ce13" table:formula="of:=[.H134]-[.J134]" office:value-type="float" office:value="20.054264" calcext:value-type="float">
            <text:p>20.05426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60.834015" calcext:value-type="float">
            <text:p>260.834015</text:p>
          </table:table-cell>
          <table:table-cell office:value-type="float" office:value="98.7" calcext:value-type="float">
            <text:p>98.7</text:p>
          </table:table-cell>
          <table:table-cell table:formula="of:=[.$D$124]*[.I135]" office:value-type="float" office:value="240.45294" calcext:value-type="float">
            <text:p>240.45294</text:p>
          </table:table-cell>
          <table:table-cell table:style-name="ce13" table:formula="of:=[.H135]-[.J135]" office:value-type="float" office:value="20.381075" calcext:value-type="float">
            <text:p>20.38107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60.924805" calcext:value-type="float">
            <text:p>260.924805</text:p>
          </table:table-cell>
          <table:table-cell office:value-type="float" office:value="98.7" calcext:value-type="float">
            <text:p>98.7</text:p>
          </table:table-cell>
          <table:table-cell table:formula="of:=[.$D$124]*[.I136]" office:value-type="float" office:value="240.45294" calcext:value-type="float">
            <text:p>240.45294</text:p>
          </table:table-cell>
          <table:table-cell table:style-name="ce13" table:formula="of:=[.H136]-[.J136]" office:value-type="float" office:value="20.471865" calcext:value-type="float">
            <text:p>20.47186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8" office:value-type="float" office:value="259.890991" calcext:value-type="float">
            <text:p>259.890991</text:p>
          </table:table-cell>
          <table:table-cell table:style-name="ce11" office:value-type="float" office:value="98.6" calcext:value-type="float">
            <text:p>98.6</text:p>
          </table:table-cell>
          <table:table-cell table:style-name="ce11" table:formula="of:=[.$D$124]*[.I137]" office:value-type="float" office:value="240.20932" calcext:value-type="float">
            <text:p>240.20932</text:p>
          </table:table-cell>
          <table:table-cell table:style-name="ce11" table:formula="of:=[.H137]-[.J137]" office:value-type="float" office:value="19.681671" calcext:value-type="float">
            <text:p>19.681671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ce5" office:value-type="string" calcext:value-type="string">
            <text:p>Broadcast3</text:p>
          </table:table-cell>
          <table:table-cell table:style-name="ce10"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7"/>
          <table:table-cell table:style-name="ce6" office:value-type="string" calcext:value-type="string">
            <text:p>E (10it)</text:p>
          </table:table-cell>
          <table:table-cell office:value-type="string" calcext:value-type="string">
            <text:p>Time (10 it)</text:p>
          </table:table-cell>
          <table:table-cell/>
          <table:table-cell table:style-name="ce13" office:value-type="string" calcext:value-type="string">
            <text:p>Dynamic E</text:p>
          </table:table-cell>
          <table:table-cell table:style-name="ce17" office:value-type="string" calcext:value-type="string">
            <text:p>Energy/activation (J)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 table:formula="of:=AVERAGE([.K143:.K152])" office:value-type="float" office:value="19.1348992" calcext:value-type="float">
            <text:p>19.1348992</text:p>
          </table:table-cell>
          <table:table-cell table:style-name="ce17" table:formula="of:=([.K141]-[.$G$111])/10/10" office:value-type="float" office:value="0.0985320880000001" calcext:value-type="float">
            <text:p>0.098532088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/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8.960587" calcext:value-type="float">
            <text:p>238.960587</text:p>
          </table:table-cell>
          <table:table-cell office:value-type="float" office:value="90" calcext:value-type="float">
            <text:p>90</text:p>
          </table:table-cell>
          <table:table-cell table:formula="of:=[.$D$124]*[.I143]" office:value-type="float" office:value="219.258" calcext:value-type="float">
            <text:p>219.258</text:p>
          </table:table-cell>
          <table:table-cell table:style-name="ce13" table:formula="of:=[.H143]-[.J143]" office:value-type="float" office:value="19.702587" calcext:value-type="float">
            <text:p>19.702587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8.728409" calcext:value-type="float">
            <text:p>238.728409</text:p>
          </table:table-cell>
          <table:table-cell office:value-type="float" office:value="90.1" calcext:value-type="float">
            <text:p>90.1</text:p>
          </table:table-cell>
          <table:table-cell table:formula="of:=[.$D$124]*[.I144]" office:value-type="float" office:value="219.50162" calcext:value-type="float">
            <text:p>219.50162</text:p>
          </table:table-cell>
          <table:table-cell table:style-name="ce13" table:formula="of:=[.H144]-[.J144]" office:value-type="float" office:value="19.226789" calcext:value-type="float">
            <text:p>19.226789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8.41127" calcext:value-type="float">
            <text:p>238.41127</text:p>
          </table:table-cell>
          <table:table-cell office:value-type="float" office:value="90.1" calcext:value-type="float">
            <text:p>90.1</text:p>
          </table:table-cell>
          <table:table-cell table:formula="of:=[.$D$124]*[.I145]" office:value-type="float" office:value="219.50162" calcext:value-type="float">
            <text:p>219.50162</text:p>
          </table:table-cell>
          <table:table-cell table:style-name="ce13" table:formula="of:=[.H145]-[.J145]" office:value-type="float" office:value="18.90965" calcext:value-type="float">
            <text:p>18.9096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7.476944" calcext:value-type="float">
            <text:p>237.476944</text:p>
          </table:table-cell>
          <table:table-cell office:value-type="float" office:value="89.9" calcext:value-type="float">
            <text:p>89.9</text:p>
          </table:table-cell>
          <table:table-cell table:formula="of:=[.$D$124]*[.I146]" office:value-type="float" office:value="219.01438" calcext:value-type="float">
            <text:p>219.01438</text:p>
          </table:table-cell>
          <table:table-cell table:style-name="ce13" table:formula="of:=[.H146]-[.J146]" office:value-type="float" office:value="18.462564" calcext:value-type="float">
            <text:p>18.46256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8.862488" calcext:value-type="float">
            <text:p>238.862488</text:p>
          </table:table-cell>
          <table:table-cell office:value-type="float" office:value="90.4" calcext:value-type="float">
            <text:p>90.4</text:p>
          </table:table-cell>
          <table:table-cell table:formula="of:=[.$D$124]*[.I147]" office:value-type="float" office:value="220.23248" calcext:value-type="float">
            <text:p>220.23248</text:p>
          </table:table-cell>
          <table:table-cell table:style-name="ce13" table:formula="of:=[.H147]-[.J147]" office:value-type="float" office:value="18.630008" calcext:value-type="float">
            <text:p>18.63000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8.673706" calcext:value-type="float">
            <text:p>238.673706</text:p>
          </table:table-cell>
          <table:table-cell office:value-type="float" office:value="90.1" calcext:value-type="float">
            <text:p>90.1</text:p>
          </table:table-cell>
          <table:table-cell table:formula="of:=[.$D$124]*[.I148]" office:value-type="float" office:value="219.50162" calcext:value-type="float">
            <text:p>219.50162</text:p>
          </table:table-cell>
          <table:table-cell table:style-name="ce13" table:formula="of:=[.H148]-[.J148]" office:value-type="float" office:value="19.172086" calcext:value-type="float">
            <text:p>19.17208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7.775986" calcext:value-type="float">
            <text:p>237.775986</text:p>
          </table:table-cell>
          <table:table-cell office:value-type="float" office:value="89.8" calcext:value-type="float">
            <text:p>89.8</text:p>
          </table:table-cell>
          <table:table-cell table:formula="of:=[.$D$124]*[.I149]" office:value-type="float" office:value="218.77076" calcext:value-type="float">
            <text:p>218.77076</text:p>
          </table:table-cell>
          <table:table-cell table:style-name="ce13" table:formula="of:=[.H149]-[.J149]" office:value-type="float" office:value="19.005226" calcext:value-type="float">
            <text:p>19.00522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8.240646" calcext:value-type="float">
            <text:p>238.240646</text:p>
          </table:table-cell>
          <table:table-cell office:value-type="float" office:value="89.9" calcext:value-type="float">
            <text:p>89.9</text:p>
          </table:table-cell>
          <table:table-cell table:formula="of:=[.$D$124]*[.I150]" office:value-type="float" office:value="219.01438" calcext:value-type="float">
            <text:p>219.01438</text:p>
          </table:table-cell>
          <table:table-cell table:style-name="ce13" table:formula="of:=[.H150]-[.J150]" office:value-type="float" office:value="19.226266" calcext:value-type="float">
            <text:p>19.22626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238.902069" calcext:value-type="float">
            <text:p>238.902069</text:p>
          </table:table-cell>
          <table:table-cell office:value-type="float" office:value="90.1" calcext:value-type="float">
            <text:p>90.1</text:p>
          </table:table-cell>
          <table:table-cell table:formula="of:=[.$D$124]*[.I151]" office:value-type="float" office:value="219.50162" calcext:value-type="float">
            <text:p>219.50162</text:p>
          </table:table-cell>
          <table:table-cell table:style-name="ce13" table:formula="of:=[.H151]-[.J151]" office:value-type="float" office:value="19.400449" calcext:value-type="float">
            <text:p>19.400449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8" office:value-type="float" office:value="238.627747" calcext:value-type="float">
            <text:p>238.627747</text:p>
          </table:table-cell>
          <table:table-cell table:style-name="ce11" office:value-type="float" office:value="89.9" calcext:value-type="float">
            <text:p>89.9</text:p>
          </table:table-cell>
          <table:table-cell table:style-name="ce11" table:formula="of:=[.$D$124]*[.I152]" office:value-type="float" office:value="219.01438" calcext:value-type="float">
            <text:p>219.01438</text:p>
          </table:table-cell>
          <table:table-cell table:style-name="ce11" table:formula="of:=[.H152]-[.J152]" office:value-type="float" office:value="19.613367" calcext:value-type="float">
            <text:p>19.613367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ce5" office:value-type="string" calcext:value-type="string">
            <text:p>AggregateCost</text:p>
          </table:table-cell>
          <table:table-cell table:style-name="ce10"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Time</text:p>
          </table:table-cell>
          <table:table-cell/>
          <table:table-cell table:style-name="ce13" office:value-type="string" calcext:value-type="string">
            <text:p>Dynamic E</text:p>
          </table:table-cell>
          <table:table-cell table:style-name="ce17" office:value-type="string" calcext:value-type="string">
            <text:p>Energy/activation (J)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 table:formula="of:=AVERAGE([.K159:.K167])" office:value-type="float" office:value="33.4456566666667" calcext:value-type="float">
            <text:p>33.4456566667</text:p>
          </table:table-cell>
          <table:table-cell table:style-name="ce17" table:formula="of:=([.K156]-[.$G$111])/200/10" office:value-type="float" office:value="0.0120819831333333" calcext:value-type="float">
            <text:p>0.012081983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/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7" office:value-type="float" office:value="619.843018" calcext:value-type="float">
            <text:p>619.843018</text:p>
          </table:table-cell>
          <table:table-cell table:style-name="ce4" office:value-type="float" office:value="165.4" calcext:value-type="float">
            <text:p>165.4</text:p>
          </table:table-cell>
          <table:table-cell table:style-name="ce4" table:formula="of:=[.$D$124]*[.I158]" office:value-type="float" office:value="402.94748" calcext:value-type="float">
            <text:p>402.94748</text:p>
          </table:table-cell>
          <table:table-cell table:style-name="ce14" table:formula="of:=[.H158]-[.J158]" office:value-type="float" office:value="216.895538" calcext:value-type="float">
            <text:p>216.895538</text:p>
          </table:table-cell>
          <table:table-cell table:style-name="ce17" office:value-type="string" calcext:value-type="string">
            <text:p>ignored as outlier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4.519287" calcext:value-type="float">
            <text:p>464.519287</text:p>
          </table:table-cell>
          <table:table-cell office:value-type="float" office:value="177.9" calcext:value-type="float">
            <text:p>177.9</text:p>
          </table:table-cell>
          <table:table-cell table:formula="of:=[.$D$124]*[.I159]" office:value-type="float" office:value="433.39998" calcext:value-type="float">
            <text:p>433.39998</text:p>
          </table:table-cell>
          <table:table-cell table:style-name="ce13" table:formula="of:=[.H159]-[.J159]" office:value-type="float" office:value="31.119307" calcext:value-type="float">
            <text:p>31.119307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6.947968" calcext:value-type="float">
            <text:p>466.947968</text:p>
          </table:table-cell>
          <table:table-cell office:value-type="float" office:value="178" calcext:value-type="float">
            <text:p>178</text:p>
          </table:table-cell>
          <table:table-cell table:formula="of:=[.$D$124]*[.I160]" office:value-type="float" office:value="433.6436" calcext:value-type="float">
            <text:p>433.6436</text:p>
          </table:table-cell>
          <table:table-cell table:style-name="ce13" table:formula="of:=[.H160]-[.J160]" office:value-type="float" office:value="33.304368" calcext:value-type="float">
            <text:p>33.30436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8.13089" calcext:value-type="float">
            <text:p>468.13089</text:p>
          </table:table-cell>
          <table:table-cell office:value-type="float" office:value="178.4" calcext:value-type="float">
            <text:p>178.4</text:p>
          </table:table-cell>
          <table:table-cell table:formula="of:=[.$D$124]*[.I161]" office:value-type="float" office:value="434.61808" calcext:value-type="float">
            <text:p>434.61808</text:p>
          </table:table-cell>
          <table:table-cell table:style-name="ce13" table:formula="of:=[.H161]-[.J161]" office:value-type="float" office:value="33.51281" calcext:value-type="float">
            <text:p>33.5128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8.363586" calcext:value-type="float">
            <text:p>468.363586</text:p>
          </table:table-cell>
          <table:table-cell office:value-type="float" office:value="178.2" calcext:value-type="float">
            <text:p>178.2</text:p>
          </table:table-cell>
          <table:table-cell table:formula="of:=[.$D$124]*[.I162]" office:value-type="float" office:value="434.13084" calcext:value-type="float">
            <text:p>434.13084</text:p>
          </table:table-cell>
          <table:table-cell table:style-name="ce13" table:formula="of:=[.H162]-[.J162]" office:value-type="float" office:value="34.232746" calcext:value-type="float">
            <text:p>34.23274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7.664825" calcext:value-type="float">
            <text:p>467.664825</text:p>
          </table:table-cell>
          <table:table-cell office:value-type="float" office:value="178" calcext:value-type="float">
            <text:p>178</text:p>
          </table:table-cell>
          <table:table-cell table:formula="of:=[.$D$124]*[.I163]" office:value-type="float" office:value="433.6436" calcext:value-type="float">
            <text:p>433.6436</text:p>
          </table:table-cell>
          <table:table-cell table:style-name="ce13" table:formula="of:=[.H163]-[.J163]" office:value-type="float" office:value="34.021225" calcext:value-type="float">
            <text:p>34.02122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7.266632" calcext:value-type="float">
            <text:p>467.266632</text:p>
          </table:table-cell>
          <table:table-cell office:value-type="float" office:value="178.1" calcext:value-type="float">
            <text:p>178.1</text:p>
          </table:table-cell>
          <table:table-cell table:formula="of:=[.$D$124]*[.I164]" office:value-type="float" office:value="433.88722" calcext:value-type="float">
            <text:p>433.88722</text:p>
          </table:table-cell>
          <table:table-cell table:style-name="ce13" table:formula="of:=[.H164]-[.J164]" office:value-type="float" office:value="33.3794120000001" calcext:value-type="float">
            <text:p>33.379412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5.857117" calcext:value-type="float">
            <text:p>465.857117</text:p>
          </table:table-cell>
          <table:table-cell office:value-type="float" office:value="177.5" calcext:value-type="float">
            <text:p>177.5</text:p>
          </table:table-cell>
          <table:table-cell table:formula="of:=[.$D$124]*[.I165]" office:value-type="float" office:value="432.4255" calcext:value-type="float">
            <text:p>432.4255</text:p>
          </table:table-cell>
          <table:table-cell table:style-name="ce13" table:formula="of:=[.H165]-[.J165]" office:value-type="float" office:value="33.431617" calcext:value-type="float">
            <text:p>33.431617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468.112915" calcext:value-type="float">
            <text:p>468.112915</text:p>
          </table:table-cell>
          <table:table-cell office:value-type="float" office:value="178" calcext:value-type="float">
            <text:p>178</text:p>
          </table:table-cell>
          <table:table-cell table:formula="of:=[.$D$124]*[.I166]" office:value-type="float" office:value="433.6436" calcext:value-type="float">
            <text:p>433.6436</text:p>
          </table:table-cell>
          <table:table-cell table:style-name="ce13" table:formula="of:=[.H166]-[.J166]" office:value-type="float" office:value="34.469315" calcext:value-type="float">
            <text:p>34.46931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8" office:value-type="float" office:value="466.45285" calcext:value-type="float">
            <text:p>466.45285</text:p>
          </table:table-cell>
          <table:table-cell table:style-name="ce11" office:value-type="float" office:value="177.7" calcext:value-type="float">
            <text:p>177.7</text:p>
          </table:table-cell>
          <table:table-cell table:style-name="ce11" table:formula="of:=[.$D$124]*[.I167]" office:value-type="float" office:value="432.91274" calcext:value-type="float">
            <text:p>432.91274</text:p>
          </table:table-cell>
          <table:table-cell table:style-name="ce11" table:formula="of:=[.H167]-[.J167]" office:value-type="float" office:value="33.54011" calcext:value-type="float">
            <text:p>33.54011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omputeWeights</text:p>
          </table:table-cell>
          <table:table-cell table:style-name="ce10"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Time</text:p>
          </table:table-cell>
          <table:table-cell/>
          <table:table-cell table:style-name="ce13" office:value-type="string" calcext:value-type="string">
            <text:p>Dynamic E</text:p>
          </table:table-cell>
          <table:table-cell table:style-name="ce17" office:value-type="string" calcext:value-type="string">
            <text:p>Energy/activation (J)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 table:formula="of:=AVERAGE([.K173:.K182])" office:value-type="float" office:value="38.3081391" calcext:value-type="float">
            <text:p>38.3081391</text:p>
          </table:table-cell>
          <table:table-cell table:style-name="ce17" table:formula="of:=([.K171]-[.$G$111])/200/10" office:value-type="float" office:value="0.01451322435" calcext:value-type="float">
            <text:p>0.014513224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/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3.02417" calcext:value-type="float">
            <text:p>513.02417</text:p>
          </table:table-cell>
          <table:table-cell office:value-type="float" office:value="194.8" calcext:value-type="float">
            <text:p>194.8</text:p>
          </table:table-cell>
          <table:table-cell table:formula="of:=[.$D$124]*[.I173]" office:value-type="float" office:value="474.57176" calcext:value-type="float">
            <text:p>474.57176</text:p>
          </table:table-cell>
          <table:table-cell table:style-name="ce13" table:formula="of:=[.H173]-[.J173]" office:value-type="float" office:value="38.45241" calcext:value-type="float">
            <text:p>38.4524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3.682434" calcext:value-type="float">
            <text:p>513.682434</text:p>
          </table:table-cell>
          <table:table-cell office:value-type="float" office:value="195.1" calcext:value-type="float">
            <text:p>195.1</text:p>
          </table:table-cell>
          <table:table-cell table:formula="of:=[.$D$124]*[.I174]" office:value-type="float" office:value="475.30262" calcext:value-type="float">
            <text:p>475.30262</text:p>
          </table:table-cell>
          <table:table-cell table:style-name="ce13" table:formula="of:=[.H174]-[.J174]" office:value-type="float" office:value="38.379814" calcext:value-type="float">
            <text:p>38.37981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3.31781" calcext:value-type="float">
            <text:p>513.31781</text:p>
          </table:table-cell>
          <table:table-cell office:value-type="float" office:value="194.8" calcext:value-type="float">
            <text:p>194.8</text:p>
          </table:table-cell>
          <table:table-cell table:formula="of:=[.$D$124]*[.I175]" office:value-type="float" office:value="474.57176" calcext:value-type="float">
            <text:p>474.57176</text:p>
          </table:table-cell>
          <table:table-cell table:style-name="ce13" table:formula="of:=[.H175]-[.J175]" office:value-type="float" office:value="38.74605" calcext:value-type="float">
            <text:p>38.7460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3.564941" calcext:value-type="float">
            <text:p>513.564941</text:p>
          </table:table-cell>
          <table:table-cell office:value-type="float" office:value="195.1" calcext:value-type="float">
            <text:p>195.1</text:p>
          </table:table-cell>
          <table:table-cell table:formula="of:=[.$D$124]*[.I176]" office:value-type="float" office:value="475.30262" calcext:value-type="float">
            <text:p>475.30262</text:p>
          </table:table-cell>
          <table:table-cell table:style-name="ce13" table:formula="of:=[.H176]-[.J176]" office:value-type="float" office:value="38.262321" calcext:value-type="float">
            <text:p>38.26232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4.291077" calcext:value-type="float">
            <text:p>514.291077</text:p>
          </table:table-cell>
          <table:table-cell office:value-type="float" office:value="195.1" calcext:value-type="float">
            <text:p>195.1</text:p>
          </table:table-cell>
          <table:table-cell table:formula="of:=[.$D$124]*[.I177]" office:value-type="float" office:value="475.30262" calcext:value-type="float">
            <text:p>475.30262</text:p>
          </table:table-cell>
          <table:table-cell table:style-name="ce13" table:formula="of:=[.H177]-[.J177]" office:value-type="float" office:value="38.988457" calcext:value-type="float">
            <text:p>38.988457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4.801392" calcext:value-type="float">
            <text:p>514.801392</text:p>
          </table:table-cell>
          <table:table-cell office:value-type="float" office:value="195.1" calcext:value-type="float">
            <text:p>195.1</text:p>
          </table:table-cell>
          <table:table-cell table:formula="of:=[.$D$124]*[.I178]" office:value-type="float" office:value="475.30262" calcext:value-type="float">
            <text:p>475.30262</text:p>
          </table:table-cell>
          <table:table-cell table:style-name="ce13" table:formula="of:=[.H178]-[.J178]" office:value-type="float" office:value="39.498772" calcext:value-type="float">
            <text:p>39.498772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3.494446" calcext:value-type="float">
            <text:p>513.494446</text:p>
          </table:table-cell>
          <table:table-cell office:value-type="float" office:value="195.2" calcext:value-type="float">
            <text:p>195.2</text:p>
          </table:table-cell>
          <table:table-cell table:formula="of:=[.$D$124]*[.I179]" office:value-type="float" office:value="475.54624" calcext:value-type="float">
            <text:p>475.54624</text:p>
          </table:table-cell>
          <table:table-cell table:style-name="ce13" table:formula="of:=[.H179]-[.J179]" office:value-type="float" office:value="37.9482060000001" calcext:value-type="float">
            <text:p>37.94820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3.690796" calcext:value-type="float">
            <text:p>513.690796</text:p>
          </table:table-cell>
          <table:table-cell office:value-type="float" office:value="195.1" calcext:value-type="float">
            <text:p>195.1</text:p>
          </table:table-cell>
          <table:table-cell table:formula="of:=[.$D$124]*[.I180]" office:value-type="float" office:value="475.30262" calcext:value-type="float">
            <text:p>475.30262</text:p>
          </table:table-cell>
          <table:table-cell table:style-name="ce13" table:formula="of:=[.H180]-[.J180]" office:value-type="float" office:value="38.388176" calcext:value-type="float">
            <text:p>38.38817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512.149902" calcext:value-type="float">
            <text:p>512.149902</text:p>
          </table:table-cell>
          <table:table-cell office:value-type="float" office:value="195.1" calcext:value-type="float">
            <text:p>195.1</text:p>
          </table:table-cell>
          <table:table-cell table:formula="of:=[.$D$124]*[.I181]" office:value-type="float" office:value="475.30262" calcext:value-type="float">
            <text:p>475.30262</text:p>
          </table:table-cell>
          <table:table-cell table:style-name="ce13" table:formula="of:=[.H181]-[.J181]" office:value-type="float" office:value="36.847282" calcext:value-type="float">
            <text:p>36.847282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8" office:value-type="float" office:value="512.141663" calcext:value-type="float">
            <text:p>512.141663</text:p>
          </table:table-cell>
          <table:table-cell table:style-name="ce11" office:value-type="float" office:value="194.8" calcext:value-type="float">
            <text:p>194.8</text:p>
          </table:table-cell>
          <table:table-cell table:style-name="ce11" table:formula="of:=[.$D$124]*[.I182]" office:value-type="float" office:value="474.57176" calcext:value-type="float">
            <text:p>474.57176</text:p>
          </table:table-cell>
          <table:table-cell table:style-name="ce11" table:formula="of:=[.H182]-[.J182]" office:value-type="float" office:value="37.569903" calcext:value-type="float">
            <text:p>37.569903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ost_Parallel_Work_br_grayL</text:p>
          </table:table-cell>
          <table:table-cell table:style-name="ce10"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Time</text:p>
          </table:table-cell>
          <table:table-cell/>
          <table:table-cell table:style-name="ce13" office:value-type="string" calcext:value-type="string">
            <text:p>Dynamic E</text:p>
          </table:table-cell>
          <table:table-cell table:style-name="ce17" office:value-type="string" calcext:value-type="string">
            <text:p>Energy/activation (J)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 table:formula="of:=AVERAGE([.K188:.K197])" office:value-type="float" office:value="25.5342601" calcext:value-type="float">
            <text:p>25.5342601</text:p>
          </table:table-cell>
          <table:table-cell table:style-name="ce17" table:formula="of:=([.K186]-[.$G$111])/200/10" office:value-type="float" office:value="0.00812628485000001" calcext:value-type="float">
            <text:p>0.008126284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/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7.22757" calcext:value-type="float">
            <text:p>327.22757</text:p>
          </table:table-cell>
          <table:table-cell office:value-type="float" office:value="123.6" calcext:value-type="float">
            <text:p>123.6</text:p>
          </table:table-cell>
          <table:table-cell table:formula="of:=[.$D$124]*[.I188]" office:value-type="float" office:value="301.11432" calcext:value-type="float">
            <text:p>301.11432</text:p>
          </table:table-cell>
          <table:table-cell table:style-name="ce13" table:formula="of:=[.H188]-[.J188]" office:value-type="float" office:value="26.1132500000001" calcext:value-type="float">
            <text:p>26.1132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7.340576" calcext:value-type="float">
            <text:p>327.340576</text:p>
          </table:table-cell>
          <table:table-cell office:value-type="float" office:value="123.8" calcext:value-type="float">
            <text:p>123.8</text:p>
          </table:table-cell>
          <table:table-cell table:formula="of:=[.$D$124]*[.I189]" office:value-type="float" office:value="301.60156" calcext:value-type="float">
            <text:p>301.60156</text:p>
          </table:table-cell>
          <table:table-cell table:style-name="ce13" table:formula="of:=[.H189]-[.J189]" office:value-type="float" office:value="25.739016" calcext:value-type="float">
            <text:p>25.73901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7.145874" calcext:value-type="float">
            <text:p>327.145874</text:p>
          </table:table-cell>
          <table:table-cell office:value-type="float" office:value="124.1" calcext:value-type="float">
            <text:p>124.1</text:p>
          </table:table-cell>
          <table:table-cell table:formula="of:=[.$D$124]*[.I190]" office:value-type="float" office:value="302.33242" calcext:value-type="float">
            <text:p>302.33242</text:p>
          </table:table-cell>
          <table:table-cell table:style-name="ce13" table:formula="of:=[.H190]-[.J190]" office:value-type="float" office:value="24.813454" calcext:value-type="float">
            <text:p>24.81345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6.488464" calcext:value-type="float">
            <text:p>326.488464</text:p>
          </table:table-cell>
          <table:table-cell office:value-type="float" office:value="123.6" calcext:value-type="float">
            <text:p>123.6</text:p>
          </table:table-cell>
          <table:table-cell table:formula="of:=[.$D$124]*[.I191]" office:value-type="float" office:value="301.11432" calcext:value-type="float">
            <text:p>301.11432</text:p>
          </table:table-cell>
          <table:table-cell table:style-name="ce13" table:formula="of:=[.H191]-[.J191]" office:value-type="float" office:value="25.3741440000001" calcext:value-type="float">
            <text:p>25.37414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6.124023" calcext:value-type="float">
            <text:p>326.124023</text:p>
          </table:table-cell>
          <table:table-cell office:value-type="float" office:value="123.4" calcext:value-type="float">
            <text:p>123.4</text:p>
          </table:table-cell>
          <table:table-cell table:formula="of:=[.$D$124]*[.I192]" office:value-type="float" office:value="300.62708" calcext:value-type="float">
            <text:p>300.62708</text:p>
          </table:table-cell>
          <table:table-cell table:style-name="ce13" table:formula="of:=[.H192]-[.J192]" office:value-type="float" office:value="25.496943" calcext:value-type="float">
            <text:p>25.496943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7.45697" calcext:value-type="float">
            <text:p>327.45697</text:p>
          </table:table-cell>
          <table:table-cell office:value-type="float" office:value="124.1" calcext:value-type="float">
            <text:p>124.1</text:p>
          </table:table-cell>
          <table:table-cell table:formula="of:=[.$D$124]*[.I193]" office:value-type="float" office:value="302.33242" calcext:value-type="float">
            <text:p>302.33242</text:p>
          </table:table-cell>
          <table:table-cell table:style-name="ce13" table:formula="of:=[.H193]-[.J193]" office:value-type="float" office:value="25.1245500000001" calcext:value-type="float">
            <text:p>25.1245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6.897583" calcext:value-type="float">
            <text:p>326.897583</text:p>
          </table:table-cell>
          <table:table-cell office:value-type="float" office:value="123.6" calcext:value-type="float">
            <text:p>123.6</text:p>
          </table:table-cell>
          <table:table-cell table:formula="of:=[.$D$124]*[.I194]" office:value-type="float" office:value="301.11432" calcext:value-type="float">
            <text:p>301.11432</text:p>
          </table:table-cell>
          <table:table-cell table:style-name="ce13" table:formula="of:=[.H194]-[.J194]" office:value-type="float" office:value="25.783263" calcext:value-type="float">
            <text:p>25.783263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7.202271" calcext:value-type="float">
            <text:p>327.202271</text:p>
          </table:table-cell>
          <table:table-cell office:value-type="float" office:value="123.8" calcext:value-type="float">
            <text:p>123.8</text:p>
          </table:table-cell>
          <table:table-cell table:formula="of:=[.$D$124]*[.I195]" office:value-type="float" office:value="301.60156" calcext:value-type="float">
            <text:p>301.60156</text:p>
          </table:table-cell>
          <table:table-cell table:style-name="ce13" table:formula="of:=[.H195]-[.J195]" office:value-type="float" office:value="25.600711" calcext:value-type="float">
            <text:p>25.60071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27.310364" calcext:value-type="float">
            <text:p>327.310364</text:p>
          </table:table-cell>
          <table:table-cell office:value-type="float" office:value="123.9" calcext:value-type="float">
            <text:p>123.9</text:p>
          </table:table-cell>
          <table:table-cell table:formula="of:=[.$D$124]*[.I196]" office:value-type="float" office:value="301.84518" calcext:value-type="float">
            <text:p>301.84518</text:p>
          </table:table-cell>
          <table:table-cell table:style-name="ce13" table:formula="of:=[.H196]-[.J196]" office:value-type="float" office:value="25.465184" calcext:value-type="float">
            <text:p>25.46518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8" office:value-type="float" office:value="330.357086" calcext:value-type="float">
            <text:p>330.357086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table:formula="of:=[.$D$124]*[.I197]" office:value-type="float" office:value="304.525" calcext:value-type="float">
            <text:p>304.525</text:p>
          </table:table-cell>
          <table:table-cell table:style-name="ce11" table:formula="of:=[.H197]-[.J197]" office:value-type="float" office:value="25.832086" calcext:value-type="float">
            <text:p>25.832086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ost_Parallel_Work_br_grayR</text:p>
          </table:table-cell>
          <table:table-cell table:style-name="ce10"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Time</text:p>
          </table:table-cell>
          <table:table-cell/>
          <table:table-cell table:style-name="ce13" office:value-type="string" calcext:value-type="string">
            <text:p>Dynamic E</text:p>
          </table:table-cell>
          <table:table-cell table:style-name="ce17" office:value-type="string" calcext:value-type="string">
            <text:p>Energy/activation (J)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 table:formula="of:=AVERAGE([.K203:.K212])" office:value-type="float" office:value="24.7989358" calcext:value-type="float">
            <text:p>24.7989358</text:p>
          </table:table-cell>
          <table:table-cell table:style-name="ce17" table:formula="of:=([.K201]-[.$G$111])/200/10" office:value-type="float" office:value="0.00775862270000001" calcext:value-type="float">
            <text:p>0.007758622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 table:style-name="ce13"/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9.335876" calcext:value-type="float">
            <text:p>319.335876</text:p>
          </table:table-cell>
          <table:table-cell office:value-type="float" office:value="120" calcext:value-type="float">
            <text:p>120</text:p>
          </table:table-cell>
          <table:table-cell table:formula="of:=[.$D$124]*[.I203]" office:value-type="float" office:value="292.344" calcext:value-type="float">
            <text:p>292.344</text:p>
          </table:table-cell>
          <table:table-cell table:style-name="ce13" table:formula="of:=[.H203]-[.J203]" office:value-type="float" office:value="26.991876" calcext:value-type="float">
            <text:p>26.991876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3.557709" calcext:value-type="float">
            <text:p>313.557709</text:p>
          </table:table-cell>
          <table:table-cell office:value-type="float" office:value="118.4" calcext:value-type="float">
            <text:p>118.4</text:p>
          </table:table-cell>
          <table:table-cell table:formula="of:=[.$D$124]*[.I204]" office:value-type="float" office:value="288.44608" calcext:value-type="float">
            <text:p>288.44608</text:p>
          </table:table-cell>
          <table:table-cell table:style-name="ce13" table:formula="of:=[.H204]-[.J204]" office:value-type="float" office:value="25.111629" calcext:value-type="float">
            <text:p>25.111629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4.975677" calcext:value-type="float">
            <text:p>314.975677</text:p>
          </table:table-cell>
          <table:table-cell office:value-type="float" office:value="119.4" calcext:value-type="float">
            <text:p>119.4</text:p>
          </table:table-cell>
          <table:table-cell table:formula="of:=[.$D$124]*[.I205]" office:value-type="float" office:value="290.88228" calcext:value-type="float">
            <text:p>290.88228</text:p>
          </table:table-cell>
          <table:table-cell table:style-name="ce13" table:formula="of:=[.H205]-[.J205]" office:value-type="float" office:value="24.093397" calcext:value-type="float">
            <text:p>24.093397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5.457611" calcext:value-type="float">
            <text:p>315.457611</text:p>
          </table:table-cell>
          <table:table-cell office:value-type="float" office:value="119.3" calcext:value-type="float">
            <text:p>119.3</text:p>
          </table:table-cell>
          <table:table-cell table:formula="of:=[.$D$124]*[.I206]" office:value-type="float" office:value="290.63866" calcext:value-type="float">
            <text:p>290.63866</text:p>
          </table:table-cell>
          <table:table-cell table:style-name="ce13" table:formula="of:=[.H206]-[.J206]" office:value-type="float" office:value="24.818951" calcext:value-type="float">
            <text:p>24.81895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2.654114" calcext:value-type="float">
            <text:p>312.654114</text:p>
          </table:table-cell>
          <table:table-cell office:value-type="float" office:value="118.2" calcext:value-type="float">
            <text:p>118.2</text:p>
          </table:table-cell>
          <table:table-cell table:formula="of:=[.$D$124]*[.I207]" office:value-type="float" office:value="287.95884" calcext:value-type="float">
            <text:p>287.95884</text:p>
          </table:table-cell>
          <table:table-cell table:style-name="ce13" table:formula="of:=[.H207]-[.J207]" office:value-type="float" office:value="24.695274" calcext:value-type="float">
            <text:p>24.695274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4.701263" calcext:value-type="float">
            <text:p>314.701263</text:p>
          </table:table-cell>
          <table:table-cell office:value-type="float" office:value="119.4" calcext:value-type="float">
            <text:p>119.4</text:p>
          </table:table-cell>
          <table:table-cell table:formula="of:=[.$D$124]*[.I208]" office:value-type="float" office:value="290.88228" calcext:value-type="float">
            <text:p>290.88228</text:p>
          </table:table-cell>
          <table:table-cell table:style-name="ce13" table:formula="of:=[.H208]-[.J208]" office:value-type="float" office:value="23.818983" calcext:value-type="float">
            <text:p>23.818983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4.76236" calcext:value-type="float">
            <text:p>314.76236</text:p>
          </table:table-cell>
          <table:table-cell office:value-type="float" office:value="119.2" calcext:value-type="float">
            <text:p>119.2</text:p>
          </table:table-cell>
          <table:table-cell table:formula="of:=[.$D$124]*[.I209]" office:value-type="float" office:value="290.39504" calcext:value-type="float">
            <text:p>290.39504</text:p>
          </table:table-cell>
          <table:table-cell table:style-name="ce13" table:formula="of:=[.H209]-[.J209]" office:value-type="float" office:value="24.36732" calcext:value-type="float">
            <text:p>24.36732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5.09079" calcext:value-type="float">
            <text:p>315.09079</text:p>
          </table:table-cell>
          <table:table-cell office:value-type="float" office:value="119.4" calcext:value-type="float">
            <text:p>119.4</text:p>
          </table:table-cell>
          <table:table-cell table:formula="of:=[.$D$124]*[.I210]" office:value-type="float" office:value="290.88228" calcext:value-type="float">
            <text:p>290.88228</text:p>
          </table:table-cell>
          <table:table-cell table:style-name="ce13" table:formula="of:=[.H210]-[.J210]" office:value-type="float" office:value="24.20851" calcext:value-type="float">
            <text:p>24.20851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6" office:value-type="float" office:value="315.206635" calcext:value-type="float">
            <text:p>315.206635</text:p>
          </table:table-cell>
          <table:table-cell office:value-type="float" office:value="119.1" calcext:value-type="float">
            <text:p>119.1</text:p>
          </table:table-cell>
          <table:table-cell table:formula="of:=[.$D$124]*[.I211]" office:value-type="float" office:value="290.15142" calcext:value-type="float">
            <text:p>290.15142</text:p>
          </table:table-cell>
          <table:table-cell table:style-name="ce13" table:formula="of:=[.H211]-[.J211]" office:value-type="float" office:value="25.055215" calcext:value-type="float">
            <text:p>25.055215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style-name="ce8" office:value-type="float" office:value="316.197723" calcext:value-type="float">
            <text:p>316.197723</text:p>
          </table:table-cell>
          <table:table-cell table:style-name="ce11" office:value-type="float" office:value="119.6" calcext:value-type="float">
            <text:p>119.6</text:p>
          </table:table-cell>
          <table:table-cell table:style-name="ce11" table:formula="of:=[.$D$124]*[.I212]" office:value-type="float" office:value="291.36952" calcext:value-type="float">
            <text:p>291.36952</text:p>
          </table:table-cell>
          <table:table-cell table:style-name="ce11" table:formula="of:=[.H212]-[.J212]" office:value-type="float" office:value="24.828203" calcext:value-type="float">
            <text:p>24.828203</text:p>
          </table:table-cell>
          <table:table-cell table:style-name="ce18"/>
          <table:table-cell table:number-columns-repeated="6"/>
        </table:table-row>
      </table:table>
      <table:table table:name="NoMemAccessA7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in 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de_Split_output</text:p>
          </table:table-cell>
          <table:table-cell office:value-type="float" office:value="300222222.222222" calcext:value-type="float">
            <text:p>300222222.222222</text:p>
          </table:table-cell>
          <table:table-cell table:formula="of:=[.D2]/1000000000" office:value-type="float" office:value="0.300222222222222" calcext:value-type="float">
            <text:p>0.300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4_end_back_337500_0</text:p>
          </table:table-cell>
          <table:table-cell office:value-type="float" office:value="0" calcext:value-type="float">
            <text:p>0</text:p>
          </table:table-cell>
          <table:table-cell table:formula="of:=[.D3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disparitySelect_29_end_backBestCost</text:p>
          </table:table-cell>
          <table:table-cell office:value-type="float" office:value="0" calcext:value-type="float">
            <text:p>0</text:p>
          </table:table-cell>
          <table:table-cell table:formula="of:=[.D4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gb2Gray</text:p>
          </table:table-cell>
          <table:table-cell office:value-type="float" office:value="6150611114.66667" calcext:value-type="float">
            <text:p>6150611114.66667</text:p>
          </table:table-cell>
          <table:table-cell table:formula="of:=[.D5]/1000000000" office:value-type="float" office:value="6.15061111466667" calcext:value-type="float">
            <text:p>6.1506111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9_end_back_337500_0</text:p>
          </table:table-cell>
          <table:table-cell office:value-type="float" office:value="0" calcext:value-type="float">
            <text:p>0</text:p>
          </table:table-cell>
          <table:table-cell table:formula="of:=[.D6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0</text:p>
          </table:table-cell>
          <table:table-cell office:value-type="float" office:value="15666666.6666667" calcext:value-type="float">
            <text:p>15666666.6666667</text:p>
          </table:table-cell>
          <table:table-cell table:formula="of:=[.D7]/1000000000" office:value-type="float" office:value="0.0156666666666667" calcext:value-type="float">
            <text:p>0.015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adPPM</text:p>
          </table:table-cell>
          <table:table-cell office:value-type="float" office:value="6000000" calcext:value-type="float">
            <text:p>6000000</text:p>
          </table:table-cell>
          <table:table-cell table:formula="of:=[.D8]/1000000000" office:value-type="float" office:value="0.006" calcext:value-type="float">
            <text:p>0.0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_cenL</text:p>
          </table:table-cell>
          <table:table-cell office:value-type="float" office:value="7215333376" calcext:value-type="float">
            <text:p>7215333376</text:p>
          </table:table-cell>
          <table:table-cell table:formula="of:=[.D9]/1000000000" office:value-type="float" office:value="7.215333376" calcext:value-type="float">
            <text:p>7.2153333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lit</text:p>
          </table:table-cell>
          <table:table-cell office:value-type="float" office:value="302444444.444444" calcext:value-type="float">
            <text:p>302444444.444444</text:p>
          </table:table-cell>
          <table:table-cell table:formula="of:=[.D10]/1000000000" office:value-type="float" office:value="0.302444444444444" calcext:value-type="float">
            <text:p>0.30244444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parityGen</text:p>
          </table:table-cell>
          <table:table-cell office:value-type="float" office:value="5666666.66666667" calcext:value-type="float">
            <text:p>5666666.66666667</text:p>
          </table:table-cell>
          <table:table-cell table:formula="of:=[.D11]/1000000000" office:value-type="float" office:value="0.00566666666666667" calcext:value-type="float">
            <text:p>0.005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_grayL</text:p>
          </table:table-cell>
          <table:table-cell office:value-type="float" office:value="39368777728" calcext:value-type="float">
            <text:p>39368777728</text:p>
          </table:table-cell>
          <table:table-cell table:formula="of:=[.D12]/1000000000" office:value-type="float" office:value="39.368777728" calcext:value-type="float">
            <text:p>39.3687777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3_end_back_337500_0</text:p>
          </table:table-cell>
          <table:table-cell office:value-type="float" office:value="0" calcext:value-type="float">
            <text:p>0</text:p>
          </table:table-cell>
          <table:table-cell table:formula="of:=[.D13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_cenR</text:p>
          </table:table-cell>
          <table:table-cell office:value-type="float" office:value="7179888810.66667" calcext:value-type="float">
            <text:p>7179888810.66667</text:p>
          </table:table-cell>
          <table:table-cell table:formula="of:=[.D14]/1000000000" office:value-type="float" office:value="7.17988881066667" calcext:value-type="float">
            <text:p>7.17988881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  <table:table-cell table:formula="of:=[.D15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3</text:p>
          </table:table-cell>
          <table:table-cell office:value-type="float" office:value="534955778958.222" calcext:value-type="float">
            <text:p>534955778958.222</text:p>
          </table:table-cell>
          <table:table-cell table:formula="of:=[.D16]/1000000000" office:value-type="float" office:value="534.955778958222" calcext:value-type="float">
            <text:p>534.95577895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4</text:p>
          </table:table-cell>
          <table:table-cell office:value-type="float" office:value="13777777.7777778" calcext:value-type="float">
            <text:p>13777777.7777778</text:p>
          </table:table-cell>
          <table:table-cell table:formula="of:=[.D17]/1000000000" office:value-type="float" office:value="0.0137777777777778" calcext:value-type="float">
            <text:p>0.0137777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_grayR</text:p>
          </table:table-cell>
          <table:table-cell office:value-type="float" office:value="37410666268.4444" calcext:value-type="float">
            <text:p>37410666268.4444</text:p>
          </table:table-cell>
          <table:table-cell table:formula="of:=[.D18]/1000000000" office:value-type="float" office:value="37.4106662684444" calcext:value-type="float">
            <text:p>37.41066626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setGen</text:p>
          </table:table-cell>
          <table:table-cell office:value-type="float" office:value="5222222.22222222" calcext:value-type="float">
            <text:p>5222222.22222222</text:p>
          </table:table-cell>
          <table:table-cell table:formula="of:=[.D19]/1000000000" office:value-type="float" office:value="0.00522222222222222" calcext:value-type="float">
            <text:p>0.005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2</text:p>
          </table:table-cell>
          <table:table-cell office:value-type="float" office:value="570922223388.445" calcext:value-type="float">
            <text:p>570922223388.445</text:p>
          </table:table-cell>
          <table:table-cell table:formula="of:=[.D20]/1000000000" office:value-type="float" office:value="570.922223388445" calcext:value-type="float">
            <text:p>570.92222338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playLum</text:p>
          </table:table-cell>
          <table:table-cell office:value-type="float" office:value="6222222.22222222" calcext:value-type="float">
            <text:p>6222222.22222222</text:p>
          </table:table-cell>
          <table:table-cell table:formula="of:=[.D21]/1000000000" office:value-type="float" office:value="0.00622222222222222" calcext:value-type="float">
            <text:p>0.006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  <table:table-cell table:formula="of:=[.D22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adcast0</text:p>
          </table:table-cell>
          <table:table-cell office:value-type="float" office:value="2055222229.33333" calcext:value-type="float">
            <text:p>2055222229.33333</text:p>
          </table:table-cell>
          <table:table-cell table:formula="of:=[.D23]/1000000000" office:value-type="float" office:value="2.05522222933333" calcext:value-type="float">
            <text:p>2.0552222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9_end_out1_168750_0</text:p>
          </table:table-cell>
          <table:table-cell office:value-type="float" office:value="0" calcext:value-type="float">
            <text:p>0</text:p>
          </table:table-cell>
          <table:table-cell table:formula="of:=[.D24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adcast2</text:p>
          </table:table-cell>
          <table:table-cell office:value-type="float" office:value="4101222229.33333" calcext:value-type="float">
            <text:p>4101222229.33333</text:p>
          </table:table-cell>
          <table:table-cell table:formula="of:=[.D25]/1000000000" office:value-type="float" office:value="4.10122222933333" calcext:value-type="float">
            <text:p>4.1012222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adcast1</text:p>
          </table:table-cell>
          <table:table-cell office:value-type="float" office:value="1975111111.11111" calcext:value-type="float">
            <text:p>1975111111.11111</text:p>
          </table:table-cell>
          <table:table-cell table:formula="of:=[.D26]/1000000000" office:value-type="float" office:value="1.97511111111111" calcext:value-type="float">
            <text:p>1.97511111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rb_rawDisparity</text:p>
          </table:table-cell>
          <table:table-cell office:value-type="float" office:value="556333333.333333" calcext:value-type="float">
            <text:p>556333333.333333</text:p>
          </table:table-cell>
          <table:table-cell table:formula="of:=[.D27]/1000000000" office:value-type="float" office:value="0.556333333333333" calcext:value-type="float">
            <text:p>0.556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  <table:table-cell table:formula="of:=[.D28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2_end_back_337500_0</text:p>
          </table:table-cell>
          <table:table-cell office:value-type="float" office:value="0" calcext:value-type="float">
            <text:p>0</text:p>
          </table:table-cell>
          <table:table-cell table:formula="of:=[.D29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sus</text:p>
          </table:table-cell>
          <table:table-cell office:value-type="float" office:value="6879777763.55556" calcext:value-type="float">
            <text:p>6879777763.55556</text:p>
          </table:table-cell>
          <table:table-cell table:formula="of:=[.D30]/1000000000" office:value-type="float" office:value="6.87977776355556" calcext:value-type="float">
            <text:p>6.87977776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paritySelect</text:p>
          </table:table-cell>
          <table:table-cell office:value-type="float" office:value="6443537045.80741" calcext:value-type="float">
            <text:p>6443537045.80741</text:p>
          </table:table-cell>
          <table:table-cell table:formula="of:=[.D31]/1000000000" office:value-type="float" office:value="6.44353704580741" calcext:value-type="float">
            <text:p>6.44353704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_rgbL</text:p>
          </table:table-cell>
          <table:table-cell office:value-type="float" office:value="3015000007.11111" calcext:value-type="float">
            <text:p>3015000007.11111</text:p>
          </table:table-cell>
          <table:table-cell table:formula="of:=[.D32]/1000000000" office:value-type="float" office:value="3.01500000711111" calcext:value-type="float">
            <text:p>3.01500000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8_end_back_337500_0</text:p>
          </table:table-cell>
          <table:table-cell office:value-type="float" office:value="0" calcext:value-type="float">
            <text:p>0</text:p>
          </table:table-cell>
          <table:table-cell table:formula="of:=[.D33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  <table:table-cell table:formula="of:=[.D34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7_end_back_337500_0</text:p>
          </table:table-cell>
          <table:table-cell office:value-type="float" office:value="0" calcext:value-type="float">
            <text:p>0</text:p>
          </table:table-cell>
          <table:table-cell table:formula="of:=[.D35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4</text:p>
          </table:table-cell>
          <table:table-cell office:value-type="float" office:value="506555555.555556" calcext:value-type="float">
            <text:p>506555555.555556</text:p>
          </table:table-cell>
          <table:table-cell table:formula="of:=[.D36]/1000000000" office:value-type="float" office:value="0.506555555555556" calcext:value-type="float">
            <text:p>0.50655555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3</text:p>
          </table:table-cell>
          <table:table-cell office:value-type="float" office:value="502666666.666667" calcext:value-type="float">
            <text:p>502666666.666667</text:p>
          </table:table-cell>
          <table:table-cell table:formula="of:=[.D37]/1000000000" office:value-type="float" office:value="0.502666666666667" calcext:value-type="float">
            <text:p>0.502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6</text:p>
          </table:table-cell>
          <table:table-cell office:value-type="float" office:value="503777777.777778" calcext:value-type="float">
            <text:p>503777777.777778</text:p>
          </table:table-cell>
          <table:table-cell table:formula="of:=[.D38]/1000000000" office:value-type="float" office:value="0.503777777777778" calcext:value-type="float">
            <text:p>0.5037777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5</text:p>
          </table:table-cell>
          <table:table-cell office:value-type="float" office:value="507888888.888889" calcext:value-type="float">
            <text:p>507888888.888889</text:p>
          </table:table-cell>
          <table:table-cell table:formula="of:=[.D39]/1000000000" office:value-type="float" office:value="0.507888888888889" calcext:value-type="float">
            <text:p>0.50788888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8</text:p>
          </table:table-cell>
          <table:table-cell office:value-type="float" office:value="510444444.444444" calcext:value-type="float">
            <text:p>510444444.444444</text:p>
          </table:table-cell>
          <table:table-cell table:formula="of:=[.D40]/1000000000" office:value-type="float" office:value="0.510444444444444" calcext:value-type="float">
            <text:p>0.51044444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7</text:p>
          </table:table-cell>
          <table:table-cell office:value-type="float" office:value="453888888.888889" calcext:value-type="float">
            <text:p>453888888.888889</text:p>
          </table:table-cell>
          <table:table-cell table:formula="of:=[.D41]/1000000000" office:value-type="float" office:value="0.453888888888889" calcext:value-type="float">
            <text:p>0.45388888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9</text:p>
          </table:table-cell>
          <table:table-cell office:value-type="float" office:value="487333333.333333" calcext:value-type="float">
            <text:p>487333333.333333</text:p>
          </table:table-cell>
          <table:table-cell table:formula="of:=[.D42]/1000000000" office:value-type="float" office:value="0.487333333333333" calcext:value-type="float">
            <text:p>0.487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1_0</text:p>
          </table:table-cell>
          <table:table-cell office:value-type="float" office:value="1542222222.22222" calcext:value-type="float">
            <text:p>1542222222.22222</text:p>
          </table:table-cell>
          <table:table-cell table:formula="of:=[.D43]/1000000000" office:value-type="float" office:value="1.54222222222222" calcext:value-type="float">
            <text:p>1.542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6</text:p>
          </table:table-cell>
          <table:table-cell office:value-type="float" office:value="478444444.444444" calcext:value-type="float">
            <text:p>478444444.444444</text:p>
          </table:table-cell>
          <table:table-cell table:formula="of:=[.D44]/1000000000" office:value-type="float" office:value="0.478444444444444" calcext:value-type="float">
            <text:p>0.47844444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5</text:p>
          </table:table-cell>
          <table:table-cell office:value-type="float" office:value="512222222.222222" calcext:value-type="float">
            <text:p>512222222.222222</text:p>
          </table:table-cell>
          <table:table-cell table:formula="of:=[.D45]/1000000000" office:value-type="float" office:value="0.512222222222222" calcext:value-type="float">
            <text:p>0.512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1_2</text:p>
          </table:table-cell>
          <table:table-cell office:value-type="float" office:value="1459333347.55556" calcext:value-type="float">
            <text:p>1459333347.55556</text:p>
          </table:table-cell>
          <table:table-cell table:formula="of:=[.D46]/1000000000" office:value-type="float" office:value="1.45933334755556" calcext:value-type="float">
            <text:p>1.45933334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4</text:p>
          </table:table-cell>
          <table:table-cell office:value-type="float" office:value="471666666.666667" calcext:value-type="float">
            <text:p>471666666.666667</text:p>
          </table:table-cell>
          <table:table-cell table:formula="of:=[.D47]/1000000000" office:value-type="float" office:value="0.471666666666667" calcext:value-type="float">
            <text:p>0.471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1_1</text:p>
          </table:table-cell>
          <table:table-cell office:value-type="float" office:value="1440999992.88889" calcext:value-type="float">
            <text:p>1440999992.88889</text:p>
          </table:table-cell>
          <table:table-cell table:formula="of:=[.D48]/1000000000" office:value-type="float" office:value="1.44099999288889" calcext:value-type="float">
            <text:p>1.44099999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3</text:p>
          </table:table-cell>
          <table:table-cell office:value-type="float" office:value="476555555.555556" calcext:value-type="float">
            <text:p>476555555.555556</text:p>
          </table:table-cell>
          <table:table-cell table:formula="of:=[.D49]/1000000000" office:value-type="float" office:value="0.476555555555556" calcext:value-type="float">
            <text:p>0.47655555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0</text:p>
          </table:table-cell>
          <table:table-cell office:value-type="float" office:value="510777777.777778" calcext:value-type="float">
            <text:p>510777777.777778</text:p>
          </table:table-cell>
          <table:table-cell table:formula="of:=[.D50]/1000000000" office:value-type="float" office:value="0.510777777777778" calcext:value-type="float">
            <text:p>0.5107777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2</text:p>
          </table:table-cell>
          <table:table-cell office:value-type="float" office:value="534333333.333333" calcext:value-type="float">
            <text:p>534333333.333333</text:p>
          </table:table-cell>
          <table:table-cell table:formula="of:=[.D51]/1000000000" office:value-type="float" office:value="0.534333333333333" calcext:value-type="float">
            <text:p>0.534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6_end_back_337500_0</text:p>
          </table:table-cell>
          <table:table-cell office:value-type="float" office:value="0" calcext:value-type="float">
            <text:p>0</text:p>
          </table:table-cell>
          <table:table-cell table:formula="of:=[.D52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  <table:table-cell table:formula="of:=[.D53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1_3</text:p>
          </table:table-cell>
          <table:table-cell office:value-type="float" office:value="1465888896" calcext:value-type="float">
            <text:p>1465888896</text:p>
          </table:table-cell>
          <table:table-cell table:formula="of:=[.D54]/1000000000" office:value-type="float" office:value="1.465888896" calcext:value-type="float">
            <text:p>1.4658888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1</text:p>
          </table:table-cell>
          <table:table-cell office:value-type="float" office:value="498333333.333333" calcext:value-type="float">
            <text:p>498333333.333333</text:p>
          </table:table-cell>
          <table:table-cell table:formula="of:=[.D55]/1000000000" office:value-type="float" office:value="0.498333333333333" calcext:value-type="float">
            <text:p>0.498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playRGB</text:p>
          </table:table-cell>
          <table:table-cell office:value-type="float" office:value="8777777.77777778" calcext:value-type="float">
            <text:p>8777777.77777778</text:p>
          </table:table-cell>
          <table:table-cell table:formula="of:=[.D56]/1000000000" office:value-type="float" office:value="0.00877777777777778" calcext:value-type="float">
            <text:p>0.0087777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</text:p>
          </table:table-cell>
          <table:table-cell office:value-type="float" office:value="498888888.888889" calcext:value-type="float">
            <text:p>498888888.888889</text:p>
          </table:table-cell>
          <table:table-cell table:formula="of:=[.D57]/1000000000" office:value-type="float" office:value="0.498888888888889" calcext:value-type="float">
            <text:p>0.49888888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0</text:p>
          </table:table-cell>
          <table:table-cell office:value-type="float" office:value="490222222.222222" calcext:value-type="float">
            <text:p>490222222.222222</text:p>
          </table:table-cell>
          <table:table-cell table:formula="of:=[.D58]/1000000000" office:value-type="float" office:value="0.490222222222222" calcext:value-type="float">
            <text:p>0.490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</text:p>
          </table:table-cell>
          <table:table-cell office:value-type="float" office:value="468555555.555556" calcext:value-type="float">
            <text:p>468555555.555556</text:p>
          </table:table-cell>
          <table:table-cell table:formula="of:=[.D59]/1000000000" office:value-type="float" office:value="0.468555555555556" calcext:value-type="float">
            <text:p>0.46855555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ode_lum2RGB_in</text:p>
          </table:table-cell>
          <table:table-cell office:value-type="float" office:value="257222222.222222" calcext:value-type="float">
            <text:p>257222222.222222</text:p>
          </table:table-cell>
          <table:table-cell table:formula="of:=[.D60]/1000000000" office:value-type="float" office:value="0.257222222222222" calcext:value-type="float">
            <text:p>0.257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ode_Cost_Parallel_Work_Broadcast3_in</text:p>
          </table:table-cell>
          <table:table-cell office:value-type="float" office:value="14670999893.3333" calcext:value-type="float">
            <text:p>14670999893.3333</text:p>
          </table:table-cell>
          <table:table-cell table:formula="of:=[.D61]/1000000000" office:value-type="float" office:value="14.6709998933333" calcext:value-type="float">
            <text:p>14.67099989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9</text:p>
          </table:table-cell>
          <table:table-cell office:value-type="float" office:value="490666666.666667" calcext:value-type="float">
            <text:p>490666666.666667</text:p>
          </table:table-cell>
          <table:table-cell table:formula="of:=[.D62]/1000000000" office:value-type="float" office:value="0.490666666666667" calcext:value-type="float">
            <text:p>0.490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8</text:p>
          </table:table-cell>
          <table:table-cell office:value-type="float" office:value="471222222.222222" calcext:value-type="float">
            <text:p>471222222.222222</text:p>
          </table:table-cell>
          <table:table-cell table:formula="of:=[.D63]/1000000000" office:value-type="float" office:value="0.471222222222222" calcext:value-type="float">
            <text:p>0.471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7</text:p>
          </table:table-cell>
          <table:table-cell office:value-type="float" office:value="495777777.777778" calcext:value-type="float">
            <text:p>495777777.777778</text:p>
          </table:table-cell>
          <table:table-cell table:formula="of:=[.D64]/1000000000" office:value-type="float" office:value="0.495777777777778" calcext:value-type="float">
            <text:p>0.4957777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m2RGB</text:p>
          </table:table-cell>
          <table:table-cell office:value-type="float" office:value="473333333.333333" calcext:value-type="float">
            <text:p>473333333.333333</text:p>
          </table:table-cell>
          <table:table-cell table:formula="of:=[.D65]/1000000000" office:value-type="float" office:value="0.473333333333333" calcext:value-type="float">
            <text:p>0.47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Construction</text:p>
          </table:table-cell>
          <table:table-cell office:value-type="float" office:value="13182762977.6593" calcext:value-type="float">
            <text:p>13182762977.6593</text:p>
          </table:table-cell>
          <table:table-cell table:formula="of:=[.D66]/1000000000" office:value-type="float" office:value="13.1827629776593" calcext:value-type="float">
            <text:p>13.18276297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gateCost</text:p>
          </table:table-cell>
          <table:table-cell office:value-type="float" office:value="76788640821.0963" calcext:value-type="float">
            <text:p>76788640821.0963</text:p>
          </table:table-cell>
          <table:table-cell table:formula="of:=[.D67]/1000000000" office:value-type="float" office:value="76.7886408210963" calcext:value-type="float">
            <text:p>76.78864082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  <table:table-cell table:formula="of:=[.D68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dianFilter</text:p>
          </table:table-cell>
          <table:table-cell office:value-type="float" office:value="5143592546.60741" calcext:value-type="float">
            <text:p>5143592546.60741</text:p>
          </table:table-cell>
          <table:table-cell table:formula="of:=[.D69]/1000000000" office:value-type="float" office:value="5.14359254660741" calcext:value-type="float">
            <text:p>5.14359254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5</text:p>
          </table:table-cell>
          <table:table-cell office:value-type="float" office:value="483333333.333333" calcext:value-type="float">
            <text:p>483333333.333333</text:p>
          </table:table-cell>
          <table:table-cell table:formula="of:=[.D70]/1000000000" office:value-type="float" office:value="0.483333333333333" calcext:value-type="float">
            <text:p>0.48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4</text:p>
          </table:table-cell>
          <table:table-cell office:value-type="float" office:value="482777777.777778" calcext:value-type="float">
            <text:p>482777777.777778</text:p>
          </table:table-cell>
          <table:table-cell table:formula="of:=[.D71]/1000000000" office:value-type="float" office:value="0.482777777777778" calcext:value-type="float">
            <text:p>0.4827777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3</text:p>
          </table:table-cell>
          <table:table-cell office:value-type="float" office:value="482666666.666667" calcext:value-type="float">
            <text:p>482666666.666667</text:p>
          </table:table-cell>
          <table:table-cell table:formula="of:=[.D72]/1000000000" office:value-type="float" office:value="0.482666666666667" calcext:value-type="float">
            <text:p>0.482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2</text:p>
          </table:table-cell>
          <table:table-cell office:value-type="float" office:value="480222222.222222" calcext:value-type="float">
            <text:p>480222222.222222</text:p>
          </table:table-cell>
          <table:table-cell table:formula="of:=[.D73]/1000000000" office:value-type="float" office:value="0.480222222222222" calcext:value-type="float">
            <text:p>0.480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1</text:p>
          </table:table-cell>
          <table:table-cell office:value-type="float" office:value="681777777.777778" calcext:value-type="float">
            <text:p>681777777.777778</text:p>
          </table:table-cell>
          <table:table-cell table:formula="of:=[.D74]/1000000000" office:value-type="float" office:value="0.681777777777778" calcext:value-type="float">
            <text:p>0.6817777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0_init_back</text:p>
          </table:table-cell>
          <table:table-cell office:value-type="float" office:value="0" calcext:value-type="float">
            <text:p>0</text:p>
          </table:table-cell>
          <table:table-cell table:formula="of:=[.D75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0</text:p>
          </table:table-cell>
          <table:table-cell office:value-type="float" office:value="476444444.444444" calcext:value-type="float">
            <text:p>476444444.444444</text:p>
          </table:table-cell>
          <table:table-cell table:formula="of:=[.D76]/1000000000" office:value-type="float" office:value="0.476444444444444" calcext:value-type="float">
            <text:p>0.47644444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CostConstruction_3_init_back</text:p>
          </table:table-cell>
          <table:table-cell office:value-type="float" office:value="0" calcext:value-type="float">
            <text:p>0</text:p>
          </table:table-cell>
          <table:table-cell table:formula="of:=[.D77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disparitySelect_0_init_bestCostFeed</text:p>
          </table:table-cell>
          <table:table-cell office:value-type="float" office:value="0" calcext:value-type="float">
            <text:p>0</text:p>
          </table:table-cell>
          <table:table-cell table:formula="of:=[.D78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uteWeights</text:p>
          </table:table-cell>
          <table:table-cell office:value-type="float" office:value="84136805944.8889" calcext:value-type="float">
            <text:p>84136805944.8889</text:p>
          </table:table-cell>
          <table:table-cell table:formula="of:=[.D79]/1000000000" office:value-type="float" office:value="84.1368059448889" calcext:value-type="float">
            <text:p>84.13680594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9</text:p>
          </table:table-cell>
          <table:table-cell office:value-type="float" office:value="466666666.666667" calcext:value-type="float">
            <text:p>466666666.666667</text:p>
          </table:table-cell>
          <table:table-cell table:formula="of:=[.D80]/1000000000" office:value-type="float" office:value="0.466666666666667" calcext:value-type="float">
            <text:p>0.466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8</text:p>
          </table:table-cell>
          <table:table-cell office:value-type="float" office:value="524222222.222222" calcext:value-type="float">
            <text:p>524222222.222222</text:p>
          </table:table-cell>
          <table:table-cell table:formula="of:=[.D81]/1000000000" office:value-type="float" office:value="0.524222222222222" calcext:value-type="float">
            <text:p>0.52422222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ode_Cost_Parallel_Work_Broadcast2_in</text:p>
          </table:table-cell>
          <table:table-cell office:value-type="float" office:value="18595666602.6667" calcext:value-type="float">
            <text:p>18595666602.6667</text:p>
          </table:table-cell>
          <table:table-cell table:formula="of:=[.D82]/1000000000" office:value-type="float" office:value="18.5956666026667" calcext:value-type="float">
            <text:p>18.59566660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7</text:p>
          </table:table-cell>
          <table:table-cell office:value-type="float" office:value="796000000" calcext:value-type="float">
            <text:p>796000000</text:p>
          </table:table-cell>
          <table:table-cell table:formula="of:=[.D83]/1000000000" office:value-type="float" office:value="0.796" calcext:value-type="float">
            <text:p>0.7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25_end_back_337500_0</text:p>
          </table:table-cell>
          <table:table-cell office:value-type="float" office:value="0" calcext:value-type="float">
            <text:p>0</text:p>
          </table:table-cell>
          <table:table-cell table:formula="of:=[.D84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PPM</text:p>
          </table:table-cell>
          <table:table-cell office:value-type="float" office:value="5333333.33333333" calcext:value-type="float">
            <text:p>5333333.33333333</text:p>
          </table:table-cell>
          <table:table-cell table:formula="of:=[.D85]/1000000000" office:value-type="float" office:value="0.00533333333333333" calcext:value-type="float">
            <text:p>0.005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disparitySelect_0_init_currentResult</text:p>
          </table:table-cell>
          <table:table-cell office:value-type="float" office:value="0" calcext:value-type="float">
            <text:p>0</text:p>
          </table:table-cell>
          <table:table-cell table:formula="of:=[.D86]/100000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_Parallel_Work_Broadcast5_16</text:p>
          </table:table-cell>
          <table:table-cell office:value-type="float" office:value="459333333.333333" calcext:value-type="float">
            <text:p>459333333.333333</text:p>
          </table:table-cell>
          <table:table-cell table:formula="of:=[.D87]/1000000000" office:value-type="float" office:value="0.459333333333333" calcext:value-type="float">
            <text:p>0.459333333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2:.E87])" office:value-type="float" office:value="1463.2599521645" calcext:value-type="float">
            <text:p>1463.259952164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122.505287" calcext:value-type="float">
            <text:p>122.50528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4"/>
          <table:table-cell office:value-type="float" office:value="45.6" calcext:value-type="float">
            <text:p>45.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</text:p>
          </table:table-cell>
          <table:table-cell table:formula="of:=2.4362*[.E92]" office:value-type="float" office:value="111.09072" calcext:value-type="float">
            <text:p>111.090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ynamic</text:p>
          </table:table-cell>
          <table:table-cell table:formula="of:=[.E91]-[.E93]" office:value-type="float" office:value="11.414567" calcext:value-type="float">
            <text:p>11.41456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ynamic/it</text:p>
          </table:table-cell>
          <table:table-cell table:formula="of:=[.E94]/10" office:value-type="float" office:value="1.1414567" calcext:value-type="float">
            <text:p>1.1414567</text:p>
          </table:table-cell>
          <table:table-cell/>
        </table:table-row>
      </table:table>
      <table:table table:name="NewParams_8depths_1iterA7" table:style-name="ta1"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in ps</text:p>
          </table:table-cell>
          <table:table-cell office:value-type="string" calcext:value-type="string">
            <text:p>in ms</text:p>
          </table:table-cell>
          <table:table-cell table:number-columns-repeated="3"/>
          <table:table-cell office:value-type="string" calcext:value-type="string">
            <text:p>in 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gregateCost</text:p>
          </table:table-cell>
          <table:table-cell office:value-type="float" office:value="37748263936" calcext:value-type="float">
            <text:p>37748263936</text:p>
          </table:table-cell>
          <table:table-cell table:style-name="ce15" table:formula="of:=[.E2]/1000000000" office:value-type="float" office:value="37.748263936" calcext:value-type="float">
            <text:p>37.748263936</text:p>
          </table:table-cell>
          <table:table-cell/>
          <table:table-cell office:value-type="string" calcext:value-type="string">
            <text:p>Cost_Parallel_Work_Broadcast5_22_end_back_337500_0</text:p>
          </table:table-cell>
          <table:table-cell office:value-type="float" office:value="0" calcext:value-type="float">
            <text:p>0</text:p>
          </table:table-cell>
          <table:table-cell table:formula="of:=[.I2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0</text:p>
          </table:table-cell>
          <table:table-cell office:value-type="float" office:value="2666888903.11111" calcext:value-type="float">
            <text:p>2666888903.11111</text:p>
          </table:table-cell>
          <table:table-cell table:formula="of:=[.E3]/1000000000" office:value-type="float" office:value="2.66688890311111" calcext:value-type="float">
            <text:p>2.6668889031</text:p>
          </table:table-cell>
          <table:table-cell/>
          <table:table-cell office:value-type="string" calcext:value-type="string">
            <text:p>Cost_Parallel_Work_Broadcast5_23_end_back_337500_0</text:p>
          </table:table-cell>
          <table:table-cell office:value-type="float" office:value="0" calcext:value-type="float">
            <text:p>0</text:p>
          </table:table-cell>
          <table:table-cell table:formula="of:=[.I3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1</text:p>
          </table:table-cell>
          <table:table-cell office:value-type="float" office:value="3554444430.22222" calcext:value-type="float">
            <text:p>3554444430.22222</text:p>
          </table:table-cell>
          <table:table-cell table:formula="of:=[.E4]/1000000000" office:value-type="float" office:value="3.55444443022222" calcext:value-type="float">
            <text:p>3.5544444302</text:p>
          </table:table-cell>
          <table:table-cell/>
          <table:table-cell office:value-type="string" calcext:value-type="string">
            <text:p>Cost_Parallel_Work_Broadcast5_24_end_back_337500_0</text:p>
          </table:table-cell>
          <table:table-cell office:value-type="float" office:value="0" calcext:value-type="float">
            <text:p>0</text:p>
          </table:table-cell>
          <table:table-cell table:formula="of:=[.I4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2</text:p>
          </table:table-cell>
          <table:table-cell office:value-type="float" office:value="2374555534.22222" calcext:value-type="float">
            <text:p>2374555534.22222</text:p>
          </table:table-cell>
          <table:table-cell table:formula="of:=[.E5]/1000000000" office:value-type="float" office:value="2.37455553422222" calcext:value-type="float">
            <text:p>2.3745555342</text:p>
          </table:table-cell>
          <table:table-cell/>
          <table:table-cell office:value-type="string" calcext:value-type="string">
            <text:p>Cost_Parallel_Work_Broadcast5_25_end_back_337500_0</text:p>
          </table:table-cell>
          <table:table-cell office:value-type="float" office:value="0" calcext:value-type="float">
            <text:p>0</text:p>
          </table:table-cell>
          <table:table-cell table:formula="of:=[.I5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sus</text:p>
          </table:table-cell>
          <table:table-cell office:value-type="float" office:value="6873277809.77778" calcext:value-type="float">
            <text:p>6873277809.77778</text:p>
          </table:table-cell>
          <table:table-cell table:formula="of:=[.E6]/1000000000" office:value-type="float" office:value="6.87327780977778" calcext:value-type="float">
            <text:p>6.8732778098</text:p>
          </table:table-cell>
          <table:table-cell/>
          <table:table-cell office:value-type="string" calcext:value-type="string">
            <text:p>Cost_Parallel_Work_Broadcast5_26_end_back_337500_0</text:p>
          </table:table-cell>
          <table:table-cell office:value-type="float" office:value="0" calcext:value-type="float">
            <text:p>0</text:p>
          </table:table-cell>
          <table:table-cell table:formula="of:=[.I6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eWeights</text:p>
          </table:table-cell>
          <table:table-cell office:value-type="float" office:value="84945388885.3333" calcext:value-type="float">
            <text:p>84945388885.3333</text:p>
          </table:table-cell>
          <table:table-cell table:style-name="ce15" table:formula="of:=[.E7]/1000000000" office:value-type="float" office:value="84.9453888853333" calcext:value-type="float">
            <text:p>84.9453888853</text:p>
          </table:table-cell>
          <table:table-cell/>
          <table:table-cell office:value-type="string" calcext:value-type="string">
            <text:p>Cost_Parallel_Work_Broadcast5_27_end_back_337500_0</text:p>
          </table:table-cell>
          <table:table-cell office:value-type="float" office:value="0" calcext:value-type="float">
            <text:p>0</text:p>
          </table:table-cell>
          <table:table-cell table:formula="of:=[.I7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cenL</text:p>
          </table:table-cell>
          <table:table-cell office:value-type="float" office:value="2140777827.55556" calcext:value-type="float">
            <text:p>2140777827.55556</text:p>
          </table:table-cell>
          <table:table-cell table:formula="of:=[.E8]/1000000000" office:value-type="float" office:value="2.14077782755556" calcext:value-type="float">
            <text:p>2.1407778276</text:p>
          </table:table-cell>
          <table:table-cell/>
          <table:table-cell office:value-type="string" calcext:value-type="string">
            <text:p>Cost_Parallel_Work_Broadcast5_28_end_back_337500_0</text:p>
          </table:table-cell>
          <table:table-cell office:value-type="float" office:value="0" calcext:value-type="float">
            <text:p>0</text:p>
          </table:table-cell>
          <table:table-cell table:formula="of:=[.I8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cenR</text:p>
          </table:table-cell>
          <table:table-cell office:value-type="float" office:value="1851444437.33333" calcext:value-type="float">
            <text:p>1851444437.33333</text:p>
          </table:table-cell>
          <table:table-cell table:formula="of:=[.E9]/1000000000" office:value-type="float" office:value="1.85144443733333" calcext:value-type="float">
            <text:p>1.8514444373</text:p>
          </table:table-cell>
          <table:table-cell/>
          <table:table-cell office:value-type="string" calcext:value-type="string">
            <text:p>Cost_Parallel_Work_Broadcast5_29_end_back_337500_0</text:p>
          </table:table-cell>
          <table:table-cell office:value-type="float" office:value="0" calcext:value-type="float">
            <text:p>0</text:p>
          </table:table-cell>
          <table:table-cell table:formula="of:=[.I9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grayL</text:p>
          </table:table-cell>
          <table:table-cell office:value-type="float" office:value="9457444408.88889" calcext:value-type="float">
            <text:p>9457444408.88889</text:p>
          </table:table-cell>
          <table:table-cell table:style-name="ce15" table:formula="of:=[.E10]/1000000000" office:value-type="float" office:value="9.45744440888889" calcext:value-type="float">
            <text:p>9.4574444089</text:p>
          </table:table-cell>
          <table:table-cell/>
          <table:table-cell office:value-type="string" calcext:value-type="string">
            <text:p>Cost_Parallel_Work_Broadcast5_29_end_out1_168750_0</text:p>
          </table:table-cell>
          <table:table-cell office:value-type="float" office:value="0" calcext:value-type="float">
            <text:p>0</text:p>
          </table:table-cell>
          <table:table-cell table:formula="of:=[.I10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grayR</text:p>
          </table:table-cell>
          <table:table-cell office:value-type="float" office:value="12054777628.4444" calcext:value-type="float">
            <text:p>12054777628.4444</text:p>
          </table:table-cell>
          <table:table-cell table:formula="of:=[.E11]/1000000000" office:value-type="float" office:value="12.0547776284444" calcext:value-type="float">
            <text:p>12.0547776284</text:p>
          </table:table-cell>
          <table:table-cell/>
          <table:table-cell office:value-type="string" calcext:value-type="string">
            <text:p>Cost_Parallel_Work_CostConstruction_0_init_back</text:p>
          </table:table-cell>
          <table:table-cell office:value-type="float" office:value="0" calcext:value-type="float">
            <text:p>0</text:p>
          </table:table-cell>
          <table:table-cell table:formula="of:=[.I11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rgbL</text:p>
          </table:table-cell>
          <table:table-cell office:value-type="float" office:value="1510666652.44444" calcext:value-type="float">
            <text:p>1510666652.44444</text:p>
          </table:table-cell>
          <table:table-cell table:formula="of:=[.E12]/1000000000" office:value-type="float" office:value="1.51066665244444" calcext:value-type="float">
            <text:p>1.5106666524</text:p>
          </table:table-cell>
          <table:table-cell/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  <table:table-cell table:formula="of:=[.I12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0</text:p>
          </table:table-cell>
          <table:table-cell office:value-type="float" office:value="13111111.1111111" calcext:value-type="float">
            <text:p>13111111.1111111</text:p>
          </table:table-cell>
          <table:table-cell table:formula="of:=[.E13]/1000000000" office:value-type="float" office:value="0.0131111111111111" calcext:value-type="float">
            <text:p>0.0131111111</text:p>
          </table:table-cell>
          <table:table-cell/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  <table:table-cell table:formula="of:=[.I13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0</text:p>
          </table:table-cell>
          <table:table-cell office:value-type="float" office:value="1541888853.33333" calcext:value-type="float">
            <text:p>1541888853.33333</text:p>
          </table:table-cell>
          <table:table-cell table:formula="of:=[.E14]/1000000000" office:value-type="float" office:value="1.54188885333333" calcext:value-type="float">
            <text:p>1.5418888533</text:p>
          </table:table-cell>
          <table:table-cell/>
          <table:table-cell office:value-type="string" calcext:value-type="string">
            <text:p>Cost_Parallel_Work_CostConstruction_3_init_back</text:p>
          </table:table-cell>
          <table:table-cell office:value-type="float" office:value="0" calcext:value-type="float">
            <text:p>0</text:p>
          </table:table-cell>
          <table:table-cell table:formula="of:=[.I14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1</text:p>
          </table:table-cell>
          <table:table-cell office:value-type="float" office:value="1411555555.55556" calcext:value-type="float">
            <text:p>1411555555.55556</text:p>
          </table:table-cell>
          <table:table-cell table:formula="of:=[.E15]/1000000000" office:value-type="float" office:value="1.41155555555556" calcext:value-type="float">
            <text:p>1.4115555556</text:p>
          </table:table-cell>
          <table:table-cell/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  <table:table-cell table:formula="of:=[.I15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2</text:p>
          </table:table-cell>
          <table:table-cell office:value-type="float" office:value="71081110186.6667" calcext:value-type="float">
            <text:p>71081110186.6667</text:p>
          </table:table-cell>
          <table:table-cell table:style-name="ce15" table:formula="of:=[.E16]/1000000000" office:value-type="float" office:value="71.0811101866667" calcext:value-type="float">
            <text:p>71.0811101867</text:p>
          </table:table-cell>
          <table:table-cell/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  <table:table-cell table:formula="of:=[.I16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3</text:p>
          </table:table-cell>
          <table:table-cell office:value-type="float" office:value="63206444600.8889" calcext:value-type="float">
            <text:p>63206444600.8889</text:p>
          </table:table-cell>
          <table:table-cell table:formula="of:=[.E17]/1000000000" office:value-type="float" office:value="63.2064446008889" calcext:value-type="float">
            <text:p>63.2064446009</text:p>
          </table:table-cell>
          <table:table-cell/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  <table:table-cell table:formula="of:=[.I17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4</text:p>
          </table:table-cell>
          <table:table-cell office:value-type="float" office:value="8777777.77777778" calcext:value-type="float">
            <text:p>8777777.77777778</text:p>
          </table:table-cell>
          <table:table-cell table:formula="of:=[.E18]/1000000000" office:value-type="float" office:value="0.00877777777777778" calcext:value-type="float">
            <text:p>0.0087777778</text:p>
          </table:table-cell>
          <table:table-cell/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  <table:table-cell table:formula="of:=[.I18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0</text:p>
          </table:table-cell>
          <table:table-cell office:value-type="float" office:value="488111111.111111" calcext:value-type="float">
            <text:p>488111111.111111</text:p>
          </table:table-cell>
          <table:table-cell table:formula="of:=[.E19]/1000000000" office:value-type="float" office:value="0.488111111111111" calcext:value-type="float">
            <text:p>0.4881111111</text:p>
          </table:table-cell>
          <table:table-cell/>
          <table:table-cell office:value-type="string" calcext:value-type="string">
            <text:p>Cost_Parallel_Work_disparitySelect_0_init_bestCostFeed</text:p>
          </table:table-cell>
          <table:table-cell office:value-type="float" office:value="0" calcext:value-type="float">
            <text:p>0</text:p>
          </table:table-cell>
          <table:table-cell table:formula="of:=[.I19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0_end_back_337500_0</text:p>
          </table:table-cell>
          <table:table-cell office:value-type="float" office:value="0" calcext:value-type="float">
            <text:p>0</text:p>
          </table:table-cell>
          <table:table-cell table:formula="of:=[.E20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disparitySelect_0_init_currentResult</text:p>
          </table:table-cell>
          <table:table-cell office:value-type="float" office:value="0" calcext:value-type="float">
            <text:p>0</text:p>
          </table:table-cell>
          <table:table-cell table:formula="of:=[.I20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</text:p>
          </table:table-cell>
          <table:table-cell office:value-type="float" office:value="495000000" calcext:value-type="float">
            <text:p>495000000</text:p>
          </table:table-cell>
          <table:table-cell table:formula="of:=[.E21]/1000000000" office:value-type="float" office:value="0.495" calcext:value-type="float">
            <text:p>0.495</text:p>
          </table:table-cell>
          <table:table-cell/>
          <table:table-cell office:value-type="string" calcext:value-type="string">
            <text:p>Cost_Parallel_Work_disparitySelect_29_end_backBestCost</text:p>
          </table:table-cell>
          <table:table-cell office:value-type="float" office:value="0" calcext:value-type="float">
            <text:p>0</text:p>
          </table:table-cell>
          <table:table-cell table:formula="of:=[.I21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_end_back_337500_0</text:p>
          </table:table-cell>
          <table:table-cell office:value-type="float" office:value="0" calcext:value-type="float">
            <text:p>0</text:p>
          </table:table-cell>
          <table:table-cell table:formula="of:=[.E22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offsetGen</text:p>
          </table:table-cell>
          <table:table-cell office:value-type="float" office:value="5222222.22222222" calcext:value-type="float">
            <text:p>5222222.22222222</text:p>
          </table:table-cell>
          <table:table-cell table:formula="of:=[.I22]/1000000000" office:value-type="float" office:value="0.00522222222222222" calcext:value-type="float">
            <text:p>0.005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</text:p>
          </table:table-cell>
          <table:table-cell office:value-type="float" office:value="477777777.777778" calcext:value-type="float">
            <text:p>477777777.777778</text:p>
          </table:table-cell>
          <table:table-cell table:formula="of:=[.E23]/1000000000" office:value-type="float" office:value="0.477777777777778" calcext:value-type="float">
            <text:p>0.4777777778</text:p>
          </table:table-cell>
          <table:table-cell/>
          <table:table-cell office:value-type="string" calcext:value-type="string">
            <text:p>disparityGen</text:p>
          </table:table-cell>
          <table:table-cell office:value-type="float" office:value="5555555.55555556" calcext:value-type="float">
            <text:p>5555555.55555556</text:p>
          </table:table-cell>
          <table:table-cell table:formula="of:=[.I23]/1000000000" office:value-type="float" office:value="0.00555555555555556" calcext:value-type="float">
            <text:p>0.005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_end_back_337500_0</text:p>
          </table:table-cell>
          <table:table-cell office:value-type="float" office:value="0" calcext:value-type="float">
            <text:p>0</text:p>
          </table:table-cell>
          <table:table-cell table:formula="of:=[.E24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displayLum</text:p>
          </table:table-cell>
          <table:table-cell office:value-type="float" office:value="7444444.44444444" calcext:value-type="float">
            <text:p>7444444.44444444</text:p>
          </table:table-cell>
          <table:table-cell table:formula="of:=[.I24]/1000000000" office:value-type="float" office:value="0.00744444444444444" calcext:value-type="float">
            <text:p>0.007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</text:p>
          </table:table-cell>
          <table:table-cell office:value-type="float" office:value="847000000" calcext:value-type="float">
            <text:p>847000000</text:p>
          </table:table-cell>
          <table:table-cell table:formula="of:=[.E25]/1000000000" office:value-type="float" office:value="0.847" calcext:value-type="float">
            <text:p>0.847</text:p>
          </table:table-cell>
          <table:table-cell/>
          <table:table-cell office:value-type="string" calcext:value-type="string">
            <text:p>displayRGB</text:p>
          </table:table-cell>
          <table:table-cell office:value-type="float" office:value="8333333.33333333" calcext:value-type="float">
            <text:p>8333333.33333333</text:p>
          </table:table-cell>
          <table:table-cell table:formula="of:=[.I25]/1000000000" office:value-type="float" office:value="0.00833333333333333" calcext:value-type="float">
            <text:p>0.008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_end_back_337500_0</text:p>
          </table:table-cell>
          <table:table-cell office:value-type="float" office:value="0" calcext:value-type="float">
            <text:p>0</text:p>
          </table:table-cell>
          <table:table-cell table:formula="of:=[.E26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4</text:p>
          </table:table-cell>
          <table:table-cell office:value-type="float" office:value="15222222.2222222" calcext:value-type="float">
            <text:p>15222222.2222222</text:p>
          </table:table-cell>
          <table:table-cell table:formula="of:=[.I26]/1000000000" office:value-type="float" office:value="0.0152222222222222" calcext:value-type="float">
            <text:p>0.015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</text:p>
          </table:table-cell>
          <table:table-cell office:value-type="float" office:value="480444444.444444" calcext:value-type="float">
            <text:p>480444444.444444</text:p>
          </table:table-cell>
          <table:table-cell table:formula="of:=[.E27]/1000000000" office:value-type="float" office:value="0.480444444444444" calcext:value-type="float">
            <text:p>0.4804444444</text:p>
          </table:table-cell>
          <table:table-cell/>
          <table:table-cell office:value-type="string" calcext:value-type="string">
            <text:p>Cost_Parallel_Work_Broadcast0</text:p>
          </table:table-cell>
          <table:table-cell office:value-type="float" office:value="32666666.6666667" calcext:value-type="float">
            <text:p>32666666.6666667</text:p>
          </table:table-cell>
          <table:table-cell table:formula="of:=[.I27]/1000000000" office:value-type="float" office:value="0.0326666666666667" calcext:value-type="float">
            <text:p>0.032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_end_back_337500_0</text:p>
          </table:table-cell>
          <table:table-cell office:value-type="float" office:value="0" calcext:value-type="float">
            <text:p>0</text:p>
          </table:table-cell>
          <table:table-cell table:formula="of:=[.E28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implode_lum2RGB_in</text:p>
          </table:table-cell>
          <table:table-cell office:value-type="float" office:value="269111111.111111" calcext:value-type="float">
            <text:p>269111111.111111</text:p>
          </table:table-cell>
          <table:table-cell table:formula="of:=[.I28]/1000000000" office:value-type="float" office:value="0.269111111111111" calcext:value-type="float">
            <text:p>0.269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</text:p>
          </table:table-cell>
          <table:table-cell office:value-type="float" office:value="474333333.333333" calcext:value-type="float">
            <text:p>474333333.333333</text:p>
          </table:table-cell>
          <table:table-cell table:formula="of:=[.E29]/1000000000" office:value-type="float" office:value="0.474333333333333" calcext:value-type="float">
            <text:p>0.4743333333</text:p>
          </table:table-cell>
          <table:table-cell/>
          <table:table-cell office:value-type="string" calcext:value-type="string">
            <text:p>split</text:p>
          </table:table-cell>
          <table:table-cell office:value-type="float" office:value="286888888.888889" calcext:value-type="float">
            <text:p>286888888.888889</text:p>
          </table:table-cell>
          <table:table-cell table:formula="of:=[.I29]/1000000000" office:value-type="float" office:value="0.286888888888889" calcext:value-type="float">
            <text:p>0.286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_end_back_337500_0</text:p>
          </table:table-cell>
          <table:table-cell office:value-type="float" office:value="0" calcext:value-type="float">
            <text:p>0</text:p>
          </table:table-cell>
          <table:table-cell table:formula="of:=[.E30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explode_Split_output</text:p>
          </table:table-cell>
          <table:table-cell office:value-type="float" office:value="322888888.888889" calcext:value-type="float">
            <text:p>322888888.888889</text:p>
          </table:table-cell>
          <table:table-cell table:formula="of:=[.I30]/1000000000" office:value-type="float" office:value="0.322888888888889" calcext:value-type="float">
            <text:p>0.322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6</text:p>
          </table:table-cell>
          <table:table-cell office:value-type="float" office:value="469888888.888889" calcext:value-type="float">
            <text:p>469888888.888889</text:p>
          </table:table-cell>
          <table:table-cell table:formula="of:=[.E31]/1000000000" office:value-type="float" office:value="0.469888888888889" calcext:value-type="float">
            <text:p>0.4698888889</text:p>
          </table:table-cell>
          <table:table-cell/>
          <table:table-cell office:value-type="string" calcext:value-type="string">
            <text:p>Cost_Parallel_Work_rb_rawDisparity</text:p>
          </table:table-cell>
          <table:table-cell office:value-type="float" office:value="384555555.555556" calcext:value-type="float">
            <text:p>384555555.555556</text:p>
          </table:table-cell>
          <table:table-cell table:formula="of:=[.I31]/1000000000" office:value-type="float" office:value="0.384555555555556" calcext:value-type="float">
            <text:p>0.384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6_end_back_337500_0</text:p>
          </table:table-cell>
          <table:table-cell office:value-type="float" office:value="0" calcext:value-type="float">
            <text:p>0</text:p>
          </table:table-cell>
          <table:table-cell table:formula="of:=[.E32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4</text:p>
          </table:table-cell>
          <table:table-cell office:value-type="float" office:value="472555555.555556" calcext:value-type="float">
            <text:p>472555555.555556</text:p>
          </table:table-cell>
          <table:table-cell table:formula="of:=[.I32]/1000000000" office:value-type="float" office:value="0.472555555555556" calcext:value-type="float">
            <text:p>0.472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7</text:p>
          </table:table-cell>
          <table:table-cell office:value-type="float" office:value="499444444.444444" calcext:value-type="float">
            <text:p>499444444.444444</text:p>
          </table:table-cell>
          <table:table-cell table:formula="of:=[.E33]/1000000000" office:value-type="float" office:value="0.499444444444444" calcext:value-type="float">
            <text:p>0.4994444444</text:p>
          </table:table-cell>
          <table:table-cell/>
          <table:table-cell office:value-type="string" calcext:value-type="string">
            <text:p>lum2RGB</text:p>
          </table:table-cell>
          <table:table-cell office:value-type="float" office:value="473666666.666667" calcext:value-type="float">
            <text:p>473666666.666667</text:p>
          </table:table-cell>
          <table:table-cell table:formula="of:=[.I33]/1000000000" office:value-type="float" office:value="0.473666666666667" calcext:value-type="float">
            <text:p>0.473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7_end_back_337500_0</text:p>
          </table:table-cell>
          <table:table-cell office:value-type="float" office:value="0" calcext:value-type="float">
            <text:p>0</text:p>
          </table:table-cell>
          <table:table-cell table:formula="of:=[.E34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2</text:p>
          </table:table-cell>
          <table:table-cell office:value-type="float" office:value="475222222.222222" calcext:value-type="float">
            <text:p>475222222.222222</text:p>
          </table:table-cell>
          <table:table-cell table:formula="of:=[.I34]/1000000000" office:value-type="float" office:value="0.475222222222222" calcext:value-type="float">
            <text:p>0.475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7_end_out1_168750_0</text:p>
          </table:table-cell>
          <table:table-cell office:value-type="float" office:value="0" calcext:value-type="float">
            <text:p>0</text:p>
          </table:table-cell>
          <table:table-cell table:formula="of:=[.E35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9</text:p>
          </table:table-cell>
          <table:table-cell office:value-type="float" office:value="483555555.555556" calcext:value-type="float">
            <text:p>483555555.555556</text:p>
          </table:table-cell>
          <table:table-cell table:formula="of:=[.I35]/1000000000" office:value-type="float" office:value="0.483555555555556" calcext:value-type="float">
            <text:p>0.483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0_init_back</text:p>
          </table:table-cell>
          <table:table-cell office:value-type="float" office:value="0" calcext:value-type="float">
            <text:p>0</text:p>
          </table:table-cell>
          <table:table-cell table:formula="of:=[.E36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16</text:p>
          </table:table-cell>
          <table:table-cell office:value-type="float" office:value="483666666.666667" calcext:value-type="float">
            <text:p>483666666.666667</text:p>
          </table:table-cell>
          <table:table-cell table:formula="of:=[.I36]/1000000000" office:value-type="float" office:value="0.483666666666667" calcext:value-type="float">
            <text:p>0.483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  <table:table-cell table:formula="of:=[.E37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6</text:p>
          </table:table-cell>
          <table:table-cell office:value-type="float" office:value="487777777.777778" calcext:value-type="float">
            <text:p>487777777.777778</text:p>
          </table:table-cell>
          <table:table-cell table:formula="of:=[.I37]/1000000000" office:value-type="float" office:value="0.487777777777778" calcext:value-type="float">
            <text:p>0.487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  <table:table-cell table:formula="of:=[.E38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1</text:p>
          </table:table-cell>
          <table:table-cell office:value-type="float" office:value="489777777.777778" calcext:value-type="float">
            <text:p>489777777.777778</text:p>
          </table:table-cell>
          <table:table-cell table:formula="of:=[.I38]/1000000000" office:value-type="float" office:value="0.489777777777778" calcext:value-type="float">
            <text:p>0.489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3_init_back</text:p>
          </table:table-cell>
          <table:table-cell office:value-type="float" office:value="0" calcext:value-type="float">
            <text:p>0</text:p>
          </table:table-cell>
          <table:table-cell table:formula="of:=[.E39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9</text:p>
          </table:table-cell>
          <table:table-cell office:value-type="float" office:value="489777777.777778" calcext:value-type="float">
            <text:p>489777777.777778</text:p>
          </table:table-cell>
          <table:table-cell table:formula="of:=[.I39]/1000000000" office:value-type="float" office:value="0.489777777777778" calcext:value-type="float">
            <text:p>0.489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  <table:table-cell table:formula="of:=[.E40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19</text:p>
          </table:table-cell>
          <table:table-cell office:value-type="float" office:value="491222222.222222" calcext:value-type="float">
            <text:p>491222222.222222</text:p>
          </table:table-cell>
          <table:table-cell table:formula="of:=[.I40]/1000000000" office:value-type="float" office:value="0.491222222222222" calcext:value-type="float">
            <text:p>0.491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  <table:table-cell table:formula="of:=[.E41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5</text:p>
          </table:table-cell>
          <table:table-cell office:value-type="float" office:value="491444444.444444" calcext:value-type="float">
            <text:p>491444444.444444</text:p>
          </table:table-cell>
          <table:table-cell table:formula="of:=[.I41]/1000000000" office:value-type="float" office:value="0.491444444444444" calcext:value-type="float">
            <text:p>0.491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  <table:table-cell table:formula="of:=[.E42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15</text:p>
          </table:table-cell>
          <table:table-cell office:value-type="float" office:value="491555555.555556" calcext:value-type="float">
            <text:p>491555555.555556</text:p>
          </table:table-cell>
          <table:table-cell table:formula="of:=[.I42]/1000000000" office:value-type="float" office:value="0.491555555555556" calcext:value-type="float">
            <text:p>0.491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  <table:table-cell table:formula="of:=[.E43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7</text:p>
          </table:table-cell>
          <table:table-cell office:value-type="float" office:value="491666666.666667" calcext:value-type="float">
            <text:p>491666666.666667</text:p>
          </table:table-cell>
          <table:table-cell table:formula="of:=[.I43]/1000000000" office:value-type="float" office:value="0.491666666666667" calcext:value-type="float">
            <text:p>0.49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0_init_bestCostFeed</text:p>
          </table:table-cell>
          <table:table-cell office:value-type="float" office:value="0" calcext:value-type="float">
            <text:p>0</text:p>
          </table:table-cell>
          <table:table-cell table:formula="of:=[.E44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20</text:p>
          </table:table-cell>
          <table:table-cell office:value-type="float" office:value="493777777.777778" calcext:value-type="float">
            <text:p>493777777.777778</text:p>
          </table:table-cell>
          <table:table-cell table:formula="of:=[.I44]/1000000000" office:value-type="float" office:value="0.493777777777778" calcext:value-type="float">
            <text:p>0.493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0_init_currentResult</text:p>
          </table:table-cell>
          <table:table-cell office:value-type="float" office:value="0" calcext:value-type="float">
            <text:p>0</text:p>
          </table:table-cell>
          <table:table-cell table:formula="of:=[.E45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4</text:p>
          </table:table-cell>
          <table:table-cell office:value-type="float" office:value="494555555.555556" calcext:value-type="float">
            <text:p>494555555.555556</text:p>
          </table:table-cell>
          <table:table-cell table:formula="of:=[.I45]/1000000000" office:value-type="float" office:value="0.494555555555556" calcext:value-type="float">
            <text:p>0.494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7_end_backBestCost</text:p>
          </table:table-cell>
          <table:table-cell office:value-type="float" office:value="0" calcext:value-type="float">
            <text:p>0</text:p>
          </table:table-cell>
          <table:table-cell table:formula="of:=[.E46]/1000000000" office:value-type="float" office:value="0" calcext:value-type="float">
            <text:p>0</text:p>
          </table:table-cell>
          <table:table-cell/>
          <table:table-cell office:value-type="string" calcext:value-type="string">
            <text:p>Cost_Parallel_Work_Broadcast5_3</text:p>
          </table:table-cell>
          <table:table-cell office:value-type="float" office:value="500555555.555556" calcext:value-type="float">
            <text:p>500555555.555556</text:p>
          </table:table-cell>
          <table:table-cell table:formula="of:=[.I46]/1000000000" office:value-type="float" office:value="0.500555555555556" calcext:value-type="float">
            <text:p>0.500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rb_rawDisparity</text:p>
          </table:table-cell>
          <table:table-cell office:value-type="float" office:value="245000000" calcext:value-type="float">
            <text:p>245000000</text:p>
          </table:table-cell>
          <table:table-cell table:formula="of:=[.E47]/1000000000" office:value-type="float" office:value="0.245" calcext:value-type="float">
            <text:p>0.245</text:p>
          </table:table-cell>
          <table:table-cell/>
          <table:table-cell office:value-type="string" calcext:value-type="string">
            <text:p>Cost_Parallel_Work_Broadcast5_13</text:p>
          </table:table-cell>
          <table:table-cell office:value-type="float" office:value="500888888.888889" calcext:value-type="float">
            <text:p>500888888.888889</text:p>
          </table:table-cell>
          <table:table-cell table:formula="of:=[.I47]/1000000000" office:value-type="float" office:value="0.500888888888889" calcext:value-type="float">
            <text:p>0.500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Construction</text:p>
          </table:table-cell>
          <table:table-cell office:value-type="float" office:value="13342124984.8889" calcext:value-type="float">
            <text:p>13342124984.8889</text:p>
          </table:table-cell>
          <table:table-cell table:style-name="ce15" table:formula="of:=[.E48]/1000000000" office:value-type="float" office:value="13.3421249848889" calcext:value-type="float">
            <text:p>13.3421249849</text:p>
          </table:table-cell>
          <table:table-cell/>
          <table:table-cell office:value-type="string" calcext:value-type="string">
            <text:p>Cost_Parallel_Work_Broadcast5_10</text:p>
          </table:table-cell>
          <table:table-cell office:value-type="float" office:value="502888888.888889" calcext:value-type="float">
            <text:p>502888888.888889</text:p>
          </table:table-cell>
          <table:table-cell table:formula="of:=[.I48]/1000000000" office:value-type="float" office:value="0.502888888888889" calcext:value-type="float">
            <text:p>0.502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arityGen</text:p>
          </table:table-cell>
          <table:table-cell office:value-type="float" office:value="5555555.55555556" calcext:value-type="float">
            <text:p>5555555.55555556</text:p>
          </table:table-cell>
          <table:table-cell table:formula="of:=[.E49]/1000000000" office:value-type="float" office:value="0.00555555555555556" calcext:value-type="float">
            <text:p>0.0055555556</text:p>
          </table:table-cell>
          <table:table-cell/>
          <table:table-cell office:value-type="string" calcext:value-type="string">
            <text:p>Cost_Parallel_Work_Broadcast5_23</text:p>
          </table:table-cell>
          <table:table-cell office:value-type="float" office:value="503555555.555556" calcext:value-type="float">
            <text:p>503555555.555556</text:p>
          </table:table-cell>
          <table:table-cell table:formula="of:=[.I49]/1000000000" office:value-type="float" office:value="0.503555555555556" calcext:value-type="float">
            <text:p>0.503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aritySelect</text:p>
          </table:table-cell>
          <table:table-cell office:value-type="float" office:value="5858388894.22222" calcext:value-type="float">
            <text:p>5858388894.22222</text:p>
          </table:table-cell>
          <table:table-cell table:formula="of:=[.E50]/1000000000" office:value-type="float" office:value="5.85838889422222" calcext:value-type="float">
            <text:p>5.8583888942</text:p>
          </table:table-cell>
          <table:table-cell/>
          <table:table-cell office:value-type="string" calcext:value-type="string">
            <text:p>Cost_Parallel_Work_Broadcast5_28</text:p>
          </table:table-cell>
          <table:table-cell office:value-type="float" office:value="504000000" calcext:value-type="float">
            <text:p>504000000</text:p>
          </table:table-cell>
          <table:table-cell table:formula="of:=[.I50]/1000000000" office:value-type="float" office:value="0.504" calcext:value-type="float">
            <text:p>0.5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layLum</text:p>
          </table:table-cell>
          <table:table-cell office:value-type="float" office:value="6666666.66666667" calcext:value-type="float">
            <text:p>6666666.66666667</text:p>
          </table:table-cell>
          <table:table-cell table:formula="of:=[.E51]/1000000000" office:value-type="float" office:value="0.00666666666666667" calcext:value-type="float">
            <text:p>0.0066666667</text:p>
          </table:table-cell>
          <table:table-cell/>
          <table:table-cell office:value-type="string" calcext:value-type="string">
            <text:p>Cost_Parallel_Work_Broadcast5_7</text:p>
          </table:table-cell>
          <table:table-cell office:value-type="float" office:value="505222222.222222" calcext:value-type="float">
            <text:p>505222222.222222</text:p>
          </table:table-cell>
          <table:table-cell table:formula="of:=[.I51]/1000000000" office:value-type="float" office:value="0.505222222222222" calcext:value-type="float">
            <text:p>0.505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layRGB</text:p>
          </table:table-cell>
          <table:table-cell office:value-type="float" office:value="8444444.44444444" calcext:value-type="float">
            <text:p>8444444.44444444</text:p>
          </table:table-cell>
          <table:table-cell table:formula="of:=[.E52]/1000000000" office:value-type="float" office:value="0.00844444444444444" calcext:value-type="float">
            <text:p>0.0084444444</text:p>
          </table:table-cell>
          <table:table-cell/>
          <table:table-cell office:value-type="string" calcext:value-type="string">
            <text:p>Cost_Parallel_Work_Broadcast5_2</text:p>
          </table:table-cell>
          <table:table-cell office:value-type="float" office:value="509444444.444444" calcext:value-type="float">
            <text:p>509444444.444444</text:p>
          </table:table-cell>
          <table:table-cell table:formula="of:=[.I52]/1000000000" office:value-type="float" office:value="0.509444444444444" calcext:value-type="float">
            <text:p>0.509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lode_Split_output</text:p>
          </table:table-cell>
          <table:table-cell office:value-type="float" office:value="332222222.222222" calcext:value-type="float">
            <text:p>332222222.222222</text:p>
          </table:table-cell>
          <table:table-cell table:formula="of:=[.E53]/1000000000" office:value-type="float" office:value="0.332222222222222" calcext:value-type="float">
            <text:p>0.3322222222</text:p>
          </table:table-cell>
          <table:table-cell/>
          <table:table-cell office:value-type="string" calcext:value-type="string">
            <text:p>Cost_Parallel_Work_Broadcast5_14</text:p>
          </table:table-cell>
          <table:table-cell office:value-type="float" office:value="510333333.333333" calcext:value-type="float">
            <text:p>510333333.333333</text:p>
          </table:table-cell>
          <table:table-cell table:formula="of:=[.I53]/1000000000" office:value-type="float" office:value="0.510333333333333" calcext:value-type="float">
            <text:p>0.510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Cost_Parallel_Work_Broadcast2_in</text:p>
          </table:table-cell>
          <table:table-cell office:value-type="float" office:value="11866555505.7778" calcext:value-type="float">
            <text:p>11866555505.7778</text:p>
          </table:table-cell>
          <table:table-cell table:style-name="ce15" table:formula="of:=[.E54]/1000000000" office:value-type="float" office:value="11.8665555057778" calcext:value-type="float">
            <text:p>11.8665555058</text:p>
          </table:table-cell>
          <table:table-cell/>
          <table:table-cell office:value-type="string" calcext:value-type="string">
            <text:p>Cost_Parallel_Work_Broadcast5_12</text:p>
          </table:table-cell>
          <table:table-cell office:value-type="float" office:value="512111111.111111" calcext:value-type="float">
            <text:p>512111111.111111</text:p>
          </table:table-cell>
          <table:table-cell table:formula="of:=[.I54]/1000000000" office:value-type="float" office:value="0.512111111111111" calcext:value-type="float">
            <text:p>0.512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Cost_Parallel_Work_Broadcast3_in</text:p>
          </table:table-cell>
          <table:table-cell office:value-type="float" office:value="5759444480" calcext:value-type="float">
            <text:p>5759444480</text:p>
          </table:table-cell>
          <table:table-cell table:formula="of:=[.E55]/1000000000" office:value-type="float" office:value="5.75944448" calcext:value-type="float">
            <text:p>5.75944448</text:p>
          </table:table-cell>
          <table:table-cell/>
          <table:table-cell office:value-type="string" calcext:value-type="string">
            <text:p>Cost_Parallel_Work_Broadcast5_25</text:p>
          </table:table-cell>
          <table:table-cell office:value-type="float" office:value="528222222.222222" calcext:value-type="float">
            <text:p>528222222.222222</text:p>
          </table:table-cell>
          <table:table-cell table:formula="of:=[.I55]/1000000000" office:value-type="float" office:value="0.528222222222222" calcext:value-type="float">
            <text:p>0.528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lum2RGB_in</text:p>
          </table:table-cell>
          <table:table-cell office:value-type="float" office:value="266777777.777778" calcext:value-type="float">
            <text:p>266777777.777778</text:p>
          </table:table-cell>
          <table:table-cell table:formula="of:=[.E56]/1000000000" office:value-type="float" office:value="0.266777777777778" calcext:value-type="float">
            <text:p>0.2667777778</text:p>
          </table:table-cell>
          <table:table-cell/>
          <table:table-cell office:value-type="string" calcext:value-type="string">
            <text:p>Cost_Parallel_Work_Broadcast5_18</text:p>
          </table:table-cell>
          <table:table-cell office:value-type="float" office:value="538111111.111111" calcext:value-type="float">
            <text:p>538111111.111111</text:p>
          </table:table-cell>
          <table:table-cell table:formula="of:=[.I56]/1000000000" office:value-type="float" office:value="0.538111111111111" calcext:value-type="float">
            <text:p>0.538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m2RGB</text:p>
          </table:table-cell>
          <table:table-cell office:value-type="float" office:value="502777777.777778" calcext:value-type="float">
            <text:p>502777777.777778</text:p>
          </table:table-cell>
          <table:table-cell table:formula="of:=[.E57]/1000000000" office:value-type="float" office:value="0.502777777777778" calcext:value-type="float">
            <text:p>0.5027777778</text:p>
          </table:table-cell>
          <table:table-cell/>
          <table:table-cell office:value-type="string" calcext:value-type="string">
            <text:p>Cost_Parallel_Work_Broadcast5_8</text:p>
          </table:table-cell>
          <table:table-cell office:value-type="float" office:value="551333333.333333" calcext:value-type="float">
            <text:p>551333333.333333</text:p>
          </table:table-cell>
          <table:table-cell table:formula="of:=[.I57]/1000000000" office:value-type="float" office:value="0.551333333333333" calcext:value-type="float">
            <text:p>0.551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Filter</text:p>
          </table:table-cell>
          <table:table-cell office:value-type="float" office:value="4761029632" calcext:value-type="float">
            <text:p>4761029632</text:p>
          </table:table-cell>
          <table:table-cell table:formula="of:=[.E58]/1000000000" office:value-type="float" office:value="4.761029632" calcext:value-type="float">
            <text:p>4.761029632</text:p>
          </table:table-cell>
          <table:table-cell/>
          <table:table-cell office:value-type="string" calcext:value-type="string">
            <text:p>Cost_Parallel_Work_Broadcast5_21</text:p>
          </table:table-cell>
          <table:table-cell office:value-type="float" office:value="561222222.222222" calcext:value-type="float">
            <text:p>561222222.222222</text:p>
          </table:table-cell>
          <table:table-cell table:formula="of:=[.I58]/1000000000" office:value-type="float" office:value="0.561222222222222" calcext:value-type="float">
            <text:p>0.561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fsetGen</text:p>
          </table:table-cell>
          <table:table-cell office:value-type="float" office:value="6000000" calcext:value-type="float">
            <text:p>6000000</text:p>
          </table:table-cell>
          <table:table-cell table:formula="of:=[.E59]/1000000000" office:value-type="float" office:value="0.006" calcext:value-type="float">
            <text:p>0.006</text:p>
          </table:table-cell>
          <table:table-cell/>
          <table:table-cell office:value-type="string" calcext:value-type="string">
            <text:p>Cost_Parallel_Work_Broadcast5_0</text:p>
          </table:table-cell>
          <table:table-cell office:value-type="float" office:value="697666666.666667" calcext:value-type="float">
            <text:p>697666666.666667</text:p>
          </table:table-cell>
          <table:table-cell table:formula="of:=[.I59]/1000000000" office:value-type="float" office:value="0.697666666666667" calcext:value-type="float">
            <text:p>0.697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PPM</text:p>
          </table:table-cell>
          <table:table-cell office:value-type="float" office:value="1802111118.22222" calcext:value-type="float">
            <text:p>1802111118.22222</text:p>
          </table:table-cell>
          <table:table-cell table:formula="of:=[.E60]/1000000000" office:value-type="float" office:value="1.80211111822222" calcext:value-type="float">
            <text:p>1.8021111182</text:p>
          </table:table-cell>
          <table:table-cell/>
          <table:table-cell office:value-type="string" calcext:value-type="string">
            <text:p>Cost_Parallel_Work_Broadcast5_6</text:p>
          </table:table-cell>
          <table:table-cell office:value-type="float" office:value="700444444.444444" calcext:value-type="float">
            <text:p>700444444.444444</text:p>
          </table:table-cell>
          <table:table-cell table:formula="of:=[.I60]/1000000000" office:value-type="float" office:value="0.700444444444444" calcext:value-type="float">
            <text:p>0.700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gb2Gray</text:p>
          </table:table-cell>
          <table:table-cell office:value-type="float" office:value="6677888881.77778" calcext:value-type="float">
            <text:p>6677888881.77778</text:p>
          </table:table-cell>
          <table:table-cell table:formula="of:=[.E61]/1000000000" office:value-type="float" office:value="6.67788888177778" calcext:value-type="float">
            <text:p>6.6778888818</text:p>
          </table:table-cell>
          <table:table-cell/>
          <table:table-cell office:value-type="string" calcext:value-type="string">
            <text:p>Cost_Parallel_Work_Broadcast5_17</text:p>
          </table:table-cell>
          <table:table-cell office:value-type="float" office:value="772666666.666667" calcext:value-type="float">
            <text:p>772666666.666667</text:p>
          </table:table-cell>
          <table:table-cell table:formula="of:=[.I61]/1000000000" office:value-type="float" office:value="0.772666666666667" calcext:value-type="float">
            <text:p>0.772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lit</text:p>
          </table:table-cell>
          <table:table-cell office:value-type="float" office:value="276444444.444444" calcext:value-type="float">
            <text:p>276444444.444444</text:p>
          </table:table-cell>
          <table:table-cell table:formula="of:=[.E62]/1000000000" office:value-type="float" office:value="0.276444444444444" calcext:value-type="float">
            <text:p>0.2764444444</text:p>
          </table:table-cell>
          <table:table-cell/>
          <table:table-cell office:value-type="string" calcext:value-type="string">
            <text:p>Cost_Parallel_Work_Broadcast5_11</text:p>
          </table:table-cell>
          <table:table-cell office:value-type="float" office:value="832333333.333333" calcext:value-type="float">
            <text:p>832333333.333333</text:p>
          </table:table-cell>
          <table:table-cell table:formula="of:=[.I62]/1000000000" office:value-type="float" office:value="0.832333333333333" calcext:value-type="float">
            <text:p>0.832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ritePPM</text:p>
          </table:table-cell>
          <table:table-cell office:value-type="float" office:value="131148999338.667" calcext:value-type="float">
            <text:p>131148999338.667</text:p>
          </table:table-cell>
          <table:table-cell table:style-name="ce15" table:formula="of:=[.E63]/1000000000" office:value-type="float" office:value="131.148999338667" calcext:value-type="float">
            <text:p>131.1489993387</text:p>
          </table:table-cell>
          <table:table-cell/>
          <table:table-cell office:value-type="string" calcext:value-type="string">
            <text:p>Cost_Parallel_Work_Broadcast1_1</text:p>
          </table:table-cell>
          <table:table-cell office:value-type="float" office:value="1398888888.88889" calcext:value-type="float">
            <text:p>1398888888.88889</text:p>
          </table:table-cell>
          <table:table-cell table:formula="of:=[.I63]/1000000000" office:value-type="float" office:value="1.39888888888889" calcext:value-type="float">
            <text:p>1.39888888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oadcast1_2</text:p>
          </table:table-cell>
          <table:table-cell office:value-type="float" office:value="1484777770.66667" calcext:value-type="float">
            <text:p>1484777770.66667</text:p>
          </table:table-cell>
          <table:table-cell table:formula="of:=[.I64]/1000000000" office:value-type="float" office:value="1.48477777066667" calcext:value-type="float">
            <text:p>1.48477777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oadcast1_0</text:p>
          </table:table-cell>
          <table:table-cell office:value-type="float" office:value="1524111104" calcext:value-type="float">
            <text:p>1524111104</text:p>
          </table:table-cell>
          <table:table-cell table:formula="of:=[.I65]/1000000000" office:value-type="float" office:value="1.524111104" calcext:value-type="float">
            <text:p>1.5241111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oadcast1_3</text:p>
          </table:table-cell>
          <table:table-cell office:value-type="float" office:value="1582222222.22222" calcext:value-type="float">
            <text:p>1582222222.22222</text:p>
          </table:table-cell>
          <table:table-cell table:formula="of:=[.I66]/1000000000" office:value-type="float" office:value="1.58222222222222" calcext:value-type="float">
            <text:p>1.58222222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oadcast1</text:p>
          </table:table-cell>
          <table:table-cell office:value-type="float" office:value="1912111104" calcext:value-type="float">
            <text:p>1912111104</text:p>
          </table:table-cell>
          <table:table-cell table:formula="of:=[.I67]/1000000000" office:value-type="float" office:value="1.912111104" calcext:value-type="float">
            <text:p>1.9121111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adPPM</text:p>
          </table:table-cell>
          <table:table-cell office:value-type="float" office:value="2061833344" calcext:value-type="float">
            <text:p>2061833344</text:p>
          </table:table-cell>
          <table:table-cell table:formula="of:=[.I68]/1000000000" office:value-type="float" office:value="2.061833344" calcext:value-type="float">
            <text:p>2.06183334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oadcast0</text:p>
          </table:table-cell>
          <table:table-cell office:value-type="float" office:value="2211111111.11111" calcext:value-type="float">
            <text:p>2211111111.11111</text:p>
          </table:table-cell>
          <table:table-cell table:formula="of:=[.I69]/1000000000" office:value-type="float" office:value="2.21111111111111" calcext:value-type="float">
            <text:p>2.21111111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_rgbL</text:p>
          </table:table-cell>
          <table:table-cell office:value-type="float" office:value="3667555527.11111" calcext:value-type="float">
            <text:p>3667555527.11111</text:p>
          </table:table-cell>
          <table:table-cell table:formula="of:=[.I70]/1000000000" office:value-type="float" office:value="3.66755552711111" calcext:value-type="float">
            <text:p>3.66755552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oadcast2</text:p>
          </table:table-cell>
          <table:table-cell office:value-type="float" office:value="4163444451.55556" calcext:value-type="float">
            <text:p>4163444451.55556</text:p>
          </table:table-cell>
          <table:table-cell table:formula="of:=[.I71]/1000000000" office:value-type="float" office:value="4.16344445155556" calcext:value-type="float">
            <text:p>4.16344445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edianFilter</text:p>
          </table:table-cell>
          <table:table-cell office:value-type="float" office:value="5099955545.12593" calcext:value-type="float">
            <text:p>5099955545.12593</text:p>
          </table:table-cell>
          <table:table-cell table:formula="of:=[.I72]/1000000000" office:value-type="float" office:value="5.09995554512593" calcext:value-type="float">
            <text:p>5.0999555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isparitySelect</text:p>
          </table:table-cell>
          <table:table-cell office:value-type="float" office:value="6314700009.24444" calcext:value-type="float">
            <text:p>6314700009.24444</text:p>
          </table:table-cell>
          <table:table-cell table:formula="of:=[.I73]/1000000000" office:value-type="float" office:value="6.31470000924444" calcext:value-type="float">
            <text:p>6.31470000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gb2Gray</text:p>
          </table:table-cell>
          <table:table-cell office:value-type="float" office:value="6691111139.55556" calcext:value-type="float">
            <text:p>6691111139.55556</text:p>
          </table:table-cell>
          <table:table-cell table:formula="of:=[.I74]/1000000000" office:value-type="float" office:value="6.69111113955556" calcext:value-type="float">
            <text:p>6.69111113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ensus</text:p>
          </table:table-cell>
          <table:table-cell office:value-type="float" office:value="6860166656" calcext:value-type="float">
            <text:p>6860166656</text:p>
          </table:table-cell>
          <table:table-cell table:formula="of:=[.I75]/1000000000" office:value-type="float" office:value="6.860166656" calcext:value-type="float">
            <text:p>6.8601666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_cenR</text:p>
          </table:table-cell>
          <table:table-cell office:value-type="float" office:value="7075555555.55556" calcext:value-type="float">
            <text:p>7075555555.55556</text:p>
          </table:table-cell>
          <table:table-cell table:formula="of:=[.I76]/1000000000" office:value-type="float" office:value="7.07555555555556" calcext:value-type="float">
            <text:p>7.07555555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_cenL</text:p>
          </table:table-cell>
          <table:table-cell office:value-type="float" office:value="7450888874.66667" calcext:value-type="float">
            <text:p>7450888874.66667</text:p>
          </table:table-cell>
          <table:table-cell table:formula="of:=[.I77]/1000000000" office:value-type="float" office:value="7.45088887466667" calcext:value-type="float">
            <text:p>7.450888874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Construction</text:p>
          </table:table-cell>
          <table:table-cell office:value-type="float" office:value="13266744460.3259" calcext:value-type="float">
            <text:p>13266744460.3259</text:p>
          </table:table-cell>
          <table:table-cell table:formula="of:=[.I78]/1000000000" office:value-type="float" office:value="13.2667444603259" calcext:value-type="float">
            <text:p>13.26674446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mplode_Cost_Parallel_Work_Broadcast2_in</text:p>
          </table:table-cell>
          <table:table-cell office:value-type="float" office:value="17842222648.8889" calcext:value-type="float">
            <text:p>17842222648.8889</text:p>
          </table:table-cell>
          <table:table-cell table:formula="of:=[.I79]/1000000000" office:value-type="float" office:value="17.8422226488889" calcext:value-type="float">
            <text:p>17.84222264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mplode_Cost_Parallel_Work_Broadcast3_in</text:p>
          </table:table-cell>
          <table:table-cell office:value-type="float" office:value="19481777948.4444" calcext:value-type="float">
            <text:p>19481777948.4444</text:p>
          </table:table-cell>
          <table:table-cell table:formula="of:=[.I80]/1000000000" office:value-type="float" office:value="19.4817779484444" calcext:value-type="float">
            <text:p>19.48177794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_grayR</text:p>
          </table:table-cell>
          <table:table-cell office:value-type="float" office:value="37717666019.5556" calcext:value-type="float">
            <text:p>37717666019.5556</text:p>
          </table:table-cell>
          <table:table-cell table:formula="of:=[.I81]/1000000000" office:value-type="float" office:value="37.7176660195556" calcext:value-type="float">
            <text:p>37.71766601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_grayL</text:p>
          </table:table-cell>
          <table:table-cell office:value-type="float" office:value="40540221895.1111" calcext:value-type="float">
            <text:p>40540221895.1111</text:p>
          </table:table-cell>
          <table:table-cell table:formula="of:=[.I82]/1000000000" office:value-type="float" office:value="40.5402218951111" calcext:value-type="float">
            <text:p>40.54022189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ggregateCost</text:p>
          </table:table-cell>
          <table:table-cell office:value-type="float" office:value="75783540948.3852" calcext:value-type="float">
            <text:p>75783540948.3852</text:p>
          </table:table-cell>
          <table:table-cell table:formula="of:=[.I83]/1000000000" office:value-type="float" office:value="75.7835409483852" calcext:value-type="float">
            <text:p>75.78354094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mputeWeights</text:p>
          </table:table-cell>
          <table:table-cell office:value-type="float" office:value="84968819370.6667" calcext:value-type="float">
            <text:p>84968819370.6667</text:p>
          </table:table-cell>
          <table:table-cell table:formula="of:=[.I84]/1000000000" office:value-type="float" office:value="84.9688193706667" calcext:value-type="float">
            <text:p>84.96881937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ritePPM</text:p>
          </table:table-cell>
          <table:table-cell office:value-type="float" office:value="130634999580.444" calcext:value-type="float">
            <text:p>130634999580.444</text:p>
          </table:table-cell>
          <table:table-cell table:formula="of:=[.I85]/1000000000" office:value-type="float" office:value="130.634999580444" calcext:value-type="float">
            <text:p>130.63499958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oadcast3</text:p>
          </table:table-cell>
          <table:table-cell office:value-type="float" office:value="497248782108.445" calcext:value-type="float">
            <text:p>497248782108.445</text:p>
          </table:table-cell>
          <table:table-cell table:formula="of:=[.I86]/1000000000" office:value-type="float" office:value="497.248782108445" calcext:value-type="float">
            <text:p>497.24878210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st_Parallel_Work_Broadcast2</text:p>
          </table:table-cell>
          <table:table-cell office:value-type="float" office:value="613393323349.333" calcext:value-type="float">
            <text:p>613393323349.333</text:p>
          </table:table-cell>
          <table:table-cell table:formula="of:=[.I87]/1000000000" office:value-type="float" office:value="613.393323349333" calcext:value-type="float">
            <text:p>613.3933233493</text:p>
          </table:table-cell>
        </table:table-row>
      </table:table>
      <table:table table:name="NewParams_90x75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st_Parallel_Work_Broadcast5_56_end_back_13500_0</text:p>
          </table:table-cell>
          <table:table-cell office:value-type="float" office:value="0" calcext:value-type="float">
            <text:p>0</text:p>
          </table:table-cell>
          <table:table-cell table:formula="of:=[.E2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  <table:table-cell table:formula="of:=[.E3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  <table:table-cell table:formula="of:=[.E4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8_end_back_13500_0</text:p>
          </table:table-cell>
          <table:table-cell office:value-type="float" office:value="0" calcext:value-type="float">
            <text:p>0</text:p>
          </table:table-cell>
          <table:table-cell table:formula="of:=[.E5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9_end_out1_6750_0</text:p>
          </table:table-cell>
          <table:table-cell office:value-type="float" office:value="0" calcext:value-type="float">
            <text:p>0</text:p>
          </table:table-cell>
          <table:table-cell table:formula="of:=[.E6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2_end_back_13500_0</text:p>
          </table:table-cell>
          <table:table-cell office:value-type="float" office:value="0" calcext:value-type="float">
            <text:p>0</text:p>
          </table:table-cell>
          <table:table-cell table:formula="of:=[.E7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  <table:table-cell table:formula="of:=[.E8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9_end_back_13500_0</text:p>
          </table:table-cell>
          <table:table-cell office:value-type="float" office:value="0" calcext:value-type="float">
            <text:p>0</text:p>
          </table:table-cell>
          <table:table-cell table:formula="of:=[.E9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  <table:table-cell table:formula="of:=[.E10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0_init_bestCostFeed</text:p>
          </table:table-cell>
          <table:table-cell office:value-type="float" office:value="0" calcext:value-type="float">
            <text:p>0</text:p>
          </table:table-cell>
          <table:table-cell table:formula="of:=[.E11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5_end_back_13500_0</text:p>
          </table:table-cell>
          <table:table-cell office:value-type="float" office:value="0" calcext:value-type="float">
            <text:p>0</text:p>
          </table:table-cell>
          <table:table-cell table:formula="of:=[.E12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  <table:table-cell table:formula="of:=[.E13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3_end_back_13500_0</text:p>
          </table:table-cell>
          <table:table-cell office:value-type="float" office:value="0" calcext:value-type="float">
            <text:p>0</text:p>
          </table:table-cell>
          <table:table-cell table:formula="of:=[.E14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59_end_backBestCost</text:p>
          </table:table-cell>
          <table:table-cell office:value-type="float" office:value="0" calcext:value-type="float">
            <text:p>0</text:p>
          </table:table-cell>
          <table:table-cell table:formula="of:=[.E15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  <table:table-cell table:formula="of:=[.E16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4_end_back_13500_0</text:p>
          </table:table-cell>
          <table:table-cell office:value-type="float" office:value="0" calcext:value-type="float">
            <text:p>0</text:p>
          </table:table-cell>
          <table:table-cell table:formula="of:=[.E17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7_end_back_13500_0</text:p>
          </table:table-cell>
          <table:table-cell office:value-type="float" office:value="0" calcext:value-type="float">
            <text:p>0</text:p>
          </table:table-cell>
          <table:table-cell table:formula="of:=[.E18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0_init_back</text:p>
          </table:table-cell>
          <table:table-cell office:value-type="float" office:value="0" calcext:value-type="float">
            <text:p>0</text:p>
          </table:table-cell>
          <table:table-cell table:formula="of:=[.E19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CostConstruction_3_init_back</text:p>
          </table:table-cell>
          <table:table-cell office:value-type="float" office:value="0" calcext:value-type="float">
            <text:p>0</text:p>
          </table:table-cell>
          <table:table-cell table:formula="of:=[.E20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disparitySelect_0_init_currentResult</text:p>
          </table:table-cell>
          <table:table-cell office:value-type="float" office:value="0" calcext:value-type="float">
            <text:p>0</text:p>
          </table:table-cell>
          <table:table-cell table:formula="of:=[.E21]/100000000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layLum</text:p>
          </table:table-cell>
          <table:table-cell office:value-type="float" office:value="5666666.66666667" calcext:value-type="float">
            <text:p>5666666.66666667</text:p>
          </table:table-cell>
          <table:table-cell table:formula="of:=[.E22]/1000000000" office:value-type="float" office:value="0.00566666666666667" calcext:value-type="float">
            <text:p>0.005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fsetGen</text:p>
          </table:table-cell>
          <table:table-cell office:value-type="float" office:value="5777777.77777778" calcext:value-type="float">
            <text:p>5777777.77777778</text:p>
          </table:table-cell>
          <table:table-cell table:formula="of:=[.E23]/1000000000" office:value-type="float" office:value="0.00577777777777778" calcext:value-type="float">
            <text:p>0.005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layRGB</text:p>
          </table:table-cell>
          <table:table-cell office:value-type="float" office:value="5888888.88888889" calcext:value-type="float">
            <text:p>5888888.88888889</text:p>
          </table:table-cell>
          <table:table-cell table:formula="of:=[.E24]/1000000000" office:value-type="float" office:value="0.00588888888888889" calcext:value-type="float">
            <text:p>0.005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arityGen</text:p>
          </table:table-cell>
          <table:table-cell office:value-type="float" office:value="6000000" calcext:value-type="float">
            <text:p>6000000</text:p>
          </table:table-cell>
          <table:table-cell table:formula="of:=[.E25]/1000000000" office:value-type="float" office:value="0.006" calcext:value-type="float">
            <text:p>0.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rb_rawDisparity</text:p>
          </table:table-cell>
          <table:table-cell office:value-type="float" office:value="14666666.6666667" calcext:value-type="float">
            <text:p>14666666.6666667</text:p>
          </table:table-cell>
          <table:table-cell table:formula="of:=[.E26]/1000000000" office:value-type="float" office:value="0.0146666666666667" calcext:value-type="float">
            <text:p>0.014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lum2RGB_in</text:p>
          </table:table-cell>
          <table:table-cell office:value-type="float" office:value="16666666.6666667" calcext:value-type="float">
            <text:p>16666666.6666667</text:p>
          </table:table-cell>
          <table:table-cell table:formula="of:=[.E27]/1000000000" office:value-type="float" office:value="0.0166666666666667" calcext:value-type="float">
            <text:p>0.01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0</text:p>
          </table:table-cell>
          <table:table-cell office:value-type="float" office:value="20000000" calcext:value-type="float">
            <text:p>20000000</text:p>
          </table:table-cell>
          <table:table-cell table:formula="of:=[.E28]/1000000000" office:value-type="float" office:value="0.02" calcext:value-type="float">
            <text:p>0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lit</text:p>
          </table:table-cell>
          <table:table-cell office:value-type="float" office:value="21222222.2222222" calcext:value-type="float">
            <text:p>21222222.2222222</text:p>
          </table:table-cell>
          <table:table-cell table:formula="of:=[.E29]/1000000000" office:value-type="float" office:value="0.0212222222222222" calcext:value-type="float">
            <text:p>0.021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4</text:p>
          </table:table-cell>
          <table:table-cell office:value-type="float" office:value="21444444.4444444" calcext:value-type="float">
            <text:p>21444444.4444444</text:p>
          </table:table-cell>
          <table:table-cell table:formula="of:=[.E30]/1000000000" office:value-type="float" office:value="0.0214444444444444" calcext:value-type="float">
            <text:p>0.021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lode_Split_output</text:p>
          </table:table-cell>
          <table:table-cell office:value-type="float" office:value="22777777.7777778" calcext:value-type="float">
            <text:p>22777777.7777778</text:p>
          </table:table-cell>
          <table:table-cell table:formula="of:=[.E31]/1000000000" office:value-type="float" office:value="0.0227777777777778" calcext:value-type="float">
            <text:p>0.022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9</text:p>
          </table:table-cell>
          <table:table-cell office:value-type="float" office:value="24111111.1111111" calcext:value-type="float">
            <text:p>24111111.1111111</text:p>
          </table:table-cell>
          <table:table-cell table:formula="of:=[.E32]/1000000000" office:value-type="float" office:value="0.0241111111111111" calcext:value-type="float">
            <text:p>0.024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9</text:p>
          </table:table-cell>
          <table:table-cell office:value-type="float" office:value="24222222.2222222" calcext:value-type="float">
            <text:p>24222222.2222222</text:p>
          </table:table-cell>
          <table:table-cell table:formula="of:=[.E33]/1000000000" office:value-type="float" office:value="0.0242222222222222" calcext:value-type="float">
            <text:p>0.024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9</text:p>
          </table:table-cell>
          <table:table-cell office:value-type="float" office:value="24222222.2222222" calcext:value-type="float">
            <text:p>24222222.2222222</text:p>
          </table:table-cell>
          <table:table-cell table:formula="of:=[.E34]/1000000000" office:value-type="float" office:value="0.0242222222222222" calcext:value-type="float">
            <text:p>0.024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8</text:p>
          </table:table-cell>
          <table:table-cell office:value-type="float" office:value="24222222.2222222" calcext:value-type="float">
            <text:p>24222222.2222222</text:p>
          </table:table-cell>
          <table:table-cell table:formula="of:=[.E35]/1000000000" office:value-type="float" office:value="0.0242222222222222" calcext:value-type="float">
            <text:p>0.024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</text:p>
          </table:table-cell>
          <table:table-cell office:value-type="float" office:value="24333333.3333333" calcext:value-type="float">
            <text:p>24333333.3333333</text:p>
          </table:table-cell>
          <table:table-cell table:formula="of:=[.E36]/1000000000" office:value-type="float" office:value="0.0243333333333333" calcext:value-type="float">
            <text:p>0.024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0</text:p>
          </table:table-cell>
          <table:table-cell office:value-type="float" office:value="24333333.3333333" calcext:value-type="float">
            <text:p>24333333.3333333</text:p>
          </table:table-cell>
          <table:table-cell table:formula="of:=[.E37]/1000000000" office:value-type="float" office:value="0.0243333333333333" calcext:value-type="float">
            <text:p>0.024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8</text:p>
          </table:table-cell>
          <table:table-cell office:value-type="float" office:value="24333333.3333333" calcext:value-type="float">
            <text:p>24333333.3333333</text:p>
          </table:table-cell>
          <table:table-cell table:formula="of:=[.E38]/1000000000" office:value-type="float" office:value="0.0243333333333333" calcext:value-type="float">
            <text:p>0.024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7</text:p>
          </table:table-cell>
          <table:table-cell office:value-type="float" office:value="24333333.3333333" calcext:value-type="float">
            <text:p>24333333.3333333</text:p>
          </table:table-cell>
          <table:table-cell table:formula="of:=[.E39]/1000000000" office:value-type="float" office:value="0.0243333333333333" calcext:value-type="float">
            <text:p>0.024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6</text:p>
          </table:table-cell>
          <table:table-cell office:value-type="float" office:value="24555555.5555556" calcext:value-type="float">
            <text:p>24555555.5555556</text:p>
          </table:table-cell>
          <table:table-cell table:formula="of:=[.E40]/1000000000" office:value-type="float" office:value="0.0245555555555556" calcext:value-type="float">
            <text:p>0.024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5</text:p>
          </table:table-cell>
          <table:table-cell office:value-type="float" office:value="24555555.5555556" calcext:value-type="float">
            <text:p>24555555.5555556</text:p>
          </table:table-cell>
          <table:table-cell table:formula="of:=[.E41]/1000000000" office:value-type="float" office:value="0.0245555555555556" calcext:value-type="float">
            <text:p>0.024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4</text:p>
          </table:table-cell>
          <table:table-cell office:value-type="float" office:value="24555555.5555556" calcext:value-type="float">
            <text:p>24555555.5555556</text:p>
          </table:table-cell>
          <table:table-cell table:formula="of:=[.E42]/1000000000" office:value-type="float" office:value="0.0245555555555556" calcext:value-type="float">
            <text:p>0.024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6</text:p>
          </table:table-cell>
          <table:table-cell office:value-type="float" office:value="24555555.5555556" calcext:value-type="float">
            <text:p>24555555.5555556</text:p>
          </table:table-cell>
          <table:table-cell table:formula="of:=[.E43]/1000000000" office:value-type="float" office:value="0.0245555555555556" calcext:value-type="float">
            <text:p>0.024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4</text:p>
          </table:table-cell>
          <table:table-cell office:value-type="float" office:value="24666666.6666667" calcext:value-type="float">
            <text:p>24666666.6666667</text:p>
          </table:table-cell>
          <table:table-cell table:formula="of:=[.E44]/1000000000" office:value-type="float" office:value="0.0246666666666667" calcext:value-type="float">
            <text:p>0.024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3</text:p>
          </table:table-cell>
          <table:table-cell office:value-type="float" office:value="24666666.6666667" calcext:value-type="float">
            <text:p>24666666.6666667</text:p>
          </table:table-cell>
          <table:table-cell table:formula="of:=[.E45]/1000000000" office:value-type="float" office:value="0.0246666666666667" calcext:value-type="float">
            <text:p>0.024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2</text:p>
          </table:table-cell>
          <table:table-cell office:value-type="float" office:value="24777777.7777778" calcext:value-type="float">
            <text:p>24777777.7777778</text:p>
          </table:table-cell>
          <table:table-cell table:formula="of:=[.E46]/1000000000" office:value-type="float" office:value="0.0247777777777778" calcext:value-type="float">
            <text:p>0.024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6</text:p>
          </table:table-cell>
          <table:table-cell office:value-type="float" office:value="25000000" calcext:value-type="float">
            <text:p>25000000</text:p>
          </table:table-cell>
          <table:table-cell table:formula="of:=[.E47]/1000000000" office:value-type="float" office:value="0.025" calcext:value-type="float">
            <text:p>0.0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2</text:p>
          </table:table-cell>
          <table:table-cell office:value-type="float" office:value="25111111.1111111" calcext:value-type="float">
            <text:p>25111111.1111111</text:p>
          </table:table-cell>
          <table:table-cell table:formula="of:=[.E48]/1000000000" office:value-type="float" office:value="0.0251111111111111" calcext:value-type="float">
            <text:p>0.025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8</text:p>
          </table:table-cell>
          <table:table-cell office:value-type="float" office:value="25222222.2222222" calcext:value-type="float">
            <text:p>25222222.2222222</text:p>
          </table:table-cell>
          <table:table-cell table:formula="of:=[.E49]/1000000000" office:value-type="float" office:value="0.0252222222222222" calcext:value-type="float">
            <text:p>0.025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0</text:p>
          </table:table-cell>
          <table:table-cell office:value-type="float" office:value="25222222.2222222" calcext:value-type="float">
            <text:p>25222222.2222222</text:p>
          </table:table-cell>
          <table:table-cell table:formula="of:=[.E50]/1000000000" office:value-type="float" office:value="0.0252222222222222" calcext:value-type="float">
            <text:p>0.025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7</text:p>
          </table:table-cell>
          <table:table-cell office:value-type="float" office:value="25333333.3333333" calcext:value-type="float">
            <text:p>25333333.3333333</text:p>
          </table:table-cell>
          <table:table-cell table:formula="of:=[.E51]/1000000000" office:value-type="float" office:value="0.0253333333333333" calcext:value-type="float">
            <text:p>0.025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0</text:p>
          </table:table-cell>
          <table:table-cell office:value-type="float" office:value="25444444.4444444" calcext:value-type="float">
            <text:p>25444444.4444444</text:p>
          </table:table-cell>
          <table:table-cell table:formula="of:=[.E52]/1000000000" office:value-type="float" office:value="0.0254444444444444" calcext:value-type="float">
            <text:p>0.025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m2RGB</text:p>
          </table:table-cell>
          <table:table-cell office:value-type="float" office:value="25444444.4444444" calcext:value-type="float">
            <text:p>25444444.4444444</text:p>
          </table:table-cell>
          <table:table-cell table:formula="of:=[.E53]/1000000000" office:value-type="float" office:value="0.0254444444444444" calcext:value-type="float">
            <text:p>0.025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8</text:p>
          </table:table-cell>
          <table:table-cell office:value-type="float" office:value="26000000" calcext:value-type="float">
            <text:p>26000000</text:p>
          </table:table-cell>
          <table:table-cell table:formula="of:=[.E54]/1000000000" office:value-type="float" office:value="0.026" calcext:value-type="float">
            <text:p>0.0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5</text:p>
          </table:table-cell>
          <table:table-cell office:value-type="float" office:value="26000000" calcext:value-type="float">
            <text:p>26000000</text:p>
          </table:table-cell>
          <table:table-cell table:formula="of:=[.E55]/1000000000" office:value-type="float" office:value="0.026" calcext:value-type="float">
            <text:p>0.0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6</text:p>
          </table:table-cell>
          <table:table-cell office:value-type="float" office:value="26777777.7777778" calcext:value-type="float">
            <text:p>26777777.7777778</text:p>
          </table:table-cell>
          <table:table-cell table:formula="of:=[.E56]/1000000000" office:value-type="float" office:value="0.0267777777777778" calcext:value-type="float">
            <text:p>0.026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4</text:p>
          </table:table-cell>
          <table:table-cell office:value-type="float" office:value="27444444.4444444" calcext:value-type="float">
            <text:p>27444444.4444444</text:p>
          </table:table-cell>
          <table:table-cell table:formula="of:=[.E57]/1000000000" office:value-type="float" office:value="0.0274444444444444" calcext:value-type="float">
            <text:p>0.027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7</text:p>
          </table:table-cell>
          <table:table-cell office:value-type="float" office:value="27666666.6666667" calcext:value-type="float">
            <text:p>27666666.6666667</text:p>
          </table:table-cell>
          <table:table-cell table:formula="of:=[.E58]/1000000000" office:value-type="float" office:value="0.0276666666666667" calcext:value-type="float">
            <text:p>0.027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3</text:p>
          </table:table-cell>
          <table:table-cell office:value-type="float" office:value="27666666.6666667" calcext:value-type="float">
            <text:p>27666666.6666667</text:p>
          </table:table-cell>
          <table:table-cell table:formula="of:=[.E59]/1000000000" office:value-type="float" office:value="0.0276666666666667" calcext:value-type="float">
            <text:p>0.027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2</text:p>
          </table:table-cell>
          <table:table-cell office:value-type="float" office:value="27888888.8888889" calcext:value-type="float">
            <text:p>27888888.8888889</text:p>
          </table:table-cell>
          <table:table-cell table:formula="of:=[.E60]/1000000000" office:value-type="float" office:value="0.0278888888888889" calcext:value-type="float">
            <text:p>0.027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0</text:p>
          </table:table-cell>
          <table:table-cell office:value-type="float" office:value="27888888.8888889" calcext:value-type="float">
            <text:p>27888888.8888889</text:p>
          </table:table-cell>
          <table:table-cell table:formula="of:=[.E61]/1000000000" office:value-type="float" office:value="0.0278888888888889" calcext:value-type="float">
            <text:p>0.027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1</text:p>
          </table:table-cell>
          <table:table-cell office:value-type="float" office:value="28000000" calcext:value-type="float">
            <text:p>28000000</text:p>
          </table:table-cell>
          <table:table-cell table:formula="of:=[.E62]/1000000000" office:value-type="float" office:value="0.028" calcext:value-type="float">
            <text:p>0.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5</text:p>
          </table:table-cell>
          <table:table-cell office:value-type="float" office:value="28000000" calcext:value-type="float">
            <text:p>28000000</text:p>
          </table:table-cell>
          <table:table-cell table:formula="of:=[.E63]/1000000000" office:value-type="float" office:value="0.028" calcext:value-type="float">
            <text:p>0.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</text:p>
          </table:table-cell>
          <table:table-cell office:value-type="float" office:value="28111111.1111111" calcext:value-type="float">
            <text:p>28111111.1111111</text:p>
          </table:table-cell>
          <table:table-cell table:formula="of:=[.E64]/1000000000" office:value-type="float" office:value="0.0281111111111111" calcext:value-type="float">
            <text:p>0.028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5</text:p>
          </table:table-cell>
          <table:table-cell office:value-type="float" office:value="28111111.1111111" calcext:value-type="float">
            <text:p>28111111.1111111</text:p>
          </table:table-cell>
          <table:table-cell table:formula="of:=[.E65]/1000000000" office:value-type="float" office:value="0.0281111111111111" calcext:value-type="float">
            <text:p>0.028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9</text:p>
          </table:table-cell>
          <table:table-cell office:value-type="float" office:value="28111111.1111111" calcext:value-type="float">
            <text:p>28111111.1111111</text:p>
          </table:table-cell>
          <table:table-cell table:formula="of:=[.E66]/1000000000" office:value-type="float" office:value="0.0281111111111111" calcext:value-type="float">
            <text:p>0.028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3</text:p>
          </table:table-cell>
          <table:table-cell office:value-type="float" office:value="28111111.1111111" calcext:value-type="float">
            <text:p>28111111.1111111</text:p>
          </table:table-cell>
          <table:table-cell table:formula="of:=[.E67]/1000000000" office:value-type="float" office:value="0.0281111111111111" calcext:value-type="float">
            <text:p>0.028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1</text:p>
          </table:table-cell>
          <table:table-cell office:value-type="float" office:value="28111111.1111111" calcext:value-type="float">
            <text:p>28111111.1111111</text:p>
          </table:table-cell>
          <table:table-cell table:formula="of:=[.E68]/1000000000" office:value-type="float" office:value="0.0281111111111111" calcext:value-type="float">
            <text:p>0.028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7</text:p>
          </table:table-cell>
          <table:table-cell office:value-type="float" office:value="28222222.2222222" calcext:value-type="float">
            <text:p>28222222.2222222</text:p>
          </table:table-cell>
          <table:table-cell table:formula="of:=[.E69]/1000000000" office:value-type="float" office:value="0.0282222222222222" calcext:value-type="float">
            <text:p>0.028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4</text:p>
          </table:table-cell>
          <table:table-cell office:value-type="float" office:value="28222222.2222222" calcext:value-type="float">
            <text:p>28222222.2222222</text:p>
          </table:table-cell>
          <table:table-cell table:formula="of:=[.E70]/1000000000" office:value-type="float" office:value="0.0282222222222222" calcext:value-type="float">
            <text:p>0.028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4</text:p>
          </table:table-cell>
          <table:table-cell office:value-type="float" office:value="28222222.2222222" calcext:value-type="float">
            <text:p>28222222.2222222</text:p>
          </table:table-cell>
          <table:table-cell table:formula="of:=[.E71]/1000000000" office:value-type="float" office:value="0.0282222222222222" calcext:value-type="float">
            <text:p>0.028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2</text:p>
          </table:table-cell>
          <table:table-cell office:value-type="float" office:value="28222222.2222222" calcext:value-type="float">
            <text:p>28222222.2222222</text:p>
          </table:table-cell>
          <table:table-cell table:formula="of:=[.E72]/1000000000" office:value-type="float" office:value="0.0282222222222222" calcext:value-type="float">
            <text:p>0.028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2</text:p>
          </table:table-cell>
          <table:table-cell office:value-type="float" office:value="28333333.3333333" calcext:value-type="float">
            <text:p>28333333.3333333</text:p>
          </table:table-cell>
          <table:table-cell table:formula="of:=[.E73]/1000000000" office:value-type="float" office:value="0.0283333333333333" calcext:value-type="float">
            <text:p>0.028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1</text:p>
          </table:table-cell>
          <table:table-cell office:value-type="float" office:value="28444444.4444444" calcext:value-type="float">
            <text:p>28444444.4444444</text:p>
          </table:table-cell>
          <table:table-cell table:formula="of:=[.E74]/1000000000" office:value-type="float" office:value="0.0284444444444444" calcext:value-type="float">
            <text:p>0.028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0</text:p>
          </table:table-cell>
          <table:table-cell office:value-type="float" office:value="28444444.4444444" calcext:value-type="float">
            <text:p>28444444.4444444</text:p>
          </table:table-cell>
          <table:table-cell table:formula="of:=[.E75]/1000000000" office:value-type="float" office:value="0.0284444444444444" calcext:value-type="float">
            <text:p>0.028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6</text:p>
          </table:table-cell>
          <table:table-cell office:value-type="float" office:value="28444444.4444444" calcext:value-type="float">
            <text:p>28444444.4444444</text:p>
          </table:table-cell>
          <table:table-cell table:formula="of:=[.E76]/1000000000" office:value-type="float" office:value="0.0284444444444444" calcext:value-type="float">
            <text:p>0.028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9</text:p>
          </table:table-cell>
          <table:table-cell office:value-type="float" office:value="28444444.4444444" calcext:value-type="float">
            <text:p>28444444.4444444</text:p>
          </table:table-cell>
          <table:table-cell table:formula="of:=[.E77]/1000000000" office:value-type="float" office:value="0.0284444444444444" calcext:value-type="float">
            <text:p>0.028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</text:p>
          </table:table-cell>
          <table:table-cell office:value-type="float" office:value="28555555.5555556" calcext:value-type="float">
            <text:p>28555555.5555556</text:p>
          </table:table-cell>
          <table:table-cell table:formula="of:=[.E78]/1000000000" office:value-type="float" office:value="0.0285555555555556" calcext:value-type="float">
            <text:p>0.028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0</text:p>
          </table:table-cell>
          <table:table-cell office:value-type="float" office:value="28555555.5555556" calcext:value-type="float">
            <text:p>28555555.5555556</text:p>
          </table:table-cell>
          <table:table-cell table:formula="of:=[.E79]/1000000000" office:value-type="float" office:value="0.0285555555555556" calcext:value-type="float">
            <text:p>0.028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3</text:p>
          </table:table-cell>
          <table:table-cell office:value-type="float" office:value="28666666.6666667" calcext:value-type="float">
            <text:p>28666666.6666667</text:p>
          </table:table-cell>
          <table:table-cell table:formula="of:=[.E80]/1000000000" office:value-type="float" office:value="0.0286666666666667" calcext:value-type="float">
            <text:p>0.028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5</text:p>
          </table:table-cell>
          <table:table-cell office:value-type="float" office:value="28777777.7777778" calcext:value-type="float">
            <text:p>28777777.7777778</text:p>
          </table:table-cell>
          <table:table-cell table:formula="of:=[.E81]/1000000000" office:value-type="float" office:value="0.0287777777777778" calcext:value-type="float">
            <text:p>0.028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8</text:p>
          </table:table-cell>
          <table:table-cell office:value-type="float" office:value="28888888.8888889" calcext:value-type="float">
            <text:p>28888888.8888889</text:p>
          </table:table-cell>
          <table:table-cell table:formula="of:=[.E82]/1000000000" office:value-type="float" office:value="0.0288888888888889" calcext:value-type="float">
            <text:p>0.028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3</text:p>
          </table:table-cell>
          <table:table-cell office:value-type="float" office:value="29222222.2222222" calcext:value-type="float">
            <text:p>29222222.2222222</text:p>
          </table:table-cell>
          <table:table-cell table:formula="of:=[.E83]/1000000000" office:value-type="float" office:value="0.0292222222222222" calcext:value-type="float">
            <text:p>0.029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7</text:p>
          </table:table-cell>
          <table:table-cell office:value-type="float" office:value="29222222.2222222" calcext:value-type="float">
            <text:p>29222222.2222222</text:p>
          </table:table-cell>
          <table:table-cell table:formula="of:=[.E84]/1000000000" office:value-type="float" office:value="0.0292222222222222" calcext:value-type="float">
            <text:p>0.029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9</text:p>
          </table:table-cell>
          <table:table-cell office:value-type="float" office:value="29333333.3333333" calcext:value-type="float">
            <text:p>29333333.3333333</text:p>
          </table:table-cell>
          <table:table-cell table:formula="of:=[.E85]/1000000000" office:value-type="float" office:value="0.0293333333333333" calcext:value-type="float">
            <text:p>0.029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7</text:p>
          </table:table-cell>
          <table:table-cell office:value-type="float" office:value="29888888.8888889" calcext:value-type="float">
            <text:p>29888888.8888889</text:p>
          </table:table-cell>
          <table:table-cell table:formula="of:=[.E86]/1000000000" office:value-type="float" office:value="0.0298888888888889" calcext:value-type="float">
            <text:p>0.029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6</text:p>
          </table:table-cell>
          <table:table-cell office:value-type="float" office:value="34444444.4444444" calcext:value-type="float">
            <text:p>34444444.4444444</text:p>
          </table:table-cell>
          <table:table-cell table:formula="of:=[.E87]/1000000000" office:value-type="float" office:value="0.0344444444444444" calcext:value-type="float">
            <text:p>0.034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51</text:p>
          </table:table-cell>
          <table:table-cell office:value-type="float" office:value="35222222.2222222" calcext:value-type="float">
            <text:p>35222222.2222222</text:p>
          </table:table-cell>
          <table:table-cell table:formula="of:=[.E88]/1000000000" office:value-type="float" office:value="0.0352222222222222" calcext:value-type="float">
            <text:p>0.035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11</text:p>
          </table:table-cell>
          <table:table-cell office:value-type="float" office:value="36777777.7777778" calcext:value-type="float">
            <text:p>36777777.7777778</text:p>
          </table:table-cell>
          <table:table-cell table:formula="of:=[.E89]/1000000000" office:value-type="float" office:value="0.0367777777777778" calcext:value-type="float">
            <text:p>0.036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28</text:p>
          </table:table-cell>
          <table:table-cell office:value-type="float" office:value="37555555.5555555" calcext:value-type="float">
            <text:p>37555555.5555555</text:p>
          </table:table-cell>
          <table:table-cell table:formula="of:=[.E90]/1000000000" office:value-type="float" office:value="0.0375555555555555" calcext:value-type="float">
            <text:p>0.037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4</text:p>
          </table:table-cell>
          <table:table-cell office:value-type="float" office:value="38888888.8888889" calcext:value-type="float">
            <text:p>38888888.8888889</text:p>
          </table:table-cell>
          <table:table-cell table:formula="of:=[.E91]/1000000000" office:value-type="float" office:value="0.0388888888888889" calcext:value-type="float">
            <text:p>0.038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5_3</text:p>
          </table:table-cell>
          <table:table-cell office:value-type="float" office:value="40222222.2222222" calcext:value-type="float">
            <text:p>40222222.2222222</text:p>
          </table:table-cell>
          <table:table-cell table:formula="of:=[.E92]/1000000000" office:value-type="float" office:value="0.0402222222222222" calcext:value-type="float">
            <text:p>0.040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3</text:p>
          </table:table-cell>
          <table:table-cell office:value-type="float" office:value="61666666.6666667" calcext:value-type="float">
            <text:p>61666666.6666667</text:p>
          </table:table-cell>
          <table:table-cell table:formula="of:=[.E93]/1000000000" office:value-type="float" office:value="0.0616666666666667" calcext:value-type="float">
            <text:p>0.06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1</text:p>
          </table:table-cell>
          <table:table-cell office:value-type="float" office:value="63000000" calcext:value-type="float">
            <text:p>63000000</text:p>
          </table:table-cell>
          <table:table-cell table:formula="of:=[.E94]/1000000000" office:value-type="float" office:value="0.063" calcext:value-type="float">
            <text:p>0.0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2</text:p>
          </table:table-cell>
          <table:table-cell office:value-type="float" office:value="86555555.5555556" calcext:value-type="float">
            <text:p>86555555.5555556</text:p>
          </table:table-cell>
          <table:table-cell table:formula="of:=[.E95]/1000000000" office:value-type="float" office:value="0.0865555555555556" calcext:value-type="float">
            <text:p>0.086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1_0</text:p>
          </table:table-cell>
          <table:table-cell office:value-type="float" office:value="92777777.7777778" calcext:value-type="float">
            <text:p>92777777.7777778</text:p>
          </table:table-cell>
          <table:table-cell table:formula="of:=[.E96]/1000000000" office:value-type="float" office:value="0.0927777777777778" calcext:value-type="float">
            <text:p>0.09277777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1</text:p>
          </table:table-cell>
          <table:table-cell office:value-type="float" office:value="107666666.666667" calcext:value-type="float">
            <text:p>107666666.666667</text:p>
          </table:table-cell>
          <table:table-cell table:formula="of:=[.E97]/1000000000" office:value-type="float" office:value="0.107666666666667" calcext:value-type="float">
            <text:p>0.107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2</text:p>
          </table:table-cell>
          <table:table-cell office:value-type="float" office:value="120444444.444444" calcext:value-type="float">
            <text:p>120444444.444444</text:p>
          </table:table-cell>
          <table:table-cell table:formula="of:=[.E98]/1000000000" office:value-type="float" office:value="0.120444444444444" calcext:value-type="float">
            <text:p>0.120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adcast0</text:p>
          </table:table-cell>
          <table:table-cell office:value-type="float" office:value="134555555.555556" calcext:value-type="float">
            <text:p>134555555.555556</text:p>
          </table:table-cell>
          <table:table-cell table:formula="of:=[.E99]/1000000000" office:value-type="float" office:value="0.134555555555556" calcext:value-type="float">
            <text:p>0.134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rgbL</text:p>
          </table:table-cell>
          <table:table-cell office:value-type="float" office:value="138000000" calcext:value-type="float">
            <text:p>138000000</text:p>
          </table:table-cell>
          <table:table-cell table:formula="of:=[.E100]/1000000000" office:value-type="float" office:value="0.138" calcext:value-type="float">
            <text:p>0.1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PPM</text:p>
          </table:table-cell>
          <table:table-cell office:value-type="float" office:value="180222222.222222" calcext:value-type="float">
            <text:p>180222222.222222</text:p>
          </table:table-cell>
          <table:table-cell table:formula="of:=[.E101]/1000000000" office:value-type="float" office:value="0.180222222222222" calcext:value-type="float">
            <text:p>0.180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Filter</text:p>
          </table:table-cell>
          <table:table-cell office:value-type="float" office:value="191103703.703704" calcext:value-type="float">
            <text:p>191103703.703704</text:p>
          </table:table-cell>
          <table:table-cell table:formula="of:=[.E102]/1000000000" office:value-type="float" office:value="0.191103703703704" calcext:value-type="float">
            <text:p>0.19110370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aritySelect</text:p>
          </table:table-cell>
          <table:table-cell office:value-type="float" office:value="239183333.333333" calcext:value-type="float">
            <text:p>239183333.333333</text:p>
          </table:table-cell>
          <table:table-cell table:formula="of:=[.E103]/1000000000" office:value-type="float" office:value="0.239183333333333" calcext:value-type="float">
            <text:p>0.23918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sus</text:p>
          </table:table-cell>
          <table:table-cell office:value-type="float" office:value="253222222.222222" calcext:value-type="float">
            <text:p>253222222.222222</text:p>
          </table:table-cell>
          <table:table-cell table:formula="of:=[.E104]/1000000000" office:value-type="float" office:value="0.253222222222222" calcext:value-type="float">
            <text:p>0.253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gb2Gray</text:p>
          </table:table-cell>
          <table:table-cell office:value-type="float" office:value="322555555.555556" calcext:value-type="float">
            <text:p>322555555.555556</text:p>
          </table:table-cell>
          <table:table-cell table:formula="of:=[.E105]/1000000000" office:value-type="float" office:value="0.322555555555556" calcext:value-type="float">
            <text:p>0.322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Construction</text:p>
          </table:table-cell>
          <table:table-cell office:value-type="float" office:value="531942592.592593" calcext:value-type="float">
            <text:p>531942592.592593</text:p>
          </table:table-cell>
          <table:table-cell table:formula="of:=[.E106]/1000000000" office:value-type="float" office:value="0.531942592592593" calcext:value-type="float">
            <text:p>0.53194259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cenL</text:p>
          </table:table-cell>
          <table:table-cell office:value-type="float" office:value="556555555.555556" calcext:value-type="float">
            <text:p>556555555.555556</text:p>
          </table:table-cell>
          <table:table-cell table:formula="of:=[.E107]/1000000000" office:value-type="float" office:value="0.556555555555556" calcext:value-type="float">
            <text:p>0.556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cenR</text:p>
          </table:table-cell>
          <table:table-cell office:value-type="float" office:value="566444444.444444" calcext:value-type="float">
            <text:p>566444444.444444</text:p>
          </table:table-cell>
          <table:table-cell table:formula="of:=[.E108]/1000000000" office:value-type="float" office:value="0.566444444444444" calcext:value-type="float">
            <text:p>0.566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Cost_Parallel_Work_Broadcast3_in</text:p>
          </table:table-cell>
          <table:table-cell office:value-type="float" office:value="884666666.666667" calcext:value-type="float">
            <text:p>884666666.666667</text:p>
          </table:table-cell>
          <table:table-cell table:formula="of:=[.E109]/1000000000" office:value-type="float" office:value="0.884666666666667" calcext:value-type="float">
            <text:p>0.884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ode_Cost_Parallel_Work_Broadcast2_in</text:p>
          </table:table-cell>
          <table:table-cell office:value-type="float" office:value="891333333.333333" calcext:value-type="float">
            <text:p>891333333.333333</text:p>
          </table:table-cell>
          <table:table-cell table:formula="of:=[.E110]/1000000000" office:value-type="float" office:value="0.891333333333333" calcext:value-type="float">
            <text:p>0.891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grayR</text:p>
          </table:table-cell>
          <table:table-cell office:value-type="float" office:value="2150666680.88889" calcext:value-type="float">
            <text:p>2150666680.88889</text:p>
          </table:table-cell>
          <table:table-cell table:formula="of:=[.E111]/1000000000" office:value-type="float" office:value="2.15066668088889" calcext:value-type="float">
            <text:p>2.1506666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_grayL</text:p>
          </table:table-cell>
          <table:table-cell office:value-type="float" office:value="2196777770.66667" calcext:value-type="float">
            <text:p>2196777770.66667</text:p>
          </table:table-cell>
          <table:table-cell table:formula="of:=[.E112]/1000000000" office:value-type="float" office:value="2.19677777066667" calcext:value-type="float">
            <text:p>2.19677777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gregateCost</text:p>
          </table:table-cell>
          <table:table-cell office:value-type="float" office:value="2639818517.33333" calcext:value-type="float">
            <text:p>2639818517.33333</text:p>
          </table:table-cell>
          <table:table-cell table:formula="of:=[.E113]/1000000000" office:value-type="float" office:value="2.63981851733333" calcext:value-type="float">
            <text:p>2.6398185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eWeights</text:p>
          </table:table-cell>
          <table:table-cell office:value-type="float" office:value="3402930563.55556" calcext:value-type="float">
            <text:p>3402930563.55556</text:p>
          </table:table-cell>
          <table:table-cell table:formula="of:=[.E114]/1000000000" office:value-type="float" office:value="3.40293056355556" calcext:value-type="float">
            <text:p>3.40293056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ritePPM</text:p>
          </table:table-cell>
          <table:table-cell office:value-type="float" office:value="5894888846.22222" calcext:value-type="float">
            <text:p>5894888846.22222</text:p>
          </table:table-cell>
          <table:table-cell table:formula="of:=[.E115]/1000000000" office:value-type="float" office:value="5.89488884622222" calcext:value-type="float">
            <text:p>5.89488884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3</text:p>
          </table:table-cell>
          <table:table-cell office:value-type="float" office:value="28875889095.1111" calcext:value-type="float">
            <text:p>28875889095.1111</text:p>
          </table:table-cell>
          <table:table-cell table:formula="of:=[.E116]/1000000000" office:value-type="float" office:value="28.8758890951111" calcext:value-type="float">
            <text:p>28.87588909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_Parallel_Work_Broadcast2</text:p>
          </table:table-cell>
          <table:table-cell office:value-type="float" office:value="29204222179.5556" calcext:value-type="float">
            <text:p>29204222179.5556</text:p>
          </table:table-cell>
          <table:table-cell table:formula="of:=[.E117]/1000000000" office:value-type="float" office:value="29.2042221795556" calcext:value-type="float">
            <text:p>29.2042221796</text:p>
          </table:table-cell>
        </table:table-row>
      </table:table>
      <table:table table:name="stereo 270x225" table:style-name="ta1">
        <table:table-column table:style-name="co5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6" table:default-cell-style-name="ce3"/>
        <table:table-row table:style-name="ro1" table:number-rows-repeated="84">
          <table:table-cell table:number-columns-repeated="11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aggregateCost</text:p>
          </table:table-cell>
          <table:table-cell office:value-type="float" office:value="26623359283.2" calcext:value-type="float">
            <text:p>2662335928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roadcast0</text:p>
          </table:table-cell>
          <table:table-cell office:value-type="float" office:value="878222222.222222" calcext:value-type="float">
            <text:p>878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roadcast1</text:p>
          </table:table-cell>
          <table:table-cell office:value-type="float" office:value="676666666.666667" calcext:value-type="float">
            <text:p>676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roadcast2</text:p>
          </table:table-cell>
          <table:table-cell office:value-type="float" office:value="705444444.444444" calcext:value-type="float">
            <text:p>705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ensus</text:p>
          </table:table-cell>
          <table:table-cell office:value-type="float" office:value="2430722190.22222" calcext:value-type="float">
            <text:p>24307221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mputeWeights</text:p>
          </table:table-cell>
          <table:table-cell office:value-type="float" office:value="30480805575.1111" calcext:value-type="float">
            <text:p>3048080557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_cenL</text:p>
          </table:table-cell>
          <table:table-cell office:value-type="float" office:value="4935888896" calcext:value-type="float">
            <text:p>493588889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_cenR</text:p>
          </table:table-cell>
          <table:table-cell office:value-type="float" office:value="4844777813.33333" calcext:value-type="float">
            <text:p>484477781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_grayL</text:p>
          </table:table-cell>
          <table:table-cell office:value-type="float" office:value="20771333461.3333" calcext:value-type="float">
            <text:p>2077133346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_grayR</text:p>
          </table:table-cell>
          <table:table-cell office:value-type="float" office:value="21086777571.5556" calcext:value-type="float">
            <text:p>2108677757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_rgbL</text:p>
          </table:table-cell>
          <table:table-cell office:value-type="float" office:value="1256222222.22222" calcext:value-type="float">
            <text:p>1256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0</text:p>
          </table:table-cell>
          <table:table-cell office:value-type="float" office:value="43000000" calcext:value-type="float">
            <text:p>43000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1_0</text:p>
          </table:table-cell>
          <table:table-cell office:value-type="float" office:value="532333333.333333" calcext:value-type="float">
            <text:p>5323333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1_1</text:p>
          </table:table-cell>
          <table:table-cell office:value-type="float" office:value="512444444.444444" calcext:value-type="float">
            <text:p>512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1_2</text:p>
          </table:table-cell>
          <table:table-cell office:value-type="float" office:value="525888888.888889" calcext:value-type="float">
            <text:p>525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1_3</text:p>
          </table:table-cell>
          <table:table-cell office:value-type="float" office:value="848777777.777778" calcext:value-type="float">
            <text:p>848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2</text:p>
          </table:table-cell>
          <table:table-cell office:value-type="float" office:value="381266664561.778" calcext:value-type="float">
            <text:p>38126666456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3</text:p>
          </table:table-cell>
          <table:table-cell office:value-type="float" office:value="374591112988.444" calcext:value-type="float">
            <text:p>37459111298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4</text:p>
          </table:table-cell>
          <table:table-cell office:value-type="float" office:value="24000000" calcext:value-type="float">
            <text:p>24000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0</text:p>
          </table:table-cell>
          <table:table-cell office:value-type="float" office:value="173666666.666667" calcext:value-type="float">
            <text:p>173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</text:p>
          </table:table-cell>
          <table:table-cell office:value-type="float" office:value="172888888.888889" calcext:value-type="float">
            <text:p>172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0</text:p>
          </table:table-cell>
          <table:table-cell office:value-type="float" office:value="217666666.666667" calcext:value-type="float">
            <text:p>217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1</text:p>
          </table:table-cell>
          <table:table-cell office:value-type="float" office:value="226444444.444444" calcext:value-type="float">
            <text:p>226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2</text:p>
          </table:table-cell>
          <table:table-cell office:value-type="float" office:value="170222222.222222" calcext:value-type="float">
            <text:p>170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3</text:p>
          </table:table-cell>
          <table:table-cell office:value-type="float" office:value="192666666.666667" calcext:value-type="float">
            <text:p>192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4</text:p>
          </table:table-cell>
          <table:table-cell office:value-type="float" office:value="178444444.444444" calcext:value-type="float">
            <text:p>178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5</text:p>
          </table:table-cell>
          <table:table-cell office:value-type="float" office:value="189222222.222222" calcext:value-type="float">
            <text:p>189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6</text:p>
          </table:table-cell>
          <table:table-cell office:value-type="float" office:value="175222222.222222" calcext:value-type="float">
            <text:p>175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7</text:p>
          </table:table-cell>
          <table:table-cell office:value-type="float" office:value="177333333.333333" calcext:value-type="float">
            <text:p>1773333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8</text:p>
          </table:table-cell>
          <table:table-cell office:value-type="float" office:value="177888888.888889" calcext:value-type="float">
            <text:p>177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19</text:p>
          </table:table-cell>
          <table:table-cell office:value-type="float" office:value="176777777.777778" calcext:value-type="float">
            <text:p>176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</text:p>
          </table:table-cell>
          <table:table-cell office:value-type="float" office:value="285333333.333333" calcext:value-type="float">
            <text:p>2853333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0</text:p>
          </table:table-cell>
          <table:table-cell office:value-type="float" office:value="196444444.444444" calcext:value-type="float">
            <text:p>196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1</text:p>
          </table:table-cell>
          <table:table-cell office:value-type="float" office:value="177888888.888889" calcext:value-type="float">
            <text:p>177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2</text:p>
          </table:table-cell>
          <table:table-cell office:value-type="float" office:value="174555555.555556" calcext:value-type="float">
            <text:p>174555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3</text:p>
          </table:table-cell>
          <table:table-cell office:value-type="float" office:value="177444444.444444" calcext:value-type="float">
            <text:p>177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4</text:p>
          </table:table-cell>
          <table:table-cell office:value-type="float" office:value="169111111.111111" calcext:value-type="float">
            <text:p>169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5</text:p>
          </table:table-cell>
          <table:table-cell office:value-type="float" office:value="185555555.555556" calcext:value-type="float">
            <text:p>185555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6</text:p>
          </table:table-cell>
          <table:table-cell office:value-type="float" office:value="178888888.888889" calcext:value-type="float">
            <text:p>178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7</text:p>
          </table:table-cell>
          <table:table-cell office:value-type="float" office:value="180555555.555556" calcext:value-type="float">
            <text:p>180555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8</text:p>
          </table:table-cell>
          <table:table-cell office:value-type="float" office:value="179333333.333333" calcext:value-type="float">
            <text:p>1793333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29</text:p>
          </table:table-cell>
          <table:table-cell office:value-type="float" office:value="196666666.666667" calcext:value-type="float">
            <text:p>196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</text:p>
          </table:table-cell>
          <table:table-cell office:value-type="float" office:value="172444444.444444" calcext:value-type="float">
            <text:p>172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0</text:p>
          </table:table-cell>
          <table:table-cell office:value-type="float" office:value="260777777.777778" calcext:value-type="float">
            <text:p>260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1</text:p>
          </table:table-cell>
          <table:table-cell office:value-type="float" office:value="173111111.111111" calcext:value-type="float">
            <text:p>173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2</text:p>
          </table:table-cell>
          <table:table-cell office:value-type="float" office:value="182222222.222222" calcext:value-type="float">
            <text:p>182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3</text:p>
          </table:table-cell>
          <table:table-cell office:value-type="float" office:value="212777777.777778" calcext:value-type="float">
            <text:p>212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4</text:p>
          </table:table-cell>
          <table:table-cell office:value-type="float" office:value="189111111.111111" calcext:value-type="float">
            <text:p>189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5</text:p>
          </table:table-cell>
          <table:table-cell office:value-type="float" office:value="178888888.888889" calcext:value-type="float">
            <text:p>178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6</text:p>
          </table:table-cell>
          <table:table-cell office:value-type="float" office:value="198888888.888889" calcext:value-type="float">
            <text:p>198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7</text:p>
          </table:table-cell>
          <table:table-cell office:value-type="float" office:value="170666666.666667" calcext:value-type="float">
            <text:p>170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8</text:p>
          </table:table-cell>
          <table:table-cell office:value-type="float" office:value="173444444.444444" calcext:value-type="float">
            <text:p>173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39</text:p>
          </table:table-cell>
          <table:table-cell office:value-type="float" office:value="189555555.555556" calcext:value-type="float">
            <text:p>189555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</text:p>
          </table:table-cell>
          <table:table-cell office:value-type="float" office:value="196222222.222222" calcext:value-type="float">
            <text:p>196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0</text:p>
          </table:table-cell>
          <table:table-cell office:value-type="float" office:value="183888888.888889" calcext:value-type="float">
            <text:p>183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1</text:p>
          </table:table-cell>
          <table:table-cell office:value-type="float" office:value="177222222.222222" calcext:value-type="float">
            <text:p>177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2</text:p>
          </table:table-cell>
          <table:table-cell office:value-type="float" office:value="258222222.222222" calcext:value-type="float">
            <text:p>258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3</text:p>
          </table:table-cell>
          <table:table-cell office:value-type="float" office:value="178555555.555556" calcext:value-type="float">
            <text:p>178555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4</text:p>
          </table:table-cell>
          <table:table-cell office:value-type="float" office:value="177888888.888889" calcext:value-type="float">
            <text:p>177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5</text:p>
          </table:table-cell>
          <table:table-cell office:value-type="float" office:value="180888888.888889" calcext:value-type="float">
            <text:p>180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6</text:p>
          </table:table-cell>
          <table:table-cell office:value-type="float" office:value="220888888.888889" calcext:value-type="float">
            <text:p>220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7</text:p>
          </table:table-cell>
          <table:table-cell office:value-type="float" office:value="188333333.333333" calcext:value-type="float">
            <text:p>1883333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8</text:p>
          </table:table-cell>
          <table:table-cell office:value-type="float" office:value="174111111.111111" calcext:value-type="float">
            <text:p>174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49</text:p>
          </table:table-cell>
          <table:table-cell office:value-type="float" office:value="179555555.555556" calcext:value-type="float">
            <text:p>179555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</text:p>
          </table:table-cell>
          <table:table-cell office:value-type="float" office:value="174333333.333333" calcext:value-type="float">
            <text:p>1743333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0</text:p>
          </table:table-cell>
          <table:table-cell office:value-type="float" office:value="260555555.555556" calcext:value-type="float">
            <text:p>26055555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1</text:p>
          </table:table-cell>
          <table:table-cell office:value-type="float" office:value="231222222.222222" calcext:value-type="float">
            <text:p>231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2</text:p>
          </table:table-cell>
          <table:table-cell office:value-type="float" office:value="172666666.666667" calcext:value-type="float">
            <text:p>172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2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3</text:p>
          </table:table-cell>
          <table:table-cell office:value-type="float" office:value="170111111.111111" calcext:value-type="float">
            <text:p>170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3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4</text:p>
          </table:table-cell>
          <table:table-cell office:value-type="float" office:value="175666666.666667" calcext:value-type="float">
            <text:p>175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4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5</text:p>
          </table:table-cell>
          <table:table-cell office:value-type="float" office:value="194888888.888889" calcext:value-type="float">
            <text:p>194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5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6</text:p>
          </table:table-cell>
          <table:table-cell office:value-type="float" office:value="211666666.666667" calcext:value-type="float">
            <text:p>2116666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6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7</text:p>
          </table:table-cell>
          <table:table-cell office:value-type="float" office:value="185444444.444444" calcext:value-type="float">
            <text:p>185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7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8</text:p>
          </table:table-cell>
          <table:table-cell office:value-type="float" office:value="230000000" calcext:value-type="float">
            <text:p>230000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8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9</text:p>
          </table:table-cell>
          <table:table-cell office:value-type="float" office:value="192777777.777778" calcext:value-type="float">
            <text:p>192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9_end_back_12150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59_end_out1_60750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6</text:p>
          </table:table-cell>
          <table:table-cell office:value-type="float" office:value="171888888.888889" calcext:value-type="float">
            <text:p>17188888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7</text:p>
          </table:table-cell>
          <table:table-cell office:value-type="float" office:value="170777777.777778" calcext:value-type="float">
            <text:p>170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8</text:p>
          </table:table-cell>
          <table:table-cell office:value-type="float" office:value="220111111.111111" calcext:value-type="float">
            <text:p>220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Broadcast5_9</text:p>
          </table:table-cell>
          <table:table-cell office:value-type="float" office:value="172444444.444444" calcext:value-type="float">
            <text:p>17244444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0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1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2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3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4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5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6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CostConstruction_7_init_b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disparitySelect_0_init_bestCostF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disparitySelect_0_init_currentResu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disparitySelect_59_end_backBest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_Parallel_Work_rb_rawDisparity</text:p>
          </table:table-cell>
          <table:table-cell office:value-type="float" office:value="86111111.1111111" calcext:value-type="float">
            <text:p>86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Construction</text:p>
          </table:table-cell>
          <table:table-cell office:value-type="float" office:value="4763211117.98519" calcext:value-type="float">
            <text:p>47632111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sparityGen</text:p>
          </table:table-cell>
          <table:table-cell office:value-type="float" office:value="6111111.11111111" calcext:value-type="float">
            <text:p>6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sparitySelect</text:p>
          </table:table-cell>
          <table:table-cell office:value-type="float" office:value="2301851852.68148" calcext:value-type="float">
            <text:p>230185185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splayLum</text:p>
          </table:table-cell>
          <table:table-cell office:value-type="float" office:value="6222222.22222222" calcext:value-type="float">
            <text:p>622222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splayRGB</text:p>
          </table:table-cell>
          <table:table-cell office:value-type="float" office:value="7777777.77777778" calcext:value-type="float">
            <text:p>7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explode_Split_output</text:p>
          </table:table-cell>
          <table:table-cell office:value-type="float" office:value="113777777.777778" calcext:value-type="float">
            <text:p>1137777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mplode_Cost_Parallel_Work_Broadcast2_in</text:p>
          </table:table-cell>
          <table:table-cell office:value-type="float" office:value="8703111168" calcext:value-type="float">
            <text:p>870311116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mplode_Cost_Parallel_Work_Broadcast3_in</text:p>
          </table:table-cell>
          <table:table-cell office:value-type="float" office:value="6565333276.44445" calcext:value-type="float">
            <text:p>656533327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mplode_lum2RGB_in</text:p>
          </table:table-cell>
          <table:table-cell office:value-type="float" office:value="96333333.3333333" calcext:value-type="float">
            <text:p>9633333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um2RGB</text:p>
          </table:table-cell>
          <table:table-cell office:value-type="float" office:value="276111111.111111" calcext:value-type="float">
            <text:p>276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edianFilter</text:p>
          </table:table-cell>
          <table:table-cell office:value-type="float" office:value="1570511108.74074" calcext:value-type="float">
            <text:p>15705111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ffsetGen</text:p>
          </table:table-cell>
          <table:table-cell office:value-type="float" office:value="6111111.11111111" calcext:value-type="float">
            <text:p>61111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eadPPM</text:p>
          </table:table-cell>
          <table:table-cell office:value-type="float" office:value="733000000" calcext:value-type="float">
            <text:p>733000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gb2Gray</text:p>
          </table:table-cell>
          <table:table-cell office:value-type="float" office:value="2350499982.22222" calcext:value-type="float">
            <text:p>235049998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lit</text:p>
          </table:table-cell>
          <table:table-cell office:value-type="float" office:value="117000000" calcext:value-type="float">
            <text:p>117000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ritePPM</text:p>
          </table:table-cell>
          <table:table-cell office:value-type="float" office:value="47412443818.6667" calcext:value-type="float">
            <text:p>47412443819</text:p>
          </table:table-cell>
        </table:table-row>
      </table:table>
      <table:named-expressions/>
      <table:database-ranges>
        <table:database-range table:name="__Anonymous_Sheet_DB__0" table:target-range-address="x86_original.B7:x86_original.C9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ARM_original.D5:ARM_original.R9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NewParams_8depths_1iterA7.H2:NewParams_8depths_1iterA7.J87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NewParams_90x75.D2:NewParams_90x75.F117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'stereo 270x225'.K85:'stereo 270x225'.L2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7:09:22.361191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4:41:04.080216847</meta:creation-date>
    <dc:date>2016-08-10T19:08:33.904705115</dc:date>
    <meta:editing-duration>PT3H20M</meta:editing-duration>
    <meta:editing-cycles>29</meta:editing-cycles>
    <meta:generator>LibreOffice/4.2.8.2$Linux_X86_64 LibreOffice_project/420m0$Build-2</meta:generator>
    <meta:document-statistic meta:table-count="6" meta:cell-count="3832" meta:object-count="0"/>
  </office:meta>
</office:document-meta>
</file>